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27.17mm" svg:y="15.34mm">
            <loext:p draw:notify-on-update-of-ranges="Sheet1.W4:Sheet1.W103 Sheet1.V4:Sheet1.V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2" table:default-cell-style-name="ce1"/>
        <table:table-row table:style-name="ro1" table:number-rows-repeated="2">
          <table:table-cell/>
          <table:table-cell table:style-name="Default" table:number-columns-repeated="22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 table:number-columns-spanned="2" table:number-rows-spanned="1">
            <text:p>average</text:p>
          </table:table-cell>
          <table:covered-table-cell/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43699" calcext:value-type="float">
            <text:p>0.743699</text:p>
          </table:table-cell>
          <table:table-cell office:value-type="float" office:value="1" calcext:value-type="float">
            <text:p>1</text:p>
          </table:table-cell>
          <table:table-cell office:value-type="float" office:value="0.791608" calcext:value-type="float">
            <text:p>0.79160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06087" calcext:value-type="float">
            <text:p>0.806087</text:p>
          </table:table-cell>
          <table:table-cell office:value-type="float" office:value="1" calcext:value-type="float">
            <text:p>1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1579" calcext:value-type="float">
            <text:p>0.81579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02361" calcext:value-type="float">
            <text:p>0.902361</text:p>
          </table:table-cell>
          <table:table-cell table:formula="of:=([.B4]+[.D4]+[.F4]+[.H4]+[.J4]+[.L4]+[.N4]+[.P4]+[.R4]+[.T4])/10" office:value-type="float" office:value="0.998407" calcext:value-type="float">
            <text:p>0.998407</text:p>
          </table:table-cell>
          <table:table-cell table:formula="of:=([.C4]+[.E4]+[.G4]+[.I4]+[.K4]+[.M4]+[.O4]+[.Q4]+[.S4]+[.U4])/10" office:value-type="float" office:value="0.8482811" calcext:value-type="float">
            <text:p>0.8482811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48967" calcext:value-type="float">
            <text:p>0.74896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796953" calcext:value-type="float">
            <text:p>0.796953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59481" calcext:value-type="float">
            <text:p>0.95948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10143" calcext:value-type="float">
            <text:p>0.810143</text:p>
          </table:table-cell>
          <table:table-cell office:value-type="float" office:value="1" calcext:value-type="float">
            <text:p>1</text:p>
          </table:table-cell>
          <table:table-cell office:value-type="float" office:value="0.773566" calcext:value-type="float">
            <text:p>0.77356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34628" calcext:value-type="float">
            <text:p>0.834628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6158" calcext:value-type="float">
            <text:p>0.916158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19278" calcext:value-type="float">
            <text:p>0.819278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0437" calcext:value-type="float">
            <text:p>0.90437</text:p>
          </table:table-cell>
          <table:table-cell table:formula="of:=([.B5]+[.D5]+[.F5]+[.H5]+[.J5]+[.L5]+[.N5]+[.P5]+[.R5]+[.T5])/10" office:value-type="float" office:value="0.9981176" calcext:value-type="float">
            <text:p>0.9981176</text:p>
          </table:table-cell>
          <table:table-cell table:formula="of:=([.C5]+[.E5]+[.G5]+[.I5]+[.K5]+[.M5]+[.O5]+[.Q5]+[.S5]+[.U5])/10" office:value-type="float" office:value="0.851897" calcext:value-type="float">
            <text:p>0.851897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54539" calcext:value-type="float">
            <text:p>0.75453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1501" calcext:value-type="float">
            <text:p>0.801501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077" calcext:value-type="float">
            <text:p>0.96077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13933" calcext:value-type="float">
            <text:p>0.813933</text:p>
          </table:table-cell>
          <table:table-cell office:value-type="float" office:value="1" calcext:value-type="float">
            <text:p>1</text:p>
          </table:table-cell>
          <table:table-cell office:value-type="float" office:value="0.78164" calcext:value-type="float">
            <text:p>0.78164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39556" calcext:value-type="float">
            <text:p>0.839556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8773" calcext:value-type="float">
            <text:p>0.918773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22651" calcext:value-type="float">
            <text:p>0.82265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06796" calcext:value-type="float">
            <text:p>0.906796</text:p>
          </table:table-cell>
          <table:table-cell table:formula="of:=([.B6]+[.D6]+[.F6]+[.H6]+[.J6]+[.L6]+[.N6]+[.P6]+[.R6]+[.T6])/10" office:value-type="float" office:value="0.9980186" calcext:value-type="float">
            <text:p>0.9980186</text:p>
          </table:table-cell>
          <table:table-cell table:formula="of:=([.C6]+[.E6]+[.G6]+[.I6]+[.K6]+[.M6]+[.O6]+[.Q6]+[.S6]+[.U6])/10" office:value-type="float" office:value="0.8557215" calcext:value-type="float">
            <text:p>0.8557215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8913" calcext:value-type="float">
            <text:p>0.95891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61172" calcext:value-type="float">
            <text:p>0.76117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7338" calcext:value-type="float">
            <text:p>0.80733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1983" calcext:value-type="float">
            <text:p>0.961983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18027" calcext:value-type="float">
            <text:p>0.818027</text:p>
          </table:table-cell>
          <table:table-cell office:value-type="float" office:value="1" calcext:value-type="float">
            <text:p>1</text:p>
          </table:table-cell>
          <table:table-cell office:value-type="float" office:value="0.788235" calcext:value-type="float">
            <text:p>0.788235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44635" calcext:value-type="float">
            <text:p>0.844635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21389" calcext:value-type="float">
            <text:p>0.92138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27086" calcext:value-type="float">
            <text:p>0.827086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0907" calcext:value-type="float">
            <text:p>0.90907</text:p>
          </table:table-cell>
          <table:table-cell table:formula="of:=([.B7]+[.D7]+[.F7]+[.H7]+[.J7]+[.L7]+[.N7]+[.P7]+[.R7]+[.T7])/10" office:value-type="float" office:value="0.9980186" calcext:value-type="float">
            <text:p>0.9980186</text:p>
          </table:table-cell>
          <table:table-cell table:formula="of:=([.C7]+[.E7]+[.G7]+[.I7]+[.K7]+[.M7]+[.O7]+[.Q7]+[.S7]+[.U7])/10" office:value-type="float" office:value="0.8597848" calcext:value-type="float">
            <text:p>0.8597848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9898" calcext:value-type="float">
            <text:p>0.959898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6663" calcext:value-type="float">
            <text:p>0.76663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11849" calcext:value-type="float">
            <text:p>0.811849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331" calcext:value-type="float">
            <text:p>0.9633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22499" calcext:value-type="float">
            <text:p>0.822499</text:p>
          </table:table-cell>
          <table:table-cell office:value-type="float" office:value="1" calcext:value-type="float">
            <text:p>1</text:p>
          </table:table-cell>
          <table:table-cell office:value-type="float" office:value="0.79339" calcext:value-type="float">
            <text:p>0.79339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48463" calcext:value-type="float">
            <text:p>0.84846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23852" calcext:value-type="float">
            <text:p>0.923852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31369" calcext:value-type="float">
            <text:p>0.831369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11913" calcext:value-type="float">
            <text:p>0.911913</text:p>
          </table:table-cell>
          <table:table-cell table:formula="of:=([.B8]+[.D8]+[.F8]+[.H8]+[.J8]+[.L8]+[.N8]+[.P8]+[.R8]+[.T8])/10" office:value-type="float" office:value="0.9979213" calcext:value-type="float">
            <text:p>0.9979213</text:p>
          </table:table-cell>
          <table:table-cell table:formula="of:=([.C8]+[.E8]+[.G8]+[.I8]+[.K8]+[.M8]+[.O8]+[.Q8]+[.S8]+[.U8])/10" office:value-type="float" office:value="0.8633173" calcext:value-type="float">
            <text:p>0.8633173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61073" calcext:value-type="float">
            <text:p>0.96107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73339" calcext:value-type="float">
            <text:p>0.77333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17003" calcext:value-type="float">
            <text:p>0.817003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4523" calcext:value-type="float">
            <text:p>0.964523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27503" calcext:value-type="float">
            <text:p>0.827503</text:p>
          </table:table-cell>
          <table:table-cell office:value-type="float" office:value="1" calcext:value-type="float">
            <text:p>1</text:p>
          </table:table-cell>
          <table:table-cell office:value-type="float" office:value="0.798203" calcext:value-type="float">
            <text:p>0.798203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53921" calcext:value-type="float">
            <text:p>0.85392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25899" calcext:value-type="float">
            <text:p>0.92589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36031" calcext:value-type="float">
            <text:p>0.83603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915021" calcext:value-type="float">
            <text:p>0.915021</text:p>
          </table:table-cell>
          <table:table-cell table:formula="of:=([.B9]+[.D9]+[.F9]+[.H9]+[.J9]+[.L9]+[.N9]+[.P9]+[.R9]+[.T9])/10" office:value-type="float" office:value="0.9979213" calcext:value-type="float">
            <text:p>0.9979213</text:p>
          </table:table-cell>
          <table:table-cell table:formula="of:=([.C9]+[.E9]+[.G9]+[.I9]+[.K9]+[.M9]+[.O9]+[.Q9]+[.S9]+[.U9])/10" office:value-type="float" office:value="0.8672516" calcext:value-type="float">
            <text:p>0.8672516</text:p>
          </table:table-cell>
        </table:table-row>
        <table:table-row table:style-name="ro1">
          <table:table-cell/>
          <table:table-cell office:value-type="float" office:value="0.995918" calcext:value-type="float">
            <text:p>0.995918</text:p>
          </table:table-cell>
          <table:table-cell office:value-type="float" office:value="0.962286" calcext:value-type="float">
            <text:p>0.96228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80161" calcext:value-type="float">
            <text:p>0.780161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21286" calcext:value-type="float">
            <text:p>0.821286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5811" calcext:value-type="float">
            <text:p>0.96581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33036" calcext:value-type="float">
            <text:p>0.833036</text:p>
          </table:table-cell>
          <table:table-cell office:value-type="float" office:value="1" calcext:value-type="float">
            <text:p>1</text:p>
          </table:table-cell>
          <table:table-cell office:value-type="float" office:value="0.804116" calcext:value-type="float">
            <text:p>0.80411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57787" calcext:value-type="float">
            <text:p>0.857787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28287" calcext:value-type="float">
            <text:p>0.92828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40844" calcext:value-type="float">
            <text:p>0.840844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16765" calcext:value-type="float">
            <text:p>0.916765</text:p>
          </table:table-cell>
          <table:table-cell table:formula="of:=([.B10]+[.D10]+[.F10]+[.H10]+[.J10]+[.L10]+[.N10]+[.P10]+[.R10]+[.T10])/10" office:value-type="float" office:value="0.9977201" calcext:value-type="float">
            <text:p>0.9977201</text:p>
          </table:table-cell>
          <table:table-cell table:formula="of:=([.C10]+[.E10]+[.G10]+[.I10]+[.K10]+[.M10]+[.O10]+[.Q10]+[.S10]+[.U10])/10" office:value-type="float" office:value="0.8710379" calcext:value-type="float">
            <text:p>0.8710379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63423" calcext:value-type="float">
            <text:p>0.963423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85582" calcext:value-type="float">
            <text:p>0.78558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27616" calcext:value-type="float">
            <text:p>0.827616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7403" calcext:value-type="float">
            <text:p>0.967403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3713" calcext:value-type="float">
            <text:p>0.83713</text:p>
          </table:table-cell>
          <table:table-cell office:value-type="float" office:value="1" calcext:value-type="float">
            <text:p>1</text:p>
          </table:table-cell>
          <table:table-cell office:value-type="float" office:value="0.810257" calcext:value-type="float">
            <text:p>0.810257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61881" calcext:value-type="float">
            <text:p>0.86188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30637" calcext:value-type="float">
            <text:p>0.93063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44635" calcext:value-type="float">
            <text:p>0.84463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19569" calcext:value-type="float">
            <text:p>0.919569</text:p>
          </table:table-cell>
          <table:table-cell table:formula="of:=([.B11]+[.D11]+[.F11]+[.H11]+[.J11]+[.L11]+[.N11]+[.P11]+[.R11]+[.T11])/10" office:value-type="float" office:value="0.9976181" calcext:value-type="float">
            <text:p>0.9976181</text:p>
          </table:table-cell>
          <table:table-cell table:formula="of:=([.C11]+[.E11]+[.G11]+[.I11]+[.K11]+[.M11]+[.O11]+[.Q11]+[.S11]+[.U11])/10" office:value-type="float" office:value="0.8748133" calcext:value-type="float">
            <text:p>0.8748133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64674" calcext:value-type="float">
            <text:p>0.964674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91419" calcext:value-type="float">
            <text:p>0.79141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33074" calcext:value-type="float">
            <text:p>0.833074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69336" calcext:value-type="float">
            <text:p>0.96933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41034" calcext:value-type="float">
            <text:p>0.841034</text:p>
          </table:table-cell>
          <table:table-cell office:value-type="float" office:value="1" calcext:value-type="float">
            <text:p>1</text:p>
          </table:table-cell>
          <table:table-cell office:value-type="float" office:value="0.815146" calcext:value-type="float">
            <text:p>0.815146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6605" calcext:value-type="float">
            <text:p>0.86605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33025" calcext:value-type="float">
            <text:p>0.933025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48122" calcext:value-type="float">
            <text:p>0.848122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21275" calcext:value-type="float">
            <text:p>0.921275</text:p>
          </table:table-cell>
          <table:table-cell table:formula="of:=([.B12]+[.D12]+[.F12]+[.H12]+[.J12]+[.L12]+[.N12]+[.P12]+[.R12]+[.T12])/10" office:value-type="float" office:value="0.9976181" calcext:value-type="float">
            <text:p>0.9976181</text:p>
          </table:table-cell>
          <table:table-cell table:formula="of:=([.C12]+[.E12]+[.G12]+[.I12]+[.K12]+[.M12]+[.O12]+[.Q12]+[.S12]+[.U12])/10" office:value-type="float" office:value="0.8783155" calcext:value-type="float">
            <text:p>0.8783155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66304" calcext:value-type="float">
            <text:p>0.966304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796232" calcext:value-type="float">
            <text:p>0.796232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37357" calcext:value-type="float">
            <text:p>0.837357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71269" calcext:value-type="float">
            <text:p>0.971269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4581" calcext:value-type="float">
            <text:p>0.84581</text:p>
          </table:table-cell>
          <table:table-cell office:value-type="float" office:value="1" calcext:value-type="float">
            <text:p>1</text:p>
          </table:table-cell>
          <table:table-cell office:value-type="float" office:value="0.819884" calcext:value-type="float">
            <text:p>0.819884</text:p>
          </table:table-cell>
          <table:table-cell office:value-type="float" office:value="0.997912" calcext:value-type="float">
            <text:p>0.997912</text:p>
          </table:table-cell>
          <table:table-cell office:value-type="float" office:value="0.869803" calcext:value-type="float">
            <text:p>0.86980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35337" calcext:value-type="float">
            <text:p>0.935337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851685" calcext:value-type="float">
            <text:p>0.851685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2317" calcext:value-type="float">
            <text:p>0.92317</text:p>
          </table:table-cell>
          <table:table-cell table:formula="of:=([.B13]+[.D13]+[.F13]+[.H13]+[.J13]+[.L13]+[.N13]+[.P13]+[.R13]+[.T13])/10" office:value-type="float" office:value="0.9976181" calcext:value-type="float">
            <text:p>0.9976181</text:p>
          </table:table-cell>
          <table:table-cell table:formula="of:=([.C13]+[.E13]+[.G13]+[.I13]+[.K13]+[.M13]+[.O13]+[.Q13]+[.S13]+[.U13])/10" office:value-type="float" office:value="0.8816851" calcext:value-type="float">
            <text:p>0.8816851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67706" calcext:value-type="float">
            <text:p>0.96770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00629" calcext:value-type="float">
            <text:p>0.80062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41754" calcext:value-type="float">
            <text:p>0.841754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972634" calcext:value-type="float">
            <text:p>0.97263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50434" calcext:value-type="float">
            <text:p>0.850434</text:p>
          </table:table-cell>
          <table:table-cell office:value-type="float" office:value="1" calcext:value-type="float">
            <text:p>1</text:p>
          </table:table-cell>
          <table:table-cell office:value-type="float" office:value="0.824508" calcext:value-type="float">
            <text:p>0.824508</text:p>
          </table:table-cell>
          <table:table-cell office:value-type="float" office:value="0.995825" calcext:value-type="float">
            <text:p>0.995825</text:p>
          </table:table-cell>
          <table:table-cell office:value-type="float" office:value="0.873517" calcext:value-type="float">
            <text:p>0.873517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857332" calcext:value-type="float">
            <text:p>0.857332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2552" calcext:value-type="float">
            <text:p>0.92552</text:p>
          </table:table-cell>
          <table:table-cell table:formula="of:=([.B14]+[.D14]+[.F14]+[.H14]+[.J14]+[.L14]+[.N14]+[.P14]+[.R14]+[.T14])/10" office:value-type="float" office:value="0.9972078" calcext:value-type="float">
            <text:p>0.9972078</text:p>
          </table:table-cell>
          <table:table-cell table:formula="of:=([.C14]+[.E14]+[.G14]+[.I14]+[.K14]+[.M14]+[.O14]+[.Q14]+[.S14]+[.U14])/10" office:value-type="float" office:value="0.885157" calcext:value-type="float">
            <text:p>0.885157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0567" calcext:value-type="float">
            <text:p>0.8056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4653" calcext:value-type="float">
            <text:p>0.84653</text:p>
          </table:table-cell>
          <table:table-cell office:value-type="float" office:value="0.99604" calcext:value-type="float">
            <text:p>0.99604</text:p>
          </table:table-cell>
          <table:table-cell office:value-type="float" office:value="0.973657" calcext:value-type="float">
            <text:p>0.973657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54224" calcext:value-type="float">
            <text:p>0.854224</text:p>
          </table:table-cell>
          <table:table-cell office:value-type="float" office:value="1" calcext:value-type="float">
            <text:p>1</text:p>
          </table:table-cell>
          <table:table-cell office:value-type="float" office:value="0.828943" calcext:value-type="float">
            <text:p>0.828943</text:p>
          </table:table-cell>
          <table:table-cell office:value-type="float" office:value="0.995825" calcext:value-type="float">
            <text:p>0.995825</text:p>
          </table:table-cell>
          <table:table-cell office:value-type="float" office:value="0.876473" calcext:value-type="float">
            <text:p>0.87647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39848" calcext:value-type="float">
            <text:p>0.93984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861047" calcext:value-type="float">
            <text:p>0.861047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28173" calcext:value-type="float">
            <text:p>0.928173</text:p>
          </table:table-cell>
          <table:table-cell table:formula="of:=([.B15]+[.D15]+[.F15]+[.H15]+[.J15]+[.L15]+[.N15]+[.P15]+[.R15]+[.T15])/10" office:value-type="float" office:value="0.9972078" calcext:value-type="float">
            <text:p>0.9972078</text:p>
          </table:table-cell>
          <table:table-cell table:formula="of:=([.C15]+[.E15]+[.G15]+[.I15]+[.K15]+[.M15]+[.O15]+[.Q15]+[.S15]+[.U15])/10" office:value-type="float" office:value="0.8882802" calcext:value-type="float">
            <text:p>0.8882802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69185" calcext:value-type="float">
            <text:p>0.969185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12341" calcext:value-type="float">
            <text:p>0.812341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51533" calcext:value-type="float">
            <text:p>0.851533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75022" calcext:value-type="float">
            <text:p>0.975022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58053" calcext:value-type="float">
            <text:p>0.858053</text:p>
          </table:table-cell>
          <table:table-cell office:value-type="float" office:value="1" calcext:value-type="float">
            <text:p>1</text:p>
          </table:table-cell>
          <table:table-cell office:value-type="float" office:value="0.834022" calcext:value-type="float">
            <text:p>0.834022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880453" calcext:value-type="float">
            <text:p>0.88045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42198" calcext:value-type="float">
            <text:p>0.94219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864761" calcext:value-type="float">
            <text:p>0.864761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30599" calcext:value-type="float">
            <text:p>0.930599</text:p>
          </table:table-cell>
          <table:table-cell table:formula="of:=([.B16]+[.D16]+[.F16]+[.H16]+[.J16]+[.L16]+[.N16]+[.P16]+[.R16]+[.T16])/10" office:value-type="float" office:value="0.9970044" calcext:value-type="float">
            <text:p>0.9970044</text:p>
          </table:table-cell>
          <table:table-cell table:formula="of:=([.C16]+[.E16]+[.G16]+[.I16]+[.K16]+[.M16]+[.O16]+[.Q16]+[.S16]+[.U16])/10" office:value-type="float" office:value="0.8918167" calcext:value-type="float">
            <text:p>0.8918167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036" calcext:value-type="float">
            <text:p>0.9703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17269" calcext:value-type="float">
            <text:p>0.81726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5684" calcext:value-type="float">
            <text:p>0.85684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6279" calcext:value-type="float">
            <text:p>0.86279</text:p>
          </table:table-cell>
          <table:table-cell office:value-type="float" office:value="1" calcext:value-type="float">
            <text:p>1</text:p>
          </table:table-cell>
          <table:table-cell office:value-type="float" office:value="0.838267" calcext:value-type="float">
            <text:p>0.838267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885267" calcext:value-type="float">
            <text:p>0.885267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44775" calcext:value-type="float">
            <text:p>0.944775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868514" calcext:value-type="float">
            <text:p>0.868514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32722" calcext:value-type="float">
            <text:p>0.932722</text:p>
          </table:table-cell>
          <table:table-cell table:formula="of:=([.B17]+[.D17]+[.F17]+[.H17]+[.J17]+[.L17]+[.N17]+[.P17]+[.R17]+[.T17])/10" office:value-type="float" office:value="0.9969017" calcext:value-type="float">
            <text:p>0.9969017</text:p>
          </table:table-cell>
          <table:table-cell table:formula="of:=([.C17]+[.E17]+[.G17]+[.I17]+[.K17]+[.M17]+[.O17]+[.Q17]+[.S17]+[.U17])/10" office:value-type="float" office:value="0.8952963" calcext:value-type="float">
            <text:p>0.8952963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21021" calcext:value-type="float">
            <text:p>0.821021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61653" calcext:value-type="float">
            <text:p>0.861653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7741" calcext:value-type="float">
            <text:p>0.9774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1" calcext:value-type="float">
            <text:p>1</text:p>
          </table:table-cell>
          <table:table-cell office:value-type="float" office:value="0.843649" calcext:value-type="float">
            <text:p>0.843649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888261" calcext:value-type="float">
            <text:p>0.888261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4667" calcext:value-type="float">
            <text:p>0.94667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872456" calcext:value-type="float">
            <text:p>0.872456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35148" calcext:value-type="float">
            <text:p>0.935148</text:p>
          </table:table-cell>
          <table:table-cell table:formula="of:=([.B18]+[.D18]+[.F18]+[.H18]+[.J18]+[.L18]+[.N18]+[.P18]+[.R18]+[.T18])/10" office:value-type="float" office:value="0.9968048" calcext:value-type="float">
            <text:p>0.9968048</text:p>
          </table:table-cell>
          <table:table-cell table:formula="of:=([.C18]+[.E18]+[.G18]+[.I18]+[.K18]+[.M18]+[.O18]+[.Q18]+[.S18]+[.U18])/10" office:value-type="float" office:value="0.8983929" calcext:value-type="float">
            <text:p>0.8983929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26024" calcext:value-type="float">
            <text:p>0.826024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66505" calcext:value-type="float">
            <text:p>0.866505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78281" calcext:value-type="float">
            <text:p>0.978281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70826" calcext:value-type="float">
            <text:p>0.870826</text:p>
          </table:table-cell>
          <table:table-cell office:value-type="float" office:value="1" calcext:value-type="float">
            <text:p>1</text:p>
          </table:table-cell>
          <table:table-cell office:value-type="float" office:value="0.849373" calcext:value-type="float">
            <text:p>0.849373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891142" calcext:value-type="float">
            <text:p>0.891142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4849" calcext:value-type="float">
            <text:p>0.94849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87799" calcext:value-type="float">
            <text:p>0.87799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36967" calcext:value-type="float">
            <text:p>0.936967</text:p>
          </table:table-cell>
          <table:table-cell table:formula="of:=([.B19]+[.D19]+[.F19]+[.H19]+[.J19]+[.L19]+[.N19]+[.P19]+[.R19]+[.T19])/10" office:value-type="float" office:value="0.9967021" calcext:value-type="float">
            <text:p>0.9967021</text:p>
          </table:table-cell>
          <table:table-cell table:formula="of:=([.C19]+[.E19]+[.G19]+[.I19]+[.K19]+[.M19]+[.O19]+[.Q19]+[.S19]+[.U19])/10" office:value-type="float" office:value="0.9017625" calcext:value-type="float">
            <text:p>0.9017625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3619" calcext:value-type="float">
            <text:p>0.973619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31672" calcext:value-type="float">
            <text:p>0.83167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72569" calcext:value-type="float">
            <text:p>0.872569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79836" calcext:value-type="float">
            <text:p>0.97983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73782" calcext:value-type="float">
            <text:p>0.873782</text:p>
          </table:table-cell>
          <table:table-cell office:value-type="float" office:value="1" calcext:value-type="float">
            <text:p>1</text:p>
          </table:table-cell>
          <table:table-cell office:value-type="float" office:value="0.854111" calcext:value-type="float">
            <text:p>0.854111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895349" calcext:value-type="float">
            <text:p>0.895349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50461" calcext:value-type="float">
            <text:p>0.950461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88178" calcext:value-type="float">
            <text:p>0.88178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39052" calcext:value-type="float">
            <text:p>0.939052</text:p>
          </table:table-cell>
          <table:table-cell table:formula="of:=([.B20]+[.D20]+[.F20]+[.H20]+[.J20]+[.L20]+[.N20]+[.P20]+[.R20]+[.T20])/10" office:value-type="float" office:value="0.9966052" calcext:value-type="float">
            <text:p>0.9966052</text:p>
          </table:table-cell>
          <table:table-cell table:formula="of:=([.C20]+[.E20]+[.G20]+[.I20]+[.K20]+[.M20]+[.O20]+[.Q20]+[.S20]+[.U20])/10" office:value-type="float" office:value="0.9052231" calcext:value-type="float">
            <text:p>0.9052231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4946" calcext:value-type="float">
            <text:p>0.974946</text:p>
          </table:table-cell>
          <table:table-cell office:value-type="float" office:value="0.997357" calcext:value-type="float">
            <text:p>0.997357</text:p>
          </table:table-cell>
          <table:table-cell office:value-type="float" office:value="0.836713" calcext:value-type="float">
            <text:p>0.836713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76398" calcext:value-type="float">
            <text:p>0.876398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80745" calcext:value-type="float">
            <text:p>0.980745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77724" calcext:value-type="float">
            <text:p>0.877724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60592" calcext:value-type="float">
            <text:p>0.860592</text:p>
          </table:table-cell>
          <table:table-cell office:value-type="float" office:value="0.994781" calcext:value-type="float">
            <text:p>0.994781</text:p>
          </table:table-cell>
          <table:table-cell office:value-type="float" office:value="0.898533" calcext:value-type="float">
            <text:p>0.898533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51901" calcext:value-type="float">
            <text:p>0.951901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885911" calcext:value-type="float">
            <text:p>0.885911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41212" calcext:value-type="float">
            <text:p>0.941212</text:p>
          </table:table-cell>
          <table:table-cell table:formula="of:=([.B21]+[.D21]+[.F21]+[.H21]+[.J21]+[.L21]+[.N21]+[.P21]+[.R21]+[.T21])/10" office:value-type="float" office:value="0.9964931" calcext:value-type="float">
            <text:p>0.9964931</text:p>
          </table:table-cell>
          <table:table-cell table:formula="of:=([.C21]+[.E21]+[.G21]+[.I21]+[.K21]+[.M21]+[.O21]+[.Q21]+[.S21]+[.U21])/10" office:value-type="float" office:value="0.9084675" calcext:value-type="float">
            <text:p>0.9084675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5856" calcext:value-type="float">
            <text:p>0.975856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79998" calcext:value-type="float">
            <text:p>0.879998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82337" calcext:value-type="float">
            <text:p>0.982337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81249" calcext:value-type="float">
            <text:p>0.88124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65065" calcext:value-type="float">
            <text:p>0.865065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901338" calcext:value-type="float">
            <text:p>0.901338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954516" calcext:value-type="float">
            <text:p>0.954516</text:p>
          </table:table-cell>
          <table:table-cell office:value-type="float" office:value="0.995893" calcext:value-type="float">
            <text:p>0.995893</text:p>
          </table:table-cell>
          <table:table-cell office:value-type="float" office:value="0.889057" calcext:value-type="float">
            <text:p>0.889057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43335" calcext:value-type="float">
            <text:p>0.943335</text:p>
          </table:table-cell>
          <table:table-cell table:formula="of:=([.B22]+[.D22]+[.F22]+[.H22]+[.J22]+[.L22]+[.N22]+[.P22]+[.R22]+[.T22])/10" office:value-type="float" office:value="0.9962034" calcext:value-type="float">
            <text:p>0.9962034</text:p>
          </table:table-cell>
          <table:table-cell table:formula="of:=([.C22]+[.E22]+[.G22]+[.I22]+[.K22]+[.M22]+[.O22]+[.Q22]+[.S22]+[.U22])/10" office:value-type="float" office:value="0.9115187" calcext:value-type="float">
            <text:p>0.9115187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6955" calcext:value-type="float">
            <text:p>0.97695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847932" calcext:value-type="float">
            <text:p>0.84793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84736" calcext:value-type="float">
            <text:p>0.884736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983285" calcext:value-type="float">
            <text:p>0.983285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85153" calcext:value-type="float">
            <text:p>0.88515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70106" calcext:value-type="float">
            <text:p>0.870106</text:p>
          </table:table-cell>
          <table:table-cell office:value-type="float" office:value="0.992693" calcext:value-type="float">
            <text:p>0.992693</text:p>
          </table:table-cell>
          <table:table-cell office:value-type="float" office:value="0.904219" calcext:value-type="float">
            <text:p>0.904219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956032" calcext:value-type="float">
            <text:p>0.956032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891976" calcext:value-type="float">
            <text:p>0.891976</text:p>
          </table:table-cell>
          <table:table-cell office:value-type="float" office:value="0.998018" calcext:value-type="float">
            <text:p>0.998018</text:p>
          </table:table-cell>
          <table:table-cell office:value-type="float" office:value="0.946064" calcext:value-type="float">
            <text:p>0.946064</text:p>
          </table:table-cell>
          <table:table-cell table:formula="of:=([.B23]+[.D23]+[.F23]+[.H23]+[.J23]+[.L23]+[.N23]+[.P23]+[.R23]+[.T23])/10" office:value-type="float" office:value="0.9956937" calcext:value-type="float">
            <text:p>0.9956937</text:p>
          </table:table-cell>
          <table:table-cell table:formula="of:=([.C23]+[.E23]+[.G23]+[.I23]+[.K23]+[.M23]+[.O23]+[.Q23]+[.S23]+[.U23])/10" office:value-type="float" office:value="0.9146458" calcext:value-type="float">
            <text:p>0.9146458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7865" calcext:value-type="float">
            <text:p>0.977865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852632" calcext:value-type="float">
            <text:p>0.85263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88982" calcext:value-type="float">
            <text:p>0.888982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98427" calcext:value-type="float">
            <text:p>0.98427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88792" calcext:value-type="float">
            <text:p>0.888792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75412" calcext:value-type="float">
            <text:p>0.875412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907516" calcext:value-type="float">
            <text:p>0.907516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957738" calcext:value-type="float">
            <text:p>0.957738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895728" calcext:value-type="float">
            <text:p>0.895728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48186" calcext:value-type="float">
            <text:p>0.948186</text:p>
          </table:table-cell>
          <table:table-cell table:formula="of:=([.B24]+[.D24]+[.F24]+[.H24]+[.J24]+[.L24]+[.N24]+[.P24]+[.R24]+[.T24])/10" office:value-type="float" office:value="0.9953911" calcext:value-type="float">
            <text:p>0.9953911</text:p>
          </table:table-cell>
          <table:table-cell table:formula="of:=([.C24]+[.E24]+[.G24]+[.I24]+[.K24]+[.M24]+[.O24]+[.Q24]+[.S24]+[.U24])/10" office:value-type="float" office:value="0.9177121" calcext:value-type="float">
            <text:p>0.9177121</text:p>
          </table:table-cell>
        </table:table-row>
        <table:table-row table:style-name="ro1">
          <table:table-cell/>
          <table:table-cell office:value-type="float" office:value="0.994898" calcext:value-type="float">
            <text:p>0.994898</text:p>
          </table:table-cell>
          <table:table-cell office:value-type="float" office:value="0.978547" calcext:value-type="float">
            <text:p>0.978547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857067" calcext:value-type="float">
            <text:p>0.857067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93454" calcext:value-type="float">
            <text:p>0.893454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92999" calcext:value-type="float">
            <text:p>0.89299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80378" calcext:value-type="float">
            <text:p>0.880378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910321" calcext:value-type="float">
            <text:p>0.910321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898798" calcext:value-type="float">
            <text:p>0.898798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949892" calcext:value-type="float">
            <text:p>0.949892</text:p>
          </table:table-cell>
          <table:table-cell table:formula="of:=([.B25]+[.D25]+[.F25]+[.H25]+[.J25]+[.L25]+[.N25]+[.P25]+[.R25]+[.T25])/10" office:value-type="float" office:value="0.9951947" calcext:value-type="float">
            <text:p>0.9951947</text:p>
          </table:table-cell>
          <table:table-cell table:formula="of:=([.C25]+[.E25]+[.G25]+[.I25]+[.K25]+[.M25]+[.O25]+[.Q25]+[.S25]+[.U25])/10" office:value-type="float" office:value="0.9205738" calcext:value-type="float">
            <text:p>0.9205738</text:p>
          </table:table-cell>
        </table:table-row>
        <table:table-row table:style-name="ro1">
          <table:table-cell/>
          <table:table-cell office:value-type="float" office:value="0.993878" calcext:value-type="float">
            <text:p>0.993878</text:p>
          </table:table-cell>
          <table:table-cell office:value-type="float" office:value="0.979343" calcext:value-type="float">
            <text:p>0.979343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61805" calcext:value-type="float">
            <text:p>0.861805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97927" calcext:value-type="float">
            <text:p>0.897927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98609" calcext:value-type="float">
            <text:p>0.98609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96903" calcext:value-type="float">
            <text:p>0.89690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85873" calcext:value-type="float">
            <text:p>0.885873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913315" calcext:value-type="float">
            <text:p>0.913315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61377" calcext:value-type="float">
            <text:p>0.961377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902968" calcext:value-type="float">
            <text:p>0.902968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95209" calcext:value-type="float">
            <text:p>0.95209</text:p>
          </table:table-cell>
          <table:table-cell table:formula="of:=([.B26]+[.D26]+[.F26]+[.H26]+[.J26]+[.L26]+[.N26]+[.P26]+[.R26]+[.T26])/10" office:value-type="float" office:value="0.9949002" calcext:value-type="float">
            <text:p>0.9949002</text:p>
          </table:table-cell>
          <table:table-cell table:formula="of:=([.C26]+[.E26]+[.G26]+[.I26]+[.K26]+[.M26]+[.O26]+[.Q26]+[.S26]+[.U26])/10" office:value-type="float" office:value="0.9237691" calcext:value-type="float">
            <text:p>0.9237691</text:p>
          </table:table-cell>
        </table:table-row>
        <table:table-row table:style-name="ro1">
          <table:table-cell/>
          <table:table-cell office:value-type="float" office:value="0.991837" calcext:value-type="float">
            <text:p>0.991837</text:p>
          </table:table-cell>
          <table:table-cell office:value-type="float" office:value="0.979911" calcext:value-type="float">
            <text:p>0.979911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66429" calcext:value-type="float">
            <text:p>0.866429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902058" calcext:value-type="float">
            <text:p>0.90205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987227" calcext:value-type="float">
            <text:p>0.987227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901641" calcext:value-type="float">
            <text:p>0.901641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89778" calcext:value-type="float">
            <text:p>0.889778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916613" calcext:value-type="float">
            <text:p>0.916613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63386" calcext:value-type="float">
            <text:p>0.963386</text:p>
          </table:table-cell>
          <table:table-cell office:value-type="float" office:value="0.994867" calcext:value-type="float">
            <text:p>0.994867</text:p>
          </table:table-cell>
          <table:table-cell office:value-type="float" office:value="0.906265" calcext:value-type="float">
            <text:p>0.906265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0.95372" calcext:value-type="float">
            <text:p>0.95372</text:p>
          </table:table-cell>
          <table:table-cell table:formula="of:=([.B27]+[.D27]+[.F27]+[.H27]+[.J27]+[.L27]+[.N27]+[.P27]+[.R27]+[.T27])/10" office:value-type="float" office:value="0.9945971" calcext:value-type="float">
            <text:p>0.9945971</text:p>
          </table:table-cell>
          <table:table-cell table:formula="of:=([.C27]+[.E27]+[.G27]+[.I27]+[.K27]+[.M27]+[.O27]+[.Q27]+[.S27]+[.U27])/10" office:value-type="float" office:value="0.9267028" calcext:value-type="float">
            <text:p>0.9267028</text:p>
          </table:table-cell>
        </table:table-row>
        <table:table-row table:style-name="ro1">
          <table:table-cell/>
          <table:table-cell office:value-type="float" office:value="0.989796" calcext:value-type="float">
            <text:p>0.989796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71394" calcext:value-type="float">
            <text:p>0.871394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905204" calcext:value-type="float">
            <text:p>0.905204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988326" calcext:value-type="float">
            <text:p>0.988326</text:p>
          </table:table-cell>
          <table:table-cell office:value-type="float" office:value="0.990835" calcext:value-type="float">
            <text:p>0.990835</text:p>
          </table:table-cell>
          <table:table-cell office:value-type="float" office:value="0.906569" calcext:value-type="float">
            <text:p>0.90656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919948" calcext:value-type="float">
            <text:p>0.919948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64864" calcext:value-type="float">
            <text:p>0.964864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908994" calcext:value-type="float">
            <text:p>0.908994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55919" calcext:value-type="float">
            <text:p>0.955919</text:p>
          </table:table-cell>
          <table:table-cell table:formula="of:=([.B28]+[.D28]+[.F28]+[.H28]+[.J28]+[.L28]+[.N28]+[.P28]+[.R28]+[.T28])/10" office:value-type="float" office:value="0.9939875" calcext:value-type="float">
            <text:p>0.9939875</text:p>
          </table:table-cell>
          <table:table-cell table:formula="of:=([.C28]+[.E28]+[.G28]+[.I28]+[.K28]+[.M28]+[.O28]+[.Q28]+[.S28]+[.U28])/10" office:value-type="float" office:value="0.9296631" calcext:value-type="float">
            <text:p>0.9296631</text:p>
          </table:table-cell>
        </table:table-row>
        <table:table-row table:style-name="ro1">
          <table:table-cell/>
          <table:table-cell office:value-type="float" office:value="0.989796" calcext:value-type="float">
            <text:p>0.989796</text:p>
          </table:table-cell>
          <table:table-cell office:value-type="float" office:value="0.98101" calcext:value-type="float">
            <text:p>0.98101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75526" calcext:value-type="float">
            <text:p>0.875526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909942" calcext:value-type="float">
            <text:p>0.909942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989425" calcext:value-type="float">
            <text:p>0.989425</text:p>
          </table:table-cell>
          <table:table-cell office:value-type="float" office:value="0.990835" calcext:value-type="float">
            <text:p>0.990835</text:p>
          </table:table-cell>
          <table:table-cell office:value-type="float" office:value="0.91089" calcext:value-type="float">
            <text:p>0.91089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98647" calcext:value-type="float">
            <text:p>0.898647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922109" calcext:value-type="float">
            <text:p>0.922109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913088" calcext:value-type="float">
            <text:p>0.913088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577" calcext:value-type="float">
            <text:p>0.9577</text:p>
          </table:table-cell>
          <table:table-cell table:formula="of:=([.B29]+[.D29]+[.F29]+[.H29]+[.J29]+[.L29]+[.N29]+[.P29]+[.R29]+[.T29])/10" office:value-type="float" office:value="0.9937863" calcext:value-type="float">
            <text:p>0.9937863</text:p>
          </table:table-cell>
          <table:table-cell table:formula="of:=([.C29]+[.E29]+[.G29]+[.I29]+[.K29]+[.M29]+[.O29]+[.Q29]+[.S29]+[.U29])/10" office:value-type="float" office:value="0.9325437" calcext:value-type="float">
            <text:p>0.9325437</text:p>
          </table:table-cell>
        </table:table-row>
        <table:table-row table:style-name="ro1">
          <table:table-cell/>
          <table:table-cell office:value-type="float" office:value="0.989796" calcext:value-type="float">
            <text:p>0.989796</text:p>
          </table:table-cell>
          <table:table-cell office:value-type="float" office:value="0.981806" calcext:value-type="float">
            <text:p>0.98180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80302" calcext:value-type="float">
            <text:p>0.880302</text:p>
          </table:table-cell>
          <table:table-cell office:value-type="float" office:value="0.996124" calcext:value-type="float">
            <text:p>0.996124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903498" calcext:value-type="float">
            <text:p>0.903498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924876" calcext:value-type="float">
            <text:p>0.924876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68313" calcext:value-type="float">
            <text:p>0.968313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0.916082" calcext:value-type="float">
            <text:p>0.916082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59519" calcext:value-type="float">
            <text:p>0.959519</text:p>
          </table:table-cell>
          <table:table-cell table:formula="of:=([.B30]+[.D30]+[.F30]+[.H30]+[.J30]+[.L30]+[.N30]+[.P30]+[.R30]+[.T30])/10" office:value-type="float" office:value="0.9933835" calcext:value-type="float">
            <text:p>0.9933835</text:p>
          </table:table-cell>
          <table:table-cell table:formula="of:=([.C30]+[.E30]+[.G30]+[.I30]+[.K30]+[.M30]+[.O30]+[.Q30]+[.S30]+[.U30])/10" office:value-type="float" office:value="0.9352689" calcext:value-type="float">
            <text:p>0.9352689</text:p>
          </table:table-cell>
        </table:table-row>
        <table:table-row table:style-name="ro1">
          <table:table-cell/>
          <table:table-cell office:value-type="float" office:value="0.989796" calcext:value-type="float">
            <text:p>0.989796</text:p>
          </table:table-cell>
          <table:table-cell office:value-type="float" office:value="0.982413" calcext:value-type="float">
            <text:p>0.982413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85115" calcext:value-type="float">
            <text:p>0.885115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918129" calcext:value-type="float">
            <text:p>0.918129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990714" calcext:value-type="float">
            <text:p>0.990714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917333" calcext:value-type="float">
            <text:p>0.917333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907668" calcext:value-type="float">
            <text:p>0.907668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927415" calcext:value-type="float">
            <text:p>0.927415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70056" calcext:value-type="float">
            <text:p>0.970056</text:p>
          </table:table-cell>
          <table:table-cell office:value-type="float" office:value="0.992813" calcext:value-type="float">
            <text:p>0.992813</text:p>
          </table:table-cell>
          <table:table-cell office:value-type="float" office:value="0.918698" calcext:value-type="float">
            <text:p>0.918698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60846" calcext:value-type="float">
            <text:p>0.960846</text:p>
          </table:table-cell>
          <table:table-cell table:formula="of:=([.B31]+[.D31]+[.F31]+[.H31]+[.J31]+[.L31]+[.N31]+[.P31]+[.R31]+[.T31])/10" office:value-type="float" office:value="0.9928736" calcext:value-type="float">
            <text:p>0.9928736</text:p>
          </table:table-cell>
          <table:table-cell table:formula="of:=([.C31]+[.E31]+[.G31]+[.I31]+[.K31]+[.M31]+[.O31]+[.Q31]+[.S31]+[.U31])/10" office:value-type="float" office:value="0.9378387" calcext:value-type="float">
            <text:p>0.9378387</text:p>
          </table:table-cell>
        </table:table-row>
        <table:table-row table:style-name="ro1">
          <table:table-cell/>
          <table:table-cell office:value-type="float" office:value="0.989796" calcext:value-type="float">
            <text:p>0.989796</text:p>
          </table:table-cell>
          <table:table-cell office:value-type="float" office:value="0.983133" calcext:value-type="float">
            <text:p>0.983133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90157" calcext:value-type="float">
            <text:p>0.890157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921844" calcext:value-type="float">
            <text:p>0.921844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921616" calcext:value-type="float">
            <text:p>0.921616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912785" calcext:value-type="float">
            <text:p>0.912785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71535" calcext:value-type="float">
            <text:p>0.971535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0.92173" calcext:value-type="float">
            <text:p>0.92173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62703" calcext:value-type="float">
            <text:p>0.962703</text:p>
          </table:table-cell>
          <table:table-cell table:formula="of:=([.B32]+[.D32]+[.F32]+[.H32]+[.J32]+[.L32]+[.N32]+[.P32]+[.R32]+[.T32])/10" office:value-type="float" office:value="0.9924608" calcext:value-type="float">
            <text:p>0.9924608</text:p>
          </table:table-cell>
          <table:table-cell table:formula="of:=([.C32]+[.E32]+[.G32]+[.I32]+[.K32]+[.M32]+[.O32]+[.Q32]+[.S32]+[.U32])/10" office:value-type="float" office:value="0.9407082" calcext:value-type="float">
            <text:p>0.9407082</text:p>
          </table:table-cell>
        </table:table-row>
        <table:table-row table:style-name="ro1">
          <table:table-cell/>
          <table:table-cell office:value-type="float" office:value="0.989796" calcext:value-type="float">
            <text:p>0.989796</text:p>
          </table:table-cell>
          <table:table-cell office:value-type="float" office:value="0.983588" calcext:value-type="float">
            <text:p>0.983588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895084" calcext:value-type="float">
            <text:p>0.895084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25672" calcext:value-type="float">
            <text:p>0.925672</text:p>
          </table:table-cell>
          <table:table-cell office:value-type="float" office:value="0.990099" calcext:value-type="float">
            <text:p>0.990099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925027" calcext:value-type="float">
            <text:p>0.925027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917561" calcext:value-type="float">
            <text:p>0.917561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932229" calcext:value-type="float">
            <text:p>0.932229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73051" calcext:value-type="float">
            <text:p>0.973051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924497" calcext:value-type="float">
            <text:p>0.924497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64561" calcext:value-type="float">
            <text:p>0.964561</text:p>
          </table:table-cell>
          <table:table-cell table:formula="of:=([.B33]+[.D33]+[.F33]+[.H33]+[.J33]+[.L33]+[.N33]+[.P33]+[.R33]+[.T33])/10" office:value-type="float" office:value="0.9918671" calcext:value-type="float">
            <text:p>0.9918671</text:p>
          </table:table-cell>
          <table:table-cell table:formula="of:=([.C33]+[.E33]+[.G33]+[.I33]+[.K33]+[.M33]+[.O33]+[.Q33]+[.S33]+[.U33])/10" office:value-type="float" office:value="0.9433689" calcext:value-type="float">
            <text:p>0.9433689</text:p>
          </table:table-cell>
        </table:table-row>
        <table:table-row table:style-name="ro1">
          <table:table-cell/>
          <table:table-cell office:value-type="float" office:value="0.988776" calcext:value-type="float">
            <text:p>0.988776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898798" calcext:value-type="float">
            <text:p>0.898798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28287" calcext:value-type="float">
            <text:p>0.928287</text:p>
          </table:table-cell>
          <table:table-cell office:value-type="float" office:value="0.989109" calcext:value-type="float">
            <text:p>0.989109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927681" calcext:value-type="float">
            <text:p>0.927681</text:p>
          </table:table-cell>
          <table:table-cell office:value-type="float" office:value="0.996637" calcext:value-type="float">
            <text:p>0.996637</text:p>
          </table:table-cell>
          <table:table-cell office:value-type="float" office:value="0.920858" calcext:value-type="float">
            <text:p>0.920858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0.935261" calcext:value-type="float">
            <text:p>0.935261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74681" calcext:value-type="float">
            <text:p>0.974681</text:p>
          </table:table-cell>
          <table:table-cell office:value-type="float" office:value="0.989733" calcext:value-type="float">
            <text:p>0.989733</text:p>
          </table:table-cell>
          <table:table-cell office:value-type="float" office:value="0.927832" calcext:value-type="float">
            <text:p>0.927832</text:p>
          </table:table-cell>
          <table:table-cell office:value-type="float" office:value="0.99108" calcext:value-type="float">
            <text:p>0.99108</text:p>
          </table:table-cell>
          <table:table-cell office:value-type="float" office:value="0.966039" calcext:value-type="float">
            <text:p>0.966039</text:p>
          </table:table-cell>
          <table:table-cell table:formula="of:=([.B34]+[.D34]+[.F34]+[.H34]+[.J34]+[.L34]+[.N34]+[.P34]+[.R34]+[.T34])/10" office:value-type="float" office:value="0.9910689" calcext:value-type="float">
            <text:p>0.9910689</text:p>
          </table:table-cell>
          <table:table-cell table:formula="of:=([.C34]+[.E34]+[.G34]+[.I34]+[.K34]+[.M34]+[.O34]+[.Q34]+[.S34]+[.U34])/10" office:value-type="float" office:value="0.9456657" calcext:value-type="float">
            <text:p>0.9456657</text:p>
          </table:table-cell>
        </table:table-row>
        <table:table-row table:style-name="ro1">
          <table:table-cell/>
          <table:table-cell office:value-type="float" office:value="0.988776" calcext:value-type="float">
            <text:p>0.988776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994714" calcext:value-type="float">
            <text:p>0.994714</text:p>
          </table:table-cell>
          <table:table-cell office:value-type="float" office:value="0.902551" calcext:value-type="float">
            <text:p>0.902551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3204" calcext:value-type="float">
            <text:p>0.93204</text:p>
          </table:table-cell>
          <table:table-cell office:value-type="float" office:value="0.989109" calcext:value-type="float">
            <text:p>0.989109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931433" calcext:value-type="float">
            <text:p>0.931433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24648" calcext:value-type="float">
            <text:p>0.924648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937915" calcext:value-type="float">
            <text:p>0.937915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75894" calcext:value-type="float">
            <text:p>0.975894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931395" calcext:value-type="float">
            <text:p>0.931395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967706" calcext:value-type="float">
            <text:p>0.967706</text:p>
          </table:table-cell>
          <table:table-cell table:formula="of:=([.B35]+[.D35]+[.F35]+[.H35]+[.J35]+[.L35]+[.N35]+[.P35]+[.R35]+[.T35])/10" office:value-type="float" office:value="0.9902331" calcext:value-type="float">
            <text:p>0.9902331</text:p>
          </table:table-cell>
          <table:table-cell table:formula="of:=([.C35]+[.E35]+[.G35]+[.I35]+[.K35]+[.M35]+[.O35]+[.Q35]+[.S35]+[.U35])/10" office:value-type="float" office:value="0.9481598" calcext:value-type="float">
            <text:p>0.9481598</text:p>
          </table:table-cell>
        </table:table-row>
        <table:table-row table:style-name="ro1">
          <table:table-cell/>
          <table:table-cell office:value-type="float" office:value="0.986735" calcext:value-type="float">
            <text:p>0.986735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993833" calcext:value-type="float">
            <text:p>0.993833</text:p>
          </table:table-cell>
          <table:table-cell office:value-type="float" office:value="0.906455" calcext:value-type="float">
            <text:p>0.906455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35678" calcext:value-type="float">
            <text:p>0.935678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934579" calcext:value-type="float">
            <text:p>0.934579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940416" calcext:value-type="float">
            <text:p>0.940416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77902" calcext:value-type="float">
            <text:p>0.977902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93348" calcext:value-type="float">
            <text:p>0.93348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969412" calcext:value-type="float">
            <text:p>0.969412</text:p>
          </table:table-cell>
          <table:table-cell table:formula="of:=([.B36]+[.D36]+[.F36]+[.H36]+[.J36]+[.L36]+[.N36]+[.P36]+[.R36]+[.T36])/10" office:value-type="float" office:value="0.9896375" calcext:value-type="float">
            <text:p>0.9896375</text:p>
          </table:table-cell>
          <table:table-cell table:formula="of:=([.C36]+[.E36]+[.G36]+[.I36]+[.K36]+[.M36]+[.O36]+[.Q36]+[.S36]+[.U36])/10" office:value-type="float" office:value="0.9505211" calcext:value-type="float">
            <text:p>0.9505211</text:p>
          </table:table-cell>
        </table:table-row>
        <table:table-row table:style-name="ro1">
          <table:table-cell/>
          <table:table-cell office:value-type="float" office:value="0.985714" calcext:value-type="float">
            <text:p>0.985714</text:p>
          </table:table-cell>
          <table:table-cell office:value-type="float" office:value="0.985824" calcext:value-type="float">
            <text:p>0.985824</text:p>
          </table:table-cell>
          <table:table-cell office:value-type="float" office:value="0.993833" calcext:value-type="float">
            <text:p>0.993833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39961" calcext:value-type="float">
            <text:p>0.939961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84725" calcext:value-type="float">
            <text:p>0.984725</text:p>
          </table:table-cell>
          <table:table-cell office:value-type="float" office:value="0.937232" calcext:value-type="float">
            <text:p>0.937232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32419" calcext:value-type="float">
            <text:p>0.932419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942956" calcext:value-type="float">
            <text:p>0.942956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978888" calcext:value-type="float">
            <text:p>0.978888</text:p>
          </table:table-cell>
          <table:table-cell office:value-type="float" office:value="0.986653" calcext:value-type="float">
            <text:p>0.986653</text:p>
          </table:table-cell>
          <table:table-cell office:value-type="float" office:value="0.936853" calcext:value-type="float">
            <text:p>0.936853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970549" calcext:value-type="float">
            <text:p>0.970549</text:p>
          </table:table-cell>
          <table:table-cell table:formula="of:=([.B37]+[.D37]+[.F37]+[.H37]+[.J37]+[.L37]+[.N37]+[.P37]+[.R37]+[.T37])/10" office:value-type="float" office:value="0.9888366" calcext:value-type="float">
            <text:p>0.9888366</text:p>
          </table:table-cell>
          <table:table-cell table:formula="of:=([.C37]+[.E37]+[.G37]+[.I37]+[.K37]+[.M37]+[.O37]+[.Q37]+[.S37]+[.U37])/10" office:value-type="float" office:value="0.9530909" calcext:value-type="float">
            <text:p>0.9530909</text:p>
          </table:table-cell>
        </table:table-row>
        <table:table-row table:style-name="ro1">
          <table:table-cell/>
          <table:table-cell office:value-type="float" office:value="0.985714" calcext:value-type="float">
            <text:p>0.985714</text:p>
          </table:table-cell>
          <table:table-cell office:value-type="float" office:value="0.986469" calcext:value-type="float">
            <text:p>0.986469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0.992248" calcext:value-type="float">
            <text:p>0.992248</text:p>
          </table:table-cell>
          <table:table-cell office:value-type="float" office:value="0.943259" calcext:value-type="float">
            <text:p>0.943259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994921" calcext:value-type="float">
            <text:p>0.994921</text:p>
          </table:table-cell>
          <table:table-cell office:value-type="float" office:value="0.980652" calcext:value-type="float">
            <text:p>0.980652</text:p>
          </table:table-cell>
          <table:table-cell office:value-type="float" office:value="0.941212" calcext:value-type="float">
            <text:p>0.941212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3674" calcext:value-type="float">
            <text:p>0.93674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945798" calcext:value-type="float">
            <text:p>0.945798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86653" calcext:value-type="float">
            <text:p>0.986653</text:p>
          </table:table-cell>
          <table:table-cell office:value-type="float" office:value="0.940492" calcext:value-type="float">
            <text:p>0.940492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972406" calcext:value-type="float">
            <text:p>0.972406</text:p>
          </table:table-cell>
          <table:table-cell table:formula="of:=([.B38]+[.D38]+[.F38]+[.H38]+[.J38]+[.L38]+[.N38]+[.P38]+[.R38]+[.T38])/10" office:value-type="float" office:value="0.9880592" calcext:value-type="float">
            <text:p>0.9880592</text:p>
          </table:table-cell>
          <table:table-cell table:formula="of:=([.C38]+[.E38]+[.G38]+[.I38]+[.K38]+[.M38]+[.O38]+[.Q38]+[.S38]+[.U38])/10" office:value-type="float" office:value="0.9557897" calcext:value-type="float">
            <text:p>0.9557897</text:p>
          </table:table-cell>
        </table:table-row>
        <table:table-row table:style-name="ro1">
          <table:table-cell/>
          <table:table-cell office:value-type="float" office:value="0.984694" calcext:value-type="float">
            <text:p>0.984694</text:p>
          </table:table-cell>
          <table:table-cell office:value-type="float" office:value="0.986885" calcext:value-type="float">
            <text:p>0.986885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920631" calcext:value-type="float">
            <text:p>0.920631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47163" calcext:value-type="float">
            <text:p>0.947163</text:p>
          </table:table-cell>
          <table:table-cell office:value-type="float" office:value="0.985149" calcext:value-type="float">
            <text:p>0.985149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45419" calcext:value-type="float">
            <text:p>0.945419</text:p>
          </table:table-cell>
          <table:table-cell office:value-type="float" office:value="0.994395" calcext:value-type="float">
            <text:p>0.994395</text:p>
          </table:table-cell>
          <table:table-cell office:value-type="float" office:value="0.940189" calcext:value-type="float">
            <text:p>0.940189</text:p>
          </table:table-cell>
          <table:table-cell office:value-type="float" office:value="0.982255" calcext:value-type="float">
            <text:p>0.982255</text:p>
          </table:table-cell>
          <table:table-cell office:value-type="float" office:value="0.948414" calcext:value-type="float">
            <text:p>0.948414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981238" calcext:value-type="float">
            <text:p>0.981238</text:p>
          </table:table-cell>
          <table:table-cell office:value-type="float" office:value="0.986653" calcext:value-type="float">
            <text:p>0.986653</text:p>
          </table:table-cell>
          <table:table-cell office:value-type="float" office:value="0.943183" calcext:value-type="float">
            <text:p>0.943183</text:p>
          </table:table-cell>
          <table:table-cell office:value-type="float" office:value="0.988107" calcext:value-type="float">
            <text:p>0.988107</text:p>
          </table:table-cell>
          <table:table-cell office:value-type="float" office:value="0.974112" calcext:value-type="float">
            <text:p>0.974112</text:p>
          </table:table-cell>
          <table:table-cell table:formula="of:=([.B39]+[.D39]+[.F39]+[.H39]+[.J39]+[.L39]+[.N39]+[.P39]+[.R39]+[.T39])/10" office:value-type="float" office:value="0.9871727" calcext:value-type="float">
            <text:p>0.9871727</text:p>
          </table:table-cell>
          <table:table-cell table:formula="of:=([.C39]+[.E39]+[.G39]+[.I39]+[.K39]+[.M39]+[.O39]+[.Q39]+[.S39]+[.U39])/10" office:value-type="float" office:value="0.9582724" calcext:value-type="float">
            <text:p>0.9582724</text:p>
          </table:table-cell>
        </table:table-row>
        <table:table-row table:style-name="ro1">
          <table:table-cell/>
          <table:table-cell office:value-type="float" office:value="0.984694" calcext:value-type="float">
            <text:p>0.984694</text:p>
          </table:table-cell>
          <table:table-cell office:value-type="float" office:value="0.987302" calcext:value-type="float">
            <text:p>0.987302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92643" calcext:value-type="float">
            <text:p>0.92643</text:p>
          </table:table-cell>
          <table:table-cell office:value-type="float" office:value="0.99031" calcext:value-type="float">
            <text:p>0.99031</text:p>
          </table:table-cell>
          <table:table-cell office:value-type="float" office:value="0.950726" calcext:value-type="float">
            <text:p>0.950726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48982" calcext:value-type="float">
            <text:p>0.948982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951067" calcext:value-type="float">
            <text:p>0.951067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82337" calcext:value-type="float">
            <text:p>0.982337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46215" calcext:value-type="float">
            <text:p>0.946215</text:p>
          </table:table-cell>
          <table:table-cell office:value-type="float" office:value="0.986125" calcext:value-type="float">
            <text:p>0.986125</text:p>
          </table:table-cell>
          <table:table-cell office:value-type="float" office:value="0.975742" calcext:value-type="float">
            <text:p>0.975742</text:p>
          </table:table-cell>
          <table:table-cell table:formula="of:=([.B40]+[.D40]+[.F40]+[.H40]+[.J40]+[.L40]+[.N40]+[.P40]+[.R40]+[.T40])/10" office:value-type="float" office:value="0.9861605" calcext:value-type="float">
            <text:p>0.9861605</text:p>
          </table:table-cell>
          <table:table-cell table:formula="of:=([.C40]+[.E40]+[.G40]+[.I40]+[.K40]+[.M40]+[.O40]+[.Q40]+[.S40]+[.U40])/10" office:value-type="float" office:value="0.9609331" calcext:value-type="float">
            <text:p>0.9609331</text:p>
          </table:table-cell>
        </table:table-row>
        <table:table-row table:style-name="ro1">
          <table:table-cell/>
          <table:table-cell office:value-type="float" office:value="0.984694" calcext:value-type="float">
            <text:p>0.984694</text:p>
          </table:table-cell>
          <table:table-cell office:value-type="float" office:value="0.987644" calcext:value-type="float">
            <text:p>0.987644</text:p>
          </table:table-cell>
          <table:table-cell office:value-type="float" office:value="0.989427" calcext:value-type="float">
            <text:p>0.989427</text:p>
          </table:table-cell>
          <table:table-cell office:value-type="float" office:value="0.930069" calcext:value-type="float">
            <text:p>0.930069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95372" calcext:value-type="float">
            <text:p>0.95372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52015" calcext:value-type="float">
            <text:p>0.952015</text:p>
          </table:table-cell>
          <table:table-cell office:value-type="float" office:value="0.991031" calcext:value-type="float">
            <text:p>0.991031</text:p>
          </table:table-cell>
          <table:table-cell office:value-type="float" office:value="0.948717" calcext:value-type="float">
            <text:p>0.948717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88327" calcext:value-type="float">
            <text:p>0.988327</text:p>
          </table:table-cell>
          <table:table-cell office:value-type="float" office:value="0.983247" calcext:value-type="float">
            <text:p>0.983247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0.949361" calcext:value-type="float">
            <text:p>0.949361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977031" calcext:value-type="float">
            <text:p>0.977031</text:p>
          </table:table-cell>
          <table:table-cell table:formula="of:=([.B41]+[.D41]+[.F41]+[.H41]+[.J41]+[.L41]+[.N41]+[.P41]+[.R41]+[.T41])/10" office:value-type="float" office:value="0.9851593" calcext:value-type="float">
            <text:p>0.9851593</text:p>
          </table:table-cell>
          <table:table-cell table:formula="of:=([.C41]+[.E41]+[.G41]+[.I41]+[.K41]+[.M41]+[.O41]+[.Q41]+[.S41]+[.U41])/10" office:value-type="float" office:value="0.9631506" calcext:value-type="float">
            <text:p>0.9631506</text:p>
          </table:table-cell>
        </table:table-row>
        <table:table-row table:style-name="ro1">
          <table:table-cell/>
          <table:table-cell office:value-type="float" office:value="0.984694" calcext:value-type="float">
            <text:p>0.984694</text:p>
          </table:table-cell>
          <table:table-cell office:value-type="float" office:value="0.988288" calcext:value-type="float">
            <text:p>0.988288</text:p>
          </table:table-cell>
          <table:table-cell office:value-type="float" office:value="0.989427" calcext:value-type="float">
            <text:p>0.989427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956828" calcext:value-type="float">
            <text:p>0.956828</text:p>
          </table:table-cell>
          <table:table-cell office:value-type="float" office:value="0.979208" calcext:value-type="float">
            <text:p>0.979208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5463" calcext:value-type="float">
            <text:p>0.95463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952356" calcext:value-type="float">
            <text:p>0.952356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956108" calcext:value-type="float">
            <text:p>0.956108</text:p>
          </table:table-cell>
          <table:table-cell office:value-type="float" office:value="0.988327" calcext:value-type="float">
            <text:p>0.988327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52242" calcext:value-type="float">
            <text:p>0.952242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978244" calcext:value-type="float">
            <text:p>0.978244</text:p>
          </table:table-cell>
          <table:table-cell table:formula="of:=([.B42]+[.D42]+[.F42]+[.H42]+[.J42]+[.L42]+[.N42]+[.P42]+[.R42]+[.T42])/10" office:value-type="float" office:value="0.9844328" calcext:value-type="float">
            <text:p>0.9844328</text:p>
          </table:table-cell>
          <table:table-cell table:formula="of:=([.C42]+[.E42]+[.G42]+[.I42]+[.K42]+[.M42]+[.O42]+[.Q42]+[.S42]+[.U42])/10" office:value-type="float" office:value="0.9653111" calcext:value-type="float">
            <text:p>0.9653111</text:p>
          </table:table-cell>
        </table:table-row>
        <table:table-row table:style-name="ro1">
          <table:table-cell/>
          <table:table-cell office:value-type="float" office:value="0.982653" calcext:value-type="float">
            <text:p>0.982653</text:p>
          </table:table-cell>
          <table:table-cell office:value-type="float" office:value="0.988629" calcext:value-type="float">
            <text:p>0.988629</text:p>
          </table:table-cell>
          <table:table-cell office:value-type="float" office:value="0.989427" calcext:value-type="float">
            <text:p>0.989427</text:p>
          </table:table-cell>
          <table:table-cell office:value-type="float" office:value="0.936398" calcext:value-type="float">
            <text:p>0.936398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960164" calcext:value-type="float">
            <text:p>0.960164</text:p>
          </table:table-cell>
          <table:table-cell office:value-type="float" office:value="0.976238" calcext:value-type="float">
            <text:p>0.976238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56828" calcext:value-type="float">
            <text:p>0.956828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81211" calcext:value-type="float">
            <text:p>0.981211</text:p>
          </table:table-cell>
          <table:table-cell office:value-type="float" office:value="0.958723" calcext:value-type="float">
            <text:p>0.958723</text:p>
          </table:table-cell>
          <table:table-cell office:value-type="float" office:value="0.987354" calcext:value-type="float">
            <text:p>0.987354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54744" calcext:value-type="float">
            <text:p>0.954744</text:p>
          </table:table-cell>
          <table:table-cell office:value-type="float" office:value="0.984143" calcext:value-type="float">
            <text:p>0.984143</text:p>
          </table:table-cell>
          <table:table-cell office:value-type="float" office:value="0.979608" calcext:value-type="float">
            <text:p>0.979608</text:p>
          </table:table-cell>
          <table:table-cell table:formula="of:=([.B43]+[.D43]+[.F43]+[.H43]+[.J43]+[.L43]+[.N43]+[.P43]+[.R43]+[.T43])/10" office:value-type="float" office:value="0.9831994" calcext:value-type="float">
            <text:p>0.9831994</text:p>
          </table:table-cell>
          <table:table-cell table:formula="of:=([.C43]+[.E43]+[.G43]+[.I43]+[.K43]+[.M43]+[.O43]+[.Q43]+[.S43]+[.U43])/10" office:value-type="float" office:value="0.9672364" calcext:value-type="float">
            <text:p>0.9672364</text:p>
          </table:table-cell>
        </table:table-row>
        <table:table-row table:style-name="ro1">
          <table:table-cell/>
          <table:table-cell office:value-type="float" office:value="0.981633" calcext:value-type="float">
            <text:p>0.981633</text:p>
          </table:table-cell>
          <table:table-cell office:value-type="float" office:value="0.988932" calcext:value-type="float">
            <text:p>0.988932</text:p>
          </table:table-cell>
          <table:table-cell office:value-type="float" office:value="0.988546" calcext:value-type="float">
            <text:p>0.988546</text:p>
          </table:table-cell>
          <table:table-cell office:value-type="float" office:value="0.939999" calcext:value-type="float">
            <text:p>0.939999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963348" calcext:value-type="float">
            <text:p>0.963348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58003" calcext:value-type="float">
            <text:p>0.958003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0.987354" calcext:value-type="float">
            <text:p>0.987354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57511" calcext:value-type="float">
            <text:p>0.957511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980859" calcext:value-type="float">
            <text:p>0.980859</text:p>
          </table:table-cell>
          <table:table-cell table:formula="of:=([.B44]+[.D44]+[.F44]+[.H44]+[.J44]+[.L44]+[.N44]+[.P44]+[.R44]+[.T44])/10" office:value-type="float" office:value="0.9821983" calcext:value-type="float">
            <text:p>0.9821983</text:p>
          </table:table-cell>
          <table:table-cell table:formula="of:=([.C44]+[.E44]+[.G44]+[.I44]+[.K44]+[.M44]+[.O44]+[.Q44]+[.S44]+[.U44])/10" office:value-type="float" office:value="0.9691885" calcext:value-type="float">
            <text:p>0.9691885</text:p>
          </table:table-cell>
        </table:table-row>
        <table:table-row table:style-name="ro1">
          <table:table-cell/>
          <table:table-cell office:value-type="float" office:value="0.981633" calcext:value-type="float">
            <text:p>0.981633</text:p>
          </table:table-cell>
          <table:table-cell office:value-type="float" office:value="0.989577" calcext:value-type="float">
            <text:p>0.989577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943145" calcext:value-type="float">
            <text:p>0.94314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966911" calcext:value-type="float">
            <text:p>0.966911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997423" calcext:value-type="float">
            <text:p>0.997423</text:p>
          </table:table-cell>
          <table:table-cell office:value-type="float" office:value="0.974542" calcext:value-type="float">
            <text:p>0.974542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960922" calcext:value-type="float">
            <text:p>0.960922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0.983463" calcext:value-type="float">
            <text:p>0.983463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59823" calcext:value-type="float">
            <text:p>0.959823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982565" calcext:value-type="float">
            <text:p>0.982565</text:p>
          </table:table-cell>
          <table:table-cell table:formula="of:=([.B45]+[.D45]+[.F45]+[.H45]+[.J45]+[.L45]+[.N45]+[.P45]+[.R45]+[.T45])/10" office:value-type="float" office:value="0.9806148" calcext:value-type="float">
            <text:p>0.9806148</text:p>
          </table:table-cell>
          <table:table-cell table:formula="of:=([.C45]+[.E45]+[.G45]+[.I45]+[.K45]+[.M45]+[.O45]+[.Q45]+[.S45]+[.U45])/10" office:value-type="float" office:value="0.9713038" calcext:value-type="float">
            <text:p>0.9713038</text:p>
          </table:table-cell>
        </table:table-row>
        <table:table-row table:style-name="ro1">
          <table:table-cell/>
          <table:table-cell office:value-type="float" office:value="0.978571" calcext:value-type="float">
            <text:p>0.978571</text:p>
          </table:table-cell>
          <table:table-cell office:value-type="float" office:value="0.989842" calcext:value-type="float">
            <text:p>0.989842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94595" calcext:value-type="float">
            <text:p>0.9459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0.969905" calcext:value-type="float">
            <text:p>0.969905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965167" calcext:value-type="float">
            <text:p>0.965167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963082" calcext:value-type="float">
            <text:p>0.963082</text:p>
          </table:table-cell>
          <table:table-cell office:value-type="float" office:value="0.979123" calcext:value-type="float">
            <text:p>0.979123</text:p>
          </table:table-cell>
          <table:table-cell office:value-type="float" office:value="0.965356" calcext:value-type="float">
            <text:p>0.965356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8806" calcext:value-type="float">
            <text:p>0.98806</text:p>
          </table:table-cell>
          <table:table-cell office:value-type="float" office:value="0.974333" calcext:value-type="float">
            <text:p>0.974333</text:p>
          </table:table-cell>
          <table:table-cell office:value-type="float" office:value="0.961794" calcext:value-type="float">
            <text:p>0.961794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983702" calcext:value-type="float">
            <text:p>0.983702</text:p>
          </table:table-cell>
          <table:table-cell table:formula="of:=([.B46]+[.D46]+[.F46]+[.H46]+[.J46]+[.L46]+[.N46]+[.P46]+[.R46]+[.T46])/10" office:value-type="float" office:value="0.9795045" calcext:value-type="float">
            <text:p>0.9795045</text:p>
          </table:table-cell>
          <table:table-cell table:formula="of:=([.C46]+[.E46]+[.G46]+[.I46]+[.K46]+[.M46]+[.O46]+[.Q46]+[.S46]+[.U46])/10" office:value-type="float" office:value="0.9730356" calcext:value-type="float">
            <text:p>0.9730356</text:p>
          </table:table-cell>
        </table:table-row>
        <table:table-row table:style-name="ro1">
          <table:table-cell/>
          <table:table-cell office:value-type="float" office:value="0.97551" calcext:value-type="float">
            <text:p>0.97551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85022" calcext:value-type="float">
            <text:p>0.985022</text:p>
          </table:table-cell>
          <table:table-cell office:value-type="float" office:value="0.950461" calcext:value-type="float">
            <text:p>0.950461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972444" calcext:value-type="float">
            <text:p>0.972444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97764" calcext:value-type="float">
            <text:p>0.997764</text:p>
          </table:table-cell>
          <table:table-cell office:value-type="float" office:value="0.970468" calcext:value-type="float">
            <text:p>0.970468</text:p>
          </table:table-cell>
          <table:table-cell office:value-type="float" office:value="0.96729" calcext:value-type="float">
            <text:p>0.96729</text:p>
          </table:table-cell>
          <table:table-cell office:value-type="float" office:value="0.980942" calcext:value-type="float">
            <text:p>0.980942</text:p>
          </table:table-cell>
          <table:table-cell office:value-type="float" office:value="0.965622" calcext:value-type="float">
            <text:p>0.965622</text:p>
          </table:table-cell>
          <table:table-cell office:value-type="float" office:value="0.979123" calcext:value-type="float">
            <text:p>0.979123</text:p>
          </table:table-cell>
          <table:table-cell office:value-type="float" office:value="0.967631" calcext:value-type="float">
            <text:p>0.967631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973306" calcext:value-type="float">
            <text:p>0.973306</text:p>
          </table:table-cell>
          <table:table-cell office:value-type="float" office:value="0.964333" calcext:value-type="float">
            <text:p>0.964333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984877" calcext:value-type="float">
            <text:p>0.984877</text:p>
          </table:table-cell>
          <table:table-cell table:formula="of:=([.B47]+[.D47]+[.F47]+[.H47]+[.J47]+[.L47]+[.N47]+[.P47]+[.R47]+[.T47])/10" office:value-type="float" office:value="0.977886" calcext:value-type="float">
            <text:p>0.977886</text:p>
          </table:table-cell>
          <table:table-cell table:formula="of:=([.C47]+[.E47]+[.G47]+[.I47]+[.K47]+[.M47]+[.O47]+[.Q47]+[.S47]+[.U47])/10" office:value-type="float" office:value="0.9749689" calcext:value-type="float">
            <text:p>0.9749689</text:p>
          </table:table-cell>
        </table:table-row>
        <table:table-row table:style-name="ro1">
          <table:table-cell/>
          <table:table-cell office:value-type="float" office:value="0.97551" calcext:value-type="float">
            <text:p>0.97551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85022" calcext:value-type="float">
            <text:p>0.985022</text:p>
          </table:table-cell>
          <table:table-cell office:value-type="float" office:value="0.954516" calcext:value-type="float">
            <text:p>0.954516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973961" calcext:value-type="float">
            <text:p>0.973961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67413" calcext:value-type="float">
            <text:p>0.967413</text:p>
          </table:table-cell>
          <table:table-cell office:value-type="float" office:value="0.969867" calcext:value-type="float">
            <text:p>0.969867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68881" calcext:value-type="float">
            <text:p>0.968881</text:p>
          </table:table-cell>
          <table:table-cell office:value-type="float" office:value="0.978079" calcext:value-type="float">
            <text:p>0.978079</text:p>
          </table:table-cell>
          <table:table-cell office:value-type="float" office:value="0.970094" calcext:value-type="float">
            <text:p>0.970094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989728" calcext:value-type="float">
            <text:p>0.989728</text:p>
          </table:table-cell>
          <table:table-cell office:value-type="float" office:value="0.969199" calcext:value-type="float">
            <text:p>0.969199</text:p>
          </table:table-cell>
          <table:table-cell office:value-type="float" office:value="0.966228" calcext:value-type="float">
            <text:p>0.966228</text:p>
          </table:table-cell>
          <table:table-cell office:value-type="float" office:value="0.980178" calcext:value-type="float">
            <text:p>0.980178</text:p>
          </table:table-cell>
          <table:table-cell office:value-type="float" office:value="0.9859" calcext:value-type="float">
            <text:p>0.9859</text:p>
          </table:table-cell>
          <table:table-cell table:formula="of:=([.B48]+[.D48]+[.F48]+[.H48]+[.J48]+[.L48]+[.N48]+[.P48]+[.R48]+[.T48])/10" office:value-type="float" office:value="0.9763477" calcext:value-type="float">
            <text:p>0.9763477</text:p>
          </table:table-cell>
          <table:table-cell table:formula="of:=([.C48]+[.E48]+[.G48]+[.I48]+[.K48]+[.M48]+[.O48]+[.Q48]+[.S48]+[.U48])/10" office:value-type="float" office:value="0.9768259" calcext:value-type="float">
            <text:p>0.9768259</text:p>
          </table:table-cell>
        </table:table-row>
        <table:table-row table:style-name="ro1">
          <table:table-cell/>
          <table:table-cell office:value-type="float" office:value="0.97551" calcext:value-type="float">
            <text:p>0.97551</text:p>
          </table:table-cell>
          <table:table-cell office:value-type="float" office:value="0.990979" calcext:value-type="float">
            <text:p>0.990979</text:p>
          </table:table-cell>
          <table:table-cell office:value-type="float" office:value="0.982379" calcext:value-type="float">
            <text:p>0.982379</text:p>
          </table:table-cell>
          <table:table-cell office:value-type="float" office:value="0.957814" calcext:value-type="float">
            <text:p>0.957814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62376" calcext:value-type="float">
            <text:p>0.962376</text:p>
          </table:table-cell>
          <table:table-cell office:value-type="float" office:value="0.998673" calcext:value-type="float">
            <text:p>0.998673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971914" calcext:value-type="float">
            <text:p>0.971914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7089" calcext:value-type="float">
            <text:p>0.97089</text:p>
          </table:table-cell>
          <table:table-cell office:value-type="float" office:value="0.974948" calcext:value-type="float">
            <text:p>0.974948</text:p>
          </table:table-cell>
          <table:table-cell office:value-type="float" office:value="0.972672" calcext:value-type="float">
            <text:p>0.972672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990562" calcext:value-type="float">
            <text:p>0.990562</text:p>
          </table:table-cell>
          <table:table-cell office:value-type="float" office:value="0.965092" calcext:value-type="float">
            <text:p>0.965092</text:p>
          </table:table-cell>
          <table:table-cell office:value-type="float" office:value="0.969867" calcext:value-type="float">
            <text:p>0.969867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986582" calcext:value-type="float">
            <text:p>0.986582</text:p>
          </table:table-cell>
          <table:table-cell table:formula="of:=([.B49]+[.D49]+[.F49]+[.H49]+[.J49]+[.L49]+[.N49]+[.P49]+[.R49]+[.T49])/10" office:value-type="float" office:value="0.9742685" calcext:value-type="float">
            <text:p>0.9742685</text:p>
          </table:table-cell>
          <table:table-cell table:formula="of:=([.C49]+[.E49]+[.G49]+[.I49]+[.K49]+[.M49]+[.O49]+[.Q49]+[.S49]+[.U49])/10" office:value-type="float" office:value="0.9786453" calcext:value-type="float">
            <text:p>0.9786453</text:p>
          </table:table-cell>
        </table:table-row>
        <table:table-row table:style-name="ro1">
          <table:table-cell/>
          <table:table-cell office:value-type="float" office:value="0.973469" calcext:value-type="float">
            <text:p>0.973469</text:p>
          </table:table-cell>
          <table:table-cell office:value-type="float" office:value="0.991131" calcext:value-type="float">
            <text:p>0.991131</text:p>
          </table:table-cell>
          <table:table-cell office:value-type="float" office:value="0.981498" calcext:value-type="float">
            <text:p>0.981498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0.982558" calcext:value-type="float">
            <text:p>0.982558</text:p>
          </table:table-cell>
          <table:table-cell office:value-type="float" office:value="0.978357" calcext:value-type="float">
            <text:p>0.978357</text:p>
          </table:table-cell>
          <table:table-cell office:value-type="float" office:value="0.959406" calcext:value-type="float">
            <text:p>0.959406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60285" calcext:value-type="float">
            <text:p>0.960285</text:p>
          </table:table-cell>
          <table:table-cell office:value-type="float" office:value="0.973506" calcext:value-type="float">
            <text:p>0.973506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73165" calcext:value-type="float">
            <text:p>0.973165</text:p>
          </table:table-cell>
          <table:table-cell office:value-type="float" office:value="0.97286" calcext:value-type="float">
            <text:p>0.97286</text:p>
          </table:table-cell>
          <table:table-cell office:value-type="float" office:value="0.973998" calcext:value-type="float">
            <text:p>0.973998</text:p>
          </table:table-cell>
          <table:table-cell office:value-type="float" office:value="0.974708" calcext:value-type="float">
            <text:p>0.974708</text:p>
          </table:table-cell>
          <table:table-cell office:value-type="float" office:value="0.99132" calcext:value-type="float">
            <text:p>0.99132</text:p>
          </table:table-cell>
          <table:table-cell office:value-type="float" office:value="0.965092" calcext:value-type="float">
            <text:p>0.965092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87719" calcext:value-type="float">
            <text:p>0.987719</text:p>
          </table:table-cell>
          <table:table-cell table:formula="of:=([.B50]+[.D50]+[.F50]+[.H50]+[.J50]+[.L50]+[.N50]+[.P50]+[.R50]+[.T50])/10" office:value-type="float" office:value="0.9726772" calcext:value-type="float">
            <text:p>0.9726772</text:p>
          </table:table-cell>
          <table:table-cell table:formula="of:=([.C50]+[.E50]+[.G50]+[.I50]+[.K50]+[.M50]+[.O50]+[.Q50]+[.S50]+[.U50])/10" office:value-type="float" office:value="0.9800629" calcext:value-type="float">
            <text:p>0.9800629</text:p>
          </table:table-cell>
        </table:table-row>
        <table:table-row table:style-name="ro1">
          <table:table-cell/>
          <table:table-cell office:value-type="float" office:value="0.972449" calcext:value-type="float">
            <text:p>0.972449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979736" calcext:value-type="float">
            <text:p>0.979736</text:p>
          </table:table-cell>
          <table:table-cell office:value-type="float" office:value="0.963461" calcext:value-type="float">
            <text:p>0.963461</text:p>
          </table:table-cell>
          <table:table-cell office:value-type="float" office:value="0.979651" calcext:value-type="float">
            <text:p>0.979651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56436" calcext:value-type="float">
            <text:p>0.956436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56212" calcext:value-type="float">
            <text:p>0.956212</text:p>
          </table:table-cell>
          <table:table-cell office:value-type="float" office:value="0.974908" calcext:value-type="float">
            <text:p>0.974908</text:p>
          </table:table-cell>
          <table:table-cell office:value-type="float" office:value="0.975336" calcext:value-type="float">
            <text:p>0.975336</text:p>
          </table:table-cell>
          <table:table-cell office:value-type="float" office:value="0.975628" calcext:value-type="float">
            <text:p>0.975628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975552" calcext:value-type="float">
            <text:p>0.975552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992381" calcext:value-type="float">
            <text:p>0.992381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973733" calcext:value-type="float">
            <text:p>0.973733</text:p>
          </table:table-cell>
          <table:table-cell office:value-type="float" office:value="0.976214" calcext:value-type="float">
            <text:p>0.976214</text:p>
          </table:table-cell>
          <table:table-cell office:value-type="float" office:value="0.988819" calcext:value-type="float">
            <text:p>0.988819</text:p>
          </table:table-cell>
          <table:table-cell table:formula="of:=([.B51]+[.D51]+[.F51]+[.H51]+[.J51]+[.L51]+[.N51]+[.P51]+[.R51]+[.T51])/10" office:value-type="float" office:value="0.9698662" calcext:value-type="float">
            <text:p>0.9698662</text:p>
          </table:table-cell>
          <table:table-cell table:formula="of:=([.C51]+[.E51]+[.G51]+[.I51]+[.K51]+[.M51]+[.O51]+[.Q51]+[.S51]+[.U51])/10" office:value-type="float" office:value="0.9815448" calcext:value-type="float">
            <text:p>0.9815448</text:p>
          </table:table-cell>
        </table:table-row>
        <table:table-row table:style-name="ro1">
          <table:table-cell/>
          <table:table-cell office:value-type="float" office:value="0.970408" calcext:value-type="float">
            <text:p>0.970408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0.976211" calcext:value-type="float">
            <text:p>0.976211</text:p>
          </table:table-cell>
          <table:table-cell office:value-type="float" office:value="0.966115" calcext:value-type="float">
            <text:p>0.966115</text:p>
          </table:table-cell>
          <table:table-cell office:value-type="float" office:value="0.974806" calcext:value-type="float">
            <text:p>0.974806</text:p>
          </table:table-cell>
          <table:table-cell office:value-type="float" office:value="0.982337" calcext:value-type="float">
            <text:p>0.982337</text:p>
          </table:table-cell>
          <table:table-cell office:value-type="float" office:value="0.953465" calcext:value-type="float">
            <text:p>0.953465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954175" calcext:value-type="float">
            <text:p>0.954175</text:p>
          </table:table-cell>
          <table:table-cell office:value-type="float" office:value="0.976765" calcext:value-type="float">
            <text:p>0.976765</text:p>
          </table:table-cell>
          <table:table-cell office:value-type="float" office:value="0.974215" calcext:value-type="float">
            <text:p>0.974215</text:p>
          </table:table-cell>
          <table:table-cell office:value-type="float" office:value="0.976993" calcext:value-type="float">
            <text:p>0.976993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977069" calcext:value-type="float">
            <text:p>0.977069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993329" calcext:value-type="float">
            <text:p>0.993329</text:p>
          </table:table-cell>
          <table:table-cell office:value-type="float" office:value="0.960986" calcext:value-type="float">
            <text:p>0.960986</text:p>
          </table:table-cell>
          <table:table-cell office:value-type="float" office:value="0.97559" calcext:value-type="float">
            <text:p>0.97559</text:p>
          </table:table-cell>
          <table:table-cell office:value-type="float" office:value="0.974232" calcext:value-type="float">
            <text:p>0.974232</text:p>
          </table:table-cell>
          <table:table-cell office:value-type="float" office:value="0.989766" calcext:value-type="float">
            <text:p>0.989766</text:p>
          </table:table-cell>
          <table:table-cell table:formula="of:=([.B52]+[.D52]+[.F52]+[.H52]+[.J52]+[.L52]+[.N52]+[.P52]+[.R52]+[.T52])/10" office:value-type="float" office:value="0.9679114" calcext:value-type="float">
            <text:p>0.9679114</text:p>
          </table:table-cell>
          <table:table-cell table:formula="of:=([.C52]+[.E52]+[.G52]+[.I52]+[.K52]+[.M52]+[.O52]+[.Q52]+[.S52]+[.U52])/10" office:value-type="float" office:value="0.9828981" calcext:value-type="float">
            <text:p>0.9828981</text:p>
          </table:table-cell>
        </table:table-row>
        <table:table-row table:style-name="ro1">
          <table:table-cell/>
          <table:table-cell office:value-type="float" office:value="0.947959" calcext:value-type="float">
            <text:p>0.947959</text:p>
          </table:table-cell>
          <table:table-cell office:value-type="float" office:value="0.992002" calcext:value-type="float">
            <text:p>0.992002</text:p>
          </table:table-cell>
          <table:table-cell office:value-type="float" office:value="0.959471" calcext:value-type="float">
            <text:p>0.959471</text:p>
          </table:table-cell>
          <table:table-cell office:value-type="float" office:value="0.967896" calcext:value-type="float">
            <text:p>0.967896</text:p>
          </table:table-cell>
          <table:table-cell office:value-type="float" office:value="0.95155" calcext:value-type="float">
            <text:p>0.95155</text:p>
          </table:table-cell>
          <table:table-cell office:value-type="float" office:value="0.984915" calcext:value-type="float">
            <text:p>0.984915</text:p>
          </table:table-cell>
          <table:table-cell office:value-type="float" office:value="0.932673" calcext:value-type="float">
            <text:p>0.932673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35845" calcext:value-type="float">
            <text:p>0.935845</text:p>
          </table:table-cell>
          <table:table-cell office:value-type="float" office:value="0.978585" calcext:value-type="float">
            <text:p>0.978585</text:p>
          </table:table-cell>
          <table:table-cell office:value-type="float" office:value="0.955157" calcext:value-type="float">
            <text:p>0.955157</text:p>
          </table:table-cell>
          <table:table-cell office:value-type="float" office:value="0.979002" calcext:value-type="float">
            <text:p>0.979002</text:p>
          </table:table-cell>
          <table:table-cell office:value-type="float" office:value="0.947808" calcext:value-type="float">
            <text:p>0.947808</text:p>
          </table:table-cell>
          <table:table-cell office:value-type="float" office:value="0.978926" calcext:value-type="float">
            <text:p>0.978926</text:p>
          </table:table-cell>
          <table:table-cell office:value-type="float" office:value="0.950389" calcext:value-type="float">
            <text:p>0.950389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0.977031" calcext:value-type="float">
            <text:p>0.977031</text:p>
          </table:table-cell>
          <table:table-cell office:value-type="float" office:value="0.95441" calcext:value-type="float">
            <text:p>0.95441</text:p>
          </table:table-cell>
          <table:table-cell office:value-type="float" office:value="0.990714" calcext:value-type="float">
            <text:p>0.990714</text:p>
          </table:table-cell>
          <table:table-cell table:formula="of:=([.B53]+[.D53]+[.F53]+[.H53]+[.J53]+[.L53]+[.N53]+[.P53]+[.R53]+[.T53])/10" office:value-type="float" office:value="0.9475714" calcext:value-type="float">
            <text:p>0.9475714</text:p>
          </table:table-cell>
          <table:table-cell table:formula="of:=([.C53]+[.E53]+[.G53]+[.I53]+[.K53]+[.M53]+[.O53]+[.Q53]+[.S53]+[.U53])/10" office:value-type="float" office:value="0.9842437" calcext:value-type="float">
            <text:p>0.9842437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04846" calcext:value-type="float">
            <text:p>0.904846</text:p>
          </table:table-cell>
          <table:table-cell office:value-type="float" office:value="0.971345" calcext:value-type="float">
            <text:p>0.971345</text:p>
          </table:table-cell>
          <table:table-cell office:value-type="float" office:value="0.869186" calcext:value-type="float">
            <text:p>0.869186</text:p>
          </table:table-cell>
          <table:table-cell office:value-type="float" office:value="0.986544" calcext:value-type="float">
            <text:p>0.986544</text:p>
          </table:table-cell>
          <table:table-cell office:value-type="float" office:value="0.852475" calcext:value-type="float">
            <text:p>0.85247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68635" calcext:value-type="float">
            <text:p>0.868635</text:p>
          </table:table-cell>
          <table:table-cell office:value-type="float" office:value="0.980215" calcext:value-type="float">
            <text:p>0.980215</text:p>
          </table:table-cell>
          <table:table-cell office:value-type="float" office:value="0.880045" calcext:value-type="float">
            <text:p>0.880045</text:p>
          </table:table-cell>
          <table:table-cell office:value-type="float" office:value="0.981882" calcext:value-type="float">
            <text:p>0.981882</text:p>
          </table:table-cell>
          <table:table-cell office:value-type="float" office:value="0.881002" calcext:value-type="float">
            <text:p>0.881002</text:p>
          </table:table-cell>
          <table:table-cell office:value-type="float" office:value="0.980594" calcext:value-type="float">
            <text:p>0.980594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88107" calcext:value-type="float">
            <text:p>0.88107</text:p>
          </table:table-cell>
          <table:table-cell office:value-type="float" office:value="0.991434" calcext:value-type="float">
            <text:p>0.991434</text:p>
          </table:table-cell>
          <table:table-cell table:formula="of:=([.B54]+[.D54]+[.F54]+[.H54]+[.J54]+[.L54]+[.N54]+[.P54]+[.R54]+[.T54])/10" office:value-type="float" office:value="0.8765578" calcext:value-type="float">
            <text:p>0.8765578</text:p>
          </table:table-cell>
          <table:table-cell table:formula="of:=([.C54]+[.E54]+[.G54]+[.I54]+[.K54]+[.M54]+[.O54]+[.Q54]+[.S54]+[.U54])/10" office:value-type="float" office:value="0.9857407" calcext:value-type="float">
            <text:p>0.9857407</text:p>
          </table:table-cell>
        </table:table-row>
        <table:table-row table:style-name="ro1">
          <table:table-cell/>
          <table:table-cell office:value-type="float" office:value="0.87551" calcext:value-type="float">
            <text:p>0.87551</text:p>
          </table:table-cell>
          <table:table-cell office:value-type="float" office:value="0.992874" calcext:value-type="float">
            <text:p>0.992874</text:p>
          </table:table-cell>
          <table:table-cell office:value-type="float" office:value="0.89163" calcext:value-type="float">
            <text:p>0.89163</text:p>
          </table:table-cell>
          <table:table-cell office:value-type="float" office:value="0.972634" calcext:value-type="float">
            <text:p>0.972634</text:p>
          </table:table-cell>
          <table:table-cell office:value-type="float" office:value="0.856589" calcext:value-type="float">
            <text:p>0.856589</text:p>
          </table:table-cell>
          <table:table-cell office:value-type="float" office:value="0.987719" calcext:value-type="float">
            <text:p>0.987719</text:p>
          </table:table-cell>
          <table:table-cell office:value-type="float" office:value="0.837624" calcext:value-type="float">
            <text:p>0.837624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55397" calcext:value-type="float">
            <text:p>0.855397</text:p>
          </table:table-cell>
          <table:table-cell office:value-type="float" office:value="0.981769" calcext:value-type="float">
            <text:p>0.981769</text:p>
          </table:table-cell>
          <table:table-cell office:value-type="float" office:value="0.86435" calcext:value-type="float">
            <text:p>0.86435</text:p>
          </table:table-cell>
          <table:table-cell office:value-type="float" office:value="0.983398" calcext:value-type="float">
            <text:p>0.983398</text:p>
          </table:table-cell>
          <table:table-cell office:value-type="float" office:value="0.866388" calcext:value-type="float">
            <text:p>0.866388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875486" calcext:value-type="float">
            <text:p>0.875486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842916" calcext:value-type="float">
            <text:p>0.842916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875124" calcext:value-type="float">
            <text:p>0.875124</text:p>
          </table:table-cell>
          <table:table-cell office:value-type="float" office:value="0.992002" calcext:value-type="float">
            <text:p>0.992002</text:p>
          </table:table-cell>
          <table:table-cell table:formula="of:=([.B55]+[.D55]+[.F55]+[.H55]+[.J55]+[.L55]+[.N55]+[.P55]+[.R55]+[.T55])/10" office:value-type="float" office:value="0.8641014" calcext:value-type="float">
            <text:p>0.8641014</text:p>
          </table:table-cell>
          <table:table-cell table:formula="of:=([.C55]+[.E55]+[.G55]+[.I55]+[.K55]+[.M55]+[.O55]+[.Q55]+[.S55]+[.U55])/10" office:value-type="float" office:value="0.9868095" calcext:value-type="float">
            <text:p>0.9868095</text:p>
          </table:table-cell>
        </table:table-row>
        <table:table-row table:style-name="ro1">
          <table:table-cell/>
          <table:table-cell office:value-type="float" office:value="0.865306" calcext:value-type="float">
            <text:p>0.865306</text:p>
          </table:table-cell>
          <table:table-cell office:value-type="float" office:value="0.993026" calcext:value-type="float">
            <text:p>0.993026</text:p>
          </table:table-cell>
          <table:table-cell office:value-type="float" office:value="0.878414" calcext:value-type="float">
            <text:p>0.878414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841085" calcext:value-type="float">
            <text:p>0.841085</text:p>
          </table:table-cell>
          <table:table-cell office:value-type="float" office:value="0.989311" calcext:value-type="float">
            <text:p>0.989311</text:p>
          </table:table-cell>
          <table:table-cell office:value-type="float" office:value="0.825743" calcext:value-type="float">
            <text:p>0.825743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37067" calcext:value-type="float">
            <text:p>0.837067</text:p>
          </table:table-cell>
          <table:table-cell office:value-type="float" office:value="0.983019" calcext:value-type="float">
            <text:p>0.983019</text:p>
          </table:table-cell>
          <table:table-cell office:value-type="float" office:value="0.852018" calcext:value-type="float">
            <text:p>0.852018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858038" calcext:value-type="float">
            <text:p>0.858038</text:p>
          </table:table-cell>
          <table:table-cell office:value-type="float" office:value="0.983967" calcext:value-type="float">
            <text:p>0.983967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31622" calcext:value-type="float">
            <text:p>0.831622</text:p>
          </table:table-cell>
          <table:table-cell office:value-type="float" office:value="0.983285" calcext:value-type="float">
            <text:p>0.983285</text:p>
          </table:table-cell>
          <table:table-cell office:value-type="float" office:value="0.872151" calcext:value-type="float">
            <text:p>0.872151</text:p>
          </table:table-cell>
          <table:table-cell office:value-type="float" office:value="0.99276" calcext:value-type="float">
            <text:p>0.99276</text:p>
          </table:table-cell>
          <table:table-cell table:formula="of:=([.B56]+[.D56]+[.F56]+[.H56]+[.J56]+[.L56]+[.N56]+[.P56]+[.R56]+[.T56])/10" office:value-type="float" office:value="0.8527203" calcext:value-type="float">
            <text:p>0.8527203</text:p>
          </table:table-cell>
          <table:table-cell table:formula="of:=([.C56]+[.E56]+[.G56]+[.I56]+[.K56]+[.M56]+[.O56]+[.Q56]+[.S56]+[.U56])/10" office:value-type="float" office:value="0.9881893" calcext:value-type="float">
            <text:p>0.9881893</text:p>
          </table:table-cell>
        </table:table-row>
        <table:table-row table:style-name="ro1">
          <table:table-cell/>
          <table:table-cell office:value-type="float" office:value="0.853061" calcext:value-type="float">
            <text:p>0.853061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63436" calcext:value-type="float">
            <text:p>0.863436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823643" calcext:value-type="float">
            <text:p>0.823643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0.811881" calcext:value-type="float">
            <text:p>0.811881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19756" calcext:value-type="float">
            <text:p>0.819756</text:p>
          </table:table-cell>
          <table:table-cell office:value-type="float" office:value="0.984839" calcext:value-type="float">
            <text:p>0.984839</text:p>
          </table:table-cell>
          <table:table-cell office:value-type="float" office:value="0.836323" calcext:value-type="float">
            <text:p>0.836323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851775" calcext:value-type="float">
            <text:p>0.851775</text:p>
          </table:table-cell>
          <table:table-cell office:value-type="float" office:value="0.985938" calcext:value-type="float">
            <text:p>0.985938</text:p>
          </table:table-cell>
          <table:table-cell office:value-type="float" office:value="0.855058" calcext:value-type="float">
            <text:p>0.855058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812115" calcext:value-type="float">
            <text:p>0.812115</text:p>
          </table:table-cell>
          <table:table-cell office:value-type="float" office:value="0.984611" calcext:value-type="float">
            <text:p>0.984611</text:p>
          </table:table-cell>
          <table:table-cell office:value-type="float" office:value="0.866204" calcext:value-type="float">
            <text:p>0.866204</text:p>
          </table:table-cell>
          <table:table-cell office:value-type="float" office:value="0.993291" calcext:value-type="float">
            <text:p>0.993291</text:p>
          </table:table-cell>
          <table:table-cell table:formula="of:=([.B57]+[.D57]+[.F57]+[.H57]+[.J57]+[.L57]+[.N57]+[.P57]+[.R57]+[.T57])/10" office:value-type="float" office:value="0.8393252" calcext:value-type="float">
            <text:p>0.8393252</text:p>
          </table:table-cell>
          <table:table-cell table:formula="of:=([.C57]+[.E57]+[.G57]+[.I57]+[.K57]+[.M57]+[.O57]+[.Q57]+[.S57]+[.U57])/10" office:value-type="float" office:value="0.9893455" calcext:value-type="float">
            <text:p>0.9893455</text:p>
          </table:table-cell>
        </table:table-row>
        <table:table-row table:style-name="ro1">
          <table:table-cell/>
          <table:table-cell office:value-type="float" office:value="0.841837" calcext:value-type="float">
            <text:p>0.841837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847577" calcext:value-type="float">
            <text:p>0.847577</text:p>
          </table:table-cell>
          <table:table-cell office:value-type="float" office:value="0.981238" calcext:value-type="float">
            <text:p>0.981238</text:p>
          </table:table-cell>
          <table:table-cell office:value-type="float" office:value="0.801357" calcext:value-type="float">
            <text:p>0.801357</text:p>
          </table:table-cell>
          <table:table-cell office:value-type="float" office:value="0.991396" calcext:value-type="float">
            <text:p>0.991396</text:p>
          </table:table-cell>
          <table:table-cell office:value-type="float" office:value="0.8" calcext:value-type="float">
            <text:p>0.8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05499" calcext:value-type="float">
            <text:p>0.805499</text:p>
          </table:table-cell>
          <table:table-cell office:value-type="float" office:value="0.986469" calcext:value-type="float">
            <text:p>0.986469</text:p>
          </table:table-cell>
          <table:table-cell office:value-type="float" office:value="0.815022" calcext:value-type="float">
            <text:p>0.815022</text:p>
          </table:table-cell>
          <table:table-cell office:value-type="float" office:value="0.988288" calcext:value-type="float">
            <text:p>0.988288</text:p>
          </table:table-cell>
          <table:table-cell office:value-type="float" office:value="0.841336" calcext:value-type="float">
            <text:p>0.841336</text:p>
          </table:table-cell>
          <table:table-cell office:value-type="float" office:value="0.986999" calcext:value-type="float">
            <text:p>0.986999</text:p>
          </table:table-cell>
          <table:table-cell office:value-type="float" office:value="0.84144" calcext:value-type="float">
            <text:p>0.84144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795688" calcext:value-type="float">
            <text:p>0.795688</text:p>
          </table:table-cell>
          <table:table-cell office:value-type="float" office:value="0.986241" calcext:value-type="float">
            <text:p>0.986241</text:p>
          </table:table-cell>
          <table:table-cell office:value-type="float" office:value="0.858276" calcext:value-type="float">
            <text:p>0.858276</text:p>
          </table:table-cell>
          <table:table-cell office:value-type="float" office:value="0.993519" calcext:value-type="float">
            <text:p>0.993519</text:p>
          </table:table-cell>
          <table:table-cell table:formula="of:=([.B58]+[.D58]+[.F58]+[.H58]+[.J58]+[.L58]+[.N58]+[.P58]+[.R58]+[.T58])/10" office:value-type="float" office:value="0.8248032" calcext:value-type="float">
            <text:p>0.8248032</text:p>
          </table:table-cell>
          <table:table-cell table:formula="of:=([.C58]+[.E58]+[.G58]+[.I58]+[.K58]+[.M58]+[.O58]+[.Q58]+[.S58]+[.U58])/10" office:value-type="float" office:value="0.9903765" calcext:value-type="float">
            <text:p>0.9903765</text:p>
          </table:table-cell>
        </table:table-row>
        <table:table-row table:style-name="ro1">
          <table:table-cell/>
          <table:table-cell office:value-type="float" office:value="0.834694" calcext:value-type="float">
            <text:p>0.834694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835242" calcext:value-type="float">
            <text:p>0.835242</text:p>
          </table:table-cell>
          <table:table-cell office:value-type="float" office:value="0.983929" calcext:value-type="float">
            <text:p>0.983929</text:p>
          </table:table-cell>
          <table:table-cell office:value-type="float" office:value="0.776163" calcext:value-type="float">
            <text:p>0.776163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0.789109" calcext:value-type="float">
            <text:p>0.789109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786151" calcext:value-type="float">
            <text:p>0.786151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0.798206" calcext:value-type="float">
            <text:p>0.798206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32985" calcext:value-type="float">
            <text:p>0.832985</text:p>
          </table:table-cell>
          <table:table-cell office:value-type="float" office:value="0.988364" calcext:value-type="float">
            <text:p>0.988364</text:p>
          </table:table-cell>
          <table:table-cell office:value-type="float" office:value="0.826848" calcext:value-type="float">
            <text:p>0.826848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80287" calcext:value-type="float">
            <text:p>0.780287</text:p>
          </table:table-cell>
          <table:table-cell office:value-type="float" office:value="0.987492" calcext:value-type="float">
            <text:p>0.987492</text:p>
          </table:table-cell>
          <table:table-cell office:value-type="float" office:value="0.850347" calcext:value-type="float">
            <text:p>0.850347</text:p>
          </table:table-cell>
          <table:table-cell office:value-type="float" office:value="0.993973" calcext:value-type="float">
            <text:p>0.993973</text:p>
          </table:table-cell>
          <table:table-cell table:formula="of:=([.B59]+[.D59]+[.F59]+[.H59]+[.J59]+[.L59]+[.N59]+[.P59]+[.R59]+[.T59])/10" office:value-type="float" office:value="0.8110032" calcext:value-type="float">
            <text:p>0.8110032</text:p>
          </table:table-cell>
          <table:table-cell table:formula="of:=([.C59]+[.E59]+[.G59]+[.I59]+[.K59]+[.M59]+[.O59]+[.Q59]+[.S59]+[.U59])/10" office:value-type="float" office:value="0.9912747" calcext:value-type="float">
            <text:p>0.9912747</text:p>
          </table:table-cell>
        </table:table-row>
        <table:table-row table:style-name="ro1">
          <table:table-cell/>
          <table:table-cell office:value-type="float" office:value="0.826531" calcext:value-type="float">
            <text:p>0.826531</text:p>
          </table:table-cell>
          <table:table-cell office:value-type="float" office:value="0.994618" calcext:value-type="float">
            <text:p>0.994618</text:p>
          </table:table-cell>
          <table:table-cell office:value-type="float" office:value="0.826432" calcext:value-type="float">
            <text:p>0.826432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756783" calcext:value-type="float">
            <text:p>0.756783</text:p>
          </table:table-cell>
          <table:table-cell office:value-type="float" office:value="0.993556" calcext:value-type="float">
            <text:p>0.993556</text:p>
          </table:table-cell>
          <table:table-cell office:value-type="float" office:value="0.773267" calcext:value-type="float">
            <text:p>0.773267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767821" calcext:value-type="float">
            <text:p>0.767821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783632" calcext:value-type="float">
            <text:p>0.783632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0.823591" calcext:value-type="float">
            <text:p>0.823591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15175" calcext:value-type="float">
            <text:p>0.815175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771047" calcext:value-type="float">
            <text:p>0.771047</text:p>
          </table:table-cell>
          <table:table-cell office:value-type="float" office:value="0.989198" calcext:value-type="float">
            <text:p>0.989198</text:p>
          </table:table-cell>
          <table:table-cell office:value-type="float" office:value="0.836472" calcext:value-type="float">
            <text:p>0.836472</text:p>
          </table:table-cell>
          <table:table-cell office:value-type="float" office:value="0.99511" calcext:value-type="float">
            <text:p>0.99511</text:p>
          </table:table-cell>
          <table:table-cell table:formula="of:=([.B60]+[.D60]+[.F60]+[.H60]+[.J60]+[.L60]+[.N60]+[.P60]+[.R60]+[.T60])/10" office:value-type="float" office:value="0.7980751" calcext:value-type="float">
            <text:p>0.7980751</text:p>
          </table:table-cell>
          <table:table-cell table:formula="of:=([.C60]+[.E60]+[.G60]+[.I60]+[.K60]+[.M60]+[.O60]+[.Q60]+[.S60]+[.U60])/10" office:value-type="float" office:value="0.992336" calcext:value-type="float">
            <text:p>0.992336</text:p>
          </table:table-cell>
        </table:table-row>
        <table:table-row table:style-name="ro1">
          <table:table-cell/>
          <table:table-cell office:value-type="float" office:value="0.813265" calcext:value-type="float">
            <text:p>0.813265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808811" calcext:value-type="float">
            <text:p>0.808811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74031" calcext:value-type="float">
            <text:p>0.74031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742574" calcext:value-type="float">
            <text:p>0.742574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45418" calcext:value-type="float">
            <text:p>0.745418</text:p>
          </table:table-cell>
          <table:table-cell office:value-type="float" office:value="0.989918" calcext:value-type="float">
            <text:p>0.989918</text:p>
          </table:table-cell>
          <table:table-cell office:value-type="float" office:value="0.757848" calcext:value-type="float">
            <text:p>0.757848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810021" calcext:value-type="float">
            <text:p>0.810021</text:p>
          </table:table-cell>
          <table:table-cell office:value-type="float" office:value="0.989918" calcext:value-type="float">
            <text:p>0.989918</text:p>
          </table:table-cell>
          <table:table-cell office:value-type="float" office:value="0.800584" calcext:value-type="float">
            <text:p>0.800584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74846" calcext:value-type="float">
            <text:p>0.74846</text:p>
          </table:table-cell>
          <table:table-cell office:value-type="float" office:value="0.989994" calcext:value-type="float">
            <text:p>0.989994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995565" calcext:value-type="float">
            <text:p>0.995565</text:p>
          </table:table-cell>
          <table:table-cell table:formula="of:=([.B61]+[.D61]+[.F61]+[.H61]+[.J61]+[.L61]+[.N61]+[.P61]+[.R61]+[.T61])/10" office:value-type="float" office:value="0.7790879" calcext:value-type="float">
            <text:p>0.7790879</text:p>
          </table:table-cell>
          <table:table-cell table:formula="of:=([.C61]+[.E61]+[.G61]+[.I61]+[.K61]+[.M61]+[.O61]+[.Q61]+[.S61]+[.U61])/10" office:value-type="float" office:value="0.9929955" calcext:value-type="float">
            <text:p>0.9929955</text:p>
          </table:table-cell>
        </table:table-row>
        <table:table-row table:style-name="ro1">
          <table:table-cell/>
          <table:table-cell office:value-type="float" office:value="0.793878" calcext:value-type="float">
            <text:p>0.793878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791189" calcext:value-type="float">
            <text:p>0.791189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717054" calcext:value-type="float">
            <text:p>0.717054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723762" calcext:value-type="float">
            <text:p>0.723762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24033" calcext:value-type="float">
            <text:p>0.724033</text:p>
          </table:table-cell>
          <table:table-cell office:value-type="float" office:value="0.990827" calcext:value-type="float">
            <text:p>0.990827</text:p>
          </table:table-cell>
          <table:table-cell office:value-type="float" office:value="0.735426" calcext:value-type="float">
            <text:p>0.735426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793319" calcext:value-type="float">
            <text:p>0.793319</text:p>
          </table:table-cell>
          <table:table-cell office:value-type="float" office:value="0.991244" calcext:value-type="float">
            <text:p>0.991244</text:p>
          </table:table-cell>
          <table:table-cell office:value-type="float" office:value="0.776265" calcext:value-type="float">
            <text:p>0.776265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721766" calcext:value-type="float">
            <text:p>0.721766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11695" calcext:value-type="float">
            <text:p>0.811695</text:p>
          </table:table-cell>
          <table:table-cell office:value-type="float" office:value="0.995982" calcext:value-type="float">
            <text:p>0.995982</text:p>
          </table:table-cell>
          <table:table-cell table:formula="of:=([.B62]+[.D62]+[.F62]+[.H62]+[.J62]+[.L62]+[.N62]+[.P62]+[.R62]+[.T62])/10" office:value-type="float" office:value="0.7588387" calcext:value-type="float">
            <text:p>0.7588387</text:p>
          </table:table-cell>
          <table:table-cell table:formula="of:=([.C62]+[.E62]+[.G62]+[.I62]+[.K62]+[.M62]+[.O62]+[.Q62]+[.S62]+[.U62])/10" office:value-type="float" office:value="0.9939127" calcext:value-type="float">
            <text:p>0.9939127</text:p>
          </table:table-cell>
        </table:table-row>
        <table:table-row table:style-name="ro1">
          <table:table-cell/>
          <table:table-cell office:value-type="float" office:value="0.781633" calcext:value-type="float">
            <text:p>0.781633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989652" calcext:value-type="float">
            <text:p>0.989652</text:p>
          </table:table-cell>
          <table:table-cell office:value-type="float" office:value="0.699612" calcext:value-type="float">
            <text:p>0.699612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694059" calcext:value-type="float">
            <text:p>0.694059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01629" calcext:value-type="float">
            <text:p>0.701629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713004" calcext:value-type="float">
            <text:p>0.713004</text:p>
          </table:table-cell>
          <table:table-cell office:value-type="float" office:value="0.994011" calcext:value-type="float">
            <text:p>0.994011</text:p>
          </table:table-cell>
          <table:table-cell office:value-type="float" office:value="0.771399" calcext:value-type="float">
            <text:p>0.771399</text:p>
          </table:table-cell>
          <table:table-cell office:value-type="float" office:value="0.99223" calcext:value-type="float">
            <text:p>0.99223</text:p>
          </table:table-cell>
          <table:table-cell office:value-type="float" office:value="0.75" calcext:value-type="float">
            <text:p>0.75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699179" calcext:value-type="float">
            <text:p>0.699179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79782" calcext:value-type="float">
            <text:p>0.79782</text:p>
          </table:table-cell>
          <table:table-cell office:value-type="float" office:value="0.996323" calcext:value-type="float">
            <text:p>0.996323</text:p>
          </table:table-cell>
          <table:table-cell table:formula="of:=([.B63]+[.D63]+[.F63]+[.H63]+[.J63]+[.L63]+[.N63]+[.P63]+[.R63]+[.T63])/10" office:value-type="float" office:value="0.737045" calcext:value-type="float">
            <text:p>0.737045</text:p>
          </table:table-cell>
          <table:table-cell table:formula="of:=([.C63]+[.E63]+[.G63]+[.I63]+[.K63]+[.M63]+[.O63]+[.Q63]+[.S63]+[.U63])/10" office:value-type="float" office:value="0.9945609" calcext:value-type="float">
            <text:p>0.9945609</text:p>
          </table:table-cell>
        </table:table-row>
        <table:table-row table:style-name="ro1">
          <table:table-cell/>
          <table:table-cell office:value-type="float" office:value="0.766327" calcext:value-type="float">
            <text:p>0.766327</text:p>
          </table:table-cell>
          <table:table-cell office:value-type="float" office:value="0.995679" calcext:value-type="float">
            <text:p>0.995679</text:p>
          </table:table-cell>
          <table:table-cell office:value-type="float" office:value="0.734802" calcext:value-type="float">
            <text:p>0.734802</text:p>
          </table:table-cell>
          <table:table-cell office:value-type="float" office:value="0.990865" calcext:value-type="float">
            <text:p>0.990865</text:p>
          </table:table-cell>
          <table:table-cell office:value-type="float" office:value="0.670543" calcext:value-type="float">
            <text:p>0.670543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669307" calcext:value-type="float">
            <text:p>0.66930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668024" calcext:value-type="float">
            <text:p>0.668024</text:p>
          </table:table-cell>
          <table:table-cell office:value-type="float" office:value="0.992344" calcext:value-type="float">
            <text:p>0.992344</text:p>
          </table:table-cell>
          <table:table-cell office:value-type="float" office:value="0.69843" calcext:value-type="float">
            <text:p>0.69843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753653" calcext:value-type="float">
            <text:p>0.753653</text:p>
          </table:table-cell>
          <table:table-cell office:value-type="float" office:value="0.993556" calcext:value-type="float">
            <text:p>0.993556</text:p>
          </table:table-cell>
          <table:table-cell office:value-type="float" office:value="0.733463" calcext:value-type="float">
            <text:p>0.733463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669405" calcext:value-type="float">
            <text:p>0.669405</text:p>
          </table:table-cell>
          <table:table-cell office:value-type="float" office:value="0.993632" calcext:value-type="float">
            <text:p>0.993632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997006" calcext:value-type="float">
            <text:p>0.997006</text:p>
          </table:table-cell>
          <table:table-cell table:formula="of:=([.B64]+[.D64]+[.F64]+[.H64]+[.J64]+[.L64]+[.N64]+[.P64]+[.R64]+[.T64])/10" office:value-type="float" office:value="0.7145916" calcext:value-type="float">
            <text:p>0.7145916</text:p>
          </table:table-cell>
          <table:table-cell table:formula="of:=([.C64]+[.E64]+[.G64]+[.I64]+[.K64]+[.M64]+[.O64]+[.Q64]+[.S64]+[.U64])/10" office:value-type="float" office:value="0.9952545" calcext:value-type="float">
            <text:p>0.9952545</text:p>
          </table:table-cell>
        </table:table-row>
        <table:table-row table:style-name="ro1">
          <table:table-cell/>
          <table:table-cell office:value-type="float" office:value="0.756122" calcext:value-type="float">
            <text:p>0.756122</text:p>
          </table:table-cell>
          <table:table-cell office:value-type="float" office:value="0.996134" calcext:value-type="float">
            <text:p>0.996134</text:p>
          </table:table-cell>
          <table:table-cell office:value-type="float" office:value="0.70837" calcext:value-type="float">
            <text:p>0.70837</text:p>
          </table:table-cell>
          <table:table-cell office:value-type="float" office:value="0.992154" calcext:value-type="float">
            <text:p>0.992154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642574" calcext:value-type="float">
            <text:p>0.642574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992912" calcext:value-type="float">
            <text:p>0.992912</text:p>
          </table:table-cell>
          <table:table-cell office:value-type="float" office:value="0.682735" calcext:value-type="float">
            <text:p>0.682735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726514" calcext:value-type="float">
            <text:p>0.726514</text:p>
          </table:table-cell>
          <table:table-cell office:value-type="float" office:value="0.994201" calcext:value-type="float">
            <text:p>0.994201</text:p>
          </table:table-cell>
          <table:table-cell office:value-type="float" office:value="0.713035" calcext:value-type="float">
            <text:p>0.713035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0.646817" calcext:value-type="float">
            <text:p>0.646817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764123" calcext:value-type="float">
            <text:p>0.764123</text:p>
          </table:table-cell>
          <table:table-cell office:value-type="float" office:value="0.997233" calcext:value-type="float">
            <text:p>0.997233</text:p>
          </table:table-cell>
          <table:table-cell table:formula="of:=([.B65]+[.D65]+[.F65]+[.H65]+[.J65]+[.L65]+[.N65]+[.P65]+[.R65]+[.T65])/10" office:value-type="float" office:value="0.691551" calcext:value-type="float">
            <text:p>0.691551</text:p>
          </table:table-cell>
          <table:table-cell table:formula="of:=([.C65]+[.E65]+[.G65]+[.I65]+[.K65]+[.M65]+[.O65]+[.Q65]+[.S65]+[.U65])/10" office:value-type="float" office:value="0.9958344" calcext:value-type="float">
            <text:p>0.9958344</text:p>
          </table:table-cell>
        </table:table-row>
        <table:table-row table:style-name="ro1">
          <table:table-cell/>
          <table:table-cell office:value-type="float" office:value="0.728571" calcext:value-type="float">
            <text:p>0.728571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686344" calcext:value-type="float">
            <text:p>0.686344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597868" calcext:value-type="float">
            <text:p>0.597868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611881" calcext:value-type="float">
            <text:p>0.61188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619145" calcext:value-type="float">
            <text:p>0.619145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653587" calcext:value-type="float">
            <text:p>0.653587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684825" calcext:value-type="float">
            <text:p>0.684825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623203" calcext:value-type="float">
            <text:p>0.623203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742319" calcext:value-type="float">
            <text:p>0.742319</text:p>
          </table:table-cell>
          <table:table-cell office:value-type="float" office:value="0.997385" calcext:value-type="float">
            <text:p>0.997385</text:p>
          </table:table-cell>
          <table:table-cell table:formula="of:=([.B66]+[.D66]+[.F66]+[.H66]+[.J66]+[.L66]+[.N66]+[.P66]+[.R66]+[.T66])/10" office:value-type="float" office:value="0.6659643" calcext:value-type="float">
            <text:p>0.6659643</text:p>
          </table:table-cell>
          <table:table-cell table:formula="of:=([.C66]+[.E66]+[.G66]+[.I66]+[.K66]+[.M66]+[.O66]+[.Q66]+[.S66]+[.U66])/10" office:value-type="float" office:value="0.9963953" calcext:value-type="float">
            <text:p>0.9963953</text:p>
          </table:table-cell>
        </table:table-row>
        <table:table-row table:style-name="ro1">
          <table:table-cell/>
          <table:table-cell office:value-type="float" office:value="0.713265" calcext:value-type="float">
            <text:p>0.713265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652863" calcext:value-type="float">
            <text:p>0.652863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575248" calcext:value-type="float">
            <text:p>0.575248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582485" calcext:value-type="float">
            <text:p>0.582485</text:p>
          </table:table-cell>
          <table:table-cell office:value-type="float" office:value="0.994277" calcext:value-type="float">
            <text:p>0.994277</text:p>
          </table:table-cell>
          <table:table-cell office:value-type="float" office:value="0.621076" calcext:value-type="float">
            <text:p>0.621076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691023" calcext:value-type="float">
            <text:p>0.691023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660506" calcext:value-type="float">
            <text:p>0.660506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597536" calcext:value-type="float">
            <text:p>0.597536</text:p>
          </table:table-cell>
          <table:table-cell office:value-type="float" office:value="0.995982" calcext:value-type="float">
            <text:p>0.995982</text:p>
          </table:table-cell>
          <table:table-cell office:value-type="float" office:value="0.726462" calcext:value-type="float">
            <text:p>0.726462</text:p>
          </table:table-cell>
          <table:table-cell office:value-type="float" office:value="0.997764" calcext:value-type="float">
            <text:p>0.997764</text:p>
          </table:table-cell>
          <table:table-cell table:formula="of:=([.B67]+[.D67]+[.F67]+[.H67]+[.J67]+[.L67]+[.N67]+[.P67]+[.R67]+[.T67])/10" office:value-type="float" office:value="0.6390231" calcext:value-type="float">
            <text:p>0.6390231</text:p>
          </table:table-cell>
          <table:table-cell table:formula="of:=([.C67]+[.E67]+[.G67]+[.I67]+[.K67]+[.M67]+[.O67]+[.Q67]+[.S67]+[.U67])/10" office:value-type="float" office:value="0.9969374" calcext:value-type="float">
            <text:p>0.9969374</text:p>
          </table:table-cell>
        </table:table-row>
        <table:table-row table:style-name="ro1">
          <table:table-cell/>
          <table:table-cell office:value-type="float" office:value="0.696939" calcext:value-type="float">
            <text:p>0.696939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617621" calcext:value-type="float">
            <text:p>0.617621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532946" calcext:value-type="float">
            <text:p>0.532946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.548515" calcext:value-type="float">
            <text:p>0.54851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552953" calcext:value-type="float">
            <text:p>0.552953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59417" calcext:value-type="float">
            <text:p>0.59417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664927" calcext:value-type="float">
            <text:p>0.664927</text:p>
          </table:table-cell>
          <table:table-cell office:value-type="float" office:value="0.995906" calcext:value-type="float">
            <text:p>0.995906</text:p>
          </table:table-cell>
          <table:table-cell office:value-type="float" office:value="0.632296" calcext:value-type="float">
            <text:p>0.632296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561602" calcext:value-type="float">
            <text:p>0.561602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01685" calcext:value-type="float">
            <text:p>0.701685</text:p>
          </table:table-cell>
          <table:table-cell office:value-type="float" office:value="0.997991" calcext:value-type="float">
            <text:p>0.997991</text:p>
          </table:table-cell>
          <table:table-cell table:formula="of:=([.B68]+[.D68]+[.F68]+[.H68]+[.J68]+[.L68]+[.N68]+[.P68]+[.R68]+[.T68])/10" office:value-type="float" office:value="0.6103654" calcext:value-type="float">
            <text:p>0.6103654</text:p>
          </table:table-cell>
          <table:table-cell table:formula="of:=([.C68]+[.E68]+[.G68]+[.I68]+[.K68]+[.M68]+[.O68]+[.Q68]+[.S68]+[.U68])/10" office:value-type="float" office:value="0.9973316" calcext:value-type="float">
            <text:p>0.9973316</text:p>
          </table:table-cell>
        </table:table-row>
        <table:table-row table:style-name="ro1">
          <table:table-cell/>
          <table:table-cell office:value-type="float" office:value="0.673469" calcext:value-type="float">
            <text:p>0.673469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586784" calcext:value-type="float">
            <text:p>0.586784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495155" calcext:value-type="float">
            <text:p>0.495155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516832" calcext:value-type="float">
            <text:p>0.51683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520367" calcext:value-type="float">
            <text:p>0.520367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561659" calcext:value-type="float">
            <text:p>0.561659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636743" calcext:value-type="float">
            <text:p>0.636743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597276" calcext:value-type="float">
            <text:p>0.597276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530801" calcext:value-type="float">
            <text:p>0.530801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675917" calcext:value-type="float">
            <text:p>0.675917</text:p>
          </table:table-cell>
          <table:table-cell office:value-type="float" office:value="0.998143" calcext:value-type="float">
            <text:p>0.998143</text:p>
          </table:table-cell>
          <table:table-cell table:formula="of:=([.B69]+[.D69]+[.F69]+[.H69]+[.J69]+[.L69]+[.N69]+[.P69]+[.R69]+[.T69])/10" office:value-type="float" office:value="0.5795003" calcext:value-type="float">
            <text:p>0.5795003</text:p>
          </table:table-cell>
          <table:table-cell table:formula="of:=([.C69]+[.E69]+[.G69]+[.I69]+[.K69]+[.M69]+[.O69]+[.Q69]+[.S69]+[.U69])/10" office:value-type="float" office:value="0.9976956" calcext:value-type="float">
            <text:p>0.9976956</text:p>
          </table:table-cell>
        </table:table-row>
        <table:table-row table:style-name="ro1">
          <table:table-cell/>
          <table:table-cell office:value-type="float" office:value="0.644898" calcext:value-type="float">
            <text:p>0.644898</text:p>
          </table:table-cell>
          <table:table-cell office:value-type="float" office:value="0.997385" calcext:value-type="float">
            <text:p>0.997385</text:p>
          </table:table-cell>
          <table:table-cell office:value-type="float" office:value="0.557709" calcext:value-type="float">
            <text:p>0.557709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455426" calcext:value-type="float">
            <text:p>0.455426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487129" calcext:value-type="float">
            <text:p>0.487129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488798" calcext:value-type="float">
            <text:p>0.488798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529148" calcext:value-type="float">
            <text:p>0.529148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596033" calcext:value-type="float">
            <text:p>0.596033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553502" calcext:value-type="float">
            <text:p>0.553502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49384" calcext:value-type="float">
            <text:p>0.49384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65114" calcext:value-type="float">
            <text:p>0.65114</text:p>
          </table:table-cell>
          <table:table-cell office:value-type="float" office:value="0.99856" calcext:value-type="float">
            <text:p>0.99856</text:p>
          </table:table-cell>
          <table:table-cell table:formula="of:=([.B70]+[.D70]+[.F70]+[.H70]+[.J70]+[.L70]+[.N70]+[.P70]+[.R70]+[.T70])/10" office:value-type="float" office:value="0.5457623" calcext:value-type="float">
            <text:p>0.5457623</text:p>
          </table:table-cell>
          <table:table-cell table:formula="of:=([.C70]+[.E70]+[.G70]+[.I70]+[.K70]+[.M70]+[.O70]+[.Q70]+[.S70]+[.U70])/10" office:value-type="float" office:value="0.9980746" calcext:value-type="float">
            <text:p>0.9980746</text:p>
          </table:table-cell>
        </table:table-row>
        <table:table-row table:style-name="ro1">
          <table:table-cell/>
          <table:table-cell office:value-type="float" office:value="0.619388" calcext:value-type="float">
            <text:p>0.619388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52511" calcext:value-type="float">
            <text:p>0.52511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449505" calcext:value-type="float">
            <text:p>0.44950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452138" calcext:value-type="float">
            <text:p>0.452138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491031" calcext:value-type="float">
            <text:p>0.491031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56263" calcext:value-type="float">
            <text:p>0.56263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508755" calcext:value-type="float">
            <text:p>0.50875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451745" calcext:value-type="float">
            <text:p>0.451745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609514" calcext:value-type="float">
            <text:p>0.609514</text:p>
          </table:table-cell>
          <table:table-cell office:value-type="float" office:value="0.998939" calcext:value-type="float">
            <text:p>0.998939</text:p>
          </table:table-cell>
          <table:table-cell table:formula="of:=([.B71]+[.D71]+[.F71]+[.H71]+[.J71]+[.L71]+[.N71]+[.P71]+[.R71]+[.T71])/10" office:value-type="float" office:value="0.5086483" calcext:value-type="float">
            <text:p>0.5086483</text:p>
          </table:table-cell>
          <table:table-cell table:formula="of:=([.C71]+[.E71]+[.G71]+[.I71]+[.K71]+[.M71]+[.O71]+[.Q71]+[.S71]+[.U71])/10" office:value-type="float" office:value="0.9984876" calcext:value-type="float">
            <text:p>0.9984876</text:p>
          </table:table-cell>
        </table:table-row>
        <table:table-row table:style-name="ro1">
          <table:table-cell/>
          <table:table-cell office:value-type="float" office:value="0.594898" calcext:value-type="float">
            <text:p>0.594898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485463" calcext:value-type="float">
            <text:p>0.485463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376938" calcext:value-type="float">
            <text:p>0.376938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413861" calcext:value-type="float">
            <text:p>0.413861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41446" calcext:value-type="float">
            <text:p>0.41446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457399" calcext:value-type="float">
            <text:p>0.457399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515658" calcext:value-type="float">
            <text:p>0.515658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465953" calcext:value-type="float">
            <text:p>0.465953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411704" calcext:value-type="float">
            <text:p>0.411704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999356" calcext:value-type="float">
            <text:p>0.999356</text:p>
          </table:table-cell>
          <table:table-cell table:formula="of:=([.B72]+[.D72]+[.F72]+[.H72]+[.J72]+[.L72]+[.N72]+[.P72]+[.R72]+[.T72])/10" office:value-type="float" office:value="0.4714134" calcext:value-type="float">
            <text:p>0.4714134</text:p>
          </table:table-cell>
          <table:table-cell table:formula="of:=([.C72]+[.E72]+[.G72]+[.I72]+[.K72]+[.M72]+[.O72]+[.Q72]+[.S72]+[.U72])/10" office:value-type="float" office:value="0.9987264" calcext:value-type="float">
            <text:p>0.9987264</text:p>
          </table:table-cell>
        </table:table-row>
        <table:table-row table:style-name="ro1">
          <table:table-cell/>
          <table:table-cell office:value-type="float" office:value="0.558163" calcext:value-type="float">
            <text:p>0.558163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435242" calcext:value-type="float">
            <text:p>0.435242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338178" calcext:value-type="float">
            <text:p>0.338178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369654" calcext:value-type="float">
            <text:p>0.369654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42713" calcext:value-type="float">
            <text:p>0.42713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484342" calcext:value-type="float">
            <text:p>0.484342</text:p>
          </table:table-cell>
          <table:table-cell office:value-type="float" office:value="0.998522" calcext:value-type="float">
            <text:p>0.998522</text:p>
          </table:table-cell>
          <table:table-cell office:value-type="float" office:value="0.428988" calcext:value-type="float">
            <text:p>0.428988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380903" calcext:value-type="float">
            <text:p>0.380903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551041" calcext:value-type="float">
            <text:p>0.551041</text:p>
          </table:table-cell>
          <table:table-cell office:value-type="float" office:value="0.999469" calcext:value-type="float">
            <text:p>0.999469</text:p>
          </table:table-cell>
          <table:table-cell table:formula="of:=([.B73]+[.D73]+[.F73]+[.H73]+[.J73]+[.L73]+[.N73]+[.P73]+[.R73]+[.T73])/10" office:value-type="float" office:value="0.4349879" calcext:value-type="float">
            <text:p>0.4349879</text:p>
          </table:table-cell>
          <table:table-cell table:formula="of:=([.C73]+[.E73]+[.G73]+[.I73]+[.K73]+[.M73]+[.O73]+[.Q73]+[.S73]+[.U73])/10" office:value-type="float" office:value="0.9989728" calcext:value-type="float">
            <text:p>0.9989728</text:p>
          </table:table-cell>
        </table:table-row>
        <table:table-row table:style-name="ro1">
          <table:table-cell/>
          <table:table-cell office:value-type="float" office:value="0.528571" calcext:value-type="float">
            <text:p>0.528571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394714" calcext:value-type="float">
            <text:p>0.394714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301357" calcext:value-type="float">
            <text:p>0.301357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333663" calcext:value-type="float">
            <text:p>0.33366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321792" calcext:value-type="float">
            <text:p>0.321792</text:p>
          </table:table-cell>
          <table:table-cell office:value-type="float" office:value="0.99765" calcext:value-type="float">
            <text:p>0.99765</text:p>
          </table:table-cell>
          <table:table-cell office:value-type="float" office:value="0.384529" calcext:value-type="float">
            <text:p>0.384529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44572" calcext:value-type="float">
            <text:p>0.44572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389105" calcext:value-type="float">
            <text:p>0.38910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341889" calcext:value-type="float">
            <text:p>0.341889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512389" calcext:value-type="float">
            <text:p>0.512389</text:p>
          </table:table-cell>
          <table:table-cell office:value-type="float" office:value="0.999507" calcext:value-type="float">
            <text:p>0.999507</text:p>
          </table:table-cell>
          <table:table-cell table:formula="of:=([.B74]+[.D74]+[.F74]+[.H74]+[.J74]+[.L74]+[.N74]+[.P74]+[.R74]+[.T74])/10" office:value-type="float" office:value="0.3953729" calcext:value-type="float">
            <text:p>0.3953729</text:p>
          </table:table-cell>
          <table:table-cell table:formula="of:=([.C74]+[.E74]+[.G74]+[.I74]+[.K74]+[.M74]+[.O74]+[.Q74]+[.S74]+[.U74])/10" office:value-type="float" office:value="0.9991774" calcext:value-type="float">
            <text:p>0.9991774</text:p>
          </table:table-cell>
        </table:table-row>
        <table:table-row table:style-name="ro1">
          <table:table-cell/>
          <table:table-cell office:value-type="float" office:value="0.496939" calcext:value-type="float">
            <text:p>0.496939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350661" calcext:value-type="float">
            <text:p>0.350661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258721" calcext:value-type="float">
            <text:p>0.258721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3" calcext:value-type="float">
            <text:p>0.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273931" calcext:value-type="float">
            <text:p>0.273931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349776" calcext:value-type="float">
            <text:p>0.349776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402923" calcext:value-type="float">
            <text:p>0.402923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340467" calcext:value-type="float">
            <text:p>0.340467</text:p>
          </table:table-cell>
          <table:table-cell office:value-type="float" office:value="1" calcext:value-type="float">
            <text:p>1</text:p>
          </table:table-cell>
          <table:table-cell office:value-type="float" office:value="0.306982" calcext:value-type="float">
            <text:p>0.306982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469772" calcext:value-type="float">
            <text:p>0.469772</text:p>
          </table:table-cell>
          <table:table-cell office:value-type="float" office:value="0.99981" calcext:value-type="float">
            <text:p>0.99981</text:p>
          </table:table-cell>
          <table:table-cell table:formula="of:=([.B75]+[.D75]+[.F75]+[.H75]+[.J75]+[.L75]+[.N75]+[.P75]+[.R75]+[.T75])/10" office:value-type="float" office:value="0.3550172" calcext:value-type="float">
            <text:p>0.3550172</text:p>
          </table:table-cell>
          <table:table-cell table:formula="of:=([.C75]+[.E75]+[.G75]+[.I75]+[.K75]+[.M75]+[.O75]+[.Q75]+[.S75]+[.U75])/10" office:value-type="float" office:value="0.999386" calcext:value-type="float">
            <text:p>0.999386</text:p>
          </table:table-cell>
        </table:table-row>
        <table:table-row table:style-name="ro1">
          <table:table-cell/>
          <table:table-cell office:value-type="float" office:value="0.460204" calcext:value-type="float">
            <text:p>0.460204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314537" calcext:value-type="float">
            <text:p>0.314537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217054" calcext:value-type="float">
            <text:p>0.217054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261386" calcext:value-type="float">
            <text:p>0.26138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234216" calcext:value-type="float">
            <text:p>0.234216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316143" calcext:value-type="float">
            <text:p>0.316143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370564" calcext:value-type="float">
            <text:p>0.37056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301556" calcext:value-type="float">
            <text:p>0.301556</text:p>
          </table:table-cell>
          <table:table-cell office:value-type="float" office:value="1" calcext:value-type="float">
            <text:p>1</text:p>
          </table:table-cell>
          <table:table-cell office:value-type="float" office:value="0.273101" calcext:value-type="float">
            <text:p>0.273101</text:p>
          </table:table-cell>
          <table:table-cell office:value-type="float" office:value="0.999394" calcext:value-type="float">
            <text:p>0.999394</text:p>
          </table:table-cell>
          <table:table-cell office:value-type="float" office:value="0.434093" calcext:value-type="float">
            <text:p>0.434093</text:p>
          </table:table-cell>
          <table:table-cell office:value-type="float" office:value="0.99981" calcext:value-type="float">
            <text:p>0.99981</text:p>
          </table:table-cell>
          <table:table-cell table:formula="of:=([.B76]+[.D76]+[.F76]+[.H76]+[.J76]+[.L76]+[.N76]+[.P76]+[.R76]+[.T76])/10" office:value-type="float" office:value="0.3182854" calcext:value-type="float">
            <text:p>0.3182854</text:p>
          </table:table-cell>
          <table:table-cell table:formula="of:=([.C76]+[.E76]+[.G76]+[.I76]+[.K76]+[.M76]+[.O76]+[.Q76]+[.S76]+[.U76])/10" office:value-type="float" office:value="0.9994882" calcext:value-type="float">
            <text:p>0.9994882</text:p>
          </table:table-cell>
        </table:table-row>
        <table:table-row table:style-name="ro1">
          <table:table-cell/>
          <table:table-cell office:value-type="float" office:value="0.419388" calcext:value-type="float">
            <text:p>0.419388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275771" calcext:value-type="float">
            <text:p>0.27577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233663" calcext:value-type="float">
            <text:p>0.23366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99593" calcext:value-type="float">
            <text:p>0.199593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0.273543" calcext:value-type="float">
            <text:p>0.27354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329854" calcext:value-type="float">
            <text:p>0.329854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269455" calcext:value-type="float">
            <text:p>0.269455</text:p>
          </table:table-cell>
          <table:table-cell office:value-type="float" office:value="1" calcext:value-type="float">
            <text:p>1</text:p>
          </table:table-cell>
          <table:table-cell office:value-type="float" office:value="0.23306" calcext:value-type="float">
            <text:p>0.23306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396432" calcext:value-type="float">
            <text:p>0.396432</text:p>
          </table:table-cell>
          <table:table-cell office:value-type="float" office:value="0.99981" calcext:value-type="float">
            <text:p>0.99981</text:p>
          </table:table-cell>
          <table:table-cell table:formula="of:=([.B77]+[.D77]+[.F77]+[.H77]+[.J77]+[.L77]+[.N77]+[.P77]+[.R77]+[.T77])/10" office:value-type="float" office:value="0.2809054" calcext:value-type="float">
            <text:p>0.2809054</text:p>
          </table:table-cell>
          <table:table-cell table:formula="of:=([.C77]+[.E77]+[.G77]+[.I77]+[.K77]+[.M77]+[.O77]+[.Q77]+[.S77]+[.U77])/10" office:value-type="float" office:value="0.9995945" calcext:value-type="float">
            <text:p>0.9995945</text:p>
          </table:table-cell>
        </table:table-row>
        <table:table-row table:style-name="ro1">
          <table:table-cell/>
          <table:table-cell office:value-type="float" office:value="0.380612" calcext:value-type="float">
            <text:p>0.380612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229956" calcext:value-type="float">
            <text:p>0.22995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138566" calcext:value-type="float">
            <text:p>0.13856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20099" calcext:value-type="float">
            <text:p>0.20099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63951" calcext:value-type="float">
            <text:p>0.163951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248879" calcext:value-type="float">
            <text:p>0.248879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298539" calcext:value-type="float">
            <text:p>0.298539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234436" calcext:value-type="float">
            <text:p>0.234436</text:p>
          </table:table-cell>
          <table:table-cell office:value-type="float" office:value="1" calcext:value-type="float">
            <text:p>1</text:p>
          </table:table-cell>
          <table:table-cell office:value-type="float" office:value="0.201232" calcext:value-type="float">
            <text:p>0.201232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356789" calcext:value-type="float">
            <text:p>0.356789</text:p>
          </table:table-cell>
          <table:table-cell office:value-type="float" office:value="0.999886" calcext:value-type="float">
            <text:p>0.999886</text:p>
          </table:table-cell>
          <table:table-cell table:formula="of:=([.B78]+[.D78]+[.F78]+[.H78]+[.J78]+[.L78]+[.N78]+[.P78]+[.R78]+[.T78])/10" office:value-type="float" office:value="0.245395" calcext:value-type="float">
            <text:p>0.245395</text:p>
          </table:table-cell>
          <table:table-cell table:formula="of:=([.C78]+[.E78]+[.G78]+[.I78]+[.K78]+[.M78]+[.O78]+[.Q78]+[.S78]+[.U78])/10" office:value-type="float" office:value="0.9996739" calcext:value-type="float">
            <text:p>0.9996739</text:p>
          </table:table-cell>
        </table:table-row>
        <table:table-row table:style-name="ro1">
          <table:table-cell/>
          <table:table-cell office:value-type="float" office:value="0.332653" calcext:value-type="float">
            <text:p>0.332653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186784" calcext:value-type="float">
            <text:p>0.186784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04651" calcext:value-type="float">
            <text:p>0.10465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170297" calcext:value-type="float">
            <text:p>0.170297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3442" calcext:value-type="float">
            <text:p>0.13442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215247" calcext:value-type="float">
            <text:p>0.21524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265136" calcext:value-type="float">
            <text:p>0.265136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202335" calcext:value-type="float">
            <text:p>0.202335</text:p>
          </table:table-cell>
          <table:table-cell office:value-type="float" office:value="1" calcext:value-type="float">
            <text:p>1</text:p>
          </table:table-cell>
          <table:table-cell office:value-type="float" office:value="0.170431" calcext:value-type="float">
            <text:p>0.17043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323092" calcext:value-type="float">
            <text:p>0.323092</text:p>
          </table:table-cell>
          <table:table-cell office:value-type="float" office:value="0.999962" calcext:value-type="float">
            <text:p>0.999962</text:p>
          </table:table-cell>
          <table:table-cell table:formula="of:=([.B79]+[.D79]+[.F79]+[.H79]+[.J79]+[.L79]+[.N79]+[.P79]+[.R79]+[.T79])/10" office:value-type="float" office:value="0.2105046" calcext:value-type="float">
            <text:p>0.2105046</text:p>
          </table:table-cell>
          <table:table-cell table:formula="of:=([.C79]+[.E79]+[.G79]+[.I79]+[.K79]+[.M79]+[.O79]+[.Q79]+[.S79]+[.U79])/10" office:value-type="float" office:value="0.9997612" calcext:value-type="float">
            <text:p>0.9997612</text:p>
          </table:table-cell>
        </table:table-row>
        <table:table-row table:style-name="ro1">
          <table:table-cell/>
          <table:table-cell office:value-type="float" office:value="0.290816" calcext:value-type="float">
            <text:p>0.290816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151542" calcext:value-type="float">
            <text:p>0.15154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141584" calcext:value-type="float">
            <text:p>0.141584</text:p>
          </table:table-cell>
          <table:table-cell office:value-type="float" office:value="1" calcext:value-type="float">
            <text:p>1</text:p>
          </table:table-cell>
          <table:table-cell office:value-type="float" office:value="0.110998" calcext:value-type="float">
            <text:p>0.110998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178251" calcext:value-type="float">
            <text:p>0.178251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212944" calcext:value-type="float">
            <text:p>0.212944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1" calcext:value-type="float">
            <text:p>1</text:p>
          </table:table-cell>
          <table:table-cell office:value-type="float" office:value="0.138604" calcext:value-type="float">
            <text:p>0.138604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285431" calcext:value-type="float">
            <text:p>0.285431</text:p>
          </table:table-cell>
          <table:table-cell office:value-type="float" office:value="0.999962" calcext:value-type="float">
            <text:p>0.999962</text:p>
          </table:table-cell>
          <table:table-cell table:formula="of:=([.B80]+[.D80]+[.F80]+[.H80]+[.J80]+[.L80]+[.N80]+[.P80]+[.R80]+[.T80])/10" office:value-type="float" office:value="0.1753036" calcext:value-type="float">
            <text:p>0.1753036</text:p>
          </table:table-cell>
          <table:table-cell table:formula="of:=([.C80]+[.E80]+[.G80]+[.I80]+[.K80]+[.M80]+[.O80]+[.Q80]+[.S80]+[.U80])/10" office:value-type="float" office:value="0.9998331" calcext:value-type="float">
            <text:p>0.9998331</text:p>
          </table:table-cell>
        </table:table-row>
        <table:table-row table:style-name="ro1">
          <table:table-cell/>
          <table:table-cell office:value-type="float" office:value="0.265306" calcext:value-type="float">
            <text:p>0.265306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120705" calcext:value-type="float">
            <text:p>0.120705</text:p>
          </table:table-cell>
          <table:table-cell office:value-type="float" office:value="1" calcext:value-type="float">
            <text:p>1</text:p>
          </table:table-cell>
          <table:table-cell office:value-type="float" office:value="0.059109" calcext:value-type="float">
            <text:p>0.059109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109901" calcext:value-type="float">
            <text:p>0.109901</text:p>
          </table:table-cell>
          <table:table-cell office:value-type="float" office:value="1" calcext:value-type="float">
            <text:p>1</text:p>
          </table:table-cell>
          <table:table-cell office:value-type="float" office:value="0.088595" calcext:value-type="float">
            <text:p>0.088595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142377" calcext:value-type="float">
            <text:p>0.142377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87891" calcext:value-type="float">
            <text:p>0.187891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129377" calcext:value-type="float">
            <text:p>0.129377</text:p>
          </table:table-cell>
          <table:table-cell office:value-type="float" office:value="1" calcext:value-type="float">
            <text:p>1</text:p>
          </table:table-cell>
          <table:table-cell office:value-type="float" office:value="0.11499" calcext:value-type="float">
            <text:p>0.1149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249752" calcext:value-type="float">
            <text:p>0.249752</text:p>
          </table:table-cell>
          <table:table-cell office:value-type="float" office:value="1" calcext:value-type="float">
            <text:p>1</text:p>
          </table:table-cell>
          <table:table-cell table:formula="of:=([.B81]+[.D81]+[.F81]+[.H81]+[.J81]+[.L81]+[.N81]+[.P81]+[.R81]+[.T81])/10" office:value-type="float" office:value="0.1468003" calcext:value-type="float">
            <text:p>0.1468003</text:p>
          </table:table-cell>
          <table:table-cell table:formula="of:=([.C81]+[.E81]+[.G81]+[.I81]+[.K81]+[.M81]+[.O81]+[.Q81]+[.S81]+[.U81])/10" office:value-type="float" office:value="0.9998786" calcext:value-type="float">
            <text:p>0.9998786</text:p>
          </table:table-cell>
        </table:table-row>
        <table:table-row table:style-name="ro1">
          <table:table-cell/>
          <table:table-cell office:value-type="float" office:value="0.217347" calcext:value-type="float">
            <text:p>0.217347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097797" calcext:value-type="float">
            <text:p>0.097797</text:p>
          </table:table-cell>
          <table:table-cell office:value-type="float" office:value="1" calcext:value-type="float">
            <text:p>1</text:p>
          </table:table-cell>
          <table:table-cell office:value-type="float" office:value="0.042636" calcext:value-type="float">
            <text:p>0.04263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83168" calcext:value-type="float">
            <text:p>0.083168</text:p>
          </table:table-cell>
          <table:table-cell office:value-type="float" office:value="1" calcext:value-type="float">
            <text:p>1</text:p>
          </table:table-cell>
          <table:table-cell office:value-type="float" office:value="0.066191" calcext:value-type="float">
            <text:p>0.066191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112108" calcext:value-type="float">
            <text:p>0.11210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48225" calcext:value-type="float">
            <text:p>0.14822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89494" calcext:value-type="float">
            <text:p>0.089494</text:p>
          </table:table-cell>
          <table:table-cell office:value-type="float" office:value="1" calcext:value-type="float">
            <text:p>1</text:p>
          </table:table-cell>
          <table:table-cell office:value-type="float" office:value="0.096509" calcext:value-type="float">
            <text:p>0.096509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213082" calcext:value-type="float">
            <text:p>0.213082</text:p>
          </table:table-cell>
          <table:table-cell office:value-type="float" office:value="1" calcext:value-type="float">
            <text:p>1</text:p>
          </table:table-cell>
          <table:table-cell table:formula="of:=([.B82]+[.D82]+[.F82]+[.H82]+[.J82]+[.L82]+[.N82]+[.P82]+[.R82]+[.T82])/10" office:value-type="float" office:value="0.1166557" calcext:value-type="float">
            <text:p>0.1166557</text:p>
          </table:table-cell>
          <table:table-cell table:formula="of:=([.C82]+[.E82]+[.G82]+[.I82]+[.K82]+[.M82]+[.O82]+[.Q82]+[.S82]+[.U82])/10" office:value-type="float" office:value="0.9999128" calcext:value-type="float">
            <text:p>0.9999128</text:p>
          </table:table-cell>
        </table:table-row>
        <table:table-row table:style-name="ro1">
          <table:table-cell/>
          <table:table-cell office:value-type="float" office:value="0.187755" calcext:value-type="float">
            <text:p>0.187755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074009" calcext:value-type="float">
            <text:p>0.074009</text:p>
          </table:table-cell>
          <table:table-cell office:value-type="float" office:value="1" calcext:value-type="float">
            <text:p>1</text:p>
          </table:table-cell>
          <table:table-cell office:value-type="float" office:value="0.02907" calcext:value-type="float">
            <text:p>0.0290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60396" calcext:value-type="float">
            <text:p>0.060396</text:p>
          </table:table-cell>
          <table:table-cell office:value-type="float" office:value="1" calcext:value-type="float">
            <text:p>1</text:p>
          </table:table-cell>
          <table:table-cell office:value-type="float" office:value="0.050916" calcext:value-type="float">
            <text:p>0.05091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093049" calcext:value-type="float">
            <text:p>0.093049</text:p>
          </table:table-cell>
          <table:table-cell office:value-type="float" office:value="1" calcext:value-type="float">
            <text:p>1</text:p>
          </table:table-cell>
          <table:table-cell office:value-type="float" office:value="0.117954" calcext:value-type="float">
            <text:p>0.117954</text:p>
          </table:table-cell>
          <table:table-cell office:value-type="float" office:value="1" calcext:value-type="float">
            <text:p>1</text:p>
          </table:table-cell>
          <table:table-cell office:value-type="float" office:value="0.053502" calcext:value-type="float">
            <text:p>0.053502</text:p>
          </table:table-cell>
          <table:table-cell office:value-type="float" office:value="1" calcext:value-type="float">
            <text:p>1</text:p>
          </table:table-cell>
          <table:table-cell office:value-type="float" office:value="0.070842" calcext:value-type="float">
            <text:p>0.07084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17443" calcext:value-type="float">
            <text:p>0.17443</text:p>
          </table:table-cell>
          <table:table-cell office:value-type="float" office:value="1" calcext:value-type="float">
            <text:p>1</text:p>
          </table:table-cell>
          <table:table-cell table:formula="of:=([.B83]+[.D83]+[.F83]+[.H83]+[.J83]+[.L83]+[.N83]+[.P83]+[.R83]+[.T83])/10" office:value-type="float" office:value="0.0911923" calcext:value-type="float">
            <text:p>0.0911923</text:p>
          </table:table-cell>
          <table:table-cell table:formula="of:=([.C83]+[.E83]+[.G83]+[.I83]+[.K83]+[.M83]+[.O83]+[.Q83]+[.S83]+[.U83])/10" office:value-type="float" office:value="0.9999393" calcext:value-type="float">
            <text:p>0.9999393</text:p>
          </table:table-cell>
        </table:table-row>
        <table:table-row table:style-name="ro1">
          <table:table-cell/>
          <table:table-cell office:value-type="float" office:value="0.153061" calcext:value-type="float">
            <text:p>0.153061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1" calcext:value-type="float">
            <text:p>1</text:p>
          </table:table-cell>
          <table:table-cell office:value-type="float" office:value="0.017442" calcext:value-type="float">
            <text:p>0.01744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33663" calcext:value-type="float">
            <text:p>0.033663</text:p>
          </table:table-cell>
          <table:table-cell office:value-type="float" office:value="1" calcext:value-type="float">
            <text:p>1</text:p>
          </table:table-cell>
          <table:table-cell office:value-type="float" office:value="0.040733" calcext:value-type="float">
            <text:p>0.040733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066143" calcext:value-type="float">
            <text:p>0.066143</text:p>
          </table:table-cell>
          <table:table-cell office:value-type="float" office:value="1" calcext:value-type="float">
            <text:p>1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1" calcext:value-type="float">
            <text:p>1</text:p>
          </table:table-cell>
          <table:table-cell office:value-type="float" office:value="0.034047" calcext:value-type="float">
            <text:p>0.034047</text:p>
          </table:table-cell>
          <table:table-cell office:value-type="float" office:value="1" calcext:value-type="float">
            <text:p>1</text:p>
          </table:table-cell>
          <table:table-cell office:value-type="float" office:value="0.051335" calcext:value-type="float">
            <text:p>0.051335</text:p>
          </table:table-cell>
          <table:table-cell office:value-type="float" office:value="1" calcext:value-type="float">
            <text:p>1</text:p>
          </table:table-cell>
          <table:table-cell office:value-type="float" office:value="0.145689" calcext:value-type="float">
            <text:p>0.145689</text:p>
          </table:table-cell>
          <table:table-cell office:value-type="float" office:value="1" calcext:value-type="float">
            <text:p>1</text:p>
          </table:table-cell>
          <table:table-cell table:formula="of:=([.B84]+[.D84]+[.F84]+[.H84]+[.J84]+[.L84]+[.N84]+[.P84]+[.R84]+[.T84])/10" office:value-type="float" office:value="0.0681683" calcext:value-type="float">
            <text:p>0.0681683</text:p>
          </table:table-cell>
          <table:table-cell table:formula="of:=([.C84]+[.E84]+[.G84]+[.I84]+[.K84]+[.M84]+[.O84]+[.Q84]+[.S84]+[.U84])/10" office:value-type="float" office:value="0.9999545" calcext:value-type="float">
            <text:p>0.9999545</text:p>
          </table:table-cell>
        </table:table-row>
        <table:table-row table:style-name="ro1">
          <table:table-cell/>
          <table:table-cell office:value-type="float" office:value="0.116327" calcext:value-type="float">
            <text:p>0.116327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044053" calcext:value-type="float">
            <text:p>0.044053</text:p>
          </table:table-cell>
          <table:table-cell office:value-type="float" office:value="1" calcext:value-type="float">
            <text:p>1</text:p>
          </table:table-cell>
          <table:table-cell office:value-type="float" office:value="0.006783" calcext:value-type="float">
            <text:p>0.006783</text:p>
          </table:table-cell>
          <table:table-cell office:value-type="float" office:value="1" calcext:value-type="float">
            <text:p>1</text:p>
          </table:table-cell>
          <table:table-cell office:value-type="float" office:value="0.022772" calcext:value-type="float">
            <text:p>0.022772</text:p>
          </table:table-cell>
          <table:table-cell office:value-type="float" office:value="1" calcext:value-type="float">
            <text:p>1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49327" calcext:value-type="float">
            <text:p>0.049327</text:p>
          </table:table-cell>
          <table:table-cell office:value-type="float" office:value="1" calcext:value-type="float">
            <text:p>1</text:p>
          </table:table-cell>
          <table:table-cell office:value-type="float" office:value="0.064718" calcext:value-type="float">
            <text:p>0.064718</text:p>
          </table:table-cell>
          <table:table-cell office:value-type="float" office:value="1" calcext:value-type="float">
            <text:p>1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1" calcext:value-type="float">
            <text:p>1</text:p>
          </table:table-cell>
          <table:table-cell office:value-type="float" office:value="0.032854" calcext:value-type="float">
            <text:p>0.032854</text:p>
          </table:table-cell>
          <table:table-cell office:value-type="float" office:value="1" calcext:value-type="float">
            <text:p>1</text:p>
          </table:table-cell>
          <table:table-cell office:value-type="float" office:value="0.117939" calcext:value-type="float">
            <text:p>0.117939</text:p>
          </table:table-cell>
          <table:table-cell office:value-type="float" office:value="1" calcext:value-type="float">
            <text:p>1</text:p>
          </table:table-cell>
          <table:table-cell table:formula="of:=([.B85]+[.D85]+[.F85]+[.H85]+[.J85]+[.L85]+[.N85]+[.P85]+[.R85]+[.T85])/10" office:value-type="float" office:value="0.0510615" calcext:value-type="float">
            <text:p>0.0510615</text:p>
          </table:table-cell>
          <table:table-cell table:formula="of:=([.C85]+[.E85]+[.G85]+[.I85]+[.K85]+[.M85]+[.O85]+[.Q85]+[.S85]+[.U85])/10" office:value-type="float" office:value="0.9999696" calcext:value-type="float">
            <text:p>0.9999696</text:p>
          </table:table-cell>
        </table:table-row>
        <table:table-row table:style-name="ro1">
          <table:table-cell/>
          <table:table-cell office:value-type="float" office:value="0.083673" calcext:value-type="float">
            <text:p>0.08367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32599" calcext:value-type="float">
            <text:p>0.032599</text:p>
          </table:table-cell>
          <table:table-cell office:value-type="float" office:value="1" calcext:value-type="float">
            <text:p>1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1" calcext:value-type="float">
            <text:p>1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1" calcext:value-type="float">
            <text:p>1</text:p>
          </table:table-cell>
          <table:table-cell office:value-type="float" office:value="0.021385" calcext:value-type="float">
            <text:p>0.02138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1" calcext:value-type="float">
            <text:p>1</text:p>
          </table:table-cell>
          <table:table-cell office:value-type="float" office:value="0.048017" calcext:value-type="float">
            <text:p>0.048017</text:p>
          </table:table-cell>
          <table:table-cell office:value-type="float" office:value="1" calcext:value-type="float">
            <text:p>1</text:p>
          </table:table-cell>
          <table:table-cell office:value-type="float" office:value="0.018482" calcext:value-type="float">
            <text:p>0.018482</text:p>
          </table:table-cell>
          <table:table-cell office:value-type="float" office:value="1" calcext:value-type="float">
            <text:p>1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1" calcext:value-type="float">
            <text:p>1</text:p>
          </table:table-cell>
          <table:table-cell office:value-type="float" office:value="0.087215" calcext:value-type="float">
            <text:p>0.087215</text:p>
          </table:table-cell>
          <table:table-cell office:value-type="float" office:value="1" calcext:value-type="float">
            <text:p>1</text:p>
          </table:table-cell>
          <table:table-cell table:formula="of:=([.B86]+[.D86]+[.F86]+[.H86]+[.J86]+[.L86]+[.N86]+[.P86]+[.R86]+[.T86])/10" office:value-type="float" office:value="0.0368" calcext:value-type="float">
            <text:p>0.0368</text:p>
          </table:table-cell>
          <table:table-cell table:formula="of:=([.C86]+[.E86]+[.G86]+[.I86]+[.K86]+[.M86]+[.O86]+[.Q86]+[.S86]+[.U86])/10" office:value-type="float" office:value="0.999981" calcext:value-type="float">
            <text:p>0.999981</text:p>
          </table:table-cell>
        </table:table-row>
        <table:table-row table:style-name="ro1">
          <table:table-cell/>
          <table:table-cell office:value-type="float" office:value="0.061224" calcext:value-type="float">
            <text:p>0.061224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22907" calcext:value-type="float">
            <text:p>0.022907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1" calcext:value-type="float">
            <text:p>1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1" calcext:value-type="float">
            <text:p>1</text:p>
          </table:table-cell>
          <table:table-cell office:value-type="float" office:value="0.013238" calcext:value-type="float">
            <text:p>0.01323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213" calcext:value-type="float">
            <text:p>0.0213</text:p>
          </table:table-cell>
          <table:table-cell office:value-type="float" office:value="1" calcext:value-type="float">
            <text:p>1</text:p>
          </table:table-cell>
          <table:table-cell office:value-type="float" office:value="0.033403" calcext:value-type="float">
            <text:p>0.033403</text:p>
          </table:table-cell>
          <table:table-cell office:value-type="float" office:value="1" calcext:value-type="float">
            <text:p>1</text:p>
          </table:table-cell>
          <table:table-cell office:value-type="float" office:value="0.0107" calcext:value-type="float">
            <text:p>0.0107</text:p>
          </table:table-cell>
          <table:table-cell office:value-type="float" office:value="1" calcext:value-type="float">
            <text:p>1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1" calcext:value-type="float">
            <text:p>1</text:p>
          </table:table-cell>
          <table:table-cell office:value-type="float" office:value="0.06442" calcext:value-type="float">
            <text:p>0.06442</text:p>
          </table:table-cell>
          <table:table-cell office:value-type="float" office:value="1" calcext:value-type="float">
            <text:p>1</text:p>
          </table:table-cell>
          <table:table-cell table:formula="of:=([.B87]+[.D87]+[.F87]+[.H87]+[.J87]+[.L87]+[.N87]+[.P87]+[.R87]+[.T87])/10" office:value-type="float" office:value="0.0251336" calcext:value-type="float">
            <text:p>0.0251336</text:p>
          </table:table-cell>
          <table:table-cell table:formula="of:=([.C87]+[.E87]+[.G87]+[.I87]+[.K87]+[.M87]+[.O87]+[.Q87]+[.S87]+[.U87])/10" office:value-type="float" office:value="0.9999848" calcext:value-type="float">
            <text:p>0.9999848</text:p>
          </table:table-cell>
        </table:table-row>
        <table:table-row table:style-name="ro1">
          <table:table-cell/>
          <table:table-cell office:value-type="float" office:value="0.044898" calcext:value-type="float">
            <text:p>0.044898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1" calcext:value-type="float">
            <text:p>1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1" calcext:value-type="float">
            <text:p>1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1" calcext:value-type="float">
            <text:p>1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1" calcext:value-type="float">
            <text:p>1</text:p>
          </table:table-cell>
          <table:table-cell office:value-type="float" office:value="0.022965" calcext:value-type="float">
            <text:p>0.022965</text:p>
          </table:table-cell>
          <table:table-cell office:value-type="float" office:value="1" calcext:value-type="float">
            <text:p>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1" calcext:value-type="float">
            <text:p>1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1" calcext:value-type="float">
            <text:p>1</text:p>
          </table:table-cell>
          <table:table-cell office:value-type="float" office:value="0.042616" calcext:value-type="float">
            <text:p>0.042616</text:p>
          </table:table-cell>
          <table:table-cell office:value-type="float" office:value="1" calcext:value-type="float">
            <text:p>1</text:p>
          </table:table-cell>
          <table:table-cell table:formula="of:=([.B88]+[.D88]+[.F88]+[.H88]+[.J88]+[.L88]+[.N88]+[.P88]+[.R88]+[.T88])/10" office:value-type="float" office:value="0.016441" calcext:value-type="float">
            <text:p>0.016441</text:p>
          </table:table-cell>
          <table:table-cell table:formula="of:=([.C88]+[.E88]+[.G88]+[.I88]+[.K88]+[.M88]+[.O88]+[.Q88]+[.S88]+[.U88])/10" office:value-type="float" office:value="0.9999886" calcext:value-type="float">
            <text:p>0.9999886</text:p>
          </table:table-cell>
        </table:table-row>
        <table:table-row table:style-name="ro1">
          <table:table-cell/>
          <table:table-cell office:value-type="float" office:value="0.029592" calcext:value-type="float">
            <text:p>0.02959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1" calcext:value-type="float">
            <text:p>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1" calcext:value-type="float">
            <text:p>1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1" calcext:value-type="float">
            <text:p>1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1" calcext:value-type="float">
            <text:p>1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1" calcext:value-type="float">
            <text:p>1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1" calcext:value-type="float">
            <text:p>1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741" calcext:value-type="float">
            <text:p>0.028741</text:p>
          </table:table-cell>
          <table:table-cell office:value-type="float" office:value="1" calcext:value-type="float">
            <text:p>1</text:p>
          </table:table-cell>
          <table:table-cell table:formula="of:=([.B89]+[.D89]+[.F89]+[.H89]+[.J89]+[.L89]+[.N89]+[.P89]+[.R89]+[.T89])/10" office:value-type="float" office:value="0.0092447" calcext:value-type="float">
            <text:p>0.0092447</text:p>
          </table:table-cell>
          <table:table-cell table:formula="of:=([.C89]+[.E89]+[.G89]+[.I89]+[.K89]+[.M89]+[.O89]+[.Q89]+[.S89]+[.U89])/10" office:value-type="float" office:value="0.9999886" calcext:value-type="float">
            <text:p>0.9999886</text:p>
          </table:table-cell>
        </table:table-row>
        <table:table-row table:style-name="ro1">
          <table:table-cell/>
          <table:table-cell office:value-type="float" office:value="0.017347" calcext:value-type="float">
            <text:p>0.017347</text:p>
          </table:table-cell>
          <table:table-cell office:value-type="float" office:value="1" calcext:value-type="float">
            <text:p>1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63" calcext:value-type="float">
            <text:p>0.003363</text:p>
          </table:table-cell>
          <table:table-cell office:value-type="float" office:value="1" calcext:value-type="float">
            <text:p>1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" calcext:value-type="float">
            <text:p>1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57" calcext:value-type="float">
            <text:p>0.015857</text:p>
          </table:table-cell>
          <table:table-cell office:value-type="float" office:value="1" calcext:value-type="float">
            <text:p>1</text:p>
          </table:table-cell>
          <table:table-cell table:formula="of:=([.B90]+[.D90]+[.F90]+[.H90]+[.J90]+[.L90]+[.N90]+[.P90]+[.R90]+[.T90])/10" office:value-type="float" office:value="0.0049252" calcext:value-type="float">
            <text:p>0.0049252</text:p>
          </table:table-cell>
          <table:table-cell table:formula="of:=([.C90]+[.E90]+[.G90]+[.I90]+[.K90]+[.M90]+[.O90]+[.Q90]+[.S90]+[.U90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11224" calcext:value-type="float">
            <text:p>0.011224</text:p>
          </table:table-cell>
          <table:table-cell office:value-type="float" office:value="1" calcext:value-type="float">
            <text:p>1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1" calcext:value-type="float">
            <text:p>1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1" calcext:value-type="float">
            <text:p>1</text:p>
          </table:table-cell>
          <table:table-cell table:formula="of:=([.B91]+[.D91]+[.F91]+[.H91]+[.J91]+[.L91]+[.N91]+[.P91]+[.R91]+[.T91])/10" office:value-type="float" office:value="0.0028141" calcext:value-type="float">
            <text:p>0.0028141</text:p>
          </table:table-cell>
          <table:table-cell table:formula="of:=([.C91]+[.E91]+[.G91]+[.I91]+[.K91]+[.M91]+[.O91]+[.Q91]+[.S91]+[.U91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06122" calcext:value-type="float">
            <text:p>0.006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1" calcext:value-type="float">
            <text:p>1</text:p>
          </table:table-cell>
          <table:table-cell table:formula="of:=([.B92]+[.D92]+[.F92]+[.H92]+[.J92]+[.L92]+[.N92]+[.P92]+[.R92]+[.T92])/10" office:value-type="float" office:value="0.0014156" calcext:value-type="float">
            <text:p>0.0014156</text:p>
          </table:table-cell>
          <table:table-cell table:formula="of:=([.C92]+[.E92]+[.G92]+[.I92]+[.K92]+[.M92]+[.O92]+[.Q92]+[.S92]+[.U92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03061" calcext:value-type="float">
            <text:p>0.003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1" calcext:value-type="float">
            <text:p>1</text:p>
          </table:table-cell>
          <table:table-cell table:formula="of:=([.B93]+[.D93]+[.F93]+[.H93]+[.J93]+[.L93]+[.N93]+[.P93]+[.R93]+[.T93])/10" office:value-type="float" office:value="0.0006034" calcext:value-type="float">
            <text:p>0.0006034</text:p>
          </table:table-cell>
          <table:table-cell table:formula="of:=([.C93]+[.E93]+[.G93]+[.I93]+[.K93]+[.M93]+[.O93]+[.Q93]+[.S93]+[.U93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" calcext:value-type="float">
            <text:p>1</text:p>
          </table:table-cell>
          <table:table-cell table:formula="of:=([.B94]+[.D94]+[.F94]+[.H94]+[.J94]+[.L94]+[.N94]+[.P94]+[.R94]+[.T94])/10" office:value-type="float" office:value="0.0000991" calcext:value-type="float">
            <text:p>9.91E-05</text:p>
          </table:table-cell>
          <table:table-cell table:formula="of:=([.C94]+[.E94]+[.G94]+[.I94]+[.K94]+[.M94]+[.O94]+[.Q94]+[.S94]+[.U94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" calcext:value-type="float">
            <text:p>1</text:p>
          </table:table-cell>
          <table:table-cell table:formula="of:=([.B95]+[.D95]+[.F95]+[.H95]+[.J95]+[.L95]+[.N95]+[.P95]+[.R95]+[.T95])/10" office:value-type="float" office:value="0.0000991" calcext:value-type="float">
            <text:p>9.91E-05</text:p>
          </table:table-cell>
          <table:table-cell table:formula="of:=([.C95]+[.E95]+[.G95]+[.I95]+[.K95]+[.M95]+[.O95]+[.Q95]+[.S95]+[.U95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96]+[.D96]+[.F96]+[.H96]+[.J96]+[.L96]+[.N96]+[.P96]+[.R96]+[.T96])/10" office:value-type="float" office:value="0" calcext:value-type="float">
            <text:p>0</text:p>
          </table:table-cell>
          <table:table-cell table:formula="of:=([.C96]+[.E96]+[.G96]+[.I96]+[.K96]+[.M96]+[.O96]+[.Q96]+[.S96]+[.U96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97]+[.D97]+[.F97]+[.H97]+[.J97]+[.L97]+[.N97]+[.P97]+[.R97]+[.T97])/10" office:value-type="float" office:value="0" calcext:value-type="float">
            <text:p>0</text:p>
          </table:table-cell>
          <table:table-cell table:formula="of:=([.C97]+[.E97]+[.G97]+[.I97]+[.K97]+[.M97]+[.O97]+[.Q97]+[.S97]+[.U97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98]+[.D98]+[.F98]+[.H98]+[.J98]+[.L98]+[.N98]+[.P98]+[.R98]+[.T98])/10" office:value-type="float" office:value="0" calcext:value-type="float">
            <text:p>0</text:p>
          </table:table-cell>
          <table:table-cell table:formula="of:=([.C98]+[.E98]+[.G98]+[.I98]+[.K98]+[.M98]+[.O98]+[.Q98]+[.S98]+[.U98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99]+[.D99]+[.F99]+[.H99]+[.J99]+[.L99]+[.N99]+[.P99]+[.R99]+[.T99])/10" office:value-type="float" office:value="0" calcext:value-type="float">
            <text:p>0</text:p>
          </table:table-cell>
          <table:table-cell table:formula="of:=([.C99]+[.E99]+[.G99]+[.I99]+[.K99]+[.M99]+[.O99]+[.Q99]+[.S99]+[.U99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00]+[.D100]+[.F100]+[.H100]+[.J100]+[.L100]+[.N100]+[.P100]+[.R100]+[.T100])/10" office:value-type="float" office:value="0" calcext:value-type="float">
            <text:p>0</text:p>
          </table:table-cell>
          <table:table-cell table:formula="of:=([.C100]+[.E100]+[.G100]+[.I100]+[.K100]+[.M100]+[.O100]+[.Q100]+[.S100]+[.U100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01]+[.D101]+[.F101]+[.H101]+[.J101]+[.L101]+[.N101]+[.P101]+[.R101]+[.T101])/10" office:value-type="float" office:value="0" calcext:value-type="float">
            <text:p>0</text:p>
          </table:table-cell>
          <table:table-cell table:formula="of:=([.C101]+[.E101]+[.G101]+[.I101]+[.K101]+[.M101]+[.O101]+[.Q101]+[.S101]+[.U101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02]+[.D102]+[.F102]+[.H102]+[.J102]+[.L102]+[.N102]+[.P102]+[.R102]+[.T102])/10" office:value-type="float" office:value="0" calcext:value-type="float">
            <text:p>0</text:p>
          </table:table-cell>
          <table:table-cell table:formula="of:=([.C102]+[.E102]+[.G102]+[.I102]+[.K102]+[.M102]+[.O102]+[.Q102]+[.S102]+[.U102])/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03]+[.D103]+[.F103]+[.H103]+[.J103]+[.L103]+[.N103]+[.P103]+[.R103]+[.T103])/10" office:value-type="float" office:value="0" calcext:value-type="float">
            <text:p>0</text:p>
          </table:table-cell>
          <table:table-cell table:formula="of:=([.C103]+[.E103]+[.G103]+[.I103]+[.K103]+[.M103]+[.O103]+[.Q103]+[.S103]+[.U103])/10" office:value-type="float" office:value="1" calcext:value-type="float">
            <text:p>1</text:p>
          </table:table-cell>
        </table:table-row>
      </table:table>
      <table:table table:name="Sheet1_2" table:style-name="ta1">
        <table:shapes>
          <draw:frame draw:z-index="0" draw:style-name="gr1" draw:text-style-name="P1" svg:width="159.99mm" svg:height="89.99mm" svg:x="527.17mm" svg:y="15.34mm">
            <loext:p draw:notify-on-update-of-ranges="Sheet1_2.W4:Sheet1_2.W103 Sheet1_2.V4:Sheet1_2.V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2" table:default-cell-style-name="ce1"/>
        <table:table-row table:style-name="ro1" table:number-rows-repeated="2">
          <table:table-cell/>
          <table:table-cell table:style-name="Default" table:number-columns-repeated="22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 table:number-columns-spanned="2" table:number-rows-spanned="1">
            <text:p>average</text:p>
          </table:table-cell>
          <table:covered-table-cell/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43699" calcext:value-type="float">
            <text:p>0.743699</text:p>
          </table:table-cell>
          <table:table-cell office:value-type="float" office:value="1" calcext:value-type="float">
            <text:p>1</text:p>
          </table:table-cell>
          <table:table-cell office:value-type="float" office:value="0.791608" calcext:value-type="float">
            <text:p>0.791608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58344" calcext:value-type="float">
            <text:p>0.958344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06087" calcext:value-type="float">
            <text:p>0.806087</text:p>
          </table:table-cell>
          <table:table-cell office:value-type="float" office:value="1" calcext:value-type="float">
            <text:p>1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3126" calcext:value-type="float">
            <text:p>0.913126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9009" calcext:value-type="float">
            <text:p>0.999009</text:p>
          </table:table-cell>
          <table:table-cell table:number-columns-repeated="2" office:value-type="float" office:value="0.902361" calcext:value-type="float">
            <text:p>0.902361</text:p>
          </table:table-cell>
          <table:table-cell table:formula="of:=([.B4]+[.D4]+[.F4]+[.H4]+[.J4]+[.L4]+[.N4]+[.P4]+[.R4]+[.T4])/10" office:value-type="float" office:value="0.9887422" calcext:value-type="float">
            <text:p>0.9887422</text:p>
          </table:table-cell>
          <table:table-cell table:formula="of:=([.C4]+[.E4]+[.G4]+[.I4]+[.K4]+[.M4]+[.O4]+[.Q4]+[.S4]+[.U4])/10" office:value-type="float" office:value="0.866603" calcext:value-type="float">
            <text:p>0.866603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40037" calcext:value-type="float">
            <text:p>0.940037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17053" calcext:value-type="float">
            <text:p>0.717053</text:p>
          </table:table-cell>
          <table:table-cell office:value-type="float" office:value="1" calcext:value-type="float">
            <text:p>1</text:p>
          </table:table-cell>
          <table:table-cell office:value-type="float" office:value="0.772164" calcext:value-type="float">
            <text:p>0.772164</text:p>
          </table:table-cell>
          <table:table-cell office:value-type="float" office:value="0.99901" calcext:value-type="float">
            <text:p>0.99901</text:p>
          </table:table-cell>
          <table:table-cell office:value-type="float" office:value="0.939127" calcext:value-type="float">
            <text:p>0.939127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788841" calcext:value-type="float">
            <text:p>0.788841</text:p>
          </table:table-cell>
          <table:table-cell office:value-type="float" office:value="1" calcext:value-type="float">
            <text:p>1</text:p>
          </table:table-cell>
          <table:table-cell office:value-type="float" office:value="0.76447" calcext:value-type="float">
            <text:p>0.76447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806466" calcext:value-type="float">
            <text:p>0.806466</text:p>
          </table:table-cell>
          <table:table-cell office:value-type="float" office:value="1" calcext:value-type="float">
            <text:p>1</text:p>
          </table:table-cell>
          <table:table-cell office:value-type="float" office:value="0.900769" calcext:value-type="float">
            <text:p>0.900769</text:p>
          </table:table-cell>
          <table:table-cell office:value-type="float" office:value="1" calcext:value-type="float">
            <text:p>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0.883561" calcext:value-type="float">
            <text:p>0.883561</text:p>
          </table:table-cell>
          <table:table-cell office:value-type="float" office:value="0.991358" calcext:value-type="float">
            <text:p>0.991358</text:p>
          </table:table-cell>
          <table:table-cell table:formula="of:=([.B5]+[.D5]+[.F5]+[.H5]+[.J5]+[.L5]+[.N5]+[.P5]+[.R5]+[.T5])/10" office:value-type="float" office:value="0.9873649" calcext:value-type="float">
            <text:p>0.9873649</text:p>
          </table:table-cell>
          <table:table-cell table:formula="of:=([.C5]+[.E5]+[.G5]+[.I5]+[.K5]+[.M5]+[.O5]+[.Q5]+[.S5]+[.U5])/10" office:value-type="float" office:value="0.8619294" calcext:value-type="float">
            <text:p>0.8619294</text:p>
          </table:table-cell>
        </table:table-row>
        <table:table-row table:style-name="ro1">
          <table:table-cell/>
          <table:table-cell office:value-type="float" office:value="0.99898" calcext:value-type="float">
            <text:p>0.99898</text:p>
          </table:table-cell>
          <table:table-cell office:value-type="float" office:value="0.942046" calcext:value-type="float">
            <text:p>0.94204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0.750938" calcext:value-type="float">
            <text:p>0.75093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774514" calcext:value-type="float">
            <text:p>0.774514</text:p>
          </table:table-cell>
          <table:table-cell office:value-type="float" office:value="0.99802" calcext:value-type="float">
            <text:p>0.99802</text:p>
          </table:table-cell>
          <table:table-cell office:value-type="float" office:value="0.939469" calcext:value-type="float">
            <text:p>0.939469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1" calcext:value-type="float">
            <text:p>1</text:p>
          </table:table-cell>
          <table:table-cell office:value-type="float" office:value="0.794413" calcext:value-type="float">
            <text:p>0.794413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812493" calcext:value-type="float">
            <text:p>0.812493</text:p>
          </table:table-cell>
          <table:table-cell office:value-type="float" office:value="1" calcext:value-type="float">
            <text:p>1</text:p>
          </table:table-cell>
          <table:table-cell office:value-type="float" office:value="0.912747" calcext:value-type="float">
            <text:p>0.912747</text:p>
          </table:table-cell>
          <table:table-cell office:value-type="float" office:value="1" calcext:value-type="float">
            <text:p>1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09222" calcext:value-type="float">
            <text:p>0.909222</text:p>
          </table:table-cell>
          <table:table-cell office:value-type="float" office:value="0.991434" calcext:value-type="float">
            <text:p>0.991434</text:p>
          </table:table-cell>
          <table:table-cell table:formula="of:=([.B6]+[.D6]+[.F6]+[.H6]+[.J6]+[.L6]+[.N6]+[.P6]+[.R6]+[.T6])/10" office:value-type="float" office:value="0.9897304" calcext:value-type="float">
            <text:p>0.9897304</text:p>
          </table:table-cell>
          <table:table-cell table:formula="of:=([.C6]+[.E6]+[.G6]+[.I6]+[.K6]+[.M6]+[.O6]+[.Q6]+[.S6]+[.U6])/10" office:value-type="float" office:value="0.872753" calcext:value-type="float">
            <text:p>0.872753</text:p>
          </table:table-cell>
        </table:table-row>
        <table:table-row table:style-name="ro1">
          <table:table-cell/>
          <table:table-cell office:value-type="float" office:value="0.996939" calcext:value-type="float">
            <text:p>0.996939</text:p>
          </table:table-cell>
          <table:table-cell office:value-type="float" office:value="0.945723" calcext:value-type="float">
            <text:p>0.945723</text:p>
          </table:table-cell>
          <table:table-cell office:value-type="float" office:value="0.996476" calcext:value-type="float">
            <text:p>0.996476</text:p>
          </table:table-cell>
          <table:table-cell office:value-type="float" office:value="0.787818" calcext:value-type="float">
            <text:p>0.787818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780124" calcext:value-type="float">
            <text:p>0.780124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4451" calcext:value-type="float">
            <text:p>0.94451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1852" calcext:value-type="float">
            <text:p>0.81852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816283" calcext:value-type="float">
            <text:p>0.816283</text:p>
          </table:table-cell>
          <table:table-cell office:value-type="float" office:value="1" calcext:value-type="float">
            <text:p>1</text:p>
          </table:table-cell>
          <table:table-cell office:value-type="float" office:value="0.913657" calcext:value-type="float">
            <text:p>0.913657</text:p>
          </table:table-cell>
          <table:table-cell office:value-type="float" office:value="1" calcext:value-type="float">
            <text:p>1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15173" calcext:value-type="float">
            <text:p>0.915173</text:p>
          </table:table-cell>
          <table:table-cell office:value-type="float" office:value="0.991434" calcext:value-type="float">
            <text:p>0.991434</text:p>
          </table:table-cell>
          <table:table-cell table:formula="of:=([.B7]+[.D7]+[.F7]+[.H7]+[.J7]+[.L7]+[.N7]+[.P7]+[.R7]+[.T7])/10" office:value-type="float" office:value="0.9896323" calcext:value-type="float">
            <text:p>0.9896323</text:p>
          </table:table-cell>
          <table:table-cell table:formula="of:=([.C7]+[.E7]+[.G7]+[.I7]+[.K7]+[.M7]+[.O7]+[.Q7]+[.S7]+[.U7])/10" office:value-type="float" office:value="0.8791854" calcext:value-type="float">
            <text:p>0.8791854</text:p>
          </table:table-cell>
        </table:table-row>
        <table:table-row table:style-name="ro1">
          <table:table-cell/>
          <table:table-cell office:value-type="float" office:value="0.995918" calcext:value-type="float">
            <text:p>0.995918</text:p>
          </table:table-cell>
          <table:table-cell office:value-type="float" office:value="0.949058" calcext:value-type="float">
            <text:p>0.949058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793845" calcext:value-type="float">
            <text:p>0.793845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0288" calcext:value-type="float">
            <text:p>0.800288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49778" calcext:value-type="float">
            <text:p>0.949778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19998" calcext:value-type="float">
            <text:p>0.819998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79934" calcext:value-type="float">
            <text:p>0.79934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831331" calcext:value-type="float">
            <text:p>0.831331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1" calcext:value-type="float">
            <text:p>1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17826" calcext:value-type="float">
            <text:p>0.917826</text:p>
          </table:table-cell>
          <table:table-cell office:value-type="float" office:value="0.991434" calcext:value-type="float">
            <text:p>0.991434</text:p>
          </table:table-cell>
          <table:table-cell table:formula="of:=([.B8]+[.D8]+[.F8]+[.H8]+[.J8]+[.L8]+[.N8]+[.P8]+[.R8]+[.T8])/10" office:value-type="float" office:value="0.9896101" calcext:value-type="float">
            <text:p>0.9896101</text:p>
          </table:table-cell>
          <table:table-cell table:formula="of:=([.C8]+[.E8]+[.G8]+[.I8]+[.K8]+[.M8]+[.O8]+[.Q8]+[.S8]+[.U8])/10" office:value-type="float" office:value="0.884373" calcext:value-type="float">
            <text:p>0.884373</text:p>
          </table:table-cell>
        </table:table-row>
        <table:table-row table:style-name="ro1">
          <table:table-cell/>
          <table:table-cell office:value-type="float" office:value="0.992857" calcext:value-type="float">
            <text:p>0.992857</text:p>
          </table:table-cell>
          <table:table-cell office:value-type="float" office:value="0.952356" calcext:value-type="float">
            <text:p>0.952356</text:p>
          </table:table-cell>
          <table:table-cell office:value-type="float" office:value="0.995595" calcext:value-type="float">
            <text:p>0.995595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0.955729" calcext:value-type="float">
            <text:p>0.955729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29663" calcext:value-type="float">
            <text:p>0.829663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05367" calcext:value-type="float">
            <text:p>0.805367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848804" calcext:value-type="float">
            <text:p>0.848804</text:p>
          </table:table-cell>
          <table:table-cell office:value-type="float" office:value="0.997082" calcext:value-type="float">
            <text:p>0.997082</text:p>
          </table:table-cell>
          <table:table-cell office:value-type="float" office:value="0.918394" calcext:value-type="float">
            <text:p>0.918394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20327" calcext:value-type="float">
            <text:p>0.920327</text:p>
          </table:table-cell>
          <table:table-cell office:value-type="float" office:value="0.991434" calcext:value-type="float">
            <text:p>0.991434</text:p>
          </table:table-cell>
          <table:table-cell table:formula="of:=([.B9]+[.D9]+[.F9]+[.H9]+[.J9]+[.L9]+[.N9]+[.P9]+[.R9]+[.T9])/10" office:value-type="float" office:value="0.9887458" calcext:value-type="float">
            <text:p>0.9887458</text:p>
          </table:table-cell>
          <table:table-cell table:formula="of:=([.C9]+[.E9]+[.G9]+[.I9]+[.K9]+[.M9]+[.O9]+[.Q9]+[.S9]+[.U9])/10" office:value-type="float" office:value="0.8901797" calcext:value-type="float">
            <text:p>0.8901797</text:p>
          </table:table-cell>
        </table:table-row>
        <table:table-row table:style-name="ro1">
          <table:table-cell/>
          <table:table-cell office:value-type="float" office:value="0.991837" calcext:value-type="float">
            <text:p>0.991837</text:p>
          </table:table-cell>
          <table:table-cell office:value-type="float" office:value="0.953758" calcext:value-type="float">
            <text:p>0.953758</text:p>
          </table:table-cell>
          <table:table-cell office:value-type="float" office:value="0.99207" calcext:value-type="float">
            <text:p>0.99207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09309" calcext:value-type="float">
            <text:p>0.809309</text:p>
          </table:table-cell>
          <table:table-cell office:value-type="float" office:value="0.994059" calcext:value-type="float">
            <text:p>0.994059</text:p>
          </table:table-cell>
          <table:table-cell office:value-type="float" office:value="0.958648" calcext:value-type="float">
            <text:p>0.958648</text:p>
          </table:table-cell>
          <table:table-cell office:value-type="float" office:value="0.995927" calcext:value-type="float">
            <text:p>0.995927</text:p>
          </table:table-cell>
          <table:table-cell office:value-type="float" office:value="0.835728" calcext:value-type="float">
            <text:p>0.835728</text:p>
          </table:table-cell>
          <table:table-cell office:value-type="float" office:value="0.998879" calcext:value-type="float">
            <text:p>0.998879</text:p>
          </table:table-cell>
          <table:table-cell office:value-type="float" office:value="0.803282" calcext:value-type="float">
            <text:p>0.803282</text:p>
          </table:table-cell>
          <table:table-cell office:value-type="float" office:value="0.993737" calcext:value-type="float">
            <text:p>0.993737</text:p>
          </table:table-cell>
          <table:table-cell office:value-type="float" office:value="0.875488" calcext:value-type="float">
            <text:p>0.875488</text:p>
          </table:table-cell>
          <table:table-cell office:value-type="float" office:value="0.996109" calcext:value-type="float">
            <text:p>0.996109</text:p>
          </table:table-cell>
          <table:table-cell office:value-type="float" office:value="0.917902" calcext:value-type="float">
            <text:p>0.917902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22033" calcext:value-type="float">
            <text:p>0.922033</text:p>
          </table:table-cell>
          <table:table-cell office:value-type="float" office:value="0.991434" calcext:value-type="float">
            <text:p>0.991434</text:p>
          </table:table-cell>
          <table:table-cell table:formula="of:=([.B10]+[.D10]+[.F10]+[.H10]+[.J10]+[.L10]+[.N10]+[.P10]+[.R10]+[.T10])/10" office:value-type="float" office:value="0.9882655" calcext:value-type="float">
            <text:p>0.9882655</text:p>
          </table:table-cell>
          <table:table-cell table:formula="of:=([.C10]+[.E10]+[.G10]+[.I10]+[.K10]+[.M10]+[.O10]+[.Q10]+[.S10]+[.U10])/10" office:value-type="float" office:value="0.896233" calcext:value-type="float">
            <text:p>0.896233</text:p>
          </table:table-cell>
        </table:table-row>
        <table:table-row table:style-name="ro1">
          <table:table-cell/>
          <table:table-cell office:value-type="float" office:value="0.991837" calcext:value-type="float">
            <text:p>0.991837</text:p>
          </table:table-cell>
          <table:table-cell office:value-type="float" office:value="0.956184" calcext:value-type="float">
            <text:p>0.956184</text:p>
          </table:table-cell>
          <table:table-cell office:value-type="float" office:value="0.991189" calcext:value-type="float">
            <text:p>0.991189</text:p>
          </table:table-cell>
          <table:table-cell office:value-type="float" office:value="0.832999" calcext:value-type="float">
            <text:p>0.832999</text:p>
          </table:table-cell>
          <table:table-cell office:value-type="float" office:value="0.999031" calcext:value-type="float">
            <text:p>0.999031</text:p>
          </table:table-cell>
          <table:table-cell office:value-type="float" office:value="0.815298" calcext:value-type="float">
            <text:p>0.815298</text:p>
          </table:table-cell>
          <table:table-cell office:value-type="float" office:value="0.993069" calcext:value-type="float">
            <text:p>0.993069</text:p>
          </table:table-cell>
          <table:table-cell office:value-type="float" office:value="0.963613" calcext:value-type="float">
            <text:p>0.963613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849145" calcext:value-type="float">
            <text:p>0.849145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814047" calcext:value-type="float">
            <text:p>0.814047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883258" calcext:value-type="float">
            <text:p>0.883258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21578" calcext:value-type="float">
            <text:p>0.921578</text:p>
          </table:table-cell>
          <table:table-cell office:value-type="float" office:value="0.991434" calcext:value-type="float">
            <text:p>0.991434</text:p>
          </table:table-cell>
          <table:table-cell table:formula="of:=([.B11]+[.D11]+[.F11]+[.H11]+[.J11]+[.L11]+[.N11]+[.P11]+[.R11]+[.T11])/10" office:value-type="float" office:value="0.9873066" calcext:value-type="float">
            <text:p>0.9873066</text:p>
          </table:table-cell>
          <table:table-cell table:formula="of:=([.C11]+[.E11]+[.G11]+[.I11]+[.K11]+[.M11]+[.O11]+[.Q11]+[.S11]+[.U11])/10" office:value-type="float" office:value="0.9024409" calcext:value-type="float">
            <text:p>0.9024409</text:p>
          </table:table-cell>
        </table:table-row>
        <table:table-row table:style-name="ro1">
          <table:table-cell/>
          <table:table-cell office:value-type="float" office:value="0.990816" calcext:value-type="float">
            <text:p>0.990816</text:p>
          </table:table-cell>
          <table:table-cell office:value-type="float" office:value="0.962855" calcext:value-type="float">
            <text:p>0.962855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83459" calcext:value-type="float">
            <text:p>0.83459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1814" calcext:value-type="float">
            <text:p>0.81814</text:p>
          </table:table-cell>
          <table:table-cell office:value-type="float" office:value="0.992079" calcext:value-type="float">
            <text:p>0.992079</text:p>
          </table:table-cell>
          <table:table-cell office:value-type="float" office:value="0.965015" calcext:value-type="float">
            <text:p>0.965015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51382" calcext:value-type="float">
            <text:p>0.851382</text:p>
          </table:table-cell>
          <table:table-cell office:value-type="float" office:value="0.997758" calcext:value-type="float">
            <text:p>0.997758</text:p>
          </table:table-cell>
          <table:table-cell office:value-type="float" office:value="0.82231" calcext:value-type="float">
            <text:p>0.82231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8557" calcext:value-type="float">
            <text:p>0.88557</text:p>
          </table:table-cell>
          <table:table-cell office:value-type="float" office:value="0.995136" calcext:value-type="float">
            <text:p>0.995136</text:p>
          </table:table-cell>
          <table:table-cell office:value-type="float" office:value="0.931319" calcext:value-type="float">
            <text:p>0.93131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3062" calcext:value-type="float">
            <text:p>0.993062</text:p>
          </table:table-cell>
          <table:table-cell office:value-type="float" office:value="0.924042" calcext:value-type="float">
            <text:p>0.924042</text:p>
          </table:table-cell>
          <table:table-cell office:value-type="float" office:value="0.991434" calcext:value-type="float">
            <text:p>0.991434</text:p>
          </table:table-cell>
          <table:table-cell table:formula="of:=([.B12]+[.D12]+[.F12]+[.H12]+[.J12]+[.L12]+[.N12]+[.P12]+[.R12]+[.T12])/10" office:value-type="float" office:value="0.9868582" calcext:value-type="float">
            <text:p>0.9868582</text:p>
          </table:table-cell>
          <table:table-cell table:formula="of:=([.C12]+[.E12]+[.G12]+[.I12]+[.K12]+[.M12]+[.O12]+[.Q12]+[.S12]+[.U12])/10" office:value-type="float" office:value="0.9055677" calcext:value-type="float">
            <text:p>0.9055677</text:p>
          </table:table-cell>
        </table:table-row>
        <table:table-row table:style-name="ro1">
          <table:table-cell/>
          <table:table-cell office:value-type="float" office:value="0.986735" calcext:value-type="float">
            <text:p>0.986735</text:p>
          </table:table-cell>
          <table:table-cell office:value-type="float" office:value="0.966266" calcext:value-type="float">
            <text:p>0.966266</text:p>
          </table:table-cell>
          <table:table-cell office:value-type="float" office:value="0.990308" calcext:value-type="float">
            <text:p>0.990308</text:p>
          </table:table-cell>
          <table:table-cell office:value-type="float" office:value="0.84399" calcext:value-type="float">
            <text:p>0.84399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27086" calcext:value-type="float">
            <text:p>0.827086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68844" calcext:value-type="float">
            <text:p>0.968844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853807" calcext:value-type="float">
            <text:p>0.853807</text:p>
          </table:table-cell>
          <table:table-cell office:value-type="float" office:value="0.993274" calcext:value-type="float">
            <text:p>0.993274</text:p>
          </table:table-cell>
          <table:table-cell office:value-type="float" office:value="0.855854" calcext:value-type="float">
            <text:p>0.855854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892165" calcext:value-type="float">
            <text:p>0.892165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39658" calcext:value-type="float">
            <text:p>0.939658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3185" calcext:value-type="float">
            <text:p>0.93185</text:p>
          </table:table-cell>
          <table:table-cell office:value-type="float" office:value="0.991434" calcext:value-type="float">
            <text:p>0.991434</text:p>
          </table:table-cell>
          <table:table-cell table:formula="of:=([.B13]+[.D13]+[.F13]+[.H13]+[.J13]+[.L13]+[.N13]+[.P13]+[.R13]+[.T13])/10" office:value-type="float" office:value="0.9864935" calcext:value-type="float">
            <text:p>0.9864935</text:p>
          </table:table-cell>
          <table:table-cell table:formula="of:=([.C13]+[.E13]+[.G13]+[.I13]+[.K13]+[.M13]+[.O13]+[.Q13]+[.S13]+[.U13])/10" office:value-type="float" office:value="0.9131175" calcext:value-type="float">
            <text:p>0.9131175</text:p>
          </table:table-cell>
        </table:table-row>
        <table:table-row table:style-name="ro1">
          <table:table-cell/>
          <table:table-cell office:value-type="float" office:value="0.986735" calcext:value-type="float">
            <text:p>0.986735</text:p>
          </table:table-cell>
          <table:table-cell office:value-type="float" office:value="0.968844" calcext:value-type="float">
            <text:p>0.968844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859682" calcext:value-type="float">
            <text:p>0.859682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33832" calcext:value-type="float">
            <text:p>0.833832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94908" calcext:value-type="float">
            <text:p>0.994908</text:p>
          </table:table-cell>
          <table:table-cell office:value-type="float" office:value="0.865103" calcext:value-type="float">
            <text:p>0.865103</text:p>
          </table:table-cell>
          <table:table-cell office:value-type="float" office:value="0.991031" calcext:value-type="float">
            <text:p>0.991031</text:p>
          </table:table-cell>
          <table:table-cell office:value-type="float" office:value="0.854944" calcext:value-type="float">
            <text:p>0.854944</text:p>
          </table:table-cell>
          <table:table-cell office:value-type="float" office:value="0.989562" calcext:value-type="float">
            <text:p>0.989562</text:p>
          </table:table-cell>
          <table:table-cell office:value-type="float" office:value="0.900618" calcext:value-type="float">
            <text:p>0.900618</text:p>
          </table:table-cell>
          <table:table-cell office:value-type="float" office:value="0.990272" calcext:value-type="float">
            <text:p>0.990272</text:p>
          </table:table-cell>
          <table:table-cell office:value-type="float" office:value="0.945419" calcext:value-type="float">
            <text:p>0.94541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34011" calcext:value-type="float">
            <text:p>0.934011</text:p>
          </table:table-cell>
          <table:table-cell office:value-type="float" office:value="0.991434" calcext:value-type="float">
            <text:p>0.991434</text:p>
          </table:table-cell>
          <table:table-cell table:formula="of:=([.B14]+[.D14]+[.F14]+[.H14]+[.J14]+[.L14]+[.N14]+[.P14]+[.R14]+[.T14])/10" office:value-type="float" office:value="0.9858551" calcext:value-type="float">
            <text:p>0.9858551</text:p>
          </table:table-cell>
          <table:table-cell table:formula="of:=([.C14]+[.E14]+[.G14]+[.I14]+[.K14]+[.M14]+[.O14]+[.Q14]+[.S14]+[.U14])/10" office:value-type="float" office:value="0.9183103" calcext:value-type="float">
            <text:p>0.9183103</text:p>
          </table:table-cell>
        </table:table-row>
        <table:table-row table:style-name="ro1">
          <table:table-cell/>
          <table:table-cell office:value-type="float" office:value="0.985714" calcext:value-type="float">
            <text:p>0.985714</text:p>
          </table:table-cell>
          <table:table-cell office:value-type="float" office:value="0.971838" calcext:value-type="float">
            <text:p>0.971838</text:p>
          </table:table-cell>
          <table:table-cell office:value-type="float" office:value="0.985903" calcext:value-type="float">
            <text:p>0.985903</text:p>
          </table:table-cell>
          <table:table-cell office:value-type="float" office:value="0.863586" calcext:value-type="float">
            <text:p>0.863586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39328" calcext:value-type="float">
            <text:p>0.839328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972103" calcext:value-type="float">
            <text:p>0.972103</text:p>
          </table:table-cell>
          <table:table-cell office:value-type="float" office:value="0.992872" calcext:value-type="float">
            <text:p>0.992872</text:p>
          </table:table-cell>
          <table:table-cell office:value-type="float" office:value="0.867149" calcext:value-type="float">
            <text:p>0.867149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879354" calcext:value-type="float">
            <text:p>0.879354</text:p>
          </table:table-cell>
          <table:table-cell office:value-type="float" office:value="0.98643" calcext:value-type="float">
            <text:p>0.98643</text:p>
          </table:table-cell>
          <table:table-cell office:value-type="float" office:value="0.910397" calcext:value-type="float">
            <text:p>0.910397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95679" calcext:value-type="float">
            <text:p>0.95679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.992071" calcext:value-type="float">
            <text:p>0.992071</text:p>
          </table:table-cell>
          <table:table-cell office:value-type="float" office:value="0.935906" calcext:value-type="float">
            <text:p>0.935906</text:p>
          </table:table-cell>
          <table:table-cell office:value-type="float" office:value="0.991434" calcext:value-type="float">
            <text:p>0.991434</text:p>
          </table:table-cell>
          <table:table-cell table:formula="of:=([.B15]+[.D15]+[.F15]+[.H15]+[.J15]+[.L15]+[.N15]+[.P15]+[.R15]+[.T15])/10" office:value-type="float" office:value="0.9846123" calcext:value-type="float">
            <text:p>0.9846123</text:p>
          </table:table-cell>
          <table:table-cell table:formula="of:=([.C15]+[.E15]+[.G15]+[.I15]+[.K15]+[.M15]+[.O15]+[.Q15]+[.S15]+[.U15])/10" office:value-type="float" office:value="0.924405" calcext:value-type="float">
            <text:p>0.924405</text:p>
          </table:table-cell>
        </table:table-row>
        <table:table-row table:style-name="ro1">
          <table:table-cell/>
          <table:table-cell office:value-type="float" office:value="0.984694" calcext:value-type="float">
            <text:p>0.984694</text:p>
          </table:table-cell>
          <table:table-cell office:value-type="float" office:value="0.973051" calcext:value-type="float">
            <text:p>0.97305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897927" calcext:value-type="float">
            <text:p>0.897927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847061" calcext:value-type="float">
            <text:p>0.847061</text:p>
          </table:table-cell>
          <table:table-cell office:value-type="float" office:value="0.988119" calcext:value-type="float">
            <text:p>0.988119</text:p>
          </table:table-cell>
          <table:table-cell office:value-type="float" office:value="0.972748" calcext:value-type="float">
            <text:p>0.972748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0.879392" calcext:value-type="float">
            <text:p>0.879392</text:p>
          </table:table-cell>
          <table:table-cell office:value-type="float" office:value="0.988789" calcext:value-type="float">
            <text:p>0.988789</text:p>
          </table:table-cell>
          <table:table-cell office:value-type="float" office:value="0.880567" calcext:value-type="float">
            <text:p>0.880567</text:p>
          </table:table-cell>
          <table:table-cell office:value-type="float" office:value="0.985386" calcext:value-type="float">
            <text:p>0.985386</text:p>
          </table:table-cell>
          <table:table-cell office:value-type="float" office:value="0.90926" calcext:value-type="float">
            <text:p>0.90926</text:p>
          </table:table-cell>
          <table:table-cell office:value-type="float" office:value="0.986381" calcext:value-type="float">
            <text:p>0.986381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936474" calcext:value-type="float">
            <text:p>0.936474</text:p>
          </table:table-cell>
          <table:table-cell office:value-type="float" office:value="0.991434" calcext:value-type="float">
            <text:p>0.991434</text:p>
          </table:table-cell>
          <table:table-cell table:formula="of:=([.B16]+[.D16]+[.F16]+[.H16]+[.J16]+[.L16]+[.N16]+[.P16]+[.R16]+[.T16])/10" office:value-type="float" office:value="0.9839938" calcext:value-type="float">
            <text:p>0.9839938</text:p>
          </table:table-cell>
          <table:table-cell table:formula="of:=([.C16]+[.E16]+[.G16]+[.I16]+[.K16]+[.M16]+[.O16]+[.Q16]+[.S16]+[.U16])/10" office:value-type="float" office:value="0.9300707" calcext:value-type="float">
            <text:p>0.9300707</text:p>
          </table:table-cell>
        </table:table-row>
        <table:table-row table:style-name="ro1">
          <table:table-cell/>
          <table:table-cell office:value-type="float" office:value="0.981633" calcext:value-type="float">
            <text:p>0.981633</text:p>
          </table:table-cell>
          <table:table-cell office:value-type="float" office:value="0.975401" calcext:value-type="float">
            <text:p>0.975401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895349" calcext:value-type="float">
            <text:p>0.895349</text:p>
          </table:table-cell>
          <table:table-cell office:value-type="float" office:value="0.997093" calcext:value-type="float">
            <text:p>0.997093</text:p>
          </table:table-cell>
          <table:table-cell office:value-type="float" office:value="0.857598" calcext:value-type="float">
            <text:p>0.857598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974605" calcext:value-type="float">
            <text:p>0.974605</text:p>
          </table:table-cell>
          <table:table-cell office:value-type="float" office:value="0.989817" calcext:value-type="float">
            <text:p>0.989817</text:p>
          </table:table-cell>
          <table:table-cell office:value-type="float" office:value="0.876208" calcext:value-type="float">
            <text:p>0.876208</text:p>
          </table:table-cell>
          <table:table-cell office:value-type="float" office:value="0.986547" calcext:value-type="float">
            <text:p>0.986547</text:p>
          </table:table-cell>
          <table:table-cell office:value-type="float" office:value="0.899026" calcext:value-type="float">
            <text:p>0.899026</text:p>
          </table:table-cell>
          <table:table-cell office:value-type="float" office:value="0.984342" calcext:value-type="float">
            <text:p>0.984342</text:p>
          </table:table-cell>
          <table:table-cell office:value-type="float" office:value="0.91794" calcext:value-type="float">
            <text:p>0.91794</text:p>
          </table:table-cell>
          <table:table-cell office:value-type="float" office:value="0.984436" calcext:value-type="float">
            <text:p>0.984436</text:p>
          </table:table-cell>
          <table:table-cell office:value-type="float" office:value="0.96259" calcext:value-type="float">
            <text:p>0.96259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990089" calcext:value-type="float">
            <text:p>0.990089</text:p>
          </table:table-cell>
          <table:table-cell office:value-type="float" office:value="0.938066" calcext:value-type="float">
            <text:p>0.938066</text:p>
          </table:table-cell>
          <table:table-cell office:value-type="float" office:value="0.991434" calcext:value-type="float">
            <text:p>0.991434</text:p>
          </table:table-cell>
          <table:table-cell table:formula="of:=([.B17]+[.D17]+[.F17]+[.H17]+[.J17]+[.L17]+[.N17]+[.P17]+[.R17]+[.T17])/10" office:value-type="float" office:value="0.9829243" calcext:value-type="float">
            <text:p>0.9829243</text:p>
          </table:table-cell>
          <table:table-cell table:formula="of:=([.C17]+[.E17]+[.G17]+[.I17]+[.K17]+[.M17]+[.O17]+[.Q17]+[.S17]+[.U17])/10" office:value-type="float" office:value="0.934024" calcext:value-type="float">
            <text:p>0.934024</text:p>
          </table:table-cell>
        </table:table-row>
        <table:table-row table:style-name="ro1">
          <table:table-cell/>
          <table:table-cell office:value-type="float" office:value="0.978571" calcext:value-type="float">
            <text:p>0.978571</text:p>
          </table:table-cell>
          <table:table-cell office:value-type="float" office:value="0.977789" calcext:value-type="float">
            <text:p>0.977789</text:p>
          </table:table-cell>
          <table:table-cell office:value-type="float" office:value="0.978855" calcext:value-type="float">
            <text:p>0.978855</text:p>
          </table:table-cell>
          <table:table-cell office:value-type="float" office:value="0.905621" calcext:value-type="float">
            <text:p>0.905621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67339" calcext:value-type="float">
            <text:p>0.867339</text:p>
          </table:table-cell>
          <table:table-cell office:value-type="float" office:value="0.986139" calcext:value-type="float">
            <text:p>0.986139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8778" calcext:value-type="float">
            <text:p>0.98778</text:p>
          </table:table-cell>
          <table:table-cell office:value-type="float" office:value="0.883258" calcext:value-type="float">
            <text:p>0.883258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0456" calcext:value-type="float">
            <text:p>0.90456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8249" calcext:value-type="float">
            <text:p>0.98249</text:p>
          </table:table-cell>
          <table:table-cell office:value-type="float" office:value="0.967858" calcext:value-type="float">
            <text:p>0.967858</text:p>
          </table:table-cell>
          <table:table-cell office:value-type="float" office:value="0.99692" calcext:value-type="float">
            <text:p>0.99692</text:p>
          </table:table-cell>
          <table:table-cell office:value-type="float" office:value="0.989098" calcext:value-type="float">
            <text:p>0.989098</text:p>
          </table:table-cell>
          <table:table-cell office:value-type="float" office:value="0.942956" calcext:value-type="float">
            <text:p>0.942956</text:p>
          </table:table-cell>
          <table:table-cell office:value-type="float" office:value="0.991434" calcext:value-type="float">
            <text:p>0.991434</text:p>
          </table:table-cell>
          <table:table-cell table:formula="of:=([.B18]+[.D18]+[.F18]+[.H18]+[.J18]+[.L18]+[.N18]+[.P18]+[.R18]+[.T18])/10" office:value-type="float" office:value="0.9814459" calcext:value-type="float">
            <text:p>0.9814459</text:p>
          </table:table-cell>
          <table:table-cell table:formula="of:=([.C18]+[.E18]+[.G18]+[.I18]+[.K18]+[.M18]+[.O18]+[.Q18]+[.S18]+[.U18])/10" office:value-type="float" office:value="0.9402432" calcext:value-type="float">
            <text:p>0.9402432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79267" calcext:value-type="float">
            <text:p>0.979267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985149" calcext:value-type="float">
            <text:p>0.985149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892772" calcext:value-type="float">
            <text:p>0.892772</text:p>
          </table:table-cell>
          <table:table-cell office:value-type="float" office:value="0.983184" calcext:value-type="float">
            <text:p>0.983184</text:p>
          </table:table-cell>
          <table:table-cell office:value-type="float" office:value="0.907402" calcext:value-type="float">
            <text:p>0.907402</text:p>
          </table:table-cell>
          <table:table-cell office:value-type="float" office:value="0.980167" calcext:value-type="float">
            <text:p>0.980167</text:p>
          </table:table-cell>
          <table:table-cell office:value-type="float" office:value="0.936095" calcext:value-type="float">
            <text:p>0.936095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69981" calcext:value-type="float">
            <text:p>0.969981</text:p>
          </table:table-cell>
          <table:table-cell office:value-type="float" office:value="0.992813" calcext:value-type="float">
            <text:p>0.992813</text:p>
          </table:table-cell>
          <table:table-cell office:value-type="float" office:value="0.985134" calcext:value-type="float">
            <text:p>0.985134</text:p>
          </table:table-cell>
          <table:table-cell office:value-type="float" office:value="0.953114" calcext:value-type="float">
            <text:p>0.953114</text:p>
          </table:table-cell>
          <table:table-cell office:value-type="float" office:value="0.991434" calcext:value-type="float">
            <text:p>0.991434</text:p>
          </table:table-cell>
          <table:table-cell table:formula="of:=([.B19]+[.D19]+[.F19]+[.H19]+[.J19]+[.L19]+[.N19]+[.P19]+[.R19]+[.T19])/10" office:value-type="float" office:value="0.9809307" calcext:value-type="float">
            <text:p>0.9809307</text:p>
          </table:table-cell>
          <table:table-cell table:formula="of:=([.C19]+[.E19]+[.G19]+[.I19]+[.K19]+[.M19]+[.O19]+[.Q19]+[.S19]+[.U19])/10" office:value-type="float" office:value="0.9424243" calcext:value-type="float">
            <text:p>0.9424243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8029" calcext:value-type="float">
            <text:p>0.98029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27681" calcext:value-type="float">
            <text:p>0.927681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69272" calcext:value-type="float">
            <text:p>0.86927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983707" calcext:value-type="float">
            <text:p>0.983707</text:p>
          </table:table-cell>
          <table:table-cell office:value-type="float" office:value="0.896259" calcext:value-type="float">
            <text:p>0.896259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06758" calcext:value-type="float">
            <text:p>0.906758</text:p>
          </table:table-cell>
          <table:table-cell office:value-type="float" office:value="0.977035" calcext:value-type="float">
            <text:p>0.977035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983152" calcext:value-type="float">
            <text:p>0.983152</text:p>
          </table:table-cell>
          <table:table-cell office:value-type="float" office:value="0.952697" calcext:value-type="float">
            <text:p>0.952697</text:p>
          </table:table-cell>
          <table:table-cell office:value-type="float" office:value="0.991434" calcext:value-type="float">
            <text:p>0.991434</text:p>
          </table:table-cell>
          <table:table-cell table:formula="of:=([.B20]+[.D20]+[.F20]+[.H20]+[.J20]+[.L20]+[.N20]+[.P20]+[.R20]+[.T20])/10" office:value-type="float" office:value="0.9798165" calcext:value-type="float">
            <text:p>0.9798165</text:p>
          </table:table-cell>
          <table:table-cell table:formula="of:=([.C20]+[.E20]+[.G20]+[.I20]+[.K20]+[.M20]+[.O20]+[.Q20]+[.S20]+[.U20])/10" office:value-type="float" office:value="0.944614" calcext:value-type="float">
            <text:p>0.944614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74449" calcext:value-type="float">
            <text:p>0.974449</text:p>
          </table:table-cell>
          <table:table-cell office:value-type="float" office:value="0.931926" calcext:value-type="float">
            <text:p>0.931926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70409" calcext:value-type="float">
            <text:p>0.870409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982072" calcext:value-type="float">
            <text:p>0.982072</text:p>
          </table:table-cell>
          <table:table-cell office:value-type="float" office:value="0.985743" calcext:value-type="float">
            <text:p>0.985743</text:p>
          </table:table-cell>
          <table:table-cell office:value-type="float" office:value="0.904522" calcext:value-type="float">
            <text:p>0.904522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11041" calcext:value-type="float">
            <text:p>0.911041</text:p>
          </table:table-cell>
          <table:table-cell office:value-type="float" office:value="0.975992" calcext:value-type="float">
            <text:p>0.975992</text:p>
          </table:table-cell>
          <table:table-cell office:value-type="float" office:value="0.940568" calcext:value-type="float">
            <text:p>0.940568</text:p>
          </table:table-cell>
          <table:table-cell office:value-type="float" office:value="0.981518" calcext:value-type="float">
            <text:p>0.981518</text:p>
          </table:table-cell>
          <table:table-cell office:value-type="float" office:value="0.97108" calcext:value-type="float">
            <text:p>0.97108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981169" calcext:value-type="float">
            <text:p>0.981169</text:p>
          </table:table-cell>
          <table:table-cell office:value-type="float" office:value="0.955881" calcext:value-type="float">
            <text:p>0.955881</text:p>
          </table:table-cell>
          <table:table-cell office:value-type="float" office:value="0.991434" calcext:value-type="float">
            <text:p>0.991434</text:p>
          </table:table-cell>
          <table:table-cell table:formula="of:=([.B21]+[.D21]+[.F21]+[.H21]+[.J21]+[.L21]+[.N21]+[.P21]+[.R21]+[.T21])/10" office:value-type="float" office:value="0.9798417" calcext:value-type="float">
            <text:p>0.9798417</text:p>
          </table:table-cell>
          <table:table-cell table:formula="of:=([.C21]+[.E21]+[.G21]+[.I21]+[.K21]+[.M21]+[.O21]+[.Q21]+[.S21]+[.U21])/10" office:value-type="float" office:value="0.9464473" calcext:value-type="float">
            <text:p>0.9464473</text:p>
          </table:table-cell>
        </table:table-row>
        <table:table-row table:style-name="ro1">
          <table:table-cell/>
          <table:table-cell office:value-type="float" office:value="0.97449" calcext:value-type="float">
            <text:p>0.97449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935602" calcext:value-type="float">
            <text:p>0.935602</text:p>
          </table:table-cell>
          <table:table-cell office:value-type="float" office:value="0.995155" calcext:value-type="float">
            <text:p>0.995155</text:p>
          </table:table-cell>
          <table:table-cell office:value-type="float" office:value="0.877762" calcext:value-type="float">
            <text:p>0.877762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82944" calcext:value-type="float">
            <text:p>0.98294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18394" calcext:value-type="float">
            <text:p>0.918394</text:p>
          </table:table-cell>
          <table:table-cell office:value-type="float" office:value="0.984305" calcext:value-type="float">
            <text:p>0.984305</text:p>
          </table:table-cell>
          <table:table-cell office:value-type="float" office:value="0.908502" calcext:value-type="float">
            <text:p>0.908502</text:p>
          </table:table-cell>
          <table:table-cell office:value-type="float" office:value="0.975992" calcext:value-type="float">
            <text:p>0.975992</text:p>
          </table:table-cell>
          <table:table-cell office:value-type="float" office:value="0.942994" calcext:value-type="float">
            <text:p>0.942994</text:p>
          </table:table-cell>
          <table:table-cell office:value-type="float" office:value="0.980545" calcext:value-type="float">
            <text:p>0.980545</text:p>
          </table:table-cell>
          <table:table-cell office:value-type="float" office:value="0.970739" calcext:value-type="float">
            <text:p>0.970739</text:p>
          </table:table-cell>
          <table:table-cell office:value-type="float" office:value="0.988706" calcext:value-type="float">
            <text:p>0.988706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959444" calcext:value-type="float">
            <text:p>0.959444</text:p>
          </table:table-cell>
          <table:table-cell office:value-type="float" office:value="0.991434" calcext:value-type="float">
            <text:p>0.991434</text:p>
          </table:table-cell>
          <table:table-cell table:formula="of:=([.B22]+[.D22]+[.F22]+[.H22]+[.J22]+[.L22]+[.N22]+[.P22]+[.R22]+[.T22])/10" office:value-type="float" office:value="0.9793988" calcext:value-type="float">
            <text:p>0.9793988</text:p>
          </table:table-cell>
          <table:table-cell table:formula="of:=([.C22]+[.E22]+[.G22]+[.I22]+[.K22]+[.M22]+[.O22]+[.Q22]+[.S22]+[.U22])/10" office:value-type="float" office:value="0.9488" calcext:value-type="float">
            <text:p>0.9488</text:p>
          </table:table-cell>
        </table:table-row>
        <table:table-row table:style-name="ro1">
          <table:table-cell/>
          <table:table-cell office:value-type="float" office:value="0.973469" calcext:value-type="float">
            <text:p>0.973469</text:p>
          </table:table-cell>
          <table:table-cell office:value-type="float" office:value="0.980101" calcext:value-type="float">
            <text:p>0.980101</text:p>
          </table:table-cell>
          <table:table-cell office:value-type="float" office:value="0.972687" calcext:value-type="float">
            <text:p>0.972687</text:p>
          </table:table-cell>
          <table:table-cell office:value-type="float" office:value="0.940644" calcext:value-type="float">
            <text:p>0.940644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81553" calcext:value-type="float">
            <text:p>0.881553</text:p>
          </table:table-cell>
          <table:table-cell office:value-type="float" office:value="0.983168" calcext:value-type="float">
            <text:p>0.983168</text:p>
          </table:table-cell>
          <table:table-cell office:value-type="float" office:value="0.983853" calcext:value-type="float">
            <text:p>0.983853</text:p>
          </table:table-cell>
          <table:table-cell office:value-type="float" office:value="0.976578" calcext:value-type="float">
            <text:p>0.976578</text:p>
          </table:table-cell>
          <table:table-cell office:value-type="float" office:value="0.923322" calcext:value-type="float">
            <text:p>0.923322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1559" calcext:value-type="float">
            <text:p>0.91559</text:p>
          </table:table-cell>
          <table:table-cell office:value-type="float" office:value="0.97286" calcext:value-type="float">
            <text:p>0.97286</text:p>
          </table:table-cell>
          <table:table-cell office:value-type="float" office:value="0.943865" calcext:value-type="float">
            <text:p>0.943865</text:p>
          </table:table-cell>
          <table:table-cell office:value-type="float" office:value="0.979572" calcext:value-type="float">
            <text:p>0.979572</text:p>
          </table:table-cell>
          <table:table-cell office:value-type="float" office:value="0.971914" calcext:value-type="float">
            <text:p>0.971914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91434" calcext:value-type="float">
            <text:p>0.991434</text:p>
          </table:table-cell>
          <table:table-cell table:formula="of:=([.B23]+[.D23]+[.F23]+[.H23]+[.J23]+[.L23]+[.N23]+[.P23]+[.R23]+[.T23])/10" office:value-type="float" office:value="0.9781627" calcext:value-type="float">
            <text:p>0.9781627</text:p>
          </table:table-cell>
          <table:table-cell table:formula="of:=([.C23]+[.E23]+[.G23]+[.I23]+[.K23]+[.M23]+[.O23]+[.Q23]+[.S23]+[.U23])/10" office:value-type="float" office:value="0.9511463" calcext:value-type="float">
            <text:p>0.9511463</text:p>
          </table:table-cell>
        </table:table-row>
        <table:table-row table:style-name="ro1">
          <table:table-cell/>
          <table:table-cell office:value-type="float" office:value="0.971429" calcext:value-type="float">
            <text:p>0.971429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945116" calcext:value-type="float">
            <text:p>0.94511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86973" calcext:value-type="float">
            <text:p>0.886973</text:p>
          </table:table-cell>
          <table:table-cell office:value-type="float" office:value="0.982178" calcext:value-type="float">
            <text:p>0.982178</text:p>
          </table:table-cell>
          <table:table-cell office:value-type="float" office:value="0.984194" calcext:value-type="float">
            <text:p>0.984194</text:p>
          </table:table-cell>
          <table:table-cell office:value-type="float" office:value="0.978615" calcext:value-type="float">
            <text:p>0.978615</text:p>
          </table:table-cell>
          <table:table-cell office:value-type="float" office:value="0.931471" calcext:value-type="float">
            <text:p>0.931471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915476" calcext:value-type="float">
            <text:p>0.915476</text:p>
          </table:table-cell>
          <table:table-cell office:value-type="float" office:value="0.971816" calcext:value-type="float">
            <text:p>0.971816</text:p>
          </table:table-cell>
          <table:table-cell office:value-type="float" office:value="0.944548" calcext:value-type="float">
            <text:p>0.944548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972861" calcext:value-type="float">
            <text:p>0.972861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61263" calcext:value-type="float">
            <text:p>0.961263</text:p>
          </table:table-cell>
          <table:table-cell office:value-type="float" office:value="0.991434" calcext:value-type="float">
            <text:p>0.991434</text:p>
          </table:table-cell>
          <table:table-cell table:formula="of:=([.B24]+[.D24]+[.F24]+[.H24]+[.J24]+[.L24]+[.N24]+[.P24]+[.R24]+[.T24])/10" office:value-type="float" office:value="0.9778711" calcext:value-type="float">
            <text:p>0.9778711</text:p>
          </table:table-cell>
          <table:table-cell table:formula="of:=([.C24]+[.E24]+[.G24]+[.I24]+[.K24]+[.M24]+[.O24]+[.Q24]+[.S24]+[.U24])/10" office:value-type="float" office:value="0.9531621" calcext:value-type="float">
            <text:p>0.9531621</text:p>
          </table:table-cell>
        </table:table-row>
        <table:table-row table:style-name="ro1">
          <table:table-cell/>
          <table:table-cell office:value-type="float" office:value="0.973469" calcext:value-type="float">
            <text:p>0.973469</text:p>
          </table:table-cell>
          <table:table-cell office:value-type="float" office:value="0.982602" calcext:value-type="float">
            <text:p>0.982602</text:p>
          </table:table-cell>
          <table:table-cell office:value-type="float" office:value="0.973568" calcext:value-type="float">
            <text:p>0.973568</text:p>
          </table:table-cell>
          <table:table-cell office:value-type="float" office:value="0.947277" calcext:value-type="float">
            <text:p>0.947277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892961" calcext:value-type="float">
            <text:p>0.892961</text:p>
          </table:table-cell>
          <table:table-cell office:value-type="float" office:value="0.980198" calcext:value-type="float">
            <text:p>0.980198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77597" calcext:value-type="float">
            <text:p>0.977597</text:p>
          </table:table-cell>
          <table:table-cell office:value-type="float" office:value="0.933252" calcext:value-type="float">
            <text:p>0.933252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26885" calcext:value-type="float">
            <text:p>0.926885</text:p>
          </table:table-cell>
          <table:table-cell office:value-type="float" office:value="0.970772" calcext:value-type="float">
            <text:p>0.970772</text:p>
          </table:table-cell>
          <table:table-cell office:value-type="float" office:value="0.94595" calcext:value-type="float">
            <text:p>0.94595</text:p>
          </table:table-cell>
          <table:table-cell office:value-type="float" office:value="0.977626" calcext:value-type="float">
            <text:p>0.977626</text:p>
          </table:table-cell>
          <table:table-cell office:value-type="float" office:value="0.973961" calcext:value-type="float">
            <text:p>0.973961</text:p>
          </table:table-cell>
          <table:table-cell office:value-type="float" office:value="0.982546" calcext:value-type="float">
            <text:p>0.982546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66645" calcext:value-type="float">
            <text:p>0.966645</text:p>
          </table:table-cell>
          <table:table-cell office:value-type="float" office:value="0.991434" calcext:value-type="float">
            <text:p>0.991434</text:p>
          </table:table-cell>
          <table:table-cell table:formula="of:=([.B25]+[.D25]+[.F25]+[.H25]+[.J25]+[.L25]+[.N25]+[.P25]+[.R25]+[.T25])/10" office:value-type="float" office:value="0.977867" calcext:value-type="float">
            <text:p>0.977867</text:p>
          </table:table-cell>
          <table:table-cell table:formula="of:=([.C25]+[.E25]+[.G25]+[.I25]+[.K25]+[.M25]+[.O25]+[.Q25]+[.S25]+[.U25])/10" office:value-type="float" office:value="0.955766" calcext:value-type="float">
            <text:p>0.955766</text:p>
          </table:table-cell>
        </table:table-row>
        <table:table-row table:style-name="ro1">
          <table:table-cell/>
          <table:table-cell office:value-type="float" office:value="0.966327" calcext:value-type="float">
            <text:p>0.966327</text:p>
          </table:table-cell>
          <table:table-cell office:value-type="float" office:value="0.98355" calcext:value-type="float">
            <text:p>0.98355</text:p>
          </table:table-cell>
          <table:table-cell office:value-type="float" office:value="0.970044" calcext:value-type="float">
            <text:p>0.970044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95918" calcext:value-type="float">
            <text:p>0.895918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985786" calcext:value-type="float">
            <text:p>0.985786</text:p>
          </table:table-cell>
          <table:table-cell office:value-type="float" office:value="0.976578" calcext:value-type="float">
            <text:p>0.976578</text:p>
          </table:table-cell>
          <table:table-cell office:value-type="float" office:value="0.93511" calcext:value-type="float">
            <text:p>0.93511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0.969729" calcext:value-type="float">
            <text:p>0.969729</text:p>
          </table:table-cell>
          <table:table-cell office:value-type="float" office:value="0.949058" calcext:value-type="float">
            <text:p>0.949058</text:p>
          </table:table-cell>
          <table:table-cell office:value-type="float" office:value="0.975681" calcext:value-type="float">
            <text:p>0.975681</text:p>
          </table:table-cell>
          <table:table-cell office:value-type="float" office:value="0.97324" calcext:value-type="float">
            <text:p>0.97324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75223" calcext:value-type="float">
            <text:p>0.975223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91434" calcext:value-type="float">
            <text:p>0.991434</text:p>
          </table:table-cell>
          <table:table-cell table:formula="of:=([.B26]+[.D26]+[.F26]+[.H26]+[.J26]+[.L26]+[.N26]+[.P26]+[.R26]+[.T26])/10" office:value-type="float" office:value="0.9760624" calcext:value-type="float">
            <text:p>0.9760624</text:p>
          </table:table-cell>
          <table:table-cell table:formula="of:=([.C26]+[.E26]+[.G26]+[.I26]+[.K26]+[.M26]+[.O26]+[.Q26]+[.S26]+[.U26])/10" office:value-type="float" office:value="0.9573865" calcext:value-type="float">
            <text:p>0.9573865</text:p>
          </table:table-cell>
        </table:table-row>
        <table:table-row table:style-name="ro1">
          <table:table-cell/>
          <table:table-cell office:value-type="float" office:value="0.958163" calcext:value-type="float">
            <text:p>0.958163</text:p>
          </table:table-cell>
          <table:table-cell office:value-type="float" office:value="0.985028" calcext:value-type="float">
            <text:p>0.985028</text:p>
          </table:table-cell>
          <table:table-cell office:value-type="float" office:value="0.967401" calcext:value-type="float">
            <text:p>0.967401</text:p>
          </table:table-cell>
          <table:table-cell office:value-type="float" office:value="0.962211" calcext:value-type="float">
            <text:p>0.962211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96069" calcext:value-type="float">
            <text:p>0.896069</text:p>
          </table:table-cell>
          <table:table-cell office:value-type="float" office:value="0.977228" calcext:value-type="float">
            <text:p>0.977228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7556" calcext:value-type="float">
            <text:p>0.97556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33139" calcext:value-type="float">
            <text:p>0.933139</text:p>
          </table:table-cell>
          <table:table-cell office:value-type="float" office:value="0.967641" calcext:value-type="float">
            <text:p>0.967641</text:p>
          </table:table-cell>
          <table:table-cell office:value-type="float" office:value="0.94993" calcext:value-type="float">
            <text:p>0.94993</text:p>
          </table:table-cell>
          <table:table-cell office:value-type="float" office:value="0.969844" calcext:value-type="float">
            <text:p>0.969844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76214" calcext:value-type="float">
            <text:p>0.976214</text:p>
          </table:table-cell>
          <table:table-cell office:value-type="float" office:value="0.96964" calcext:value-type="float">
            <text:p>0.96964</text:p>
          </table:table-cell>
          <table:table-cell office:value-type="float" office:value="0.991434" calcext:value-type="float">
            <text:p>0.991434</text:p>
          </table:table-cell>
          <table:table-cell table:formula="of:=([.B27]+[.D27]+[.F27]+[.H27]+[.J27]+[.L27]+[.N27]+[.P27]+[.R27]+[.T27])/10" office:value-type="float" office:value="0.974125" calcext:value-type="float">
            <text:p>0.974125</text:p>
          </table:table-cell>
          <table:table-cell table:formula="of:=([.C27]+[.E27]+[.G27]+[.I27]+[.K27]+[.M27]+[.O27]+[.Q27]+[.S27]+[.U27])/10" office:value-type="float" office:value="0.9596311" calcext:value-type="float">
            <text:p>0.9596311</text:p>
          </table:table-cell>
        </table:table-row>
        <table:table-row table:style-name="ro1">
          <table:table-cell/>
          <table:table-cell office:value-type="float" office:value="0.958163" calcext:value-type="float">
            <text:p>0.958163</text:p>
          </table:table-cell>
          <table:table-cell office:value-type="float" office:value="0.98571" calcext:value-type="float">
            <text:p>0.98571</text:p>
          </table:table-cell>
          <table:table-cell office:value-type="float" office:value="0.967401" calcext:value-type="float">
            <text:p>0.967401</text:p>
          </table:table-cell>
          <table:table-cell office:value-type="float" office:value="0.96384" calcext:value-type="float">
            <text:p>0.96384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898003" calcext:value-type="float">
            <text:p>0.898003</text:p>
          </table:table-cell>
          <table:table-cell office:value-type="float" office:value="0.976238" calcext:value-type="float">
            <text:p>0.976238</text:p>
          </table:table-cell>
          <table:table-cell office:value-type="float" office:value="0.984952" calcext:value-type="float">
            <text:p>0.984952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94216" calcext:value-type="float">
            <text:p>0.94216</text:p>
          </table:table-cell>
          <table:table-cell office:value-type="float" office:value="0.982063" calcext:value-type="float">
            <text:p>0.982063</text:p>
          </table:table-cell>
          <table:table-cell office:value-type="float" office:value="0.934769" calcext:value-type="float">
            <text:p>0.934769</text:p>
          </table:table-cell>
          <table:table-cell office:value-type="float" office:value="0.964509" calcext:value-type="float">
            <text:p>0.964509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67899" calcext:value-type="float">
            <text:p>0.967899</text:p>
          </table:table-cell>
          <table:table-cell office:value-type="float" office:value="0.979456" calcext:value-type="float">
            <text:p>0.97945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71259" calcext:value-type="float">
            <text:p>0.971259</text:p>
          </table:table-cell>
          <table:table-cell office:value-type="float" office:value="0.970701" calcext:value-type="float">
            <text:p>0.970701</text:p>
          </table:table-cell>
          <table:table-cell office:value-type="float" office:value="0.991434" calcext:value-type="float">
            <text:p>0.991434</text:p>
          </table:table-cell>
          <table:table-cell table:formula="of:=([.B28]+[.D28]+[.F28]+[.H28]+[.J28]+[.L28]+[.N28]+[.P28]+[.R28]+[.T28])/10" office:value-type="float" office:value="0.9735234" calcext:value-type="float">
            <text:p>0.9735234</text:p>
          </table:table-cell>
          <table:table-cell table:formula="of:=([.C28]+[.E28]+[.G28]+[.I28]+[.K28]+[.M28]+[.O28]+[.Q28]+[.S28]+[.U28])/10" office:value-type="float" office:value="0.9602802" calcext:value-type="float">
            <text:p>0.9602802</text:p>
          </table:table-cell>
        </table:table-row>
        <table:table-row table:style-name="ro1">
          <table:table-cell/>
          <table:table-cell office:value-type="float" office:value="0.956122" calcext:value-type="float">
            <text:p>0.956122</text:p>
          </table:table-cell>
          <table:table-cell office:value-type="float" office:value="0.986431" calcext:value-type="float">
            <text:p>0.986431</text:p>
          </table:table-cell>
          <table:table-cell office:value-type="float" office:value="0.962115" calcext:value-type="float">
            <text:p>0.962115</text:p>
          </table:table-cell>
          <table:table-cell office:value-type="float" office:value="0.966531" calcext:value-type="float">
            <text:p>0.966531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01679" calcext:value-type="float">
            <text:p>0.901679</text:p>
          </table:table-cell>
          <table:table-cell office:value-type="float" office:value="0.974257" calcext:value-type="float">
            <text:p>0.974257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943638" calcext:value-type="float">
            <text:p>0.943638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39544" calcext:value-type="float">
            <text:p>0.939544</text:p>
          </table:table-cell>
          <table:table-cell office:value-type="float" office:value="0.968685" calcext:value-type="float">
            <text:p>0.968685</text:p>
          </table:table-cell>
          <table:table-cell office:value-type="float" office:value="0.951219" calcext:value-type="float">
            <text:p>0.951219</text:p>
          </table:table-cell>
          <table:table-cell office:value-type="float" office:value="0.963035" calcext:value-type="float">
            <text:p>0.963035</text:p>
          </table:table-cell>
          <table:table-cell office:value-type="float" office:value="0.982148" calcext:value-type="float">
            <text:p>0.982148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974719" calcext:value-type="float">
            <text:p>0.974719</text:p>
          </table:table-cell>
          <table:table-cell office:value-type="float" office:value="0.991434" calcext:value-type="float">
            <text:p>0.991434</text:p>
          </table:table-cell>
          <table:table-cell table:formula="of:=([.B29]+[.D29]+[.F29]+[.H29]+[.J29]+[.L29]+[.N29]+[.P29]+[.R29]+[.T29])/10" office:value-type="float" office:value="0.9724866" calcext:value-type="float">
            <text:p>0.9724866</text:p>
          </table:table-cell>
          <table:table-cell table:formula="of:=([.C29]+[.E29]+[.G29]+[.I29]+[.K29]+[.M29]+[.O29]+[.Q29]+[.S29]+[.U29])/10" office:value-type="float" office:value="0.9621007" calcext:value-type="float">
            <text:p>0.9621007</text:p>
          </table:table-cell>
        </table:table-row>
        <table:table-row table:style-name="ro1">
          <table:table-cell/>
          <table:table-cell office:value-type="float" office:value="0.954082" calcext:value-type="float">
            <text:p>0.954082</text:p>
          </table:table-cell>
          <table:table-cell office:value-type="float" office:value="0.986355" calcext:value-type="float">
            <text:p>0.986355</text:p>
          </table:table-cell>
          <table:table-cell office:value-type="float" office:value="0.957709" calcext:value-type="float">
            <text:p>0.957709</text:p>
          </table:table-cell>
          <table:table-cell office:value-type="float" office:value="0.967858" calcext:value-type="float">
            <text:p>0.967858</text:p>
          </table:table-cell>
          <table:table-cell office:value-type="float" office:value="0.994186" calcext:value-type="float">
            <text:p>0.994186</text:p>
          </table:table-cell>
          <table:table-cell office:value-type="float" office:value="0.903385" calcext:value-type="float">
            <text:p>0.903385</text:p>
          </table:table-cell>
          <table:table-cell office:value-type="float" office:value="0.974257" calcext:value-type="float">
            <text:p>0.974257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971487" calcext:value-type="float">
            <text:p>0.971487</text:p>
          </table:table-cell>
          <table:table-cell office:value-type="float" office:value="0.945988" calcext:value-type="float">
            <text:p>0.945988</text:p>
          </table:table-cell>
          <table:table-cell office:value-type="float" office:value="0.976457" calcext:value-type="float">
            <text:p>0.976457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.963466" calcext:value-type="float">
            <text:p>0.963466</text:p>
          </table:table-cell>
          <table:table-cell office:value-type="float" office:value="0.955236" calcext:value-type="float">
            <text:p>0.955236</text:p>
          </table:table-cell>
          <table:table-cell office:value-type="float" office:value="0.960117" calcext:value-type="float">
            <text:p>0.960117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973241" calcext:value-type="float">
            <text:p>0.973241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0.991434" calcext:value-type="float">
            <text:p>0.991434</text:p>
          </table:table-cell>
          <table:table-cell table:formula="of:=([.B30]+[.D30]+[.F30]+[.H30]+[.J30]+[.L30]+[.N30]+[.P30]+[.R30]+[.T30])/10" office:value-type="float" office:value="0.9704956" calcext:value-type="float">
            <text:p>0.9704956</text:p>
          </table:table-cell>
          <table:table-cell table:formula="of:=([.C30]+[.E30]+[.G30]+[.I30]+[.K30]+[.M30]+[.O30]+[.Q30]+[.S30]+[.U30])/10" office:value-type="float" office:value="0.9636017" calcext:value-type="float">
            <text:p>0.9636017</text:p>
          </table:table-cell>
        </table:table-row>
        <table:table-row table:style-name="ro1">
          <table:table-cell/>
          <table:table-cell office:value-type="float" office:value="0.953061" calcext:value-type="float">
            <text:p>0.953061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94978" calcext:value-type="float">
            <text:p>0.94978</text:p>
          </table:table-cell>
          <table:table-cell office:value-type="float" office:value="0.972065" calcext:value-type="float">
            <text:p>0.972065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0.965377" calcext:value-type="float">
            <text:p>0.965377</text:p>
          </table:table-cell>
          <table:table-cell office:value-type="float" office:value="0.951522" calcext:value-type="float">
            <text:p>0.951522</text:p>
          </table:table-cell>
          <table:table-cell office:value-type="float" office:value="0.977578" calcext:value-type="float">
            <text:p>0.977578</text:p>
          </table:table-cell>
          <table:table-cell office:value-type="float" office:value="0.942387" calcext:value-type="float">
            <text:p>0.942387</text:p>
          </table:table-cell>
          <table:table-cell office:value-type="float" office:value="0.961378" calcext:value-type="float">
            <text:p>0.961378</text:p>
          </table:table-cell>
          <table:table-cell office:value-type="float" office:value="0.955729" calcext:value-type="float">
            <text:p>0.955729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978439" calcext:value-type="float">
            <text:p>0.978439</text:p>
          </table:table-cell>
          <table:table-cell office:value-type="float" office:value="0.97225" calcext:value-type="float">
            <text:p>0.97225</text:p>
          </table:table-cell>
          <table:table-cell office:value-type="float" office:value="0.977106" calcext:value-type="float">
            <text:p>0.977106</text:p>
          </table:table-cell>
          <table:table-cell office:value-type="float" office:value="0.991434" calcext:value-type="float">
            <text:p>0.991434</text:p>
          </table:table-cell>
          <table:table-cell table:formula="of:=([.B31]+[.D31]+[.F31]+[.H31]+[.J31]+[.L31]+[.N31]+[.P31]+[.R31]+[.T31])/10" office:value-type="float" office:value="0.9686367" calcext:value-type="float">
            <text:p>0.9686367</text:p>
          </table:table-cell>
          <table:table-cell table:formula="of:=([.C31]+[.E31]+[.G31]+[.I31]+[.K31]+[.M31]+[.O31]+[.Q31]+[.S31]+[.U31])/10" office:value-type="float" office:value="0.9654013" calcext:value-type="float">
            <text:p>0.9654013</text:p>
          </table:table-cell>
        </table:table-row>
        <table:table-row table:style-name="ro1">
          <table:table-cell/>
          <table:table-cell office:value-type="float" office:value="0.952041" calcext:value-type="float">
            <text:p>0.952041</text:p>
          </table:table-cell>
          <table:table-cell office:value-type="float" office:value="0.987795" calcext:value-type="float">
            <text:p>0.987795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162" calcext:value-type="float">
            <text:p>0.981162</text:p>
          </table:table-cell>
          <table:table-cell office:value-type="float" office:value="0.993217" calcext:value-type="float">
            <text:p>0.993217</text:p>
          </table:table-cell>
          <table:table-cell office:value-type="float" office:value="0.905052" calcext:value-type="float">
            <text:p>0.905052</text:p>
          </table:table-cell>
          <table:table-cell office:value-type="float" office:value="0.971287" calcext:value-type="float">
            <text:p>0.971287</text:p>
          </table:table-cell>
          <table:table-cell office:value-type="float" office:value="0.988023" calcext:value-type="float">
            <text:p>0.988023</text:p>
          </table:table-cell>
          <table:table-cell office:value-type="float" office:value="0.96334" calcext:value-type="float">
            <text:p>0.96334</text:p>
          </table:table-cell>
          <table:table-cell office:value-type="float" office:value="0.953531" calcext:value-type="float">
            <text:p>0.953531</text:p>
          </table:table-cell>
          <table:table-cell office:value-type="float" office:value="0.974215" calcext:value-type="float">
            <text:p>0.974215</text:p>
          </table:table-cell>
          <table:table-cell office:value-type="float" office:value="0.947239" calcext:value-type="float">
            <text:p>0.947239</text:p>
          </table:table-cell>
          <table:table-cell office:value-type="float" office:value="0.957203" calcext:value-type="float">
            <text:p>0.957203</text:p>
          </table:table-cell>
          <table:table-cell office:value-type="float" office:value="0.959178" calcext:value-type="float">
            <text:p>0.959178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988591" calcext:value-type="float">
            <text:p>0.988591</text:p>
          </table:table-cell>
          <table:table-cell office:value-type="float" office:value="0.979466" calcext:value-type="float">
            <text:p>0.979466</text:p>
          </table:table-cell>
          <table:table-cell office:value-type="float" office:value="0.971259" calcext:value-type="float">
            <text:p>0.971259</text:p>
          </table:table-cell>
          <table:table-cell office:value-type="float" office:value="0.977978" calcext:value-type="float">
            <text:p>0.977978</text:p>
          </table:table-cell>
          <table:table-cell office:value-type="float" office:value="0.991434" calcext:value-type="float">
            <text:p>0.991434</text:p>
          </table:table-cell>
          <table:table-cell table:formula="of:=([.B32]+[.D32]+[.F32]+[.H32]+[.J32]+[.L32]+[.N32]+[.P32]+[.R32]+[.T32])/10" office:value-type="float" office:value="0.9671503" calcext:value-type="float">
            <text:p>0.9671503</text:p>
          </table:table-cell>
          <table:table-cell table:formula="of:=([.C32]+[.E32]+[.G32]+[.I32]+[.K32]+[.M32]+[.O32]+[.Q32]+[.S32]+[.U32])/10" office:value-type="float" office:value="0.9673264" calcext:value-type="float">
            <text:p>0.9673264</text:p>
          </table:table-cell>
        </table:table-row>
        <table:table-row table:style-name="ro1">
          <table:table-cell/>
          <table:table-cell office:value-type="float" office:value="0.945918" calcext:value-type="float">
            <text:p>0.945918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09298" calcext:value-type="float">
            <text:p>0.909298</text:p>
          </table:table-cell>
          <table:table-cell office:value-type="float" office:value="0.970297" calcext:value-type="float">
            <text:p>0.970297</text:p>
          </table:table-cell>
          <table:table-cell office:value-type="float" office:value="0.988515" calcext:value-type="float">
            <text:p>0.988515</text:p>
          </table:table-cell>
          <table:table-cell office:value-type="float" office:value="0.962322" calcext:value-type="float">
            <text:p>0.962322</text:p>
          </table:table-cell>
          <table:table-cell office:value-type="float" office:value="0.953417" calcext:value-type="float">
            <text:p>0.953417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948148" calcext:value-type="float">
            <text:p>0.948148</text:p>
          </table:table-cell>
          <table:table-cell office:value-type="float" office:value="0.957203" calcext:value-type="float">
            <text:p>0.957203</text:p>
          </table:table-cell>
          <table:table-cell office:value-type="float" office:value="0.961907" calcext:value-type="float">
            <text:p>0.961907</text:p>
          </table:table-cell>
          <table:table-cell office:value-type="float" office:value="0.957198" calcext:value-type="float">
            <text:p>0.957198</text:p>
          </table:table-cell>
          <table:table-cell office:value-type="float" office:value="0.989008" calcext:value-type="float">
            <text:p>0.989008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82223" calcext:value-type="float">
            <text:p>0.982223</text:p>
          </table:table-cell>
          <table:table-cell office:value-type="float" office:value="0.991434" calcext:value-type="float">
            <text:p>0.991434</text:p>
          </table:table-cell>
          <table:table-cell table:formula="of:=([.B33]+[.D33]+[.F33]+[.H33]+[.J33]+[.L33]+[.N33]+[.P33]+[.R33]+[.T33])/10" office:value-type="float" office:value="0.9659532" calcext:value-type="float">
            <text:p>0.9659532</text:p>
          </table:table-cell>
          <table:table-cell table:formula="of:=([.C33]+[.E33]+[.G33]+[.I33]+[.K33]+[.M33]+[.O33]+[.Q33]+[.S33]+[.U33])/10" office:value-type="float" office:value="0.9674279" calcext:value-type="float">
            <text:p>0.9674279</text:p>
          </table:table-cell>
        </table:table-row>
        <table:table-row table:style-name="ro1">
          <table:table-cell/>
          <table:table-cell office:value-type="float" office:value="0.942857" calcext:value-type="float">
            <text:p>0.942857</text:p>
          </table:table-cell>
          <table:table-cell office:value-type="float" office:value="0.988136" calcext:value-type="float">
            <text:p>0.988136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13277" calcext:value-type="float">
            <text:p>0.913277</text:p>
          </table:table-cell>
          <table:table-cell office:value-type="float" office:value="0.965347" calcext:value-type="float">
            <text:p>0.965347</text:p>
          </table:table-cell>
          <table:table-cell office:value-type="float" office:value="0.989766" calcext:value-type="float">
            <text:p>0.989766</text:p>
          </table:table-cell>
          <table:table-cell office:value-type="float" office:value="0.962322" calcext:value-type="float">
            <text:p>0.962322</text:p>
          </table:table-cell>
          <table:table-cell office:value-type="float" office:value="0.954365" calcext:value-type="float">
            <text:p>0.954365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071" calcext:value-type="float">
            <text:p>0.954071</text:p>
          </table:table-cell>
          <table:table-cell office:value-type="float" office:value="0.963689" calcext:value-type="float">
            <text:p>0.963689</text:p>
          </table:table-cell>
          <table:table-cell office:value-type="float" office:value="0.957198" calcext:value-type="float">
            <text:p>0.957198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977413" calcext:value-type="float">
            <text:p>0.977413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984839" calcext:value-type="float">
            <text:p>0.984839</text:p>
          </table:table-cell>
          <table:table-cell office:value-type="float" office:value="0.991434" calcext:value-type="float">
            <text:p>0.991434</text:p>
          </table:table-cell>
          <table:table-cell table:formula="of:=([.B34]+[.D34]+[.F34]+[.H34]+[.J34]+[.L34]+[.N34]+[.P34]+[.R34]+[.T34])/10" office:value-type="float" office:value="0.9652032" calcext:value-type="float">
            <text:p>0.9652032</text:p>
          </table:table-cell>
          <table:table-cell table:formula="of:=([.C34]+[.E34]+[.G34]+[.I34]+[.K34]+[.M34]+[.O34]+[.Q34]+[.S34]+[.U34])/10" office:value-type="float" office:value="0.968323" calcext:value-type="float">
            <text:p>0.968323</text:p>
          </table:table-cell>
        </table:table-row>
        <table:table-row table:style-name="ro1">
          <table:table-cell/>
          <table:table-cell office:value-type="float" office:value="0.938776" calcext:value-type="float">
            <text:p>0.938776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943612" calcext:value-type="float">
            <text:p>0.943612</text:p>
          </table:table-cell>
          <table:table-cell office:value-type="float" office:value="0.981352" calcext:value-type="float">
            <text:p>0.981352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1214" calcext:value-type="float">
            <text:p>0.91214</text:p>
          </table:table-cell>
          <table:table-cell office:value-type="float" office:value="0.967327" calcext:value-type="float">
            <text:p>0.967327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61303" calcext:value-type="float">
            <text:p>0.961303</text:p>
          </table:table-cell>
          <table:table-cell office:value-type="float" office:value="0.956032" calcext:value-type="float">
            <text:p>0.956032</text:p>
          </table:table-cell>
          <table:table-cell office:value-type="float" office:value="0.973094" calcext:value-type="float">
            <text:p>0.973094</text:p>
          </table:table-cell>
          <table:table-cell office:value-type="float" office:value="0.953796" calcext:value-type="float">
            <text:p>0.953796</text:p>
          </table:table-cell>
          <table:table-cell office:value-type="float" office:value="0.956159" calcext:value-type="float">
            <text:p>0.956159</text:p>
          </table:table-cell>
          <table:table-cell office:value-type="float" office:value="0.967062" calcext:value-type="float">
            <text:p>0.967062</text:p>
          </table:table-cell>
          <table:table-cell office:value-type="float" office:value="0.959144" calcext:value-type="float">
            <text:p>0.959144</text:p>
          </table:table-cell>
          <table:table-cell office:value-type="float" office:value="0.989273" calcext:value-type="float">
            <text:p>0.989273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57384" calcext:value-type="float">
            <text:p>0.957384</text:p>
          </table:table-cell>
          <table:table-cell office:value-type="float" office:value="0.985104" calcext:value-type="float">
            <text:p>0.985104</text:p>
          </table:table-cell>
          <table:table-cell office:value-type="float" office:value="0.991434" calcext:value-type="float">
            <text:p>0.991434</text:p>
          </table:table-cell>
          <table:table-cell table:formula="of:=([.B35]+[.D35]+[.F35]+[.H35]+[.J35]+[.L35]+[.N35]+[.P35]+[.R35]+[.T35])/10" office:value-type="float" office:value="0.9652184" calcext:value-type="float">
            <text:p>0.9652184</text:p>
          </table:table-cell>
          <table:table-cell table:formula="of:=([.C35]+[.E35]+[.G35]+[.I35]+[.K35]+[.M35]+[.O35]+[.Q35]+[.S35]+[.U35])/10" office:value-type="float" office:value="0.9687437" calcext:value-type="float">
            <text:p>0.9687437</text:p>
          </table:table-cell>
        </table:table-row>
        <table:table-row table:style-name="ro1">
          <table:table-cell/>
          <table:table-cell office:value-type="float" office:value="0.939796" calcext:value-type="float">
            <text:p>0.939796</text:p>
          </table:table-cell>
          <table:table-cell office:value-type="float" office:value="0.989235" calcext:value-type="float">
            <text:p>0.98923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981693" calcext:value-type="float">
            <text:p>0.981693</text:p>
          </table:table-cell>
          <table:table-cell office:value-type="float" office:value="0.991279" calcext:value-type="float">
            <text:p>0.991279</text:p>
          </table:table-cell>
          <table:table-cell office:value-type="float" office:value="0.911231" calcext:value-type="float">
            <text:p>0.911231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60285" calcext:value-type="float">
            <text:p>0.960285</text:p>
          </table:table-cell>
          <table:table-cell office:value-type="float" office:value="0.95554" calcext:value-type="float">
            <text:p>0.95554</text:p>
          </table:table-cell>
          <table:table-cell office:value-type="float" office:value="0.971973" calcext:value-type="float">
            <text:p>0.971973</text:p>
          </table:table-cell>
          <table:table-cell office:value-type="float" office:value="0.955691" calcext:value-type="float">
            <text:p>0.955691</text:p>
          </table:table-cell>
          <table:table-cell office:value-type="float" office:value="0.949896" calcext:value-type="float">
            <text:p>0.949896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0.953307" calcext:value-type="float">
            <text:p>0.953307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0.95441" calcext:value-type="float">
            <text:p>0.95441</text:p>
          </table:table-cell>
          <table:table-cell office:value-type="float" office:value="0.986393" calcext:value-type="float">
            <text:p>0.986393</text:p>
          </table:table-cell>
          <table:table-cell office:value-type="float" office:value="0.991434" calcext:value-type="float">
            <text:p>0.991434</text:p>
          </table:table-cell>
          <table:table-cell table:formula="of:=([.B36]+[.D36]+[.F36]+[.H36]+[.J36]+[.L36]+[.N36]+[.P36]+[.R36]+[.T36])/10" office:value-type="float" office:value="0.9634276" calcext:value-type="float">
            <text:p>0.9634276</text:p>
          </table:table-cell>
          <table:table-cell table:formula="of:=([.C36]+[.E36]+[.G36]+[.I36]+[.K36]+[.M36]+[.O36]+[.Q36]+[.S36]+[.U36])/10" office:value-type="float" office:value="0.9691249" calcext:value-type="float">
            <text:p>0.9691249</text:p>
          </table:table-cell>
        </table:table-row>
        <table:table-row table:style-name="ro1">
          <table:table-cell/>
          <table:table-cell office:value-type="float" office:value="0.939796" calcext:value-type="float">
            <text:p>0.939796</text:p>
          </table:table-cell>
          <table:table-cell office:value-type="float" office:value="0.989387" calcext:value-type="float">
            <text:p>0.989387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989341" calcext:value-type="float">
            <text:p>0.989341</text:p>
          </table:table-cell>
          <table:table-cell office:value-type="float" office:value="0.912595" calcext:value-type="float">
            <text:p>0.912595</text:p>
          </table:table-cell>
          <table:table-cell office:value-type="float" office:value="0.966337" calcext:value-type="float">
            <text:p>0.966337</text:p>
          </table:table-cell>
          <table:table-cell office:value-type="float" office:value="0.990903" calcext:value-type="float">
            <text:p>0.990903</text:p>
          </table:table-cell>
          <table:table-cell office:value-type="float" office:value="0.959267" calcext:value-type="float">
            <text:p>0.959267</text:p>
          </table:table-cell>
          <table:table-cell office:value-type="float" office:value="0.96077" calcext:value-type="float">
            <text:p>0.96077</text:p>
          </table:table-cell>
          <table:table-cell office:value-type="float" office:value="0.970852" calcext:value-type="float">
            <text:p>0.970852</text:p>
          </table:table-cell>
          <table:table-cell office:value-type="float" office:value="0.957965" calcext:value-type="float">
            <text:p>0.957965</text:p>
          </table:table-cell>
          <table:table-cell office:value-type="float" office:value="0.949896" calcext:value-type="float">
            <text:p>0.949896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5428" calcext:value-type="float">
            <text:p>0.95428</text:p>
          </table:table-cell>
          <table:table-cell office:value-type="float" office:value="0.990638" calcext:value-type="float">
            <text:p>0.990638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0.956392" calcext:value-type="float">
            <text:p>0.956392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991434" calcext:value-type="float">
            <text:p>0.991434</text:p>
          </table:table-cell>
          <table:table-cell table:formula="of:=([.B37]+[.D37]+[.F37]+[.H37]+[.J37]+[.L37]+[.N37]+[.P37]+[.R37]+[.T37])/10" office:value-type="float" office:value="0.9630487" calcext:value-type="float">
            <text:p>0.9630487</text:p>
          </table:table-cell>
          <table:table-cell table:formula="of:=([.C37]+[.E37]+[.G37]+[.I37]+[.K37]+[.M37]+[.O37]+[.Q37]+[.S37]+[.U37])/10" office:value-type="float" office:value="0.970532" calcext:value-type="float">
            <text:p>0.970532</text:p>
          </table:table-cell>
        </table:table-row>
        <table:table-row table:style-name="ro1">
          <table:table-cell/>
          <table:table-cell office:value-type="float" office:value="0.938776" calcext:value-type="float">
            <text:p>0.938776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0.984611" calcext:value-type="float">
            <text:p>0.984611</text:p>
          </table:table-cell>
          <table:table-cell office:value-type="float" office:value="0.988372" calcext:value-type="float">
            <text:p>0.988372</text:p>
          </table:table-cell>
          <table:table-cell office:value-type="float" office:value="0.913467" calcext:value-type="float">
            <text:p>0.913467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958248" calcext:value-type="float">
            <text:p>0.958248</text:p>
          </table:table-cell>
          <table:table-cell office:value-type="float" office:value="0.96149" calcext:value-type="float">
            <text:p>0.96149</text:p>
          </table:table-cell>
          <table:table-cell office:value-type="float" office:value="0.96861" calcext:value-type="float">
            <text:p>0.9686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94572" calcext:value-type="float">
            <text:p>0.94572</text:p>
          </table:table-cell>
          <table:table-cell office:value-type="float" office:value="0.974832" calcext:value-type="float">
            <text:p>0.974832</text:p>
          </table:table-cell>
          <table:table-cell office:value-type="float" office:value="0.945525" calcext:value-type="float">
            <text:p>0.945525</text:p>
          </table:table-cell>
          <table:table-cell office:value-type="float" office:value="0.992609" calcext:value-type="float">
            <text:p>0.992609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987265" calcext:value-type="float">
            <text:p>0.987265</text:p>
          </table:table-cell>
          <table:table-cell office:value-type="float" office:value="0.991434" calcext:value-type="float">
            <text:p>0.991434</text:p>
          </table:table-cell>
          <table:table-cell table:formula="of:=([.B38]+[.D38]+[.F38]+[.H38]+[.J38]+[.L38]+[.N38]+[.P38]+[.R38]+[.T38])/10" office:value-type="float" office:value="0.9609866" calcext:value-type="float">
            <text:p>0.9609866</text:p>
          </table:table-cell>
          <table:table-cell table:formula="of:=([.C38]+[.E38]+[.G38]+[.I38]+[.K38]+[.M38]+[.O38]+[.Q38]+[.S38]+[.U38])/10" office:value-type="float" office:value="0.9711824" calcext:value-type="float">
            <text:p>0.9711824</text:p>
          </table:table-cell>
        </table:table-row>
        <table:table-row table:style-name="ro1">
          <table:table-cell/>
          <table:table-cell office:value-type="float" office:value="0.935714" calcext:value-type="float">
            <text:p>0.935714</text:p>
          </table:table-cell>
          <table:table-cell office:value-type="float" office:value="0.990183" calcext:value-type="float">
            <text:p>0.990183</text:p>
          </table:table-cell>
          <table:table-cell office:value-type="float" office:value="0.940969" calcext:value-type="float">
            <text:p>0.940969</text:p>
          </table:table-cell>
          <table:table-cell office:value-type="float" office:value="0.985142" calcext:value-type="float">
            <text:p>0.985142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912254" calcext:value-type="float">
            <text:p>0.912254</text:p>
          </table:table-cell>
          <table:table-cell office:value-type="float" office:value="0.962376" calcext:value-type="float">
            <text:p>0.962376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96475" calcext:value-type="float">
            <text:p>0.96475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961642" calcext:value-type="float">
            <text:p>0.961642</text:p>
          </table:table-cell>
          <table:table-cell office:value-type="float" office:value="0.941545" calcext:value-type="float">
            <text:p>0.941545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970226" calcext:value-type="float">
            <text:p>0.970226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988781" calcext:value-type="float">
            <text:p>0.988781</text:p>
          </table:table-cell>
          <table:table-cell office:value-type="float" office:value="0.991434" calcext:value-type="float">
            <text:p>0.991434</text:p>
          </table:table-cell>
          <table:table-cell table:formula="of:=([.B39]+[.D39]+[.F39]+[.H39]+[.J39]+[.L39]+[.N39]+[.P39]+[.R39]+[.T39])/10" office:value-type="float" office:value="0.9590061" calcext:value-type="float">
            <text:p>0.9590061</text:p>
          </table:table-cell>
          <table:table-cell table:formula="of:=([.C39]+[.E39]+[.G39]+[.I39]+[.K39]+[.M39]+[.O39]+[.Q39]+[.S39]+[.U39])/10" office:value-type="float" office:value="0.9716259" calcext:value-type="float">
            <text:p>0.9716259</text:p>
          </table:table-cell>
        </table:table-row>
        <table:table-row table:style-name="ro1">
          <table:table-cell/>
          <table:table-cell office:value-type="float" office:value="0.934694" calcext:value-type="float">
            <text:p>0.934694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94185" calcext:value-type="float">
            <text:p>0.94185</text:p>
          </table:table-cell>
          <table:table-cell office:value-type="float" office:value="0.986317" calcext:value-type="float">
            <text:p>0.986317</text:p>
          </table:table-cell>
          <table:table-cell office:value-type="float" office:value="0.985465" calcext:value-type="float">
            <text:p>0.985465</text:p>
          </table:table-cell>
          <table:table-cell office:value-type="float" office:value="0.915286" calcext:value-type="float">
            <text:p>0.915286</text:p>
          </table:table-cell>
          <table:table-cell office:value-type="float" office:value="0.961386" calcext:value-type="float">
            <text:p>0.961386</text:p>
          </table:table-cell>
          <table:table-cell office:value-type="float" office:value="0.992685" calcext:value-type="float">
            <text:p>0.992685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964106" calcext:value-type="float">
            <text:p>0.964106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0.940501" calcext:value-type="float">
            <text:p>0.940501</text:p>
          </table:table-cell>
          <table:table-cell office:value-type="float" office:value="0.974112" calcext:value-type="float">
            <text:p>0.974112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68172" calcext:value-type="float">
            <text:p>0.968172</text:p>
          </table:table-cell>
          <table:table-cell office:value-type="float" office:value="0.953419" calcext:value-type="float">
            <text:p>0.953419</text:p>
          </table:table-cell>
          <table:table-cell office:value-type="float" office:value="0.990335" calcext:value-type="float">
            <text:p>0.990335</text:p>
          </table:table-cell>
          <table:table-cell office:value-type="float" office:value="0.991434" calcext:value-type="float">
            <text:p>0.991434</text:p>
          </table:table-cell>
          <table:table-cell table:formula="of:=([.B40]+[.D40]+[.F40]+[.H40]+[.J40]+[.L40]+[.N40]+[.P40]+[.R40]+[.T40])/10" office:value-type="float" office:value="0.9582532" calcext:value-type="float">
            <text:p>0.9582532</text:p>
          </table:table-cell>
          <table:table-cell table:formula="of:=([.C40]+[.E40]+[.G40]+[.I40]+[.K40]+[.M40]+[.O40]+[.Q40]+[.S40]+[.U40])/10" office:value-type="float" office:value="0.972149" calcext:value-type="float">
            <text:p>0.972149</text:p>
          </table:table-cell>
        </table:table-row>
        <table:table-row table:style-name="ro1">
          <table:table-cell/>
          <table:table-cell office:value-type="float" office:value="0.931633" calcext:value-type="float">
            <text:p>0.931633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38326" calcext:value-type="float">
            <text:p>0.938326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0.984496" calcext:value-type="float">
            <text:p>0.984496</text:p>
          </table:table-cell>
          <table:table-cell office:value-type="float" office:value="0.920782" calcext:value-type="float">
            <text:p>0.920782</text:p>
          </table:table-cell>
          <table:table-cell office:value-type="float" office:value="0.963366" calcext:value-type="float">
            <text:p>0.963366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956212" calcext:value-type="float">
            <text:p>0.956212</text:p>
          </table:table-cell>
          <table:table-cell office:value-type="float" office:value="0.966721" calcext:value-type="float">
            <text:p>0.966721</text:p>
          </table:table-cell>
          <table:table-cell office:value-type="float" office:value="0.963004" calcext:value-type="float">
            <text:p>0.963004</text:p>
          </table:table-cell>
          <table:table-cell office:value-type="float" office:value="0.962324" calcext:value-type="float">
            <text:p>0.962324</text:p>
          </table:table-cell>
          <table:table-cell office:value-type="float" office:value="0.93737" calcext:value-type="float">
            <text:p>0.93737</text:p>
          </table:table-cell>
          <table:table-cell office:value-type="float" office:value="0.974036" calcext:value-type="float">
            <text:p>0.974036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968172" calcext:value-type="float">
            <text:p>0.968172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90676" calcext:value-type="float">
            <text:p>0.990676</text:p>
          </table:table-cell>
          <table:table-cell office:value-type="float" office:value="0.991434" calcext:value-type="float">
            <text:p>0.991434</text:p>
          </table:table-cell>
          <table:table-cell table:formula="of:=([.B41]+[.D41]+[.F41]+[.H41]+[.J41]+[.L41]+[.N41]+[.P41]+[.R41]+[.T41])/10" office:value-type="float" office:value="0.9575862" calcext:value-type="float">
            <text:p>0.9575862</text:p>
          </table:table-cell>
          <table:table-cell table:formula="of:=([.C41]+[.E41]+[.G41]+[.I41]+[.K41]+[.M41]+[.O41]+[.Q41]+[.S41]+[.U41])/10" office:value-type="float" office:value="0.9724017" calcext:value-type="float">
            <text:p>0.9724017</text:p>
          </table:table-cell>
        </table:table-row>
        <table:table-row table:style-name="ro1">
          <table:table-cell/>
          <table:table-cell office:value-type="float" office:value="0.931633" calcext:value-type="float">
            <text:p>0.931633</text:p>
          </table:table-cell>
          <table:table-cell office:value-type="float" office:value="0.990107" calcext:value-type="float">
            <text:p>0.990107</text:p>
          </table:table-cell>
          <table:table-cell office:value-type="float" office:value="0.937445" calcext:value-type="float">
            <text:p>0.937445</text:p>
          </table:table-cell>
          <table:table-cell office:value-type="float" office:value="0.990221" calcext:value-type="float">
            <text:p>0.990221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23094" calcext:value-type="float">
            <text:p>0.923094</text:p>
          </table:table-cell>
          <table:table-cell office:value-type="float" office:value="0.960396" calcext:value-type="float">
            <text:p>0.960396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55193" calcext:value-type="float">
            <text:p>0.955193</text:p>
          </table:table-cell>
          <table:table-cell office:value-type="float" office:value="0.967631" calcext:value-type="float">
            <text:p>0.967631</text:p>
          </table:table-cell>
          <table:table-cell office:value-type="float" office:value="0.964126" calcext:value-type="float">
            <text:p>0.964126</text:p>
          </table:table-cell>
          <table:table-cell office:value-type="float" office:value="0.963272" calcext:value-type="float">
            <text:p>0.963272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75856" calcext:value-type="float">
            <text:p>0.975856</text:p>
          </table:table-cell>
          <table:table-cell office:value-type="float" office:value="0.942607" calcext:value-type="float">
            <text:p>0.942607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91472" calcext:value-type="float">
            <text:p>0.991472</text:p>
          </table:table-cell>
          <table:table-cell office:value-type="float" office:value="0.991434" calcext:value-type="float">
            <text:p>0.991434</text:p>
          </table:table-cell>
          <table:table-cell table:formula="of:=([.B42]+[.D42]+[.F42]+[.H42]+[.J42]+[.L42]+[.N42]+[.P42]+[.R42]+[.T42])/10" office:value-type="float" office:value="0.9567851" calcext:value-type="float">
            <text:p>0.9567851</text:p>
          </table:table-cell>
          <table:table-cell table:formula="of:=([.C42]+[.E42]+[.G42]+[.I42]+[.K42]+[.M42]+[.O42]+[.Q42]+[.S42]+[.U42])/10" office:value-type="float" office:value="0.9732773" calcext:value-type="float">
            <text:p>0.9732773</text:p>
          </table:table-cell>
        </table:table-row>
        <table:table-row table:style-name="ro1">
          <table:table-cell/>
          <table:table-cell office:value-type="float" office:value="0.926531" calcext:value-type="float">
            <text:p>0.926531</text:p>
          </table:table-cell>
          <table:table-cell office:value-type="float" office:value="0.991282" calcext:value-type="float">
            <text:p>0.991282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990448" calcext:value-type="float">
            <text:p>0.990448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25748" calcext:value-type="float">
            <text:p>0.925748</text:p>
          </table:table-cell>
          <table:table-cell office:value-type="float" office:value="0.959406" calcext:value-type="float">
            <text:p>0.959406</text:p>
          </table:table-cell>
          <table:table-cell office:value-type="float" office:value="0.993822" calcext:value-type="float">
            <text:p>0.993822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969374" calcext:value-type="float">
            <text:p>0.96937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35282" calcext:value-type="float">
            <text:p>0.93528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43508" calcext:value-type="float">
            <text:p>0.943508</text:p>
          </table:table-cell>
          <table:table-cell office:value-type="float" office:value="0.991244" calcext:value-type="float">
            <text:p>0.991244</text:p>
          </table:table-cell>
          <table:table-cell office:value-type="float" office:value="0.991434" calcext:value-type="float">
            <text:p>0.991434</text:p>
          </table:table-cell>
          <table:table-cell table:formula="of:=([.B43]+[.D43]+[.F43]+[.H43]+[.J43]+[.L43]+[.N43]+[.P43]+[.R43]+[.T43])/10" office:value-type="float" office:value="0.9548033" calcext:value-type="float">
            <text:p>0.9548033</text:p>
          </table:table-cell>
          <table:table-cell table:formula="of:=([.C43]+[.E43]+[.G43]+[.I43]+[.K43]+[.M43]+[.O43]+[.Q43]+[.S43]+[.U43])/10" office:value-type="float" office:value="0.9740271" calcext:value-type="float">
            <text:p>0.9740271</text:p>
          </table:table-cell>
        </table:table-row>
        <table:table-row table:style-name="ro1">
          <table:table-cell/>
          <table:table-cell office:value-type="float" office:value="0.923469" calcext:value-type="float">
            <text:p>0.923469</text:p>
          </table:table-cell>
          <table:table-cell office:value-type="float" office:value="0.991851" calcext:value-type="float">
            <text:p>0.991851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990259" calcext:value-type="float">
            <text:p>0.990259</text:p>
          </table:table-cell>
          <table:table-cell office:value-type="float" office:value="0.983527" calcext:value-type="float">
            <text:p>0.983527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94011" calcext:value-type="float">
            <text:p>0.994011</text:p>
          </table:table-cell>
          <table:table-cell office:value-type="float" office:value="0.952138" calcext:value-type="float">
            <text:p>0.952138</text:p>
          </table:table-cell>
          <table:table-cell office:value-type="float" office:value="0.970094" calcext:value-type="float">
            <text:p>0.97009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966607" calcext:value-type="float">
            <text:p>0.966607</text:p>
          </table:table-cell>
          <table:table-cell office:value-type="float" office:value="0.93215" calcext:value-type="float">
            <text:p>0.93215</text:p>
          </table:table-cell>
          <table:table-cell office:value-type="float" office:value="0.976993" calcext:value-type="float">
            <text:p>0.976993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0986" calcext:value-type="float">
            <text:p>0.960986</text:p>
          </table:table-cell>
          <table:table-cell office:value-type="float" office:value="0.941526" calcext:value-type="float">
            <text:p>0.941526</text:p>
          </table:table-cell>
          <table:table-cell office:value-type="float" office:value="0.991623" calcext:value-type="float">
            <text:p>0.991623</text:p>
          </table:table-cell>
          <table:table-cell office:value-type="float" office:value="0.991434" calcext:value-type="float">
            <text:p>0.991434</text:p>
          </table:table-cell>
          <table:table-cell table:formula="of:=([.B44]+[.D44]+[.F44]+[.H44]+[.J44]+[.L44]+[.N44]+[.P44]+[.R44]+[.T44])/10" office:value-type="float" office:value="0.9541104" calcext:value-type="float">
            <text:p>0.9541104</text:p>
          </table:table-cell>
          <table:table-cell table:formula="of:=([.C44]+[.E44]+[.G44]+[.I44]+[.K44]+[.M44]+[.O44]+[.Q44]+[.S44]+[.U44])/10" office:value-type="float" office:value="0.9748978" calcext:value-type="float">
            <text:p>0.9748978</text:p>
          </table:table-cell>
        </table:table-row>
        <table:table-row table:style-name="ro1">
          <table:table-cell/>
          <table:table-cell office:value-type="float" office:value="0.92449" calcext:value-type="float">
            <text:p>0.92449</text:p>
          </table:table-cell>
          <table:table-cell office:value-type="float" office:value="0.991889" calcext:value-type="float">
            <text:p>0.991889</text:p>
          </table:table-cell>
          <table:table-cell office:value-type="float" office:value="0.936564" calcext:value-type="float">
            <text:p>0.936564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935982" calcext:value-type="float">
            <text:p>0.93598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969564" calcext:value-type="float">
            <text:p>0.969564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0.967744" calcext:value-type="float">
            <text:p>0.967744</text:p>
          </table:table-cell>
          <table:table-cell office:value-type="float" office:value="0.930063" calcext:value-type="float">
            <text:p>0.930063</text:p>
          </table:table-cell>
          <table:table-cell office:value-type="float" office:value="0.977751" calcext:value-type="float">
            <text:p>0.977751</text:p>
          </table:table-cell>
          <table:table-cell office:value-type="float" office:value="0.94358" calcext:value-type="float">
            <text:p>0.94358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62012" calcext:value-type="float">
            <text:p>0.962012</text:p>
          </table:table-cell>
          <table:table-cell office:value-type="float" office:value="0.940535" calcext:value-type="float">
            <text:p>0.940535</text:p>
          </table:table-cell>
          <table:table-cell office:value-type="float" office:value="0.99223" calcext:value-type="float">
            <text:p>0.99223</text:p>
          </table:table-cell>
          <table:table-cell office:value-type="float" office:value="0.991434" calcext:value-type="float">
            <text:p>0.991434</text:p>
          </table:table-cell>
          <table:table-cell table:formula="of:=([.B45]+[.D45]+[.F45]+[.H45]+[.J45]+[.L45]+[.N45]+[.P45]+[.R45]+[.T45])/10" office:value-type="float" office:value="0.9537697" calcext:value-type="float">
            <text:p>0.9537697</text:p>
          </table:table-cell>
          <table:table-cell table:formula="of:=([.C45]+[.E45]+[.G45]+[.I45]+[.K45]+[.M45]+[.O45]+[.Q45]+[.S45]+[.U45])/10" office:value-type="float" office:value="0.9753522" calcext:value-type="float">
            <text:p>0.9753522</text:p>
          </table:table-cell>
        </table:table-row>
        <table:table-row table:style-name="ro1">
          <table:table-cell/>
          <table:table-cell office:value-type="float" office:value="0.922449" calcext:value-type="float">
            <text:p>0.922449</text:p>
          </table:table-cell>
          <table:table-cell office:value-type="float" office:value="0.991965" calcext:value-type="float">
            <text:p>0.991965</text:p>
          </table:table-cell>
          <table:table-cell office:value-type="float" office:value="0.937445" calcext:value-type="float">
            <text:p>0.937445</text:p>
          </table:table-cell>
          <table:table-cell office:value-type="float" office:value="0.992723" calcext:value-type="float">
            <text:p>0.992723</text:p>
          </table:table-cell>
          <table:table-cell office:value-type="float" office:value="0.981589" calcext:value-type="float">
            <text:p>0.981589</text:p>
          </table:table-cell>
          <table:table-cell office:value-type="float" office:value="0.938256" calcext:value-type="float">
            <text:p>0.938256</text:p>
          </table:table-cell>
          <table:table-cell office:value-type="float" office:value="0.958416" calcext:value-type="float">
            <text:p>0.958416</text:p>
          </table:table-cell>
          <table:table-cell office:value-type="float" office:value="0.994277" calcext:value-type="float">
            <text:p>0.994277</text:p>
          </table:table-cell>
          <table:table-cell office:value-type="float" office:value="0.950102" calcext:value-type="float">
            <text:p>0.950102</text:p>
          </table:table-cell>
          <table:table-cell office:value-type="float" office:value="0.971004" calcext:value-type="float">
            <text:p>0.971004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967972" calcext:value-type="float">
            <text:p>0.967972</text:p>
          </table:table-cell>
          <table:table-cell office:value-type="float" office:value="0.930063" calcext:value-type="float">
            <text:p>0.930063</text:p>
          </table:table-cell>
          <table:table-cell office:value-type="float" office:value="0.977523" calcext:value-type="float">
            <text:p>0.977523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37562" calcext:value-type="float">
            <text:p>0.937562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991434" calcext:value-type="float">
            <text:p>0.991434</text:p>
          </table:table-cell>
          <table:table-cell table:formula="of:=([.B46]+[.D46]+[.F46]+[.H46]+[.J46]+[.L46]+[.N46]+[.P46]+[.R46]+[.T46])/10" office:value-type="float" office:value="0.9538066" calcext:value-type="float">
            <text:p>0.9538066</text:p>
          </table:table-cell>
          <table:table-cell table:formula="of:=([.C46]+[.E46]+[.G46]+[.I46]+[.K46]+[.M46]+[.O46]+[.Q46]+[.S46]+[.U46])/10" office:value-type="float" office:value="0.9756651" calcext:value-type="float">
            <text:p>0.9756651</text:p>
          </table:table-cell>
        </table:table-row>
        <table:table-row table:style-name="ro1">
          <table:table-cell/>
          <table:table-cell office:value-type="float" office:value="0.916327" calcext:value-type="float">
            <text:p>0.916327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35683" calcext:value-type="float">
            <text:p>0.935683</text:p>
          </table:table-cell>
          <table:table-cell office:value-type="float" office:value="0.993632" calcext:value-type="float">
            <text:p>0.993632</text:p>
          </table:table-cell>
          <table:table-cell office:value-type="float" office:value="0.98062" calcext:value-type="float">
            <text:p>0.98062</text:p>
          </table:table-cell>
          <table:table-cell office:value-type="float" office:value="0.939582" calcext:value-type="float">
            <text:p>0.93958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949084" calcext:value-type="float">
            <text:p>0.949084</text:p>
          </table:table-cell>
          <table:table-cell office:value-type="float" office:value="0.971876" calcext:value-type="float">
            <text:p>0.971876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966607" calcext:value-type="float">
            <text:p>0.966607</text:p>
          </table:table-cell>
          <table:table-cell office:value-type="float" office:value="0.927975" calcext:value-type="float">
            <text:p>0.927975</text:p>
          </table:table-cell>
          <table:table-cell office:value-type="float" office:value="0.978092" calcext:value-type="float">
            <text:p>0.978092</text:p>
          </table:table-cell>
          <table:table-cell office:value-type="float" office:value="0.939689" calcext:value-type="float">
            <text:p>0.939689</text:p>
          </table:table-cell>
          <table:table-cell office:value-type="float" office:value="0.994542" calcext:value-type="float">
            <text:p>0.994542</text:p>
          </table:table-cell>
          <table:table-cell office:value-type="float" office:value="0.963039" calcext:value-type="float">
            <text:p>0.963039</text:p>
          </table:table-cell>
          <table:table-cell office:value-type="float" office:value="0.93558" calcext:value-type="float">
            <text:p>0.93558</text:p>
          </table:table-cell>
          <table:table-cell office:value-type="float" office:value="0.992533" calcext:value-type="float">
            <text:p>0.992533</text:p>
          </table:table-cell>
          <table:table-cell office:value-type="float" office:value="0.991434" calcext:value-type="float">
            <text:p>0.991434</text:p>
          </table:table-cell>
          <table:table-cell table:formula="of:=([.B47]+[.D47]+[.F47]+[.H47]+[.J47]+[.L47]+[.N47]+[.P47]+[.R47]+[.T47])/10" office:value-type="float" office:value="0.9524259" calcext:value-type="float">
            <text:p>0.9524259</text:p>
          </table:table-cell>
          <table:table-cell table:formula="of:=([.C47]+[.E47]+[.G47]+[.I47]+[.K47]+[.M47]+[.O47]+[.Q47]+[.S47]+[.U47])/10" office:value-type="float" office:value="0.9758003" calcext:value-type="float">
            <text:p>0.9758003</text:p>
          </table:table-cell>
        </table:table-row>
        <table:table-row table:style-name="ro1">
          <table:table-cell/>
          <table:table-cell office:value-type="float" office:value="0.915306" calcext:value-type="float">
            <text:p>0.915306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944358" calcext:value-type="float">
            <text:p>0.944358</text:p>
          </table:table-cell>
          <table:table-cell office:value-type="float" office:value="0.952475" calcext:value-type="float">
            <text:p>0.952475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949084" calcext:value-type="float">
            <text:p>0.949084</text:p>
          </table:table-cell>
          <table:table-cell office:value-type="float" office:value="0.972027" calcext:value-type="float">
            <text:p>0.972027</text:p>
          </table:table-cell>
          <table:table-cell office:value-type="float" office:value="0.961883" calcext:value-type="float">
            <text:p>0.961883</text:p>
          </table:table-cell>
          <table:table-cell office:value-type="float" office:value="0.967706" calcext:value-type="float">
            <text:p>0.967706</text:p>
          </table:table-cell>
          <table:table-cell office:value-type="float" office:value="0.922756" calcext:value-type="float">
            <text:p>0.922756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37743" calcext:value-type="float">
            <text:p>0.937743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957906" calcext:value-type="float">
            <text:p>0.957906</text:p>
          </table:table-cell>
          <table:table-cell office:value-type="float" office:value="0.930624" calcext:value-type="float">
            <text:p>0.930624</text:p>
          </table:table-cell>
          <table:table-cell office:value-type="float" office:value="0.993102" calcext:value-type="float">
            <text:p>0.993102</text:p>
          </table:table-cell>
          <table:table-cell office:value-type="float" office:value="0.991434" calcext:value-type="float">
            <text:p>0.991434</text:p>
          </table:table-cell>
          <table:table-cell table:formula="of:=([.B48]+[.D48]+[.F48]+[.H48]+[.J48]+[.L48]+[.N48]+[.P48]+[.R48]+[.T48])/10" office:value-type="float" office:value="0.9501977" calcext:value-type="float">
            <text:p>0.9501977</text:p>
          </table:table-cell>
          <table:table-cell table:formula="of:=([.C48]+[.E48]+[.G48]+[.I48]+[.K48]+[.M48]+[.O48]+[.Q48]+[.S48]+[.U48])/10" office:value-type="float" office:value="0.9760931" calcext:value-type="float">
            <text:p>0.9760931</text:p>
          </table:table-cell>
        </table:table-row>
        <table:table-row table:style-name="ro1">
          <table:table-cell/>
          <table:table-cell office:value-type="float" office:value="0.912245" calcext:value-type="float">
            <text:p>0.912245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.952475" calcext:value-type="float">
            <text:p>0.952475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946029" calcext:value-type="float">
            <text:p>0.946029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0.960762" calcext:value-type="float">
            <text:p>0.960762</text:p>
          </table:table-cell>
          <table:table-cell office:value-type="float" office:value="0.968237" calcext:value-type="float">
            <text:p>0.968237</text:p>
          </table:table-cell>
          <table:table-cell office:value-type="float" office:value="0.916493" calcext:value-type="float">
            <text:p>0.916493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28988" calcext:value-type="float">
            <text:p>0.928988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952772" calcext:value-type="float">
            <text:p>0.952772</text:p>
          </table:table-cell>
          <table:table-cell office:value-type="float" office:value="0.92666" calcext:value-type="float">
            <text:p>0.9266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91434" calcext:value-type="float">
            <text:p>0.991434</text:p>
          </table:table-cell>
          <table:table-cell table:formula="of:=([.B49]+[.D49]+[.F49]+[.H49]+[.J49]+[.L49]+[.N49]+[.P49]+[.R49]+[.T49])/10" office:value-type="float" office:value="0.9475421" calcext:value-type="float">
            <text:p>0.9475421</text:p>
          </table:table-cell>
          <table:table-cell table:formula="of:=([.C49]+[.E49]+[.G49]+[.I49]+[.K49]+[.M49]+[.O49]+[.Q49]+[.S49]+[.U49])/10" office:value-type="float" office:value="0.9765685" calcext:value-type="float">
            <text:p>0.9765685</text:p>
          </table:table-cell>
        </table:table-row>
        <table:table-row table:style-name="ro1">
          <table:table-cell/>
          <table:table-cell office:value-type="float" office:value="0.909184" calcext:value-type="float">
            <text:p>0.909184</text:p>
          </table:table-cell>
          <table:table-cell office:value-type="float" office:value="0.992078" calcext:value-type="float">
            <text:p>0.992078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93481" calcext:value-type="float">
            <text:p>0.993481</text:p>
          </table:table-cell>
          <table:table-cell office:value-type="float" office:value="0.978682" calcext:value-type="float">
            <text:p>0.978682</text:p>
          </table:table-cell>
          <table:table-cell office:value-type="float" office:value="0.94379" calcext:value-type="float">
            <text:p>0.94379</text:p>
          </table:table-cell>
          <table:table-cell office:value-type="float" office:value="0.951485" calcext:value-type="float">
            <text:p>0.951485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4501" calcext:value-type="float">
            <text:p>0.94501</text:p>
          </table:table-cell>
          <table:table-cell office:value-type="float" office:value="0.978585" calcext:value-type="float">
            <text:p>0.978585</text:p>
          </table:table-cell>
          <table:table-cell office:value-type="float" office:value="0.955157" calcext:value-type="float">
            <text:p>0.955157</text:p>
          </table:table-cell>
          <table:table-cell office:value-type="float" office:value="0.972179" calcext:value-type="float">
            <text:p>0.972179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7043" calcext:value-type="float">
            <text:p>0.927043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0.920714" calcext:value-type="float">
            <text:p>0.920714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991434" calcext:value-type="float">
            <text:p>0.991434</text:p>
          </table:table-cell>
          <table:table-cell table:formula="of:=([.B50]+[.D50]+[.F50]+[.H50]+[.J50]+[.L50]+[.N50]+[.P50]+[.R50]+[.T50])/10" office:value-type="float" office:value="0.9452811" calcext:value-type="float">
            <text:p>0.9452811</text:p>
          </table:table-cell>
          <table:table-cell table:formula="of:=([.C50]+[.E50]+[.G50]+[.I50]+[.K50]+[.M50]+[.O50]+[.Q50]+[.S50]+[.U50])/10" office:value-type="float" office:value="0.9767965" calcext:value-type="float">
            <text:p>0.9767965</text:p>
          </table:table-cell>
        </table:table-row>
        <table:table-row table:style-name="ro1">
          <table:table-cell/>
          <table:table-cell office:value-type="float" office:value="0.908163" calcext:value-type="float">
            <text:p>0.908163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973837" calcext:value-type="float">
            <text:p>0.973837</text:p>
          </table:table-cell>
          <table:table-cell office:value-type="float" office:value="0.952962" calcext:value-type="float">
            <text:p>0.952962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50673" calcext:value-type="float">
            <text:p>0.950673</text:p>
          </table:table-cell>
          <table:table-cell office:value-type="float" office:value="0.972672" calcext:value-type="float">
            <text:p>0.972672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.983891" calcext:value-type="float">
            <text:p>0.983891</text:p>
          </table:table-cell>
          <table:table-cell office:value-type="float" office:value="0.925097" calcext:value-type="float">
            <text:p>0.925097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947639" calcext:value-type="float">
            <text:p>0.947639</text:p>
          </table:table-cell>
          <table:table-cell office:value-type="float" office:value="0.911794" calcext:value-type="float">
            <text:p>0.911794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.991434" calcext:value-type="float">
            <text:p>0.991434</text:p>
          </table:table-cell>
          <table:table-cell table:formula="of:=([.B51]+[.D51]+[.F51]+[.H51]+[.J51]+[.L51]+[.N51]+[.P51]+[.R51]+[.T51])/10" office:value-type="float" office:value="0.9434022" calcext:value-type="float">
            <text:p>0.9434022</text:p>
          </table:table-cell>
          <table:table-cell table:formula="of:=([.C51]+[.E51]+[.G51]+[.I51]+[.K51]+[.M51]+[.O51]+[.Q51]+[.S51]+[.U51])/10" office:value-type="float" office:value="0.9770605" calcext:value-type="float">
            <text:p>0.9770605</text:p>
          </table:table-cell>
        </table:table-row>
        <table:table-row table:style-name="ro1">
          <table:table-cell/>
          <table:table-cell office:value-type="float" office:value="0.904082" calcext:value-type="float">
            <text:p>0.904082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931278" calcext:value-type="float">
            <text:p>0.931278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3455" calcext:value-type="float">
            <text:p>0.953455</text:p>
          </table:table-cell>
          <table:table-cell office:value-type="float" office:value="0.945545" calcext:value-type="float">
            <text:p>0.945545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943992" calcext:value-type="float">
            <text:p>0.943992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4843" calcext:value-type="float">
            <text:p>0.94843</text:p>
          </table:table-cell>
          <table:table-cell office:value-type="float" office:value="0.97794" calcext:value-type="float">
            <text:p>0.97794</text:p>
          </table:table-cell>
          <table:table-cell office:value-type="float" office:value="0.908142" calcext:value-type="float">
            <text:p>0.908142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4125" calcext:value-type="float">
            <text:p>0.924125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0.90783" calcext:value-type="float">
            <text:p>0.90783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991434" calcext:value-type="float">
            <text:p>0.991434</text:p>
          </table:table-cell>
          <table:table-cell table:formula="of:=([.B52]+[.D52]+[.F52]+[.H52]+[.J52]+[.L52]+[.N52]+[.P52]+[.R52]+[.T52])/10" office:value-type="float" office:value="0.9418929" calcext:value-type="float">
            <text:p>0.9418929</text:p>
          </table:table-cell>
          <table:table-cell table:formula="of:=([.C52]+[.E52]+[.G52]+[.I52]+[.K52]+[.M52]+[.O52]+[.Q52]+[.S52]+[.U52])/10" office:value-type="float" office:value="0.9772628" calcext:value-type="float">
            <text:p>0.9772628</text:p>
          </table:table-cell>
        </table:table-row>
        <table:table-row table:style-name="ro1">
          <table:table-cell/>
          <table:table-cell office:value-type="float" office:value="0.90102" calcext:value-type="float">
            <text:p>0.90102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27753" calcext:value-type="float">
            <text:p>0.927753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3606" calcext:value-type="float">
            <text:p>0.953606</text:p>
          </table:table-cell>
          <table:table-cell office:value-type="float" office:value="0.942574" calcext:value-type="float">
            <text:p>0.942574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980252" calcext:value-type="float">
            <text:p>0.980252</text:p>
          </table:table-cell>
          <table:table-cell office:value-type="float" office:value="0.946188" calcext:value-type="float">
            <text:p>0.946188</text:p>
          </table:table-cell>
          <table:table-cell office:value-type="float" office:value="0.978168" calcext:value-type="float">
            <text:p>0.978168</text:p>
          </table:table-cell>
          <table:table-cell office:value-type="float" office:value="0.906054" calcext:value-type="float">
            <text:p>0.906054</text:p>
          </table:table-cell>
          <table:table-cell office:value-type="float" office:value="0.983815" calcext:value-type="float">
            <text:p>0.983815</text:p>
          </table:table-cell>
          <table:table-cell office:value-type="float" office:value="0.924125" calcext:value-type="float">
            <text:p>0.924125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38398" calcext:value-type="float">
            <text:p>0.938398</text:p>
          </table:table-cell>
          <table:table-cell office:value-type="float" office:value="0.906838" calcext:value-type="float">
            <text:p>0.906838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991434" calcext:value-type="float">
            <text:p>0.991434</text:p>
          </table:table-cell>
          <table:table-cell table:formula="of:=([.B53]+[.D53]+[.F53]+[.H53]+[.J53]+[.L53]+[.N53]+[.P53]+[.R53]+[.T53])/10" office:value-type="float" office:value="0.9395358" calcext:value-type="float">
            <text:p>0.9395358</text:p>
          </table:table-cell>
          <table:table-cell table:formula="of:=([.C53]+[.E53]+[.G53]+[.I53]+[.K53]+[.M53]+[.O53]+[.Q53]+[.S53]+[.U53])/10" office:value-type="float" office:value="0.9773341" calcext:value-type="float">
            <text:p>0.9773341</text:p>
          </table:table-cell>
        </table:table-row>
        <table:table-row table:style-name="ro1">
          <table:table-cell/>
          <table:table-cell office:value-type="float" office:value="0.897959" calcext:value-type="float">
            <text:p>0.897959</text:p>
          </table:table-cell>
          <table:table-cell office:value-type="float" office:value="0.992116" calcext:value-type="float">
            <text:p>0.992116</text:p>
          </table:table-cell>
          <table:table-cell office:value-type="float" office:value="0.928634" calcext:value-type="float">
            <text:p>0.928634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7738" calcext:value-type="float">
            <text:p>0.957738</text:p>
          </table:table-cell>
          <table:table-cell office:value-type="float" office:value="0.940594" calcext:value-type="float">
            <text:p>0.940594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41955" calcext:value-type="float">
            <text:p>0.941955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984573" calcext:value-type="float">
            <text:p>0.984573</text:p>
          </table:table-cell>
          <table:table-cell office:value-type="float" office:value="0.903967" calcext:value-type="float">
            <text:p>0.903967</text:p>
          </table:table-cell>
          <table:table-cell office:value-type="float" office:value="0.984498" calcext:value-type="float">
            <text:p>0.984498</text:p>
          </table:table-cell>
          <table:table-cell office:value-type="float" office:value="0.918288" calcext:value-type="float">
            <text:p>0.918288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0.899901" calcext:value-type="float">
            <text:p>0.899901</text:p>
          </table:table-cell>
          <table:table-cell office:value-type="float" office:value="0.996627" calcext:value-type="float">
            <text:p>0.996627</text:p>
          </table:table-cell>
          <table:table-cell office:value-type="float" office:value="0.991434" calcext:value-type="float">
            <text:p>0.991434</text:p>
          </table:table-cell>
          <table:table-cell table:formula="of:=([.B54]+[.D54]+[.F54]+[.H54]+[.J54]+[.L54]+[.N54]+[.P54]+[.R54]+[.T54])/10" office:value-type="float" office:value="0.9381393" calcext:value-type="float">
            <text:p>0.9381393</text:p>
          </table:table-cell>
          <table:table-cell table:formula="of:=([.C54]+[.E54]+[.G54]+[.I54]+[.K54]+[.M54]+[.O54]+[.Q54]+[.S54]+[.U54])/10" office:value-type="float" office:value="0.9778648" calcext:value-type="float">
            <text:p>0.9778648</text:p>
          </table:table-cell>
        </table:table-row>
        <table:table-row table:style-name="ro1">
          <table:table-cell/>
          <table:table-cell office:value-type="float" office:value="0.892857" calcext:value-type="float">
            <text:p>0.892857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923348" calcext:value-type="float">
            <text:p>0.923348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971899" calcext:value-type="float">
            <text:p>0.971899</text:p>
          </table:table-cell>
          <table:table-cell office:value-type="float" office:value="0.957397" calcext:value-type="float">
            <text:p>0.957397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40937" calcext:value-type="float">
            <text:p>0.940937</text:p>
          </table:table-cell>
          <table:table-cell office:value-type="float" office:value="0.979873" calcext:value-type="float">
            <text:p>0.979873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898747" calcext:value-type="float">
            <text:p>0.898747</text:p>
          </table:table-cell>
          <table:table-cell office:value-type="float" office:value="0.984308" calcext:value-type="float">
            <text:p>0.984308</text:p>
          </table:table-cell>
          <table:table-cell office:value-type="float" office:value="0.913424" calcext:value-type="float">
            <text:p>0.913424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895937" calcext:value-type="float">
            <text:p>0.895937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991434" calcext:value-type="float">
            <text:p>0.991434</text:p>
          </table:table-cell>
          <table:table-cell table:formula="of:=([.B55]+[.D55]+[.F55]+[.H55]+[.J55]+[.L55]+[.N55]+[.P55]+[.R55]+[.T55])/10" office:value-type="float" office:value="0.9355886" calcext:value-type="float">
            <text:p>0.9355886</text:p>
          </table:table-cell>
          <table:table-cell table:formula="of:=([.C55]+[.E55]+[.G55]+[.I55]+[.K55]+[.M55]+[.O55]+[.Q55]+[.S55]+[.U55])/10" office:value-type="float" office:value="0.9774949" calcext:value-type="float">
            <text:p>0.9774949</text:p>
          </table:table-cell>
        </table:table-row>
        <table:table-row table:style-name="ro1">
          <table:table-cell/>
          <table:table-cell office:value-type="float" office:value="0.894898" calcext:value-type="float">
            <text:p>0.894898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922467" calcext:value-type="float">
            <text:p>0.922467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958648" calcext:value-type="float">
            <text:p>0.958648</text:p>
          </table:table-cell>
          <table:table-cell office:value-type="float" office:value="0.938614" calcext:value-type="float">
            <text:p>0.938614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39919" calcext:value-type="float">
            <text:p>0.939919</text:p>
          </table:table-cell>
          <table:table-cell office:value-type="float" office:value="0.981048" calcext:value-type="float">
            <text:p>0.981048</text:p>
          </table:table-cell>
          <table:table-cell office:value-type="float" office:value="0.945067" calcext:value-type="float">
            <text:p>0.945067</text:p>
          </table:table-cell>
          <table:table-cell office:value-type="float" office:value="0.986203" calcext:value-type="float">
            <text:p>0.986203</text:p>
          </table:table-cell>
          <table:table-cell office:value-type="float" office:value="0.892484" calcext:value-type="float">
            <text:p>0.892484</text:p>
          </table:table-cell>
          <table:table-cell office:value-type="float" office:value="0.985748" calcext:value-type="float">
            <text:p>0.985748</text:p>
          </table:table-cell>
          <table:table-cell office:value-type="float" office:value="0.904669" calcext:value-type="float">
            <text:p>0.904669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892963" calcext:value-type="float">
            <text:p>0.892963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91434" calcext:value-type="float">
            <text:p>0.991434</text:p>
          </table:table-cell>
          <table:table-cell table:formula="of:=([.B56]+[.D56]+[.F56]+[.H56]+[.J56]+[.L56]+[.N56]+[.P56]+[.R56]+[.T56])/10" office:value-type="float" office:value="0.9341106" calcext:value-type="float">
            <text:p>0.9341106</text:p>
          </table:table-cell>
          <table:table-cell table:formula="of:=([.C56]+[.E56]+[.G56]+[.I56]+[.K56]+[.M56]+[.O56]+[.Q56]+[.S56]+[.U56])/10" office:value-type="float" office:value="0.977823" calcext:value-type="float">
            <text:p>0.977823</text:p>
          </table:table-cell>
        </table:table-row>
        <table:table-row table:style-name="ro1">
          <table:table-cell/>
          <table:table-cell office:value-type="float" office:value="0.894898" calcext:value-type="float">
            <text:p>0.894898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920705" calcext:value-type="float">
            <text:p>0.920705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.967054" calcext:value-type="float">
            <text:p>0.967054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0.937624" calcext:value-type="float">
            <text:p>0.937624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81806" calcext:value-type="float">
            <text:p>0.981806</text:p>
          </table:table-cell>
          <table:table-cell office:value-type="float" office:value="0.940583" calcext:value-type="float">
            <text:p>0.940583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893528" calcext:value-type="float">
            <text:p>0.893528</text:p>
          </table:table-cell>
          <table:table-cell office:value-type="float" office:value="0.985635" calcext:value-type="float">
            <text:p>0.985635</text:p>
          </table:table-cell>
          <table:table-cell office:value-type="float" office:value="0.89786" calcext:value-type="float">
            <text:p>0.89786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35318" calcext:value-type="float">
            <text:p>0.935318</text:p>
          </table:table-cell>
          <table:table-cell office:value-type="float" office:value="0.890981" calcext:value-type="float">
            <text:p>0.890981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91434" calcext:value-type="float">
            <text:p>0.991434</text:p>
          </table:table-cell>
          <table:table-cell table:formula="of:=([.B57]+[.D57]+[.F57]+[.H57]+[.J57]+[.L57]+[.N57]+[.P57]+[.R57]+[.T57])/10" office:value-type="float" office:value="0.9323286" calcext:value-type="float">
            <text:p>0.9323286</text:p>
          </table:table-cell>
          <table:table-cell table:formula="of:=([.C57]+[.E57]+[.G57]+[.I57]+[.K57]+[.M57]+[.O57]+[.Q57]+[.S57]+[.U57])/10" office:value-type="float" office:value="0.9780455" calcext:value-type="float">
            <text:p>0.9780455</text:p>
          </table:table-cell>
        </table:table-row>
        <table:table-row table:style-name="ro1">
          <table:table-cell/>
          <table:table-cell office:value-type="float" office:value="0.892857" calcext:value-type="float">
            <text:p>0.892857</text:p>
          </table:table-cell>
          <table:table-cell office:value-type="float" office:value="0.993519" calcext:value-type="float">
            <text:p>0.993519</text:p>
          </table:table-cell>
          <table:table-cell office:value-type="float" office:value="0.918943" calcext:value-type="float">
            <text:p>0.918943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63178" calcext:value-type="float">
            <text:p>0.963178</text:p>
          </table:table-cell>
          <table:table-cell office:value-type="float" office:value="0.964977" calcext:value-type="float">
            <text:p>0.964977</text:p>
          </table:table-cell>
          <table:table-cell office:value-type="float" office:value="0.935644" calcext:value-type="float">
            <text:p>0.935644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81958" calcext:value-type="float">
            <text:p>0.981958</text:p>
          </table:table-cell>
          <table:table-cell office:value-type="float" office:value="0.934978" calcext:value-type="float">
            <text:p>0.934978</text:p>
          </table:table-cell>
          <table:table-cell office:value-type="float" office:value="0.986696" calcext:value-type="float">
            <text:p>0.986696</text:p>
          </table:table-cell>
          <table:table-cell office:value-type="float" office:value="0.886221" calcext:value-type="float">
            <text:p>0.886221</text:p>
          </table:table-cell>
          <table:table-cell office:value-type="float" office:value="0.986772" calcext:value-type="float">
            <text:p>0.986772</text:p>
          </table:table-cell>
          <table:table-cell office:value-type="float" office:value="0.892996" calcext:value-type="float">
            <text:p>0.892996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929158" calcext:value-type="float">
            <text:p>0.929158</text:p>
          </table:table-cell>
          <table:table-cell office:value-type="float" office:value="0.88999" calcext:value-type="float">
            <text:p>0.88999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991434" calcext:value-type="float">
            <text:p>0.991434</text:p>
          </table:table-cell>
          <table:table-cell table:formula="of:=([.B58]+[.D58]+[.F58]+[.H58]+[.J58]+[.L58]+[.N58]+[.P58]+[.R58]+[.T58])/10" office:value-type="float" office:value="0.9289691" calcext:value-type="float">
            <text:p>0.9289691</text:p>
          </table:table-cell>
          <table:table-cell table:formula="of:=([.C58]+[.E58]+[.G58]+[.I58]+[.K58]+[.M58]+[.O58]+[.Q58]+[.S58]+[.U58])/10" office:value-type="float" office:value="0.9785491" calcext:value-type="float">
            <text:p>0.9785491</text:p>
          </table:table-cell>
        </table:table-row>
        <table:table-row table:style-name="ro1">
          <table:table-cell/>
          <table:table-cell office:value-type="float" office:value="0.890816" calcext:value-type="float">
            <text:p>0.890816</text:p>
          </table:table-cell>
          <table:table-cell office:value-type="float" office:value="0.993746" calcext:value-type="float">
            <text:p>0.99374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962209" calcext:value-type="float">
            <text:p>0.962209</text:p>
          </table:table-cell>
          <table:table-cell office:value-type="float" office:value="0.967365" calcext:value-type="float">
            <text:p>0.967365</text:p>
          </table:table-cell>
          <table:table-cell office:value-type="float" office:value="0.934653" calcext:value-type="float">
            <text:p>0.934653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82716" calcext:value-type="float">
            <text:p>0.982716</text:p>
          </table:table-cell>
          <table:table-cell office:value-type="float" office:value="0.932735" calcext:value-type="float">
            <text:p>0.932735</text:p>
          </table:table-cell>
          <table:table-cell office:value-type="float" office:value="0.987227" calcext:value-type="float">
            <text:p>0.987227</text:p>
          </table:table-cell>
          <table:table-cell office:value-type="float" office:value="0.879958" calcext:value-type="float">
            <text:p>0.879958</text:p>
          </table:table-cell>
          <table:table-cell office:value-type="float" office:value="0.987909" calcext:value-type="float">
            <text:p>0.987909</text:p>
          </table:table-cell>
          <table:table-cell office:value-type="float" office:value="0.892996" calcext:value-type="float">
            <text:p>0.892996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929158" calcext:value-type="float">
            <text:p>0.929158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991434" calcext:value-type="float">
            <text:p>0.991434</text:p>
          </table:table-cell>
          <table:table-cell table:formula="of:=([.B59]+[.D59]+[.F59]+[.H59]+[.J59]+[.L59]+[.N59]+[.P59]+[.R59]+[.T59])/10" office:value-type="float" office:value="0.9274655" calcext:value-type="float">
            <text:p>0.9274655</text:p>
          </table:table-cell>
          <table:table-cell table:formula="of:=([.C59]+[.E59]+[.G59]+[.I59]+[.K59]+[.M59]+[.O59]+[.Q59]+[.S59]+[.U59])/10" office:value-type="float" office:value="0.9789314" calcext:value-type="float">
            <text:p>0.9789314</text:p>
          </table:table-cell>
        </table:table-row>
        <table:table-row table:style-name="ro1">
          <table:table-cell/>
          <table:table-cell office:value-type="float" office:value="0.887755" calcext:value-type="float">
            <text:p>0.887755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995717" calcext:value-type="float">
            <text:p>0.995717</text:p>
          </table:table-cell>
          <table:table-cell office:value-type="float" office:value="0.962209" calcext:value-type="float">
            <text:p>0.962209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930693" calcext:value-type="float">
            <text:p>0.930693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936864" calcext:value-type="float">
            <text:p>0.936864</text:p>
          </table:table-cell>
          <table:table-cell office:value-type="float" office:value="0.982261" calcext:value-type="float">
            <text:p>0.982261</text:p>
          </table:table-cell>
          <table:table-cell office:value-type="float" office:value="0.930493" calcext:value-type="float">
            <text:p>0.930493</text:p>
          </table:table-cell>
          <table:table-cell office:value-type="float" office:value="0.988932" calcext:value-type="float">
            <text:p>0.988932</text:p>
          </table:table-cell>
          <table:table-cell office:value-type="float" office:value="0.879958" calcext:value-type="float">
            <text:p>0.879958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890078" calcext:value-type="float">
            <text:p>0.890078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888999" calcext:value-type="float">
            <text:p>0.888999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991434" calcext:value-type="float">
            <text:p>0.991434</text:p>
          </table:table-cell>
          <table:table-cell table:formula="of:=([.B60]+[.D60]+[.F60]+[.H60]+[.J60]+[.L60]+[.N60]+[.P60]+[.R60]+[.T60])/10" office:value-type="float" office:value="0.9255876" calcext:value-type="float">
            <text:p>0.9255876</text:p>
          </table:table-cell>
          <table:table-cell table:formula="of:=([.C60]+[.E60]+[.G60]+[.I60]+[.K60]+[.M60]+[.O60]+[.Q60]+[.S60]+[.U60])/10" office:value-type="float" office:value="0.9793255" calcext:value-type="float">
            <text:p>0.9793255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913656" calcext:value-type="float">
            <text:p>0.913656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959302" calcext:value-type="float">
            <text:p>0.959302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997612" calcext:value-type="float">
            <text:p>0.997612</text:p>
          </table:table-cell>
          <table:table-cell office:value-type="float" office:value="0.929735" calcext:value-type="float">
            <text:p>0.929735</text:p>
          </table:table-cell>
          <table:table-cell office:value-type="float" office:value="0.983891" calcext:value-type="float">
            <text:p>0.983891</text:p>
          </table:table-cell>
          <table:table-cell office:value-type="float" office:value="0.931614" calcext:value-type="float">
            <text:p>0.931614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872651" calcext:value-type="float">
            <text:p>0.872651</text:p>
          </table:table-cell>
          <table:table-cell office:value-type="float" office:value="0.988856" calcext:value-type="float">
            <text:p>0.988856</text:p>
          </table:table-cell>
          <table:table-cell office:value-type="float" office:value="0.876459" calcext:value-type="float">
            <text:p>0.876459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22998" calcext:value-type="float">
            <text:p>0.922998</text:p>
          </table:table-cell>
          <table:table-cell office:value-type="float" office:value="0.880079" calcext:value-type="float">
            <text:p>0.880079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91434" calcext:value-type="float">
            <text:p>0.991434</text:p>
          </table:table-cell>
          <table:table-cell table:formula="of:=([.B61]+[.D61]+[.F61]+[.H61]+[.J61]+[.L61]+[.N61]+[.P61]+[.R61]+[.T61])/10" office:value-type="float" office:value="0.9217917" calcext:value-type="float">
            <text:p>0.9217917</text:p>
          </table:table-cell>
          <table:table-cell table:formula="of:=([.C61]+[.E61]+[.G61]+[.I61]+[.K61]+[.M61]+[.O61]+[.Q61]+[.S61]+[.U61])/10" office:value-type="float" office:value="0.9786761" calcext:value-type="float">
            <text:p>0.9786761</text:p>
          </table:table-cell>
        </table:table-row>
        <table:table-row table:style-name="ro1">
          <table:table-cell/>
          <table:table-cell office:value-type="float" office:value="0.889796" calcext:value-type="float">
            <text:p>0.889796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0.957364" calcext:value-type="float">
            <text:p>0.957364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29703" calcext:value-type="float">
            <text:p>0.929703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27699" calcext:value-type="float">
            <text:p>0.927699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0.923767" calcext:value-type="float">
            <text:p>0.923767</text:p>
          </table:table-cell>
          <table:table-cell office:value-type="float" office:value="0.98897" calcext:value-type="float">
            <text:p>0.98897</text:p>
          </table:table-cell>
          <table:table-cell office:value-type="float" office:value="0.862213" calcext:value-type="float">
            <text:p>0.862213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0.879088" calcext:value-type="float">
            <text:p>0.879088</text:p>
          </table:table-cell>
          <table:table-cell office:value-type="float" office:value="0.997119" calcext:value-type="float">
            <text:p>0.997119</text:p>
          </table:table-cell>
          <table:table-cell office:value-type="float" office:value="0.991434" calcext:value-type="float">
            <text:p>0.991434</text:p>
          </table:table-cell>
          <table:table-cell table:formula="of:=([.B62]+[.D62]+[.F62]+[.H62]+[.J62]+[.L62]+[.N62]+[.P62]+[.R62]+[.T62])/10" office:value-type="float" office:value="0.9184388" calcext:value-type="float">
            <text:p>0.9184388</text:p>
          </table:table-cell>
          <table:table-cell table:formula="of:=([.C62]+[.E62]+[.G62]+[.I62]+[.K62]+[.M62]+[.O62]+[.Q62]+[.S62]+[.U62])/10" office:value-type="float" office:value="0.9793198" calcext:value-type="float">
            <text:p>0.9793198</text:p>
          </table:table-cell>
        </table:table-row>
        <table:table-row table:style-name="ro1">
          <table:table-cell/>
          <table:table-cell office:value-type="float" office:value="0.890816" calcext:value-type="float">
            <text:p>0.890816</text:p>
          </table:table-cell>
          <table:table-cell office:value-type="float" office:value="0.993898" calcext:value-type="float">
            <text:p>0.993898</text:p>
          </table:table-cell>
          <table:table-cell office:value-type="float" office:value="0.907489" calcext:value-type="float">
            <text:p>0.907489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74264" calcext:value-type="float">
            <text:p>0.974264</text:p>
          </table:table-cell>
          <table:table-cell office:value-type="float" office:value="0.927723" calcext:value-type="float">
            <text:p>0.927723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984043" calcext:value-type="float">
            <text:p>0.984043</text:p>
          </table:table-cell>
          <table:table-cell office:value-type="float" office:value="0.913677" calcext:value-type="float">
            <text:p>0.913677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61169" calcext:value-type="float">
            <text:p>0.861169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872568" calcext:value-type="float">
            <text:p>0.872568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907598" calcext:value-type="float">
            <text:p>0.907598</text:p>
          </table:table-cell>
          <table:table-cell office:value-type="float" office:value="0.878097" calcext:value-type="float">
            <text:p>0.878097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991434" calcext:value-type="float">
            <text:p>0.991434</text:p>
          </table:table-cell>
          <table:table-cell table:formula="of:=([.B63]+[.D63]+[.F63]+[.H63]+[.J63]+[.L63]+[.N63]+[.P63]+[.R63]+[.T63])/10" office:value-type="float" office:value="0.9162609" calcext:value-type="float">
            <text:p>0.9162609</text:p>
          </table:table-cell>
          <table:table-cell table:formula="of:=([.C63]+[.E63]+[.G63]+[.I63]+[.K63]+[.M63]+[.O63]+[.Q63]+[.S63]+[.U63])/10" office:value-type="float" office:value="0.9795582" calcext:value-type="float">
            <text:p>0.9795582</text:p>
          </table:table-cell>
        </table:table-row>
        <table:table-row table:style-name="ro1">
          <table:table-cell/>
          <table:table-cell office:value-type="float" office:value="0.889796" calcext:value-type="float">
            <text:p>0.889796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907489" calcext:value-type="float">
            <text:p>0.907489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928713" calcext:value-type="float">
            <text:p>0.928713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18534" calcext:value-type="float">
            <text:p>0.918534</text:p>
          </table:table-cell>
          <table:table-cell office:value-type="float" office:value="0.985331" calcext:value-type="float">
            <text:p>0.985331</text:p>
          </table:table-cell>
          <table:table-cell office:value-type="float" office:value="0.909193" calcext:value-type="float">
            <text:p>0.90919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860125" calcext:value-type="float">
            <text:p>0.860125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867704" calcext:value-type="float">
            <text:p>0.867704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87116" calcext:value-type="float">
            <text:p>0.87116</text:p>
          </table:table-cell>
          <table:table-cell office:value-type="float" office:value="0.997271" calcext:value-type="float">
            <text:p>0.997271</text:p>
          </table:table-cell>
          <table:table-cell office:value-type="float" office:value="0.991434" calcext:value-type="float">
            <text:p>0.991434</text:p>
          </table:table-cell>
          <table:table-cell table:formula="of:=([.B64]+[.D64]+[.F64]+[.H64]+[.J64]+[.L64]+[.N64]+[.P64]+[.R64]+[.T64])/10" office:value-type="float" office:value="0.9143729" calcext:value-type="float">
            <text:p>0.9143729</text:p>
          </table:table-cell>
          <table:table-cell table:formula="of:=([.C64]+[.E64]+[.G64]+[.I64]+[.K64]+[.M64]+[.O64]+[.Q64]+[.S64]+[.U64])/10" office:value-type="float" office:value="0.9794519" calcext:value-type="float">
            <text:p>0.9794519</text:p>
          </table:table-cell>
        </table:table-row>
        <table:table-row table:style-name="ro1">
          <table:table-cell/>
          <table:table-cell office:value-type="float" office:value="0.886735" calcext:value-type="float">
            <text:p>0.886735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953488" calcext:value-type="float">
            <text:p>0.953488</text:p>
          </table:table-cell>
          <table:table-cell office:value-type="float" office:value="0.976576" calcext:value-type="float">
            <text:p>0.976576</text:p>
          </table:table-cell>
          <table:table-cell office:value-type="float" office:value="0.926733" calcext:value-type="float">
            <text:p>0.926733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0583" calcext:value-type="float">
            <text:p>0.90583</text:p>
          </table:table-cell>
          <table:table-cell office:value-type="float" office:value="0.991737" calcext:value-type="float">
            <text:p>0.991737</text:p>
          </table:table-cell>
          <table:table-cell office:value-type="float" office:value="0.853862" calcext:value-type="float">
            <text:p>0.853862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868677" calcext:value-type="float">
            <text:p>0.86867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08624" calcext:value-type="float">
            <text:p>0.908624</text:p>
          </table:table-cell>
          <table:table-cell office:value-type="float" office:value="0.870168" calcext:value-type="float">
            <text:p>0.870168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.991434" calcext:value-type="float">
            <text:p>0.991434</text:p>
          </table:table-cell>
          <table:table-cell table:formula="of:=([.B65]+[.D65]+[.F65]+[.H65]+[.J65]+[.L65]+[.N65]+[.P65]+[.R65]+[.T65])/10" office:value-type="float" office:value="0.9124689" calcext:value-type="float">
            <text:p>0.9124689</text:p>
          </table:table-cell>
          <table:table-cell table:formula="of:=([.C65]+[.E65]+[.G65]+[.I65]+[.K65]+[.M65]+[.O65]+[.Q65]+[.S65]+[.U65])/10" office:value-type="float" office:value="0.9794551" calcext:value-type="float">
            <text:p>0.9794551</text:p>
          </table:table-cell>
        </table:table-row>
        <table:table-row table:style-name="ro1">
          <table:table-cell/>
          <table:table-cell office:value-type="float" office:value="0.882653" calcext:value-type="float">
            <text:p>0.882653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954457" calcext:value-type="float">
            <text:p>0.954457</text:p>
          </table:table-cell>
          <table:table-cell office:value-type="float" office:value="0.976159" calcext:value-type="float">
            <text:p>0.976159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98256" calcext:value-type="float">
            <text:p>0.998256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985521" calcext:value-type="float">
            <text:p>0.985521</text:p>
          </table:table-cell>
          <table:table-cell office:value-type="float" office:value="0.906951" calcext:value-type="float">
            <text:p>0.906951</text:p>
          </table:table-cell>
          <table:table-cell office:value-type="float" office:value="0.991813" calcext:value-type="float">
            <text:p>0.991813</text:p>
          </table:table-cell>
          <table:table-cell office:value-type="float" office:value="0.850731" calcext:value-type="float">
            <text:p>0.850731</text:p>
          </table:table-cell>
          <table:table-cell office:value-type="float" office:value="0.991472" calcext:value-type="float">
            <text:p>0.991472</text:p>
          </table:table-cell>
          <table:table-cell office:value-type="float" office:value="0.865759" calcext:value-type="float">
            <text:p>0.865759</text:p>
          </table:table-cell>
          <table:table-cell office:value-type="float" office:value="0.999431" calcext:value-type="float">
            <text:p>0.999431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0.868186" calcext:value-type="float">
            <text:p>0.868186</text:p>
          </table:table-cell>
          <table:table-cell office:value-type="float" office:value="0.997309" calcext:value-type="float">
            <text:p>0.997309</text:p>
          </table:table-cell>
          <table:table-cell office:value-type="float" office:value="0.991434" calcext:value-type="float">
            <text:p>0.991434</text:p>
          </table:table-cell>
          <table:table-cell table:formula="of:=([.B66]+[.D66]+[.F66]+[.H66]+[.J66]+[.L66]+[.N66]+[.P66]+[.R66]+[.T66])/10" office:value-type="float" office:value="0.9107911" calcext:value-type="float">
            <text:p>0.9107911</text:p>
          </table:table-cell>
          <table:table-cell table:formula="of:=([.C66]+[.E66]+[.G66]+[.I66]+[.K66]+[.M66]+[.O66]+[.Q66]+[.S66]+[.U66])/10" office:value-type="float" office:value="0.9793441" calcext:value-type="float">
            <text:p>0.9793441</text:p>
          </table:table-cell>
        </table:table-row>
        <table:table-row table:style-name="ro1">
          <table:table-cell/>
          <table:table-cell office:value-type="float" office:value="0.871429" calcext:value-type="float">
            <text:p>0.871429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903084" calcext:value-type="float">
            <text:p>0.903084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76235" calcext:value-type="float">
            <text:p>0.976235</text:p>
          </table:table-cell>
          <table:table-cell office:value-type="float" office:value="0.924752" calcext:value-type="float">
            <text:p>0.924752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15479" calcext:value-type="float">
            <text:p>0.915479</text:p>
          </table:table-cell>
          <table:table-cell office:value-type="float" office:value="0.985256" calcext:value-type="float">
            <text:p>0.985256</text:p>
          </table:table-cell>
          <table:table-cell office:value-type="float" office:value="0.900224" calcext:value-type="float">
            <text:p>0.900224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47599" calcext:value-type="float">
            <text:p>0.847599</text:p>
          </table:table-cell>
          <table:table-cell office:value-type="float" office:value="0.991775" calcext:value-type="float">
            <text:p>0.991775</text:p>
          </table:table-cell>
          <table:table-cell office:value-type="float" office:value="0.861868" calcext:value-type="float">
            <text:p>0.861868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04517" calcext:value-type="float">
            <text:p>0.904517</text:p>
          </table:table-cell>
          <table:table-cell office:value-type="float" office:value="0.859267" calcext:value-type="float">
            <text:p>0.859267</text:p>
          </table:table-cell>
          <table:table-cell office:value-type="float" office:value="0.997233" calcext:value-type="float">
            <text:p>0.997233</text:p>
          </table:table-cell>
          <table:table-cell office:value-type="float" office:value="0.991434" calcext:value-type="float">
            <text:p>0.991434</text:p>
          </table:table-cell>
          <table:table-cell table:formula="of:=([.B67]+[.D67]+[.F67]+[.H67]+[.J67]+[.L67]+[.N67]+[.P67]+[.R67]+[.T67])/10" office:value-type="float" office:value="0.9081611" calcext:value-type="float">
            <text:p>0.9081611</text:p>
          </table:table-cell>
          <table:table-cell table:formula="of:=([.C67]+[.E67]+[.G67]+[.I67]+[.K67]+[.M67]+[.O67]+[.Q67]+[.S67]+[.U67])/10" office:value-type="float" office:value="0.9784523" calcext:value-type="float">
            <text:p>0.9784523</text:p>
          </table:table-cell>
        </table:table-row>
        <table:table-row table:style-name="ro1">
          <table:table-cell/>
          <table:table-cell office:value-type="float" office:value="0.871429" calcext:value-type="float">
            <text:p>0.871429</text:p>
          </table:table-cell>
          <table:table-cell office:value-type="float" office:value="0.994239" calcext:value-type="float">
            <text:p>0.994239</text:p>
          </table:table-cell>
          <table:table-cell office:value-type="float" office:value="0.902203" calcext:value-type="float">
            <text:p>0.902203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0.978206" calcext:value-type="float">
            <text:p>0.978206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11405" calcext:value-type="float">
            <text:p>0.911405</text:p>
          </table:table-cell>
          <table:table-cell office:value-type="float" office:value="0.986127" calcext:value-type="float">
            <text:p>0.986127</text:p>
          </table:table-cell>
          <table:table-cell office:value-type="float" office:value="0.892377" calcext:value-type="float">
            <text:p>0.892377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849687" calcext:value-type="float">
            <text:p>0.849687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858949" calcext:value-type="float">
            <text:p>0.858949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899384" calcext:value-type="float">
            <text:p>0.899384</text:p>
          </table:table-cell>
          <table:table-cell office:value-type="float" office:value="0.859267" calcext:value-type="float">
            <text:p>0.859267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991434" calcext:value-type="float">
            <text:p>0.991434</text:p>
          </table:table-cell>
          <table:table-cell table:formula="of:=([.B68]+[.D68]+[.F68]+[.H68]+[.J68]+[.L68]+[.N68]+[.P68]+[.R68]+[.T68])/10" office:value-type="float" office:value="0.9062635" calcext:value-type="float">
            <text:p>0.9062635</text:p>
          </table:table-cell>
          <table:table-cell table:formula="of:=([.C68]+[.E68]+[.G68]+[.I68]+[.K68]+[.M68]+[.O68]+[.Q68]+[.S68]+[.U68])/10" office:value-type="float" office:value="0.9788236" calcext:value-type="float">
            <text:p>0.9788236</text:p>
          </table:table-cell>
        </table:table-row>
        <table:table-row table:style-name="ro1">
          <table:table-cell/>
          <table:table-cell office:value-type="float" office:value="0.872449" calcext:value-type="float">
            <text:p>0.872449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901322" calcext:value-type="float">
            <text:p>0.901322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55426" calcext:value-type="float">
            <text:p>0.955426</text:p>
          </table:table-cell>
          <table:table-cell office:value-type="float" office:value="0.97794" calcext:value-type="float">
            <text:p>0.97794</text:p>
          </table:table-cell>
          <table:table-cell office:value-type="float" office:value="0.918812" calcext:value-type="float">
            <text:p>0.918812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0.909369" calcext:value-type="float">
            <text:p>0.909369</text:p>
          </table:table-cell>
          <table:table-cell office:value-type="float" office:value="0.986734" calcext:value-type="float">
            <text:p>0.986734</text:p>
          </table:table-cell>
          <table:table-cell office:value-type="float" office:value="0.894619" calcext:value-type="float">
            <text:p>0.894619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841336" calcext:value-type="float">
            <text:p>0.841336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0.858949" calcext:value-type="float">
            <text:p>0.858949</text:p>
          </table:table-cell>
          <table:table-cell office:value-type="float" office:value="0.999204" calcext:value-type="float">
            <text:p>0.999204</text:p>
          </table:table-cell>
          <table:table-cell office:value-type="float" office:value="0.898357" calcext:value-type="float">
            <text:p>0.898357</text:p>
          </table:table-cell>
          <table:table-cell office:value-type="float" office:value="0.856293" calcext:value-type="float">
            <text:p>0.856293</text:p>
          </table:table-cell>
          <table:table-cell office:value-type="float" office:value="0.997574" calcext:value-type="float">
            <text:p>0.997574</text:p>
          </table:table-cell>
          <table:table-cell office:value-type="float" office:value="0.991434" calcext:value-type="float">
            <text:p>0.991434</text:p>
          </table:table-cell>
          <table:table-cell table:formula="of:=([.B69]+[.D69]+[.F69]+[.H69]+[.J69]+[.L69]+[.N69]+[.P69]+[.R69]+[.T69])/10" office:value-type="float" office:value="0.9048213" calcext:value-type="float">
            <text:p>0.9048213</text:p>
          </table:table-cell>
          <table:table-cell table:formula="of:=([.C69]+[.E69]+[.G69]+[.I69]+[.K69]+[.M69]+[.O69]+[.Q69]+[.S69]+[.U69])/10" office:value-type="float" office:value="0.9786095" calcext:value-type="float">
            <text:p>0.9786095</text:p>
          </table:table-cell>
        </table:table-row>
        <table:table-row table:style-name="ro1">
          <table:table-cell/>
          <table:table-cell office:value-type="float" office:value="0.871429" calcext:value-type="float">
            <text:p>0.871429</text:p>
          </table:table-cell>
          <table:table-cell office:value-type="float" office:value="0.994087" calcext:value-type="float">
            <text:p>0.994087</text:p>
          </table:table-cell>
          <table:table-cell office:value-type="float" office:value="0.885463" calcext:value-type="float">
            <text:p>0.885463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0.95155" calcext:value-type="float">
            <text:p>0.95155</text:p>
          </table:table-cell>
          <table:table-cell office:value-type="float" office:value="0.978661" calcext:value-type="float">
            <text:p>0.978661</text:p>
          </table:table-cell>
          <table:table-cell office:value-type="float" office:value="0.921782" calcext:value-type="float">
            <text:p>0.921782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986431" calcext:value-type="float">
            <text:p>0.986431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991965" calcext:value-type="float">
            <text:p>0.991965</text:p>
          </table:table-cell>
          <table:table-cell office:value-type="float" office:value="0.838205" calcext:value-type="float">
            <text:p>0.838205</text:p>
          </table:table-cell>
          <table:table-cell office:value-type="float" office:value="0.992798" calcext:value-type="float">
            <text:p>0.992798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5277" calcext:value-type="float">
            <text:p>0.895277</text:p>
          </table:table-cell>
          <table:table-cell office:value-type="float" office:value="0.857284" calcext:value-type="float">
            <text:p>0.857284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0.991434" calcext:value-type="float">
            <text:p>0.991434</text:p>
          </table:table-cell>
          <table:table-cell table:formula="of:=([.B70]+[.D70]+[.F70]+[.H70]+[.J70]+[.L70]+[.N70]+[.P70]+[.R70]+[.T70])/10" office:value-type="float" office:value="0.9012881" calcext:value-type="float">
            <text:p>0.9012881</text:p>
          </table:table-cell>
          <table:table-cell table:formula="of:=([.C70]+[.E70]+[.G70]+[.I70]+[.K70]+[.M70]+[.O70]+[.Q70]+[.S70]+[.U70])/10" office:value-type="float" office:value="0.9787847" calcext:value-type="float">
            <text:p>0.9787847</text:p>
          </table:table-cell>
        </table:table-row>
        <table:table-row table:style-name="ro1">
          <table:table-cell/>
          <table:table-cell office:value-type="float" office:value="0.868367" calcext:value-type="float">
            <text:p>0.868367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86344" calcext:value-type="float">
            <text:p>0.886344</text:p>
          </table:table-cell>
          <table:table-cell office:value-type="float" office:value="0.998181" calcext:value-type="float">
            <text:p>0.998181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978888" calcext:value-type="float">
            <text:p>0.978888</text:p>
          </table:table-cell>
          <table:table-cell office:value-type="float" office:value="0.915842" calcext:value-type="float">
            <text:p>0.915842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04277" calcext:value-type="float">
            <text:p>0.904277</text:p>
          </table:table-cell>
          <table:table-cell office:value-type="float" office:value="0.986885" calcext:value-type="float">
            <text:p>0.986885</text:p>
          </table:table-cell>
          <table:table-cell office:value-type="float" office:value="0.890135" calcext:value-type="float">
            <text:p>0.890135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835073" calcext:value-type="float">
            <text:p>0.835073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857977" calcext:value-type="float">
            <text:p>0.857977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3224" calcext:value-type="float">
            <text:p>0.893224</text:p>
          </table:table-cell>
          <table:table-cell office:value-type="float" office:value="0.85332" calcext:value-type="float">
            <text:p>0.85332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.991434" calcext:value-type="float">
            <text:p>0.991434</text:p>
          </table:table-cell>
          <table:table-cell table:formula="of:=([.B71]+[.D71]+[.F71]+[.H71]+[.J71]+[.L71]+[.N71]+[.P71]+[.R71]+[.T71])/10" office:value-type="float" office:value="0.8996715" calcext:value-type="float">
            <text:p>0.8996715</text:p>
          </table:table-cell>
          <table:table-cell table:formula="of:=([.C71]+[.E71]+[.G71]+[.I71]+[.K71]+[.M71]+[.O71]+[.Q71]+[.S71]+[.U71])/10" office:value-type="float" office:value="0.9786383" calcext:value-type="float">
            <text:p>0.9786383</text:p>
          </table:table-cell>
        </table:table-row>
        <table:table-row table:style-name="ro1">
          <table:table-cell/>
          <table:table-cell office:value-type="float" office:value="0.868367" calcext:value-type="float">
            <text:p>0.868367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885463" calcext:value-type="float">
            <text:p>0.885463</text:p>
          </table:table-cell>
          <table:table-cell office:value-type="float" office:value="0.998029" calcext:value-type="float">
            <text:p>0.998029</text:p>
          </table:table-cell>
          <table:table-cell office:value-type="float" office:value="0.945736" calcext:value-type="float">
            <text:p>0.945736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987681" calcext:value-type="float">
            <text:p>0.987681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992268" calcext:value-type="float">
            <text:p>0.992268</text:p>
          </table:table-cell>
          <table:table-cell office:value-type="float" office:value="0.832985" calcext:value-type="float">
            <text:p>0.832985</text:p>
          </table:table-cell>
          <table:table-cell office:value-type="float" office:value="0.993215" calcext:value-type="float">
            <text:p>0.993215</text:p>
          </table:table-cell>
          <table:table-cell office:value-type="float" office:value="0.854086" calcext:value-type="float">
            <text:p>0.854086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92197" calcext:value-type="float">
            <text:p>0.892197</text:p>
          </table:table-cell>
          <table:table-cell office:value-type="float" office:value="0.852329" calcext:value-type="float">
            <text:p>0.852329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91434" calcext:value-type="float">
            <text:p>0.991434</text:p>
          </table:table-cell>
          <table:table-cell table:formula="of:=([.B72]+[.D72]+[.F72]+[.H72]+[.J72]+[.L72]+[.N72]+[.P72]+[.R72]+[.T72])/10" office:value-type="float" office:value="0.8977047" calcext:value-type="float">
            <text:p>0.8977047</text:p>
          </table:table-cell>
          <table:table-cell table:formula="of:=([.C72]+[.E72]+[.G72]+[.I72]+[.K72]+[.M72]+[.O72]+[.Q72]+[.S72]+[.U72])/10" office:value-type="float" office:value="0.9787439" calcext:value-type="float">
            <text:p>0.9787439</text:p>
          </table:table-cell>
        </table:table-row>
        <table:table-row table:style-name="ro1">
          <table:table-cell/>
          <table:table-cell office:value-type="float" office:value="0.865306" calcext:value-type="float">
            <text:p>0.865306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882819" calcext:value-type="float">
            <text:p>0.882819</text:p>
          </table:table-cell>
          <table:table-cell office:value-type="float" office:value="0.998143" calcext:value-type="float">
            <text:p>0.998143</text:p>
          </table:table-cell>
          <table:table-cell office:value-type="float" office:value="0.944767" calcext:value-type="float">
            <text:p>0.944767</text:p>
          </table:table-cell>
          <table:table-cell office:value-type="float" office:value="0.980935" calcext:value-type="float">
            <text:p>0.980935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895112" calcext:value-type="float">
            <text:p>0.895112</text:p>
          </table:table-cell>
          <table:table-cell office:value-type="float" office:value="0.987189" calcext:value-type="float">
            <text:p>0.987189</text:p>
          </table:table-cell>
          <table:table-cell office:value-type="float" office:value="0.886771" calcext:value-type="float">
            <text:p>0.886771</text:p>
          </table:table-cell>
          <table:table-cell office:value-type="float" office:value="0.992419" calcext:value-type="float">
            <text:p>0.992419</text:p>
          </table:table-cell>
          <table:table-cell office:value-type="float" office:value="0.825678" calcext:value-type="float">
            <text:p>0.825678</text:p>
          </table:table-cell>
          <table:table-cell office:value-type="float" office:value="0.993177" calcext:value-type="float">
            <text:p>0.993177</text:p>
          </table:table-cell>
          <table:table-cell office:value-type="float" office:value="0.85214" calcext:value-type="float">
            <text:p>0.85214</text:p>
          </table:table-cell>
          <table:table-cell office:value-type="float" office:value="0.999356" calcext:value-type="float">
            <text:p>0.999356</text:p>
          </table:table-cell>
          <table:table-cell office:value-type="float" office:value="0.88809" calcext:value-type="float">
            <text:p>0.88809</text:p>
          </table:table-cell>
          <table:table-cell office:value-type="float" office:value="0.849356" calcext:value-type="float">
            <text:p>0.849356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91434" calcext:value-type="float">
            <text:p>0.991434</text:p>
          </table:table-cell>
          <table:table-cell table:formula="of:=([.B73]+[.D73]+[.F73]+[.H73]+[.J73]+[.L73]+[.N73]+[.P73]+[.R73]+[.T73])/10" office:value-type="float" office:value="0.8952838" calcext:value-type="float">
            <text:p>0.8952838</text:p>
          </table:table-cell>
          <table:table-cell table:formula="of:=([.C73]+[.E73]+[.G73]+[.I73]+[.K73]+[.M73]+[.O73]+[.Q73]+[.S73]+[.U73])/10" office:value-type="float" office:value="0.9785528" calcext:value-type="float">
            <text:p>0.9785528</text:p>
          </table:table-cell>
        </table:table-row>
        <table:table-row table:style-name="ro1">
          <table:table-cell/>
          <table:table-cell office:value-type="float" office:value="0.864286" calcext:value-type="float">
            <text:p>0.864286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81938" calcext:value-type="float">
            <text:p>0.881938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0.947674" calcext:value-type="float">
            <text:p>0.947674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13861" calcext:value-type="float">
            <text:p>0.913861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89002" calcext:value-type="float">
            <text:p>0.89002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93064" calcext:value-type="float">
            <text:p>0.993064</text:p>
          </table:table-cell>
          <table:table-cell office:value-type="float" office:value="0.829854" calcext:value-type="float">
            <text:p>0.829854</text:p>
          </table:table-cell>
          <table:table-cell office:value-type="float" office:value="0.993443" calcext:value-type="float">
            <text:p>0.993443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7064" calcext:value-type="float">
            <text:p>0.887064</text:p>
          </table:table-cell>
          <table:table-cell office:value-type="float" office:value="0.848365" calcext:value-type="float">
            <text:p>0.848365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91434" calcext:value-type="float">
            <text:p>0.991434</text:p>
          </table:table-cell>
          <table:table-cell table:formula="of:=([.B74]+[.D74]+[.F74]+[.H74]+[.J74]+[.L74]+[.N74]+[.P74]+[.R74]+[.T74])/10" office:value-type="float" office:value="0.8944352" calcext:value-type="float">
            <text:p>0.8944352</text:p>
          </table:table-cell>
          <table:table-cell table:formula="of:=([.C74]+[.E74]+[.G74]+[.I74]+[.K74]+[.M74]+[.O74]+[.Q74]+[.S74]+[.U74])/10" office:value-type="float" office:value="0.9786621" calcext:value-type="float">
            <text:p>0.9786621</text:p>
          </table:table-cell>
        </table:table-row>
        <table:table-row table:style-name="ro1">
          <table:table-cell/>
          <table:table-cell office:value-type="float" office:value="0.857143" calcext:value-type="float">
            <text:p>0.857143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81938" calcext:value-type="float">
            <text:p>0.881938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42829" calcext:value-type="float">
            <text:p>0.942829</text:p>
          </table:table-cell>
          <table:table-cell office:value-type="float" office:value="0.981048" calcext:value-type="float">
            <text:p>0.981048</text:p>
          </table:table-cell>
          <table:table-cell office:value-type="float" office:value="0.909901" calcext:value-type="float">
            <text:p>0.909901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884929" calcext:value-type="float">
            <text:p>0.884929</text:p>
          </table:table-cell>
          <table:table-cell office:value-type="float" office:value="0.989046" calcext:value-type="float">
            <text:p>0.989046</text:p>
          </table:table-cell>
          <table:table-cell office:value-type="float" office:value="0.881166" calcext:value-type="float">
            <text:p>0.881166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22547" calcext:value-type="float">
            <text:p>0.822547</text:p>
          </table:table-cell>
          <table:table-cell office:value-type="float" office:value="0.993784" calcext:value-type="float">
            <text:p>0.993784</text:p>
          </table:table-cell>
          <table:table-cell office:value-type="float" office:value="0.848249" calcext:value-type="float">
            <text:p>0.84824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845391" calcext:value-type="float">
            <text:p>0.845391</text:p>
          </table:table-cell>
          <table:table-cell office:value-type="float" office:value="0.998294" calcext:value-type="float">
            <text:p>0.998294</text:p>
          </table:table-cell>
          <table:table-cell office:value-type="float" office:value="0.991434" calcext:value-type="float">
            <text:p>0.991434</text:p>
          </table:table-cell>
          <table:table-cell table:formula="of:=([.B75]+[.D75]+[.F75]+[.H75]+[.J75]+[.L75]+[.N75]+[.P75]+[.R75]+[.T75])/10" office:value-type="float" office:value="0.891098" calcext:value-type="float">
            <text:p>0.891098</text:p>
          </table:table-cell>
          <table:table-cell table:formula="of:=([.C75]+[.E75]+[.G75]+[.I75]+[.K75]+[.M75]+[.O75]+[.Q75]+[.S75]+[.U75])/10" office:value-type="float" office:value="0.9785883" calcext:value-type="float">
            <text:p>0.9785883</text:p>
          </table:table-cell>
        </table:table-row>
        <table:table-row table:style-name="ro1">
          <table:table-cell/>
          <table:table-cell office:value-type="float" office:value="0.860204" calcext:value-type="float">
            <text:p>0.860204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42829" calcext:value-type="float">
            <text:p>0.942829</text:p>
          </table:table-cell>
          <table:table-cell office:value-type="float" office:value="0.981465" calcext:value-type="float">
            <text:p>0.981465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999166" calcext:value-type="float">
            <text:p>0.999166</text:p>
          </table:table-cell>
          <table:table-cell office:value-type="float" office:value="0.882892" calcext:value-type="float">
            <text:p>0.882892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76682" calcext:value-type="float">
            <text:p>0.876682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820459" calcext:value-type="float">
            <text:p>0.820459</text:p>
          </table:table-cell>
          <table:table-cell office:value-type="float" office:value="0.994315" calcext:value-type="float">
            <text:p>0.994315</text:p>
          </table:table-cell>
          <table:table-cell office:value-type="float" office:value="0.847276" calcext:value-type="float">
            <text:p>0.847276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3984" calcext:value-type="float">
            <text:p>0.883984</text:p>
          </table:table-cell>
          <table:table-cell office:value-type="float" office:value="0.847374" calcext:value-type="float">
            <text:p>0.847374</text:p>
          </table:table-cell>
          <table:table-cell office:value-type="float" office:value="0.997877" calcext:value-type="float">
            <text:p>0.997877</text:p>
          </table:table-cell>
          <table:table-cell office:value-type="float" office:value="0.991434" calcext:value-type="float">
            <text:p>0.991434</text:p>
          </table:table-cell>
          <table:table-cell table:formula="of:=([.B76]+[.D76]+[.F76]+[.H76]+[.J76]+[.L76]+[.N76]+[.P76]+[.R76]+[.T76])/10" office:value-type="float" office:value="0.8884559" calcext:value-type="float">
            <text:p>0.8884559</text:p>
          </table:table-cell>
          <table:table-cell table:formula="of:=([.C76]+[.E76]+[.G76]+[.I76]+[.K76]+[.M76]+[.O76]+[.Q76]+[.S76]+[.U76])/10" office:value-type="float" office:value="0.9789647" calcext:value-type="float">
            <text:p>0.9789647</text:p>
          </table:table-cell>
        </table:table-row>
        <table:table-row table:style-name="ro1">
          <table:table-cell/>
          <table:table-cell office:value-type="float" office:value="0.858163" calcext:value-type="float">
            <text:p>0.858163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71366" calcext:value-type="float">
            <text:p>0.87136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38953" calcext:value-type="float">
            <text:p>0.938953</text:p>
          </table:table-cell>
          <table:table-cell office:value-type="float" office:value="0.981731" calcext:value-type="float">
            <text:p>0.981731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81874" calcext:value-type="float">
            <text:p>0.881874</text:p>
          </table:table-cell>
          <table:table-cell office:value-type="float" office:value="0.989122" calcext:value-type="float">
            <text:p>0.989122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821503" calcext:value-type="float">
            <text:p>0.821503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847276" calcext:value-type="float">
            <text:p>0.847276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82957" calcext:value-type="float">
            <text:p>0.882957</text:p>
          </table:table-cell>
          <table:table-cell office:value-type="float" office:value="0.837463" calcext:value-type="float">
            <text:p>0.837463</text:p>
          </table:table-cell>
          <table:table-cell office:value-type="float" office:value="0.997953" calcext:value-type="float">
            <text:p>0.997953</text:p>
          </table:table-cell>
          <table:table-cell office:value-type="float" office:value="0.991434" calcext:value-type="float">
            <text:p>0.991434</text:p>
          </table:table-cell>
          <table:table-cell table:formula="of:=([.B77]+[.D77]+[.F77]+[.H77]+[.J77]+[.L77]+[.N77]+[.P77]+[.R77]+[.T77])/10" office:value-type="float" office:value="0.8876858" calcext:value-type="float">
            <text:p>0.8876858</text:p>
          </table:table-cell>
          <table:table-cell table:formula="of:=([.C77]+[.E77]+[.G77]+[.I77]+[.K77]+[.M77]+[.O77]+[.Q77]+[.S77]+[.U77])/10" office:value-type="float" office:value="0.9780153" calcext:value-type="float">
            <text:p>0.9780153</text:p>
          </table:table-cell>
        </table:table-row>
        <table:table-row table:style-name="ro1">
          <table:table-cell/>
          <table:table-cell office:value-type="float" office:value="0.852041" calcext:value-type="float">
            <text:p>0.852041</text:p>
          </table:table-cell>
          <table:table-cell office:value-type="float" office:value="0.995073" calcext:value-type="float">
            <text:p>0.995073</text:p>
          </table:table-cell>
          <table:table-cell office:value-type="float" office:value="0.861674" calcext:value-type="float">
            <text:p>0.861674</text:p>
          </table:table-cell>
          <table:table-cell office:value-type="float" office:value="0.998446" calcext:value-type="float">
            <text:p>0.998446</text:p>
          </table:table-cell>
          <table:table-cell office:value-type="float" office:value="0.934109" calcext:value-type="float">
            <text:p>0.934109</text:p>
          </table:table-cell>
          <table:table-cell office:value-type="float" office:value="0.98211" calcext:value-type="float">
            <text:p>0.98211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89463" calcext:value-type="float">
            <text:p>0.989463</text:p>
          </table:table-cell>
          <table:table-cell office:value-type="float" office:value="0.874439" calcext:value-type="float">
            <text:p>0.874439</text:p>
          </table:table-cell>
          <table:table-cell office:value-type="float" office:value="0.993935" calcext:value-type="float">
            <text:p>0.993935</text:p>
          </table:table-cell>
          <table:table-cell office:value-type="float" office:value="0.816284" calcext:value-type="float">
            <text:p>0.816284</text:p>
          </table:table-cell>
          <table:table-cell office:value-type="float" office:value="0.994428" calcext:value-type="float">
            <text:p>0.994428</text:p>
          </table:table-cell>
          <table:table-cell office:value-type="float" office:value="0.846304" calcext:value-type="float">
            <text:p>0.846304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7823" calcext:value-type="float">
            <text:p>0.877823</text:p>
          </table:table-cell>
          <table:table-cell office:value-type="float" office:value="0.831516" calcext:value-type="float">
            <text:p>0.831516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991434" calcext:value-type="float">
            <text:p>0.991434</text:p>
          </table:table-cell>
          <table:table-cell table:formula="of:=([.B78]+[.D78]+[.F78]+[.H78]+[.J78]+[.L78]+[.N78]+[.P78]+[.R78]+[.T78])/10" office:value-type="float" office:value="0.8839569" calcext:value-type="float">
            <text:p>0.8839569</text:p>
          </table:table-cell>
          <table:table-cell table:formula="of:=([.C78]+[.E78]+[.G78]+[.I78]+[.K78]+[.M78]+[.O78]+[.Q78]+[.S78]+[.U78])/10" office:value-type="float" office:value="0.9775571" calcext:value-type="float">
            <text:p>0.9775571</text:p>
          </table:table-cell>
        </table:table-row>
        <table:table-row table:style-name="ro1">
          <table:table-cell/>
          <table:table-cell office:value-type="float" office:value="0.844898" calcext:value-type="float">
            <text:p>0.844898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55507" calcext:value-type="float">
            <text:p>0.855507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32171" calcext:value-type="float">
            <text:p>0.932171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9" calcext:value-type="float">
            <text:p>0.9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868834" calcext:value-type="float">
            <text:p>0.868834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13152" calcext:value-type="float">
            <text:p>0.813152</text:p>
          </table:table-cell>
          <table:table-cell office:value-type="float" office:value="0.99439" calcext:value-type="float">
            <text:p>0.99439</text:p>
          </table:table-cell>
          <table:table-cell office:value-type="float" office:value="0.843385" calcext:value-type="float">
            <text:p>0.843385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4743" calcext:value-type="float">
            <text:p>0.874743</text:p>
          </table:table-cell>
          <table:table-cell office:value-type="float" office:value="0.833499" calcext:value-type="float">
            <text:p>0.833499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991434" calcext:value-type="float">
            <text:p>0.991434</text:p>
          </table:table-cell>
          <table:table-cell table:formula="of:=([.B79]+[.D79]+[.F79]+[.H79]+[.J79]+[.L79]+[.N79]+[.P79]+[.R79]+[.T79])/10" office:value-type="float" office:value="0.8808405" calcext:value-type="float">
            <text:p>0.8808405</text:p>
          </table:table-cell>
          <table:table-cell table:formula="of:=([.C79]+[.E79]+[.G79]+[.I79]+[.K79]+[.M79]+[.O79]+[.Q79]+[.S79]+[.U79])/10" office:value-type="float" office:value="0.9778615" calcext:value-type="float">
            <text:p>0.9778615</text:p>
          </table:table-cell>
        </table:table-row>
        <table:table-row table:style-name="ro1">
          <table:table-cell/>
          <table:table-cell office:value-type="float" office:value="0.841837" calcext:value-type="float">
            <text:p>0.841837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52863" calcext:value-type="float">
            <text:p>0.852863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31202" calcext:value-type="float">
            <text:p>0.931202</text:p>
          </table:table-cell>
          <table:table-cell office:value-type="float" office:value="0.982375" calcext:value-type="float">
            <text:p>0.982375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6782" calcext:value-type="float">
            <text:p>0.876782</text:p>
          </table:table-cell>
          <table:table-cell office:value-type="float" office:value="0.989842" calcext:value-type="float">
            <text:p>0.989842</text:p>
          </table:table-cell>
          <table:table-cell office:value-type="float" office:value="0.865471" calcext:value-type="float">
            <text:p>0.865471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0.811065" calcext:value-type="float">
            <text:p>0.811065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4144" calcext:value-type="float">
            <text:p>0.84144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70637" calcext:value-type="float">
            <text:p>0.870637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991434" calcext:value-type="float">
            <text:p>0.991434</text:p>
          </table:table-cell>
          <table:table-cell table:formula="of:=([.B80]+[.D80]+[.F80]+[.H80]+[.J80]+[.L80]+[.N80]+[.P80]+[.R80]+[.T80])/10" office:value-type="float" office:value="0.8788639" calcext:value-type="float">
            <text:p>0.8788639</text:p>
          </table:table-cell>
          <table:table-cell table:formula="of:=([.C80]+[.E80]+[.G80]+[.I80]+[.K80]+[.M80]+[.O80]+[.Q80]+[.S80]+[.U80])/10" office:value-type="float" office:value="0.9769614" calcext:value-type="float">
            <text:p>0.9769614</text:p>
          </table:table-cell>
        </table:table-row>
        <table:table-row table:style-name="ro1">
          <table:table-cell/>
          <table:table-cell office:value-type="float" office:value="0.841837" calcext:value-type="float">
            <text:p>0.841837</text:p>
          </table:table-cell>
          <table:table-cell office:value-type="float" office:value="0.995452" calcext:value-type="float">
            <text:p>0.995452</text:p>
          </table:table-cell>
          <table:table-cell office:value-type="float" office:value="0.85022" calcext:value-type="float">
            <text:p>0.85022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89802" calcext:value-type="float">
            <text:p>0.89802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3727" calcext:value-type="float">
            <text:p>0.873727</text:p>
          </table:table-cell>
          <table:table-cell office:value-type="float" office:value="0.991017" calcext:value-type="float">
            <text:p>0.991017</text:p>
          </table:table-cell>
          <table:table-cell office:value-type="float" office:value="0.863229" calcext:value-type="float">
            <text:p>0.863229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8977" calcext:value-type="float">
            <text:p>0.808977</text:p>
          </table:table-cell>
          <table:table-cell office:value-type="float" office:value="0.994845" calcext:value-type="float">
            <text:p>0.994845</text:p>
          </table:table-cell>
          <table:table-cell office:value-type="float" office:value="0.840467" calcext:value-type="float">
            <text:p>0.840467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8583" calcext:value-type="float">
            <text:p>0.868583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991434" calcext:value-type="float">
            <text:p>0.991434</text:p>
          </table:table-cell>
          <table:table-cell table:formula="of:=([.B81]+[.D81]+[.F81]+[.H81]+[.J81]+[.L81]+[.N81]+[.P81]+[.R81]+[.T81])/10" office:value-type="float" office:value="0.8769749" calcext:value-type="float">
            <text:p>0.8769749</text:p>
          </table:table-cell>
          <table:table-cell table:formula="of:=([.C81]+[.E81]+[.G81]+[.I81]+[.K81]+[.M81]+[.O81]+[.Q81]+[.S81]+[.U81])/10" office:value-type="float" office:value="0.9772343" calcext:value-type="float">
            <text:p>0.9772343</text:p>
          </table:table-cell>
        </table:table-row>
        <table:table-row table:style-name="ro1">
          <table:table-cell/>
          <table:table-cell office:value-type="float" office:value="0.837755" calcext:value-type="float">
            <text:p>0.837755</text:p>
          </table:table-cell>
          <table:table-cell office:value-type="float" office:value="0.995376" calcext:value-type="float">
            <text:p>0.995376</text:p>
          </table:table-cell>
          <table:table-cell office:value-type="float" office:value="0.849339" calcext:value-type="float">
            <text:p>0.849339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927326" calcext:value-type="float">
            <text:p>0.927326</text:p>
          </table:table-cell>
          <table:table-cell office:value-type="float" office:value="0.983967" calcext:value-type="float">
            <text:p>0.983967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7617" calcext:value-type="float">
            <text:p>0.867617</text:p>
          </table:table-cell>
          <table:table-cell office:value-type="float" office:value="0.991585" calcext:value-type="float">
            <text:p>0.991585</text:p>
          </table:table-cell>
          <table:table-cell office:value-type="float" office:value="0.859865" calcext:value-type="float">
            <text:p>0.859865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07933" calcext:value-type="float">
            <text:p>0.807933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842412" calcext:value-type="float">
            <text:p>0.842412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70637" calcext:value-type="float">
            <text:p>0.870637</text:p>
          </table:table-cell>
          <table:table-cell office:value-type="float" office:value="0.820614" calcext:value-type="float">
            <text:p>0.820614</text:p>
          </table:table-cell>
          <table:table-cell office:value-type="float" office:value="0.998332" calcext:value-type="float">
            <text:p>0.998332</text:p>
          </table:table-cell>
          <table:table-cell office:value-type="float" office:value="0.991434" calcext:value-type="float">
            <text:p>0.991434</text:p>
          </table:table-cell>
          <table:table-cell table:formula="of:=([.B82]+[.D82]+[.F82]+[.H82]+[.J82]+[.L82]+[.N82]+[.P82]+[.R82]+[.T82])/10" office:value-type="float" office:value="0.8758246" calcext:value-type="float">
            <text:p>0.8758246</text:p>
          </table:table-cell>
          <table:table-cell table:formula="of:=([.C82]+[.E82]+[.G82]+[.I82]+[.K82]+[.M82]+[.O82]+[.Q82]+[.S82]+[.U82])/10" office:value-type="float" office:value="0.9770429" calcext:value-type="float">
            <text:p>0.9770429</text:p>
          </table:table-cell>
        </table:table-row>
        <table:table-row table:style-name="ro1">
          <table:table-cell/>
          <table:table-cell office:value-type="float" office:value="0.834694" calcext:value-type="float">
            <text:p>0.834694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0.844053" calcext:value-type="float">
            <text:p>0.844053</text:p>
          </table:table-cell>
          <table:table-cell office:value-type="float" office:value="0.998939" calcext:value-type="float">
            <text:p>0.998939</text:p>
          </table:table-cell>
          <table:table-cell office:value-type="float" office:value="0.927326" calcext:value-type="float">
            <text:p>0.927326</text:p>
          </table:table-cell>
          <table:table-cell office:value-type="float" office:value="0.984915" calcext:value-type="float">
            <text:p>0.984915</text:p>
          </table:table-cell>
          <table:table-cell office:value-type="float" office:value="0.89703" calcext:value-type="float">
            <text:p>0.89703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6558" calcext:value-type="float">
            <text:p>0.86558</text:p>
          </table:table-cell>
          <table:table-cell office:value-type="float" office:value="0.992381" calcext:value-type="float">
            <text:p>0.992381</text:p>
          </table:table-cell>
          <table:table-cell office:value-type="float" office:value="0.856502" calcext:value-type="float">
            <text:p>0.856502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835603" calcext:value-type="float">
            <text:p>0.835603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865503" calcext:value-type="float">
            <text:p>0.865503</text:p>
          </table:table-cell>
          <table:table-cell office:value-type="float" office:value="0.817641" calcext:value-type="float">
            <text:p>0.817641</text:p>
          </table:table-cell>
          <table:table-cell office:value-type="float" office:value="0.998484" calcext:value-type="float">
            <text:p>0.998484</text:p>
          </table:table-cell>
          <table:table-cell office:value-type="float" office:value="0.991434" calcext:value-type="float">
            <text:p>0.991434</text:p>
          </table:table-cell>
          <table:table-cell table:formula="of:=([.B83]+[.D83]+[.F83]+[.H83]+[.J83]+[.L83]+[.N83]+[.P83]+[.R83]+[.T83])/10" office:value-type="float" office:value="0.8729577" calcext:value-type="float">
            <text:p>0.8729577</text:p>
          </table:table-cell>
          <table:table-cell table:formula="of:=([.C83]+[.E83]+[.G83]+[.I83]+[.K83]+[.M83]+[.O83]+[.Q83]+[.S83]+[.U83])/10" office:value-type="float" office:value="0.9769846" calcext:value-type="float">
            <text:p>0.9769846</text:p>
          </table:table-cell>
        </table:table-row>
        <table:table-row table:style-name="ro1">
          <table:table-cell/>
          <table:table-cell office:value-type="float" office:value="0.82449" calcext:value-type="float">
            <text:p>0.82449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0.840529" calcext:value-type="float">
            <text:p>0.840529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26357" calcext:value-type="float">
            <text:p>0.926357</text:p>
          </table:table-cell>
          <table:table-cell office:value-type="float" office:value="0.984877" calcext:value-type="float">
            <text:p>0.984877</text:p>
          </table:table-cell>
          <table:table-cell office:value-type="float" office:value="0.890099" calcext:value-type="float">
            <text:p>0.890099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2525" calcext:value-type="float">
            <text:p>0.862525</text:p>
          </table:table-cell>
          <table:table-cell office:value-type="float" office:value="0.993026" calcext:value-type="float">
            <text:p>0.993026</text:p>
          </table:table-cell>
          <table:table-cell office:value-type="float" office:value="0.853139" calcext:value-type="float">
            <text:p>0.853139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83463" calcext:value-type="float">
            <text:p>0.83463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64476" calcext:value-type="float">
            <text:p>0.864476</text:p>
          </table:table-cell>
          <table:table-cell office:value-type="float" office:value="0.813677" calcext:value-type="float">
            <text:p>0.813677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84]+[.D84]+[.F84]+[.H84]+[.J84]+[.L84]+[.N84]+[.P84]+[.R84]+[.T84])/10" office:value-type="float" office:value="0.8699682" calcext:value-type="float">
            <text:p>0.8699682</text:p>
          </table:table-cell>
          <table:table-cell table:formula="of:=([.C84]+[.E84]+[.G84]+[.I84]+[.K84]+[.M84]+[.O84]+[.Q84]+[.S84]+[.U84])/10" office:value-type="float" office:value="0.9766032" calcext:value-type="float">
            <text:p>0.9766032</text:p>
          </table:table-cell>
        </table:table-row>
        <table:table-row table:style-name="ro1">
          <table:table-cell/>
          <table:table-cell office:value-type="float" office:value="0.817347" calcext:value-type="float">
            <text:p>0.817347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838767" calcext:value-type="float">
            <text:p>0.838767</text:p>
          </table:table-cell>
          <table:table-cell office:value-type="float" office:value="0.998863" calcext:value-type="float">
            <text:p>0.998863</text:p>
          </table:table-cell>
          <table:table-cell office:value-type="float" office:value="0.921512" calcext:value-type="float">
            <text:p>0.921512</text:p>
          </table:table-cell>
          <table:table-cell office:value-type="float" office:value="0.98499" calcext:value-type="float">
            <text:p>0.98499</text:p>
          </table:table-cell>
          <table:table-cell office:value-type="float" office:value="0.890099" calcext:value-type="float">
            <text:p>0.890099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58452" calcext:value-type="float">
            <text:p>0.858452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52018" calcext:value-type="float">
            <text:p>0.852018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0.810704" calcext:value-type="float">
            <text:p>0.810704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991434" calcext:value-type="float">
            <text:p>0.991434</text:p>
          </table:table-cell>
          <table:table-cell table:formula="of:=([.B85]+[.D85]+[.F85]+[.H85]+[.J85]+[.L85]+[.N85]+[.P85]+[.R85]+[.T85])/10" office:value-type="float" office:value="0.8669648" calcext:value-type="float">
            <text:p>0.8669648</text:p>
          </table:table-cell>
          <table:table-cell table:formula="of:=([.C85]+[.E85]+[.G85]+[.I85]+[.K85]+[.M85]+[.O85]+[.Q85]+[.S85]+[.U85])/10" office:value-type="float" office:value="0.9764197" calcext:value-type="float">
            <text:p>0.9764197</text:p>
          </table:table-cell>
        </table:table-row>
        <table:table-row table:style-name="ro1">
          <table:table-cell/>
          <table:table-cell office:value-type="float" office:value="0.810204" calcext:value-type="float">
            <text:p>0.810204</text:p>
          </table:table-cell>
          <table:table-cell office:value-type="float" office:value="0.995944" calcext:value-type="float">
            <text:p>0.995944</text:p>
          </table:table-cell>
          <table:table-cell office:value-type="float" office:value="0.834361" calcext:value-type="float">
            <text:p>0.834361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11822" calcext:value-type="float">
            <text:p>0.911822</text:p>
          </table:table-cell>
          <table:table-cell office:value-type="float" office:value="0.987113" calcext:value-type="float">
            <text:p>0.987113</text:p>
          </table:table-cell>
          <table:table-cell office:value-type="float" office:value="0.885149" calcext:value-type="float">
            <text:p>0.88514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5947" calcext:value-type="float">
            <text:p>0.85947</text:p>
          </table:table-cell>
          <table:table-cell office:value-type="float" office:value="0.993973" calcext:value-type="float">
            <text:p>0.993973</text:p>
          </table:table-cell>
          <table:table-cell office:value-type="float" office:value="0.846413" calcext:value-type="float">
            <text:p>0.846413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02714" calcext:value-type="float">
            <text:p>0.802714</text:p>
          </table:table-cell>
          <table:table-cell office:value-type="float" office:value="0.994921" calcext:value-type="float">
            <text:p>0.994921</text:p>
          </table:table-cell>
          <table:table-cell office:value-type="float" office:value="0.831712" calcext:value-type="float">
            <text:p>0.831712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859343" calcext:value-type="float">
            <text:p>0.859343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91434" calcext:value-type="float">
            <text:p>0.991434</text:p>
          </table:table-cell>
          <table:table-cell table:formula="of:=([.B86]+[.D86]+[.F86]+[.H86]+[.J86]+[.L86]+[.N86]+[.P86]+[.R86]+[.T86])/10" office:value-type="float" office:value="0.8639937" calcext:value-type="float">
            <text:p>0.8639937</text:p>
          </table:table-cell>
          <table:table-cell table:formula="of:=([.C86]+[.E86]+[.G86]+[.I86]+[.K86]+[.M86]+[.O86]+[.Q86]+[.S86]+[.U86])/10" office:value-type="float" office:value="0.9764444" calcext:value-type="float">
            <text:p>0.9764444</text:p>
          </table:table-cell>
        </table:table-row>
        <table:table-row table:style-name="ro1">
          <table:table-cell/>
          <table:table-cell office:value-type="float" office:value="0.805102" calcext:value-type="float">
            <text:p>0.805102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825551" calcext:value-type="float">
            <text:p>0.825551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911822" calcext:value-type="float">
            <text:p>0.911822</text:p>
          </table:table-cell>
          <table:table-cell office:value-type="float" office:value="0.987113" calcext:value-type="float">
            <text:p>0.987113</text:p>
          </table:table-cell>
          <table:table-cell office:value-type="float" office:value="0.886139" calcext:value-type="float">
            <text:p>0.886139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55397" calcext:value-type="float">
            <text:p>0.855397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827354" calcext:value-type="float">
            <text:p>0.827354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796451" calcext:value-type="float">
            <text:p>0.796451</text:p>
          </table:table-cell>
          <table:table-cell office:value-type="float" office:value="0.994807" calcext:value-type="float">
            <text:p>0.994807</text:p>
          </table:table-cell>
          <table:table-cell office:value-type="float" office:value="0.829767" calcext:value-type="float">
            <text:p>0.82976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5236" calcext:value-type="float">
            <text:p>0.855236</text:p>
          </table:table-cell>
          <table:table-cell office:value-type="float" office:value="0.798811" calcext:value-type="float">
            <text:p>0.798811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91434" calcext:value-type="float">
            <text:p>0.991434</text:p>
          </table:table-cell>
          <table:table-cell table:formula="of:=([.B87]+[.D87]+[.F87]+[.H87]+[.J87]+[.L87]+[.N87]+[.P87]+[.R87]+[.T87])/10" office:value-type="float" office:value="0.8591417" calcext:value-type="float">
            <text:p>0.8591417</text:p>
          </table:table-cell>
          <table:table-cell table:formula="of:=([.C87]+[.E87]+[.G87]+[.I87]+[.K87]+[.M87]+[.O87]+[.Q87]+[.S87]+[.U87])/10" office:value-type="float" office:value="0.975617" calcext:value-type="float">
            <text:p>0.975617</text:p>
          </table:table-cell>
        </table:table-row>
        <table:table-row table:style-name="ro1">
          <table:table-cell/>
          <table:table-cell office:value-type="float" office:value="0.80102" calcext:value-type="float">
            <text:p>0.80102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817621" calcext:value-type="float">
            <text:p>0.817621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989198" calcext:value-type="float">
            <text:p>0.989198</text:p>
          </table:table-cell>
          <table:table-cell office:value-type="float" office:value="0.881188" calcext:value-type="float">
            <text:p>0.881188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336" calcext:value-type="float">
            <text:p>0.85336</text:p>
          </table:table-cell>
          <table:table-cell office:value-type="float" office:value="0.994049" calcext:value-type="float">
            <text:p>0.994049</text:p>
          </table:table-cell>
          <table:table-cell office:value-type="float" office:value="0.82287" calcext:value-type="float">
            <text:p>0.82287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.796451" calcext:value-type="float">
            <text:p>0.796451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828794" calcext:value-type="float">
            <text:p>0.828794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729" calcext:value-type="float">
            <text:p>0.85729</text:p>
          </table:table-cell>
          <table:table-cell office:value-type="float" office:value="0.795837" calcext:value-type="float">
            <text:p>0.795837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91434" calcext:value-type="float">
            <text:p>0.991434</text:p>
          </table:table-cell>
          <table:table-cell table:formula="of:=([.B88]+[.D88]+[.F88]+[.H88]+[.J88]+[.L88]+[.N88]+[.P88]+[.R88]+[.T88])/10" office:value-type="float" office:value="0.8558506" calcext:value-type="float">
            <text:p>0.8558506</text:p>
          </table:table-cell>
          <table:table-cell table:formula="of:=([.C88]+[.E88]+[.G88]+[.I88]+[.K88]+[.M88]+[.O88]+[.Q88]+[.S88]+[.U88])/10" office:value-type="float" office:value="0.9754676" calcext:value-type="float">
            <text:p>0.9754676</text:p>
          </table:table-cell>
        </table:table-row>
        <table:table-row table:style-name="ro1">
          <table:table-cell/>
          <table:table-cell office:value-type="float" office:value="0.79898" calcext:value-type="float">
            <text:p>0.79898</text:p>
          </table:table-cell>
          <table:table-cell office:value-type="float" office:value="0.996172" calcext:value-type="float">
            <text:p>0.996172</text:p>
          </table:table-cell>
          <table:table-cell office:value-type="float" office:value="0.81674" calcext:value-type="float">
            <text:p>0.81674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899225" calcext:value-type="float">
            <text:p>0.899225</text:p>
          </table:table-cell>
          <table:table-cell office:value-type="float" office:value="0.988667" calcext:value-type="float">
            <text:p>0.988667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52342" calcext:value-type="float">
            <text:p>0.852342</text:p>
          </table:table-cell>
          <table:table-cell office:value-type="float" office:value="0.994352" calcext:value-type="float">
            <text:p>0.994352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82881" calcext:value-type="float">
            <text:p>0.782881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25875" calcext:value-type="float">
            <text:p>0.82587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55236" calcext:value-type="float">
            <text:p>0.855236</text:p>
          </table:table-cell>
          <table:table-cell office:value-type="float" office:value="0.79782" calcext:value-type="float">
            <text:p>0.79782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91434" calcext:value-type="float">
            <text:p>0.991434</text:p>
          </table:table-cell>
          <table:table-cell table:formula="of:=([.B89]+[.D89]+[.F89]+[.H89]+[.J89]+[.L89]+[.N89]+[.P89]+[.R89]+[.T89])/10" office:value-type="float" office:value="0.8520933" calcext:value-type="float">
            <text:p>0.8520933</text:p>
          </table:table-cell>
          <table:table-cell table:formula="of:=([.C89]+[.E89]+[.G89]+[.I89]+[.K89]+[.M89]+[.O89]+[.Q89]+[.S89]+[.U89])/10" office:value-type="float" office:value="0.975734" calcext:value-type="float">
            <text:p>0.975734</text:p>
          </table:table-cell>
        </table:table-row>
        <table:table-row table:style-name="ro1">
          <table:table-cell/>
          <table:table-cell office:value-type="float" office:value="0.797959" calcext:value-type="float">
            <text:p>0.797959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814097" calcext:value-type="float">
            <text:p>0.814097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01163" calcext:value-type="float">
            <text:p>0.901163</text:p>
          </table:table-cell>
          <table:table-cell office:value-type="float" office:value="0.989084" calcext:value-type="float">
            <text:p>0.989084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46232" calcext:value-type="float">
            <text:p>0.846232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20628" calcext:value-type="float">
            <text:p>0.820628</text:p>
          </table:table-cell>
          <table:table-cell office:value-type="float" office:value="0.995565" calcext:value-type="float">
            <text:p>0.995565</text:p>
          </table:table-cell>
          <table:table-cell office:value-type="float" office:value="0.783925" calcext:value-type="float">
            <text:p>0.783925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16148" calcext:value-type="float">
            <text:p>0.816148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51129" calcext:value-type="float">
            <text:p>0.851129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0]+[.D90]+[.F90]+[.H90]+[.J90]+[.L90]+[.N90]+[.P90]+[.R90]+[.T90])/10" office:value-type="float" office:value="0.8499223" calcext:value-type="float">
            <text:p>0.8499223</text:p>
          </table:table-cell>
          <table:table-cell table:formula="of:=([.C90]+[.E90]+[.G90]+[.I90]+[.K90]+[.M90]+[.O90]+[.Q90]+[.S90]+[.U90])/10" office:value-type="float" office:value="0.9755541" calcext:value-type="float">
            <text:p>0.9755541</text:p>
          </table:table-cell>
        </table:table-row>
        <table:table-row table:style-name="ro1">
          <table:table-cell/>
          <table:table-cell office:value-type="float" office:value="0.795918" calcext:value-type="float">
            <text:p>0.795918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.811454" calcext:value-type="float">
            <text:p>0.811454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899225" calcext:value-type="float">
            <text:p>0.899225</text:p>
          </table:table-cell>
          <table:table-cell office:value-type="float" office:value="0.988894" calcext:value-type="float">
            <text:p>0.988894</text:p>
          </table:table-cell>
          <table:table-cell office:value-type="float" office:value="0.869307" calcext:value-type="float">
            <text:p>0.86930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994769" calcext:value-type="float">
            <text:p>0.994769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99511" calcext:value-type="float">
            <text:p>0.99511</text:p>
          </table:table-cell>
          <table:table-cell office:value-type="float" office:value="0.805447" calcext:value-type="float">
            <text:p>0.805447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9076" calcext:value-type="float">
            <text:p>0.849076</text:p>
          </table:table-cell>
          <table:table-cell office:value-type="float" office:value="0.794846" calcext:value-type="float">
            <text:p>0.794846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0.991434" calcext:value-type="float">
            <text:p>0.991434</text:p>
          </table:table-cell>
          <table:table-cell table:formula="of:=([.B91]+[.D91]+[.F91]+[.H91]+[.J91]+[.L91]+[.N91]+[.P91]+[.R91]+[.T91])/10" office:value-type="float" office:value="0.8476499" calcext:value-type="float">
            <text:p>0.8476499</text:p>
          </table:table-cell>
          <table:table-cell table:formula="of:=([.C91]+[.E91]+[.G91]+[.I91]+[.K91]+[.M91]+[.O91]+[.Q91]+[.S91]+[.U91])/10" office:value-type="float" office:value="0.9755805" calcext:value-type="float">
            <text:p>0.9755805</text:p>
          </table:table-cell>
        </table:table-row>
        <table:table-row table:style-name="ro1">
          <table:table-cell/>
          <table:table-cell office:value-type="float" office:value="0.795918" calcext:value-type="float">
            <text:p>0.795918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801762" calcext:value-type="float">
            <text:p>0.801762</text:p>
          </table:table-cell>
          <table:table-cell office:value-type="float" office:value="0.999318" calcext:value-type="float">
            <text:p>0.999318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89615" calcext:value-type="float">
            <text:p>0.989615</text:p>
          </table:table-cell>
          <table:table-cell office:value-type="float" office:value="0.871287" calcext:value-type="float">
            <text:p>0.871287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38086" calcext:value-type="float">
            <text:p>0.838086</text:p>
          </table:table-cell>
          <table:table-cell office:value-type="float" office:value="0.994694" calcext:value-type="float">
            <text:p>0.994694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803502" calcext:value-type="float">
            <text:p>0.803502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843943" calcext:value-type="float">
            <text:p>0.843943</text:p>
          </table:table-cell>
          <table:table-cell office:value-type="float" office:value="0.786918" calcext:value-type="float">
            <text:p>0.786918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2]+[.D92]+[.F92]+[.H92]+[.J92]+[.L92]+[.N92]+[.P92]+[.R92]+[.T92])/10" office:value-type="float" office:value="0.8438491" calcext:value-type="float">
            <text:p>0.8438491</text:p>
          </table:table-cell>
          <table:table-cell table:formula="of:=([.C92]+[.E92]+[.G92]+[.I92]+[.K92]+[.M92]+[.O92]+[.Q92]+[.S92]+[.U92])/10" office:value-type="float" office:value="0.974894" calcext:value-type="float">
            <text:p>0.974894</text:p>
          </table:table-cell>
        </table:table-row>
        <table:table-row table:style-name="ro1">
          <table:table-cell/>
          <table:table-cell office:value-type="float" office:value="0.789796" calcext:value-type="float">
            <text:p>0.789796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98238" calcext:value-type="float">
            <text:p>0.798238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0373" calcext:value-type="float">
            <text:p>0.990373</text:p>
          </table:table-cell>
          <table:table-cell office:value-type="float" office:value="0.866337" calcext:value-type="float">
            <text:p>0.866337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35031" calcext:value-type="float">
            <text:p>0.835031</text:p>
          </table:table-cell>
          <table:table-cell office:value-type="float" office:value="0.994997" calcext:value-type="float">
            <text:p>0.994997</text:p>
          </table:table-cell>
          <table:table-cell office:value-type="float" office:value="0.821749" calcext:value-type="float">
            <text:p>0.821749</text:p>
          </table:table-cell>
          <table:table-cell office:value-type="float" office:value="0.995603" calcext:value-type="float">
            <text:p>0.995603</text:p>
          </table:table-cell>
          <table:table-cell office:value-type="float" office:value="0.76618" calcext:value-type="float">
            <text:p>0.76618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0.793774" calcext:value-type="float">
            <text:p>0.793774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41889" calcext:value-type="float">
            <text:p>0.841889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3]+[.D93]+[.F93]+[.H93]+[.J93]+[.L93]+[.N93]+[.P93]+[.R93]+[.T93])/10" office:value-type="float" office:value="0.8404071" calcext:value-type="float">
            <text:p>0.8404071</text:p>
          </table:table-cell>
          <table:table-cell table:formula="of:=([.C93]+[.E93]+[.G93]+[.I93]+[.K93]+[.M93]+[.O93]+[.Q93]+[.S93]+[.U93])/10" office:value-type="float" office:value="0.9745689" calcext:value-type="float">
            <text:p>0.9745689</text:p>
          </table:table-cell>
        </table:table-row>
        <table:table-row table:style-name="ro1">
          <table:table-cell/>
          <table:table-cell office:value-type="float" office:value="0.784694" calcext:value-type="float">
            <text:p>0.784694</text:p>
          </table:table-cell>
          <table:table-cell office:value-type="float" office:value="0.996475" calcext:value-type="float">
            <text:p>0.996475</text:p>
          </table:table-cell>
          <table:table-cell office:value-type="float" office:value="0.798238" calcext:value-type="float">
            <text:p>0.7982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0145" calcext:value-type="float">
            <text:p>0.990145</text:p>
          </table:table-cell>
          <table:table-cell office:value-type="float" office:value="0.867327" calcext:value-type="float">
            <text:p>0.867327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30957" calcext:value-type="float">
            <text:p>0.830957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0.817265" calcext:value-type="float">
            <text:p>0.817265</text:p>
          </table:table-cell>
          <table:table-cell office:value-type="float" office:value="0.995755" calcext:value-type="float">
            <text:p>0.995755</text:p>
          </table:table-cell>
          <table:table-cell office:value-type="float" office:value="0.763048" calcext:value-type="float">
            <text:p>0.763048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89883" calcext:value-type="float">
            <text:p>0.789883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9836" calcext:value-type="float">
            <text:p>0.839836</text:p>
          </table:table-cell>
          <table:table-cell office:value-type="float" office:value="0.777007" calcext:value-type="float">
            <text:p>0.777007</text:p>
          </table:table-cell>
          <table:table-cell office:value-type="float" office:value="0.998635" calcext:value-type="float">
            <text:p>0.998635</text:p>
          </table:table-cell>
          <table:table-cell office:value-type="float" office:value="0.991434" calcext:value-type="float">
            <text:p>0.991434</text:p>
          </table:table-cell>
          <table:table-cell table:formula="of:=([.B94]+[.D94]+[.F94]+[.H94]+[.J94]+[.L94]+[.N94]+[.P94]+[.R94]+[.T94])/10" office:value-type="float" office:value="0.8382325" calcext:value-type="float">
            <text:p>0.8382325</text:p>
          </table:table-cell>
          <table:table-cell table:formula="of:=([.C94]+[.E94]+[.G94]+[.I94]+[.K94]+[.M94]+[.O94]+[.Q94]+[.S94]+[.U94])/10" office:value-type="float" office:value="0.9740848" calcext:value-type="float">
            <text:p>0.9740848</text:p>
          </table:table-cell>
        </table:table-row>
        <table:table-row table:style-name="ro1">
          <table:table-cell/>
          <table:table-cell office:value-type="float" office:value="0.780612" calcext:value-type="float">
            <text:p>0.780612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91189" calcext:value-type="float">
            <text:p>0.79118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0562" calcext:value-type="float">
            <text:p>0.990562</text:p>
          </table:table-cell>
          <table:table-cell office:value-type="float" office:value="0.863366" calcext:value-type="float">
            <text:p>0.863366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23829" calcext:value-type="float">
            <text:p>0.823829</text:p>
          </table:table-cell>
          <table:table-cell office:value-type="float" office:value="0.995186" calcext:value-type="float">
            <text:p>0.995186</text:p>
          </table:table-cell>
          <table:table-cell office:value-type="float" office:value="0.818386" calcext:value-type="float">
            <text:p>0.818386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754697" calcext:value-type="float">
            <text:p>0.754697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786965" calcext:value-type="float">
            <text:p>0.786965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4702" calcext:value-type="float">
            <text:p>0.834702</text:p>
          </table:table-cell>
          <table:table-cell office:value-type="float" office:value="0.776016" calcext:value-type="float">
            <text:p>0.776016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91434" calcext:value-type="float">
            <text:p>0.991434</text:p>
          </table:table-cell>
          <table:table-cell table:formula="of:=([.B95]+[.D95]+[.F95]+[.H95]+[.J95]+[.L95]+[.N95]+[.P95]+[.R95]+[.T95])/10" office:value-type="float" office:value="0.8344937" calcext:value-type="float">
            <text:p>0.8344937</text:p>
          </table:table-cell>
          <table:table-cell table:formula="of:=([.C95]+[.E95]+[.G95]+[.I95]+[.K95]+[.M95]+[.O95]+[.Q95]+[.S95]+[.U95])/10" office:value-type="float" office:value="0.9741069" calcext:value-type="float">
            <text:p>0.9741069</text:p>
          </table:table-cell>
        </table:table-row>
        <table:table-row table:style-name="ro1">
          <table:table-cell/>
          <table:table-cell office:value-type="float" office:value="0.773469" calcext:value-type="float">
            <text:p>0.773469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92442" calcext:value-type="float">
            <text:p>0.892442</text:p>
          </table:table-cell>
          <table:table-cell office:value-type="float" office:value="0.991093" calcext:value-type="float">
            <text:p>0.991093</text:p>
          </table:table-cell>
          <table:table-cell office:value-type="float" office:value="0.862376" calcext:value-type="float">
            <text:p>0.862376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826884" calcext:value-type="float">
            <text:p>0.826884</text:p>
          </table:table-cell>
          <table:table-cell office:value-type="float" office:value="0.995414" calcext:value-type="float">
            <text:p>0.995414</text:p>
          </table:table-cell>
          <table:table-cell office:value-type="float" office:value="0.809417" calcext:value-type="float">
            <text:p>0.809417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48434" calcext:value-type="float">
            <text:p>0.748434</text:p>
          </table:table-cell>
          <table:table-cell office:value-type="float" office:value="0.996323" calcext:value-type="float">
            <text:p>0.996323</text:p>
          </table:table-cell>
          <table:table-cell office:value-type="float" office:value="0.785992" calcext:value-type="float">
            <text:p>0.785992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32649" calcext:value-type="float">
            <text:p>0.832649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991434" calcext:value-type="float">
            <text:p>0.991434</text:p>
          </table:table-cell>
          <table:table-cell table:formula="of:=([.B96]+[.D96]+[.F96]+[.H96]+[.J96]+[.L96]+[.N96]+[.P96]+[.R96]+[.T96])/10" office:value-type="float" office:value="0.831371" calcext:value-type="float">
            <text:p>0.831371</text:p>
          </table:table-cell>
          <table:table-cell table:formula="of:=([.C96]+[.E96]+[.G96]+[.I96]+[.K96]+[.M96]+[.O96]+[.Q96]+[.S96]+[.U96])/10" office:value-type="float" office:value="0.9739922" calcext:value-type="float">
            <text:p>0.9739922</text:p>
          </table:table-cell>
        </table:table-row>
        <table:table-row table:style-name="ro1">
          <table:table-cell/>
          <table:table-cell office:value-type="float" office:value="0.767347" calcext:value-type="float">
            <text:p>0.767347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82379" calcext:value-type="float">
            <text:p>0.782379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882752" calcext:value-type="float">
            <text:p>0.882752</text:p>
          </table:table-cell>
          <table:table-cell office:value-type="float" office:value="0.991585" calcext:value-type="float">
            <text:p>0.991585</text:p>
          </table:table-cell>
          <table:table-cell office:value-type="float" office:value="0.856436" calcext:value-type="float">
            <text:p>0.856436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25866" calcext:value-type="float">
            <text:p>0.825866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804933" calcext:value-type="float">
            <text:p>0.804933</text:p>
          </table:table-cell>
          <table:table-cell office:value-type="float" office:value="0.995869" calcext:value-type="float">
            <text:p>0.995869</text:p>
          </table:table-cell>
          <table:table-cell office:value-type="float" office:value="0.737996" calcext:value-type="float">
            <text:p>0.737996</text:p>
          </table:table-cell>
          <table:table-cell office:value-type="float" office:value="0.996551" calcext:value-type="float">
            <text:p>0.996551</text:p>
          </table:table-cell>
          <table:table-cell office:value-type="float" office:value="0.783074" calcext:value-type="float">
            <text:p>0.783074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5462" calcext:value-type="float">
            <text:p>0.825462</text:p>
          </table:table-cell>
          <table:table-cell office:value-type="float" office:value="0.773043" calcext:value-type="float">
            <text:p>0.773043</text:p>
          </table:table-cell>
          <table:table-cell office:value-type="float" office:value="0.998977" calcext:value-type="float">
            <text:p>0.998977</text:p>
          </table:table-cell>
          <table:table-cell office:value-type="float" office:value="0.991434" calcext:value-type="float">
            <text:p>0.991434</text:p>
          </table:table-cell>
          <table:table-cell table:formula="of:=([.B97]+[.D97]+[.F97]+[.H97]+[.J97]+[.L97]+[.N97]+[.P97]+[.R97]+[.T97])/10" office:value-type="float" office:value="0.8265222" calcext:value-type="float">
            <text:p>0.8265222</text:p>
          </table:table-cell>
          <table:table-cell table:formula="of:=([.C97]+[.E97]+[.G97]+[.I97]+[.K97]+[.M97]+[.O97]+[.Q97]+[.S97]+[.U97])/10" office:value-type="float" office:value="0.9740219" calcext:value-type="float">
            <text:p>0.9740219</text:p>
          </table:table-cell>
        </table:table-row>
        <table:table-row table:style-name="ro1">
          <table:table-cell/>
          <table:table-cell office:value-type="float" office:value="0.768367" calcext:value-type="float">
            <text:p>0.768367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80814" calcext:value-type="float">
            <text:p>0.880814</text:p>
          </table:table-cell>
          <table:table-cell office:value-type="float" office:value="0.991851" calcext:value-type="float">
            <text:p>0.991851</text:p>
          </table:table-cell>
          <table:table-cell office:value-type="float" office:value="0.853465" calcext:value-type="float">
            <text:p>0.853465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11609" calcext:value-type="float">
            <text:p>0.811609</text:p>
          </table:table-cell>
          <table:table-cell office:value-type="float" office:value="0.995831" calcext:value-type="float">
            <text:p>0.995831</text:p>
          </table:table-cell>
          <table:table-cell office:value-type="float" office:value="0.788117" calcext:value-type="float">
            <text:p>0.788117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35908" calcext:value-type="float">
            <text:p>0.735908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781128" calcext:value-type="float">
            <text:p>0.781128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826489" calcext:value-type="float">
            <text:p>0.826489</text:p>
          </table:table-cell>
          <table:table-cell office:value-type="float" office:value="0.774034" calcext:value-type="float">
            <text:p>0.774034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91434" calcext:value-type="float">
            <text:p>0.991434</text:p>
          </table:table-cell>
          <table:table-cell table:formula="of:=([.B98]+[.D98]+[.F98]+[.H98]+[.J98]+[.L98]+[.N98]+[.P98]+[.R98]+[.T98])/10" office:value-type="float" office:value="0.8228058" calcext:value-type="float">
            <text:p>0.8228058</text:p>
          </table:table-cell>
          <table:table-cell table:formula="of:=([.C98]+[.E98]+[.G98]+[.I98]+[.K98]+[.M98]+[.O98]+[.Q98]+[.S98]+[.U98])/10" office:value-type="float" office:value="0.9742575" calcext:value-type="float">
            <text:p>0.9742575</text:p>
          </table:table-cell>
        </table:table-row>
        <table:table-row table:style-name="ro1">
          <table:table-cell/>
          <table:table-cell office:value-type="float" office:value="0.757143" calcext:value-type="float">
            <text:p>0.757143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873062" calcext:value-type="float">
            <text:p>0.873062</text:p>
          </table:table-cell>
          <table:table-cell office:value-type="float" office:value="0.991927" calcext:value-type="float">
            <text:p>0.991927</text:p>
          </table:table-cell>
          <table:table-cell office:value-type="float" office:value="0.826733" calcext:value-type="float">
            <text:p>0.82673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806517" calcext:value-type="float">
            <text:p>0.806517</text:p>
          </table:table-cell>
          <table:table-cell office:value-type="float" office:value="0.99602" calcext:value-type="float">
            <text:p>0.99602</text:p>
          </table:table-cell>
          <table:table-cell office:value-type="float" office:value="0.780269" calcext:value-type="float">
            <text:p>0.780269</text:p>
          </table:table-cell>
          <table:table-cell office:value-type="float" office:value="0.996702" calcext:value-type="float">
            <text:p>0.996702</text:p>
          </table:table-cell>
          <table:table-cell office:value-type="float" office:value="0.727557" calcext:value-type="float">
            <text:p>0.727557</text:p>
          </table:table-cell>
          <table:table-cell office:value-type="float" office:value="0.996816" calcext:value-type="float">
            <text:p>0.996816</text:p>
          </table:table-cell>
          <table:table-cell office:value-type="float" office:value="0.775292" calcext:value-type="float">
            <text:p>0.77529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4435" calcext:value-type="float">
            <text:p>0.824435</text:p>
          </table:table-cell>
          <table:table-cell office:value-type="float" office:value="0.775025" calcext:value-type="float">
            <text:p>0.775025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91434" calcext:value-type="float">
            <text:p>0.991434</text:p>
          </table:table-cell>
          <table:table-cell table:formula="of:=([.B99]+[.D99]+[.F99]+[.H99]+[.J99]+[.L99]+[.N99]+[.P99]+[.R99]+[.T99])/10" office:value-type="float" office:value="0.8144282" calcext:value-type="float">
            <text:p>0.8144282</text:p>
          </table:table-cell>
          <table:table-cell table:formula="of:=([.C99]+[.E99]+[.G99]+[.I99]+[.K99]+[.M99]+[.O99]+[.Q99]+[.S99]+[.U99])/10" office:value-type="float" office:value="0.9743943" calcext:value-type="float">
            <text:p>0.9743943</text:p>
          </table:table-cell>
        </table:table-row>
        <table:table-row table:style-name="ro1">
          <table:table-cell/>
          <table:table-cell office:value-type="float" office:value="0.746939" calcext:value-type="float">
            <text:p>0.746939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0.870155" calcext:value-type="float">
            <text:p>0.870155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0.822772" calcext:value-type="float">
            <text:p>0.82277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96334" calcext:value-type="float">
            <text:p>0.796334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784753" calcext:value-type="float">
            <text:p>0.784753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723382" calcext:value-type="float">
            <text:p>0.72338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5292" calcext:value-type="float">
            <text:p>0.775292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22382" calcext:value-type="float">
            <text:p>0.822382</text:p>
          </table:table-cell>
          <table:table-cell office:value-type="float" office:value="0.775025" calcext:value-type="float">
            <text:p>0.775025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91434" calcext:value-type="float">
            <text:p>0.991434</text:p>
          </table:table-cell>
          <table:table-cell table:formula="of:=([.B100]+[.D100]+[.F100]+[.H100]+[.J100]+[.L100]+[.N100]+[.P100]+[.R100]+[.T100])/10" office:value-type="float" office:value="0.8110187" calcext:value-type="float">
            <text:p>0.8110187</text:p>
          </table:table-cell>
          <table:table-cell table:formula="of:=([.C100]+[.E100]+[.G100]+[.I100]+[.K100]+[.M100]+[.O100]+[.Q100]+[.S100]+[.U100])/10" office:value-type="float" office:value="0.9744778" calcext:value-type="float">
            <text:p>0.9744778</text:p>
          </table:table-cell>
        </table:table-row>
        <table:table-row table:style-name="ro1">
          <table:table-cell/>
          <table:table-cell office:value-type="float" office:value="0.734694" calcext:value-type="float">
            <text:p>0.734694</text:p>
          </table:table-cell>
          <table:table-cell office:value-type="float" office:value="0.996968" calcext:value-type="float">
            <text:p>0.996968</text:p>
          </table:table-cell>
          <table:table-cell office:value-type="float" office:value="0.769163" calcext:value-type="float">
            <text:p>0.769163</text:p>
          </table:table-cell>
          <table:table-cell office:value-type="float" office:value="0.999583" calcext:value-type="float">
            <text:p>0.999583</text:p>
          </table:table-cell>
          <table:table-cell office:value-type="float" office:value="0.868217" calcext:value-type="float">
            <text:p>0.868217</text:p>
          </table:table-cell>
          <table:table-cell office:value-type="float" office:value="0.993405" calcext:value-type="float">
            <text:p>0.993405</text:p>
          </table:table-cell>
          <table:table-cell office:value-type="float" office:value="0.822772" calcext:value-type="float">
            <text:p>0.822772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791242" calcext:value-type="float">
            <text:p>0.791242</text:p>
          </table:table-cell>
          <table:table-cell office:value-type="float" office:value="0.996437" calcext:value-type="float">
            <text:p>0.996437</text:p>
          </table:table-cell>
          <table:table-cell office:value-type="float" office:value="0.779148" calcext:value-type="float">
            <text:p>0.779148</text:p>
          </table:table-cell>
          <table:table-cell office:value-type="float" office:value="0.996778" calcext:value-type="float">
            <text:p>0.996778</text:p>
          </table:table-cell>
          <table:table-cell office:value-type="float" office:value="0.723382" calcext:value-type="float">
            <text:p>0.723382</text:p>
          </table:table-cell>
          <table:table-cell office:value-type="float" office:value="0.996399" calcext:value-type="float">
            <text:p>0.996399</text:p>
          </table:table-cell>
          <table:table-cell office:value-type="float" office:value="0.772374" calcext:value-type="float">
            <text:p>0.772374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15195" calcext:value-type="float">
            <text:p>0.815195</text:p>
          </table:table-cell>
          <table:table-cell office:value-type="float" office:value="0.77106" calcext:value-type="float">
            <text:p>0.77106</text:p>
          </table:table-cell>
          <table:table-cell office:value-type="float" office:value="0.999015" calcext:value-type="float">
            <text:p>0.999015</text:p>
          </table:table-cell>
          <table:table-cell office:value-type="float" office:value="0.991434" calcext:value-type="float">
            <text:p>0.991434</text:p>
          </table:table-cell>
          <table:table-cell table:formula="of:=([.B101]+[.D101]+[.F101]+[.H101]+[.J101]+[.L101]+[.N101]+[.P101]+[.R101]+[.T101])/10" office:value-type="float" office:value="0.8075202" calcext:value-type="float">
            <text:p>0.8075202</text:p>
          </table:table-cell>
          <table:table-cell table:formula="of:=([.C101]+[.E101]+[.G101]+[.I101]+[.K101]+[.M101]+[.O101]+[.Q101]+[.S101]+[.U101])/10" office:value-type="float" office:value="0.9741874" calcext:value-type="float">
            <text:p>0.9741874</text:p>
          </table:table-cell>
        </table:table-row>
        <table:table-row table:style-name="ro1">
          <table:table-cell/>
          <table:table-cell office:value-type="float" office:value="0.731633" calcext:value-type="float">
            <text:p>0.731633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63372" calcext:value-type="float">
            <text:p>0.863372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0.824752" calcext:value-type="float">
            <text:p>0.824752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86151" calcext:value-type="float">
            <text:p>0.786151</text:p>
          </table:table-cell>
          <table:table-cell office:value-type="float" office:value="0.996513" calcext:value-type="float">
            <text:p>0.99651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728601" calcext:value-type="float">
            <text:p>0.728601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771401" calcext:value-type="float">
            <text:p>0.771401</text:p>
          </table:table-cell>
          <table:table-cell office:value-type="float" office:value="0.999924" calcext:value-type="float">
            <text:p>0.999924</text:p>
          </table:table-cell>
          <table:table-cell office:value-type="float" office:value="0.805955" calcext:value-type="float">
            <text:p>0.805955</text:p>
          </table:table-cell>
          <table:table-cell office:value-type="float" office:value="0.765114" calcext:value-type="float">
            <text:p>0.765114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991434" calcext:value-type="float">
            <text:p>0.991434</text:p>
          </table:table-cell>
          <table:table-cell table:formula="of:=([.B102]+[.D102]+[.F102]+[.H102]+[.J102]+[.L102]+[.N102]+[.P102]+[.R102]+[.T102])/10" office:value-type="float" office:value="0.8044332" calcext:value-type="float">
            <text:p>0.8044332</text:p>
          </table:table-cell>
          <table:table-cell table:formula="of:=([.C102]+[.E102]+[.G102]+[.I102]+[.K102]+[.M102]+[.O102]+[.Q102]+[.S102]+[.U102])/10" office:value-type="float" office:value="0.973627" calcext:value-type="float">
            <text:p>0.973627</text:p>
          </table:table-cell>
        </table:table-row>
        <table:table-row table:style-name="ro1">
          <table:table-cell/>
          <table:table-cell office:value-type="float" office:value="0.726531" calcext:value-type="float">
            <text:p>0.726531</text:p>
          </table:table-cell>
          <table:table-cell office:value-type="float" office:value="0.997044" calcext:value-type="float">
            <text:p>0.997044</text:p>
          </table:table-cell>
          <table:table-cell office:value-type="float" office:value="0.75859" calcext:value-type="float">
            <text:p>0.7585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59496" calcext:value-type="float">
            <text:p>0.859496</text:p>
          </table:table-cell>
          <table:table-cell office:value-type="float" office:value="0.99314" calcext:value-type="float">
            <text:p>0.99314</text:p>
          </table:table-cell>
          <table:table-cell office:value-type="float" office:value="0.817822" calcext:value-type="float">
            <text:p>0.817822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771894" calcext:value-type="float">
            <text:p>0.771894</text:p>
          </table:table-cell>
          <table:table-cell office:value-type="float" office:value="0.996854" calcext:value-type="float">
            <text:p>0.996854</text:p>
          </table:table-cell>
          <table:table-cell office:value-type="float" office:value="0.773543" calcext:value-type="float">
            <text:p>0.773543</text:p>
          </table:table-cell>
          <table:table-cell office:value-type="float" office:value="0.997006" calcext:value-type="float">
            <text:p>0.997006</text:p>
          </table:table-cell>
          <table:table-cell office:value-type="float" office:value="0.722338" calcext:value-type="float">
            <text:p>0.722338</text:p>
          </table:table-cell>
          <table:table-cell office:value-type="float" office:value="0.996361" calcext:value-type="float">
            <text:p>0.996361</text:p>
          </table:table-cell>
          <table:table-cell office:value-type="float" office:value="0.773346" calcext:value-type="float">
            <text:p>0.773346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800821" calcext:value-type="float">
            <text:p>0.800821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991434" calcext:value-type="float">
            <text:p>0.991434</text:p>
          </table:table-cell>
          <table:table-cell table:formula="of:=([.B103]+[.D103]+[.F103]+[.H103]+[.J103]+[.L103]+[.N103]+[.P103]+[.R103]+[.T103])/10" office:value-type="float" office:value="0.8003433" calcext:value-type="float">
            <text:p>0.8003433</text:p>
          </table:table-cell>
          <table:table-cell table:formula="of:=([.C103]+[.E103]+[.G103]+[.I103]+[.K103]+[.M103]+[.O103]+[.Q103]+[.S103]+[.U103])/10" office:value-type="float" office:value="0.9734439" calcext:value-type="float">
            <text:p>0.9734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23:29:35.337820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9:10:46.304495590</meta:creation-date>
    <dc:date>2017-05-17T12:07:31.051621975</dc:date>
    <meta:editing-duration>PT13H3M8S</meta:editing-duration>
    <meta:editing-cycles>7</meta:editing-cycles>
    <meta:generator>LibreOffice/5.2.6.2$Linux_X86_64 LibreOffice_project/20m0$Build-2</meta:generator>
    <meta:document-statistic meta:table-count="2" meta:cell-count="4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Classification and rejection rates</text:p>
        </chart:title>
        <chart:legend chart:legend-position="end" svg:x="12.645cm" svg:y="3.952cm" style:legend-expansion="high" chart:style-name="ch3"/>
        <chart:plot-area chart:style-name="ch4" table:cell-range-address="Sheet1.V4:Sheet1.W103" chart:data-source-has-labels="row" svg:x="1.331cm" svg:y="1.275cm" svg:width="10.994cm" svg:height="6.564cm">
          <chartooo:coordinate-region svg:x="2.058cm" svg:y="1.474cm" svg:width="10.267cm" svg:height="5.573cm"/>
          <chart:axis chart:dimension="x" chart:name="primary-x" chart:style-name="ch5">
            <chart:title svg:x="4.456cm" svg:y="8.019cm" chart:style-name="ch6">
              <text:p>Tolerance substraction multiplier</text:p>
            </chart:title>
          </chart:axis>
          <chart:axis chart:dimension="y" chart:name="primary-y" chart:style-name="ch7">
            <chart:title svg:x="0.451cm" svg:y="4.998cm" chart:style-name="ch8">
              <text:p>Ratio</text:p>
            </chart:title>
            <chart:grid chart:style-name="ch9" chart:class="major"/>
          </chart:axis>
          <chart:series chart:style-name="ch10" chart:values-cell-range-address="Sheet1.W4:Sheet1.W103" loext:label-string="rejection" chart:class="chart:line">
            <chart:data-point chart:repeated="100"/>
          </chart:series>
          <chart:series chart:style-name="ch11" chart:values-cell-range-address="Sheet1.V4:Sheet1.V103" loext:label-string="classification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jection</text:p>
              </table:table-cell>
              <table:table-cell office:value-type="string">
                <text:p>classific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82811">
                <text:p>0.8482811</text:p>
                <draw:g>
                  <svg:desc>Sheet1.W4:Sheet1.W103</svg:desc>
                </draw:g>
              </table:table-cell>
              <table:table-cell office:value-type="float" office:value="0.998407">
                <text:p>0.998407</text:p>
                <draw:g>
                  <svg:desc>Sheet1.V4:Sheet1.V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97">
                <text:p>0.851897</text:p>
              </table:table-cell>
              <table:table-cell office:value-type="float" office:value="0.9981176">
                <text:p>0.9981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57215">
                <text:p>0.8557215</text:p>
              </table:table-cell>
              <table:table-cell office:value-type="float" office:value="0.9980186">
                <text:p>0.9980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97848">
                <text:p>0.8597848</text:p>
              </table:table-cell>
              <table:table-cell office:value-type="float" office:value="0.9980186">
                <text:p>0.9980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33173">
                <text:p>0.8633173</text:p>
              </table:table-cell>
              <table:table-cell office:value-type="float" office:value="0.9979213">
                <text:p>0.9979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72516">
                <text:p>0.8672516</text:p>
              </table:table-cell>
              <table:table-cell office:value-type="float" office:value="0.9979213">
                <text:p>0.997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10379">
                <text:p>0.8710379</text:p>
              </table:table-cell>
              <table:table-cell office:value-type="float" office:value="0.9977201">
                <text:p>0.9977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48133">
                <text:p>0.8748133</text:p>
              </table:table-cell>
              <table:table-cell office:value-type="float" office:value="0.9976181">
                <text:p>0.9976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83155">
                <text:p>0.8783155</text:p>
              </table:table-cell>
              <table:table-cell office:value-type="float" office:value="0.9976181">
                <text:p>0.9976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16851">
                <text:p>0.8816851</text:p>
              </table:table-cell>
              <table:table-cell office:value-type="float" office:value="0.9976181">
                <text:p>0.9976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5157">
                <text:p>0.885157</text:p>
              </table:table-cell>
              <table:table-cell office:value-type="float" office:value="0.9972078">
                <text:p>0.9972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82802">
                <text:p>0.8882802</text:p>
              </table:table-cell>
              <table:table-cell office:value-type="float" office:value="0.9972078">
                <text:p>0.9972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18167">
                <text:p>0.8918167</text:p>
              </table:table-cell>
              <table:table-cell office:value-type="float" office:value="0.9970044">
                <text:p>0.9970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52963">
                <text:p>0.8952963</text:p>
              </table:table-cell>
              <table:table-cell office:value-type="float" office:value="0.9969017">
                <text:p>0.9969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83929">
                <text:p>0.8983929</text:p>
              </table:table-cell>
              <table:table-cell office:value-type="float" office:value="0.9968048">
                <text:p>0.9968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17625">
                <text:p>0.9017625</text:p>
              </table:table-cell>
              <table:table-cell office:value-type="float" office:value="0.9967021">
                <text:p>0.9967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52231">
                <text:p>0.9052231</text:p>
              </table:table-cell>
              <table:table-cell office:value-type="float" office:value="0.9966052">
                <text:p>0.9966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84675">
                <text:p>0.9084675</text:p>
              </table:table-cell>
              <table:table-cell office:value-type="float" office:value="0.9964931">
                <text:p>0.9964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15187">
                <text:p>0.9115187</text:p>
              </table:table-cell>
              <table:table-cell office:value-type="float" office:value="0.9962034">
                <text:p>0.9962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46458">
                <text:p>0.9146458</text:p>
              </table:table-cell>
              <table:table-cell office:value-type="float" office:value="0.9956937">
                <text:p>0.9956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77121">
                <text:p>0.9177121</text:p>
              </table:table-cell>
              <table:table-cell office:value-type="float" office:value="0.9953911">
                <text:p>0.9953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05738">
                <text:p>0.9205738</text:p>
              </table:table-cell>
              <table:table-cell office:value-type="float" office:value="0.9951947">
                <text:p>0.9951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37691">
                <text:p>0.9237691</text:p>
              </table:table-cell>
              <table:table-cell office:value-type="float" office:value="0.9949002">
                <text:p>0.9949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67028">
                <text:p>0.9267028</text:p>
              </table:table-cell>
              <table:table-cell office:value-type="float" office:value="0.9945971">
                <text:p>0.9945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96631">
                <text:p>0.9296631</text:p>
              </table:table-cell>
              <table:table-cell office:value-type="float" office:value="0.9939875">
                <text:p>0.9939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25437">
                <text:p>0.9325437</text:p>
              </table:table-cell>
              <table:table-cell office:value-type="float" office:value="0.9937863">
                <text:p>0.9937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52689">
                <text:p>0.9352689</text:p>
              </table:table-cell>
              <table:table-cell office:value-type="float" office:value="0.9933835">
                <text:p>0.9933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78387">
                <text:p>0.9378387</text:p>
              </table:table-cell>
              <table:table-cell office:value-type="float" office:value="0.9928736">
                <text:p>0.9928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07082">
                <text:p>0.9407082</text:p>
              </table:table-cell>
              <table:table-cell office:value-type="float" office:value="0.9924608">
                <text:p>0.9924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33689">
                <text:p>0.9433689</text:p>
              </table:table-cell>
              <table:table-cell office:value-type="float" office:value="0.9918671">
                <text:p>0.9918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56657">
                <text:p>0.9456657</text:p>
              </table:table-cell>
              <table:table-cell office:value-type="float" office:value="0.9910689">
                <text:p>0.9910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81598">
                <text:p>0.9481598</text:p>
              </table:table-cell>
              <table:table-cell office:value-type="float" office:value="0.9902331">
                <text:p>0.9902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05211">
                <text:p>0.9505211</text:p>
              </table:table-cell>
              <table:table-cell office:value-type="float" office:value="0.9896375">
                <text:p>0.9896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30909">
                <text:p>0.9530909</text:p>
              </table:table-cell>
              <table:table-cell office:value-type="float" office:value="0.9888366">
                <text:p>0.9888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57897">
                <text:p>0.9557897</text:p>
              </table:table-cell>
              <table:table-cell office:value-type="float" office:value="0.9880592">
                <text:p>0.9880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2724">
                <text:p>0.9582724</text:p>
              </table:table-cell>
              <table:table-cell office:value-type="float" office:value="0.9871727">
                <text:p>0.9871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09331">
                <text:p>0.9609331</text:p>
              </table:table-cell>
              <table:table-cell office:value-type="float" office:value="0.9861605">
                <text:p>0.9861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31506">
                <text:p>0.9631506</text:p>
              </table:table-cell>
              <table:table-cell office:value-type="float" office:value="0.9851593">
                <text:p>0.985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53111">
                <text:p>0.9653111</text:p>
              </table:table-cell>
              <table:table-cell office:value-type="float" office:value="0.9844328">
                <text:p>0.9844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2364">
                <text:p>0.9672364</text:p>
              </table:table-cell>
              <table:table-cell office:value-type="float" office:value="0.9831994">
                <text:p>0.9831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91885">
                <text:p>0.9691885</text:p>
              </table:table-cell>
              <table:table-cell office:value-type="float" office:value="0.9821983">
                <text:p>0.9821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13038">
                <text:p>0.9713038</text:p>
              </table:table-cell>
              <table:table-cell office:value-type="float" office:value="0.9806148">
                <text:p>0.9806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30356">
                <text:p>0.9730356</text:p>
              </table:table-cell>
              <table:table-cell office:value-type="float" office:value="0.9795045">
                <text:p>0.9795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49689">
                <text:p>0.9749689</text:p>
              </table:table-cell>
              <table:table-cell office:value-type="float" office:value="0.977886">
                <text:p>0.977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68259">
                <text:p>0.9768259</text:p>
              </table:table-cell>
              <table:table-cell office:value-type="float" office:value="0.9763477">
                <text:p>0.9763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86453">
                <text:p>0.9786453</text:p>
              </table:table-cell>
              <table:table-cell office:value-type="float" office:value="0.9742685">
                <text:p>0.9742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0629">
                <text:p>0.9800629</text:p>
              </table:table-cell>
              <table:table-cell office:value-type="float" office:value="0.9726772">
                <text:p>0.9726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15448">
                <text:p>0.9815448</text:p>
              </table:table-cell>
              <table:table-cell office:value-type="float" office:value="0.9698662">
                <text:p>0.9698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28981">
                <text:p>0.9828981</text:p>
              </table:table-cell>
              <table:table-cell office:value-type="float" office:value="0.9679114">
                <text:p>0.9679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42437">
                <text:p>0.9842437</text:p>
              </table:table-cell>
              <table:table-cell office:value-type="float" office:value="0.9475714">
                <text:p>0.9475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57407">
                <text:p>0.9857407</text:p>
              </table:table-cell>
              <table:table-cell office:value-type="float" office:value="0.8765578">
                <text:p>0.8765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68095">
                <text:p>0.9868095</text:p>
              </table:table-cell>
              <table:table-cell office:value-type="float" office:value="0.8641014">
                <text:p>0.8641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81893">
                <text:p>0.9881893</text:p>
              </table:table-cell>
              <table:table-cell office:value-type="float" office:value="0.8527203">
                <text:p>0.8527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93455">
                <text:p>0.9893455</text:p>
              </table:table-cell>
              <table:table-cell office:value-type="float" office:value="0.8393252">
                <text:p>0.8393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03765">
                <text:p>0.9903765</text:p>
              </table:table-cell>
              <table:table-cell office:value-type="float" office:value="0.8248032">
                <text:p>0.8248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12747">
                <text:p>0.9912747</text:p>
              </table:table-cell>
              <table:table-cell office:value-type="float" office:value="0.8110032">
                <text:p>0.811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2336">
                <text:p>0.992336</text:p>
              </table:table-cell>
              <table:table-cell office:value-type="float" office:value="0.7980751">
                <text:p>0.79807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29955">
                <text:p>0.9929955</text:p>
              </table:table-cell>
              <table:table-cell office:value-type="float" office:value="0.7790879">
                <text:p>0.7790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39127">
                <text:p>0.9939127</text:p>
              </table:table-cell>
              <table:table-cell office:value-type="float" office:value="0.7588387">
                <text:p>0.7588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45609">
                <text:p>0.9945609</text:p>
              </table:table-cell>
              <table:table-cell office:value-type="float" office:value="0.737045">
                <text:p>0.737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2545">
                <text:p>0.9952545</text:p>
              </table:table-cell>
              <table:table-cell office:value-type="float" office:value="0.7145916">
                <text:p>0.7145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8344">
                <text:p>0.9958344</text:p>
              </table:table-cell>
              <table:table-cell office:value-type="float" office:value="0.691551">
                <text:p>0.691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63953">
                <text:p>0.9963953</text:p>
              </table:table-cell>
              <table:table-cell office:value-type="float" office:value="0.6659643">
                <text:p>0.6659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69374">
                <text:p>0.9969374</text:p>
              </table:table-cell>
              <table:table-cell office:value-type="float" office:value="0.6390231">
                <text:p>0.6390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3316">
                <text:p>0.9973316</text:p>
              </table:table-cell>
              <table:table-cell office:value-type="float" office:value="0.6103654">
                <text:p>0.6103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76956">
                <text:p>0.9976956</text:p>
              </table:table-cell>
              <table:table-cell office:value-type="float" office:value="0.5795003">
                <text:p>0.5795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80746">
                <text:p>0.9980746</text:p>
              </table:table-cell>
              <table:table-cell office:value-type="float" office:value="0.5457623">
                <text:p>0.5457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84876">
                <text:p>0.9984876</text:p>
              </table:table-cell>
              <table:table-cell office:value-type="float" office:value="0.5086483">
                <text:p>0.5086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7264">
                <text:p>0.9987264</text:p>
              </table:table-cell>
              <table:table-cell office:value-type="float" office:value="0.4714134">
                <text:p>0.4714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9728">
                <text:p>0.9989728</text:p>
              </table:table-cell>
              <table:table-cell office:value-type="float" office:value="0.4349879">
                <text:p>0.43498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1774">
                <text:p>0.9991774</text:p>
              </table:table-cell>
              <table:table-cell office:value-type="float" office:value="0.3953729">
                <text:p>0.3953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386">
                <text:p>0.999386</text:p>
              </table:table-cell>
              <table:table-cell office:value-type="float" office:value="0.3550172">
                <text:p>0.3550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4882">
                <text:p>0.9994882</text:p>
              </table:table-cell>
              <table:table-cell office:value-type="float" office:value="0.3182854">
                <text:p>0.31828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5945">
                <text:p>0.9995945</text:p>
              </table:table-cell>
              <table:table-cell office:value-type="float" office:value="0.2809054">
                <text:p>0.2809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6739">
                <text:p>0.9996739</text:p>
              </table:table-cell>
              <table:table-cell office:value-type="float" office:value="0.245395">
                <text:p>0.245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7612">
                <text:p>0.9997612</text:p>
              </table:table-cell>
              <table:table-cell office:value-type="float" office:value="0.2105046">
                <text:p>0.2105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8331">
                <text:p>0.9998331</text:p>
              </table:table-cell>
              <table:table-cell office:value-type="float" office:value="0.1753036">
                <text:p>0.1753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8786">
                <text:p>0.9998786</text:p>
              </table:table-cell>
              <table:table-cell office:value-type="float" office:value="0.1468003">
                <text:p>0.1468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9128">
                <text:p>0.9999128</text:p>
              </table:table-cell>
              <table:table-cell office:value-type="float" office:value="0.1166557">
                <text:p>0.11665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9393">
                <text:p>0.9999393</text:p>
              </table:table-cell>
              <table:table-cell office:value-type="float" office:value="0.0911923">
                <text:p>0.09119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9545">
                <text:p>0.9999545</text:p>
              </table:table-cell>
              <table:table-cell office:value-type="float" office:value="0.0681683">
                <text:p>0.0681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9696">
                <text:p>0.9999696</text:p>
              </table:table-cell>
              <table:table-cell office:value-type="float" office:value="0.0510615">
                <text:p>0.0510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981">
                <text:p>0.999981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9848">
                <text:p>0.9999848</text:p>
              </table:table-cell>
              <table:table-cell office:value-type="float" office:value="0.0251336">
                <text:p>0.0251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9886">
                <text:p>0.9999886</text:p>
              </table:table-cell>
              <table:table-cell office:value-type="float" office:value="0.016441">
                <text:p>0.016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9886">
                <text:p>0.9999886</text:p>
              </table:table-cell>
              <table:table-cell office:value-type="float" office:value="0.0092447">
                <text:p>0.00924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049252">
                <text:p>0.0049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028141">
                <text:p>0.0028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014156">
                <text:p>0.00141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06034">
                <text:p>0.0006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000991">
                <text:p>0.0000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0000991">
                <text:p>0.0000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Classification and rejection rates</text:p>
        </chart:title>
        <chart:legend chart:legend-position="end" svg:x="12.645cm" svg:y="3.952cm" style:legend-expansion="high" chart:style-name="ch3"/>
        <chart:plot-area chart:style-name="ch4" table:cell-range-address="Sheet1_2.V4:Sheet1_2.W103" chart:data-source-has-labels="row" svg:x="1.331cm" svg:y="1.275cm" svg:width="10.994cm" svg:height="6.564cm">
          <chartooo:coordinate-region svg:x="2.243cm" svg:y="1.474cm" svg:width="10.082cm" svg:height="5.573cm"/>
          <chart:axis chart:dimension="x" chart:name="primary-x" chart:style-name="ch5">
            <chart:title svg:x="4.72cm" svg:y="8.019cm" chart:style-name="ch6">
              <text:p>Rejected elements multiplier</text:p>
            </chart:title>
          </chart:axis>
          <chart:axis chart:dimension="y" chart:name="primary-y" chart:style-name="ch7">
            <chart:title svg:x="0.451cm" svg:y="4.998cm" chart:style-name="ch8">
              <text:p>Ratio</text:p>
            </chart:title>
            <chart:grid chart:style-name="ch9" chart:class="major"/>
          </chart:axis>
          <chart:series chart:style-name="ch10" chart:values-cell-range-address="Sheet1_2.W4:Sheet1_2.W103" loext:label-string="rejection" chart:class="chart:line">
            <chart:data-point chart:repeated="100"/>
          </chart:series>
          <chart:series chart:style-name="ch11" chart:values-cell-range-address="Sheet1_2.V4:Sheet1_2.V103" loext:label-string="classification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jection</text:p>
              </table:table-cell>
              <table:table-cell office:value-type="string">
                <text:p>classific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6603">
                <text:p>0.866603</text:p>
                <draw:g>
                  <svg:desc>Sheet1_2.W4:Sheet1_2.W103</svg:desc>
                </draw:g>
              </table:table-cell>
              <table:table-cell office:value-type="float" office:value="0.9887422">
                <text:p>0.9887422</text:p>
                <draw:g>
                  <svg:desc>Sheet1_2.V4:Sheet1_2.V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19294">
                <text:p>0.8619294</text:p>
              </table:table-cell>
              <table:table-cell office:value-type="float" office:value="0.9873649">
                <text:p>0.9873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2753">
                <text:p>0.872753</text:p>
              </table:table-cell>
              <table:table-cell office:value-type="float" office:value="0.9897304">
                <text:p>0.9897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91854">
                <text:p>0.8791854</text:p>
              </table:table-cell>
              <table:table-cell office:value-type="float" office:value="0.9896323">
                <text:p>0.9896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373">
                <text:p>0.884373</text:p>
              </table:table-cell>
              <table:table-cell office:value-type="float" office:value="0.9896101">
                <text:p>0.989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01797">
                <text:p>0.8901797</text:p>
              </table:table-cell>
              <table:table-cell office:value-type="float" office:value="0.9887458">
                <text:p>0.9887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233">
                <text:p>0.896233</text:p>
              </table:table-cell>
              <table:table-cell office:value-type="float" office:value="0.9882655">
                <text:p>0.9882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24409">
                <text:p>0.9024409</text:p>
              </table:table-cell>
              <table:table-cell office:value-type="float" office:value="0.9873066">
                <text:p>0.987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55677">
                <text:p>0.9055677</text:p>
              </table:table-cell>
              <table:table-cell office:value-type="float" office:value="0.9868582">
                <text:p>0.9868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31175">
                <text:p>0.9131175</text:p>
              </table:table-cell>
              <table:table-cell office:value-type="float" office:value="0.9864935">
                <text:p>0.9864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83103">
                <text:p>0.9183103</text:p>
              </table:table-cell>
              <table:table-cell office:value-type="float" office:value="0.9858551">
                <text:p>0.9858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405">
                <text:p>0.924405</text:p>
              </table:table-cell>
              <table:table-cell office:value-type="float" office:value="0.9846123">
                <text:p>0.9846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0707">
                <text:p>0.9300707</text:p>
              </table:table-cell>
              <table:table-cell office:value-type="float" office:value="0.9839938">
                <text:p>0.9839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4024">
                <text:p>0.934024</text:p>
              </table:table-cell>
              <table:table-cell office:value-type="float" office:value="0.9829243">
                <text:p>0.9829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02432">
                <text:p>0.9402432</text:p>
              </table:table-cell>
              <table:table-cell office:value-type="float" office:value="0.9814459">
                <text:p>0.9814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243">
                <text:p>0.9424243</text:p>
              </table:table-cell>
              <table:table-cell office:value-type="float" office:value="0.9809307">
                <text:p>0.9809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4614">
                <text:p>0.944614</text:p>
              </table:table-cell>
              <table:table-cell office:value-type="float" office:value="0.9798165">
                <text:p>0.9798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64473">
                <text:p>0.9464473</text:p>
              </table:table-cell>
              <table:table-cell office:value-type="float" office:value="0.9798417">
                <text:p>0.9798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88">
                <text:p>0.9488</text:p>
              </table:table-cell>
              <table:table-cell office:value-type="float" office:value="0.9793988">
                <text:p>0.9793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11463">
                <text:p>0.9511463</text:p>
              </table:table-cell>
              <table:table-cell office:value-type="float" office:value="0.9781627">
                <text:p>0.9781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31621">
                <text:p>0.9531621</text:p>
              </table:table-cell>
              <table:table-cell office:value-type="float" office:value="0.9778711">
                <text:p>0.97787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5766">
                <text:p>0.955766</text:p>
              </table:table-cell>
              <table:table-cell office:value-type="float" office:value="0.977867">
                <text:p>0.97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73865">
                <text:p>0.9573865</text:p>
              </table:table-cell>
              <table:table-cell office:value-type="float" office:value="0.9760624">
                <text:p>0.9760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96311">
                <text:p>0.9596311</text:p>
              </table:table-cell>
              <table:table-cell office:value-type="float" office:value="0.974125">
                <text:p>0.974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02802">
                <text:p>0.9602802</text:p>
              </table:table-cell>
              <table:table-cell office:value-type="float" office:value="0.9735234">
                <text:p>0.9735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21007">
                <text:p>0.9621007</text:p>
              </table:table-cell>
              <table:table-cell office:value-type="float" office:value="0.9724866">
                <text:p>0.9724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36017">
                <text:p>0.9636017</text:p>
              </table:table-cell>
              <table:table-cell office:value-type="float" office:value="0.9704956">
                <text:p>0.9704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54013">
                <text:p>0.9654013</text:p>
              </table:table-cell>
              <table:table-cell office:value-type="float" office:value="0.9686367">
                <text:p>0.9686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73264">
                <text:p>0.9673264</text:p>
              </table:table-cell>
              <table:table-cell office:value-type="float" office:value="0.9671503">
                <text:p>0.9671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74279">
                <text:p>0.9674279</text:p>
              </table:table-cell>
              <table:table-cell office:value-type="float" office:value="0.9659532">
                <text:p>0.9659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8323">
                <text:p>0.968323</text:p>
              </table:table-cell>
              <table:table-cell office:value-type="float" office:value="0.9652032">
                <text:p>0.9652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87437">
                <text:p>0.9687437</text:p>
              </table:table-cell>
              <table:table-cell office:value-type="float" office:value="0.9652184">
                <text:p>0.9652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91249">
                <text:p>0.9691249</text:p>
              </table:table-cell>
              <table:table-cell office:value-type="float" office:value="0.9634276">
                <text:p>0.963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0532">
                <text:p>0.970532</text:p>
              </table:table-cell>
              <table:table-cell office:value-type="float" office:value="0.9630487">
                <text:p>0.9630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11824">
                <text:p>0.9711824</text:p>
              </table:table-cell>
              <table:table-cell office:value-type="float" office:value="0.9609866">
                <text:p>0.9609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16259">
                <text:p>0.9716259</text:p>
              </table:table-cell>
              <table:table-cell office:value-type="float" office:value="0.9590061">
                <text:p>0.9590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2149">
                <text:p>0.972149</text:p>
              </table:table-cell>
              <table:table-cell office:value-type="float" office:value="0.9582532">
                <text:p>0.9582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24017">
                <text:p>0.9724017</text:p>
              </table:table-cell>
              <table:table-cell office:value-type="float" office:value="0.9575862">
                <text:p>0.9575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32773">
                <text:p>0.9732773</text:p>
              </table:table-cell>
              <table:table-cell office:value-type="float" office:value="0.9567851">
                <text:p>0.9567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40271">
                <text:p>0.9740271</text:p>
              </table:table-cell>
              <table:table-cell office:value-type="float" office:value="0.9548033">
                <text:p>0.9548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48978">
                <text:p>0.9748978</text:p>
              </table:table-cell>
              <table:table-cell office:value-type="float" office:value="0.9541104">
                <text:p>0.9541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53522">
                <text:p>0.9753522</text:p>
              </table:table-cell>
              <table:table-cell office:value-type="float" office:value="0.9537697">
                <text:p>0.9537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56651">
                <text:p>0.9756651</text:p>
              </table:table-cell>
              <table:table-cell office:value-type="float" office:value="0.9538066">
                <text:p>0.953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58003">
                <text:p>0.9758003</text:p>
              </table:table-cell>
              <table:table-cell office:value-type="float" office:value="0.9524259">
                <text:p>0.9524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60931">
                <text:p>0.9760931</text:p>
              </table:table-cell>
              <table:table-cell office:value-type="float" office:value="0.9501977">
                <text:p>0.9501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65685">
                <text:p>0.9765685</text:p>
              </table:table-cell>
              <table:table-cell office:value-type="float" office:value="0.9475421">
                <text:p>0.9475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67965">
                <text:p>0.9767965</text:p>
              </table:table-cell>
              <table:table-cell office:value-type="float" office:value="0.9452811">
                <text:p>0.9452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70605">
                <text:p>0.9770605</text:p>
              </table:table-cell>
              <table:table-cell office:value-type="float" office:value="0.9434022">
                <text:p>0.9434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72628">
                <text:p>0.9772628</text:p>
              </table:table-cell>
              <table:table-cell office:value-type="float" office:value="0.9418929">
                <text:p>0.9418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73341">
                <text:p>0.9773341</text:p>
              </table:table-cell>
              <table:table-cell office:value-type="float" office:value="0.9395358">
                <text:p>0.9395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78648">
                <text:p>0.9778648</text:p>
              </table:table-cell>
              <table:table-cell office:value-type="float" office:value="0.9381393">
                <text:p>0.9381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74949">
                <text:p>0.9774949</text:p>
              </table:table-cell>
              <table:table-cell office:value-type="float" office:value="0.9355886">
                <text:p>0.9355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7823">
                <text:p>0.977823</text:p>
              </table:table-cell>
              <table:table-cell office:value-type="float" office:value="0.9341106">
                <text:p>0.9341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80455">
                <text:p>0.9780455</text:p>
              </table:table-cell>
              <table:table-cell office:value-type="float" office:value="0.9323286">
                <text:p>0.9323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85491">
                <text:p>0.9785491</text:p>
              </table:table-cell>
              <table:table-cell office:value-type="float" office:value="0.9289691">
                <text:p>0.92896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89314">
                <text:p>0.9789314</text:p>
              </table:table-cell>
              <table:table-cell office:value-type="float" office:value="0.9274655">
                <text:p>0.9274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93255">
                <text:p>0.9793255</text:p>
              </table:table-cell>
              <table:table-cell office:value-type="float" office:value="0.9255876">
                <text:p>0.9255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86761">
                <text:p>0.9786761</text:p>
              </table:table-cell>
              <table:table-cell office:value-type="float" office:value="0.9217917">
                <text:p>0.92179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93198">
                <text:p>0.9793198</text:p>
              </table:table-cell>
              <table:table-cell office:value-type="float" office:value="0.9184388">
                <text:p>0.9184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95582">
                <text:p>0.9795582</text:p>
              </table:table-cell>
              <table:table-cell office:value-type="float" office:value="0.9162609">
                <text:p>0.9162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94519">
                <text:p>0.9794519</text:p>
              </table:table-cell>
              <table:table-cell office:value-type="float" office:value="0.9143729">
                <text:p>0.9143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94551">
                <text:p>0.9794551</text:p>
              </table:table-cell>
              <table:table-cell office:value-type="float" office:value="0.9124689">
                <text:p>0.9124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3441">
                <text:p>0.9793441</text:p>
              </table:table-cell>
              <table:table-cell office:value-type="float" office:value="0.9107911">
                <text:p>0.91079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84523">
                <text:p>0.9784523</text:p>
              </table:table-cell>
              <table:table-cell office:value-type="float" office:value="0.9081611">
                <text:p>0.9081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88236">
                <text:p>0.9788236</text:p>
              </table:table-cell>
              <table:table-cell office:value-type="float" office:value="0.9062635">
                <text:p>0.9062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86095">
                <text:p>0.9786095</text:p>
              </table:table-cell>
              <table:table-cell office:value-type="float" office:value="0.9048213">
                <text:p>0.9048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87847">
                <text:p>0.9787847</text:p>
              </table:table-cell>
              <table:table-cell office:value-type="float" office:value="0.9012881">
                <text:p>0.9012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86383">
                <text:p>0.9786383</text:p>
              </table:table-cell>
              <table:table-cell office:value-type="float" office:value="0.8996715">
                <text:p>0.8996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87439">
                <text:p>0.9787439</text:p>
              </table:table-cell>
              <table:table-cell office:value-type="float" office:value="0.8977047">
                <text:p>0.8977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85528">
                <text:p>0.9785528</text:p>
              </table:table-cell>
              <table:table-cell office:value-type="float" office:value="0.8952838">
                <text:p>0.8952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6621">
                <text:p>0.9786621</text:p>
              </table:table-cell>
              <table:table-cell office:value-type="float" office:value="0.8944352">
                <text:p>0.8944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85883">
                <text:p>0.9785883</text:p>
              </table:table-cell>
              <table:table-cell office:value-type="float" office:value="0.891098">
                <text:p>0.891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9647">
                <text:p>0.9789647</text:p>
              </table:table-cell>
              <table:table-cell office:value-type="float" office:value="0.8884559">
                <text:p>0.888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80153">
                <text:p>0.9780153</text:p>
              </table:table-cell>
              <table:table-cell office:value-type="float" office:value="0.8876858">
                <text:p>0.8876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75571">
                <text:p>0.9775571</text:p>
              </table:table-cell>
              <table:table-cell office:value-type="float" office:value="0.8839569">
                <text:p>0.8839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78615">
                <text:p>0.9778615</text:p>
              </table:table-cell>
              <table:table-cell office:value-type="float" office:value="0.8808405">
                <text:p>0.8808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69614">
                <text:p>0.9769614</text:p>
              </table:table-cell>
              <table:table-cell office:value-type="float" office:value="0.8788639">
                <text:p>0.8788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72343">
                <text:p>0.9772343</text:p>
              </table:table-cell>
              <table:table-cell office:value-type="float" office:value="0.8769749">
                <text:p>0.8769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70429">
                <text:p>0.9770429</text:p>
              </table:table-cell>
              <table:table-cell office:value-type="float" office:value="0.8758246">
                <text:p>0.8758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69846">
                <text:p>0.9769846</text:p>
              </table:table-cell>
              <table:table-cell office:value-type="float" office:value="0.8729577">
                <text:p>0.8729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66032">
                <text:p>0.9766032</text:p>
              </table:table-cell>
              <table:table-cell office:value-type="float" office:value="0.8699682">
                <text:p>0.8699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64197">
                <text:p>0.9764197</text:p>
              </table:table-cell>
              <table:table-cell office:value-type="float" office:value="0.8669648">
                <text:p>0.8669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64444">
                <text:p>0.9764444</text:p>
              </table:table-cell>
              <table:table-cell office:value-type="float" office:value="0.8639937">
                <text:p>0.8639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5617">
                <text:p>0.975617</text:p>
              </table:table-cell>
              <table:table-cell office:value-type="float" office:value="0.8591417">
                <text:p>0.8591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754676">
                <text:p>0.9754676</text:p>
              </table:table-cell>
              <table:table-cell office:value-type="float" office:value="0.8558506">
                <text:p>0.8558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5734">
                <text:p>0.975734</text:p>
              </table:table-cell>
              <table:table-cell office:value-type="float" office:value="0.8520933">
                <text:p>0.85209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55541">
                <text:p>0.9755541</text:p>
              </table:table-cell>
              <table:table-cell office:value-type="float" office:value="0.8499223">
                <text:p>0.8499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55805">
                <text:p>0.9755805</text:p>
              </table:table-cell>
              <table:table-cell office:value-type="float" office:value="0.8476499">
                <text:p>0.8476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4894">
                <text:p>0.974894</text:p>
              </table:table-cell>
              <table:table-cell office:value-type="float" office:value="0.8438491">
                <text:p>0.8438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45689">
                <text:p>0.9745689</text:p>
              </table:table-cell>
              <table:table-cell office:value-type="float" office:value="0.8404071">
                <text:p>0.84040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40848">
                <text:p>0.9740848</text:p>
              </table:table-cell>
              <table:table-cell office:value-type="float" office:value="0.8382325">
                <text:p>0.8382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741069">
                <text:p>0.9741069</text:p>
              </table:table-cell>
              <table:table-cell office:value-type="float" office:value="0.8344937">
                <text:p>0.8344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39922">
                <text:p>0.9739922</text:p>
              </table:table-cell>
              <table:table-cell office:value-type="float" office:value="0.831371">
                <text:p>0.831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40219">
                <text:p>0.9740219</text:p>
              </table:table-cell>
              <table:table-cell office:value-type="float" office:value="0.8265222">
                <text:p>0.8265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42575">
                <text:p>0.9742575</text:p>
              </table:table-cell>
              <table:table-cell office:value-type="float" office:value="0.8228058">
                <text:p>0.8228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43943">
                <text:p>0.9743943</text:p>
              </table:table-cell>
              <table:table-cell office:value-type="float" office:value="0.8144282">
                <text:p>0.8144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44778">
                <text:p>0.9744778</text:p>
              </table:table-cell>
              <table:table-cell office:value-type="float" office:value="0.8110187">
                <text:p>0.81101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41874">
                <text:p>0.9741874</text:p>
              </table:table-cell>
              <table:table-cell office:value-type="float" office:value="0.8075202">
                <text:p>0.8075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3627">
                <text:p>0.973627</text:p>
              </table:table-cell>
              <table:table-cell office:value-type="float" office:value="0.8044332">
                <text:p>0.80443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34439">
                <text:p>0.9734439</text:p>
              </table:table-cell>
              <table:table-cell office:value-type="float" office:value="0.8003433">
                <text:p>0.8003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